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53cm"/>
    </style:style>
    <style:style style:name="co2" style:family="table-column">
      <style:table-column-properties fo:break-before="auto" style:column-width="1.704cm"/>
    </style:style>
    <style:style style:name="co3" style:family="table-column">
      <style:table-column-properties fo:break-before="auto" style:column-width="2.291cm"/>
    </style:style>
    <style:style style:name="ro1" style:family="table-row">
      <style:table-row-properties style:row-height="0.529cm" fo:break-before="auto" style:use-optimal-row-height="false"/>
    </style:style>
    <style:style style:name="ta1" style:family="table" style:master-page-name="PageStyle_5f_2019">
      <style:table-properties table:display="true" style:writing-mode="lr-tb"/>
    </style:style>
    <style:style style:name="ta2" style:family="table" style:master-page-name="PageStyle_5f_2019_20__28_CV_29_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.706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.706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Default" style:data-style-name="N123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" style:family="table-cell" style:parent-style-name="Default" style:data-style-name="N12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" style:family="table-cell" style:parent-style-name="Default" style:data-style-name="N12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" style:family="table-cell" style:parent-style-name="Default" style:data-style-name="N123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" style:family="table-cell" style:parent-style-name="Default" style:data-style-name="N12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7" style:family="table-cell" style:parent-style-name="Default" style:data-style-name="N12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2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1" style:family="table-cell" style:parent-style-name="Default" style:data-style-name="N124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2" style:family="table-cell" style:parent-style-name="Default" style:data-style-name="N124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" style:family="table-cell" style:parent-style-name="Default" style:data-style-name="N12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4" style:family="table-cell" style:parent-style-name="Default" style:data-style-name="N12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5" style:family="table-cell" style:parent-style-name="Default" style:data-style-name="N12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T1" style:family="text">
      <style:text-properties style:use-window-font-color="true" style:font-name="Arial" fo:font-size="8pt" fo:font-weight="normal" style:text-underline-style="none" style:text-underline-color="font-color" style:text-line-through-type="none" fo:font-style="italic" style:text-outline="false" fo:text-shadow="none" style:text-position="0% 100%" style:font-name-complex="Arial" style:font-size-asian="8pt" style:font-size-complex="8pt" style:font-weight-asian="normal" style:font-weight-complex="normal" style:font-style-asian="italic" style:font-style-complex="italic"/>
    </style:style>
    <style:style style:name="T2" style:family="text">
      <style:text-properties style:use-window-font-color="true" style:font-name="Arial" fo:font-size="8pt" fo:font-weight="normal" style:text-underline-style="none" style:text-underline-color="font-color" style:text-line-through-type="none" style:text-outline="false" fo:text-shadow="none" style:text-position="0% 100%" style:font-name-complex="Arial" style:font-size-asian="8pt" style:font-size-complex="8pt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2019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18" table:default-cell-style-name="ce5"/>
        <table:table-column table:style-name="co2" table:number-columns-repeated="14" table:default-cell-style-name="ce6"/>
        <table:table-column table:style-name="co3" table:number-columns-repeated="224" table:default-cell-style-name="ce19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 table:number-columns-spanned="33" table:number-rows-spanned="2">
            <text:p>Tabela 1.1 - Pessoas de dois anos ou mais de idade com e sem deficiência, por sexo, cor ou raça, grupos de idade e classes de rendimento domiciliar per capita, segundo as Grandes Regiões e as Unidades da Federação - Brasil - 2019</text:p>
          </table:table-cell>
          <table:covered-table-cell table:number-columns-repeated="32" table:style-name="ce1"/>
          <table:table-cell table:style-name="ce18" table:number-columns-repeated="991"/>
        </table:table-row>
        <table:table-row table:style-name="ro1">
          <table:covered-table-cell table:number-columns-repeated="33" table:style-name="ce1"/>
          <table:table-cell table:style-name="ce18" table:number-columns-repeated="991"/>
        </table:table-row>
        <table:table-row table:style-name="ro1">
          <table:table-cell table:style-name="ce2" office:value-type="string" calcext:value-type="string" table:number-columns-spanned="1" table:number-rows-spanned="6">
            <text:p>Grandes Regiões e Unidades da Federação</text:p>
          </table:table-cell>
          <table:table-cell table:style-name="ce10" office:value-type="string" calcext:value-type="string" table:number-columns-spanned="32" table:number-rows-spanned="1">
            <text:p>Pessoas de dois anos ou mais de idade (1 000 pessoas)</text:p>
          </table:table-cell>
          <table:covered-table-cell table:number-columns-repeated="31" table:style-name="ce10"/>
          <table:table-cell table:style-name="ce18" table:number-columns-repeated="991"/>
        </table:table-row>
        <table:table-row table:style-name="ro1">
          <table:covered-table-cell table:style-name="ce2"/>
          <table:table-cell table:style-name="ce11" office:value-type="string" calcext:value-type="string" table:number-columns-spanned="2" table:number-rows-spanned="3">
            <text:p>Total</text:p>
          </table:table-cell>
          <table:covered-table-cell table:style-name="ce11"/>
          <table:table-cell table:style-name="ce11" office:value-type="string" calcext:value-type="string" table:number-columns-spanned="4" table:number-rows-spanned="1">
            <text:p>Sexo</text:p>
          </table:table-cell>
          <table:covered-table-cell table:number-columns-repeated="3" table:style-name="ce11"/>
          <table:table-cell table:style-name="ce11" office:value-type="string" calcext:value-type="string" table:number-columns-spanned="4" table:number-rows-spanned="1">
            <text:p>Cor ou raça</text:p>
          </table:table-cell>
          <table:covered-table-cell table:number-columns-repeated="3" table:style-name="ce11"/>
          <table:table-cell table:style-name="ce11" office:value-type="string" calcext:value-type="string" table:number-columns-spanned="12" table:number-rows-spanned="1">
            <text:p>Grupos de idade</text:p>
          </table:table-cell>
          <table:covered-table-cell table:number-columns-repeated="11" table:style-name="ce11"/>
          <table:table-cell table:style-name="ce10" office:value-type="string" calcext:value-type="string" table:number-columns-spanned="10" table:number-rows-spanned="1">
            <text:p>Classes de percentual de pessoas em ordem crescente de rendimento domiciliar <text:span text:style-name="T1">per capita</text:span><text:span text:style-name="T2"> (1)</text:span></text:p>
          </table:table-cell>
          <table:covered-table-cell table:number-columns-repeated="8" table:style-name="ce11"/>
          <table:covered-table-cell table:style-name="ce10"/>
          <table:table-cell table:style-name="ce18" table:number-columns-repeated="991"/>
        </table:table-row>
        <table:table-row table:style-name="ro1">
          <table:covered-table-cell table:style-name="ce2"/>
          <table:covered-table-cell table:number-columns-repeated="2" table:style-name="ce11"/>
          <table:table-cell table:style-name="ce11" office:value-type="string" calcext:value-type="string" table:number-columns-spanned="2" table:number-rows-spanned="2">
            <text:p>Masculino</text:p>
          </table:table-cell>
          <table:covered-table-cell table:style-name="ce11"/>
          <table:table-cell table:style-name="ce11" office:value-type="string" calcext:value-type="string" table:number-columns-spanned="2" table:number-rows-spanned="2">
            <text:p>Feminino</text:p>
          </table:table-cell>
          <table:covered-table-cell table:style-name="ce11"/>
          <table:table-cell table:style-name="ce11" office:value-type="string" calcext:value-type="string" table:number-columns-spanned="2" table:number-rows-spanned="2">
            <text:p>Branca</text:p>
          </table:table-cell>
          <table:covered-table-cell table:style-name="ce11"/>
          <table:table-cell table:style-name="ce11" office:value-type="string" calcext:value-type="string" table:number-columns-spanned="2" table:number-rows-spanned="2">
            <text:p>Preta ou Parda</text:p>
          </table:table-cell>
          <table:covered-table-cell table:style-name="ce11"/>
          <table:table-cell table:style-name="ce11" office:value-type="string" calcext:value-type="string" table:number-columns-spanned="2" table:number-rows-spanned="2">
            <text:p>De 2 a 9 anos</text:p>
          </table:table-cell>
          <table:covered-table-cell table:style-name="ce11"/>
          <table:table-cell table:style-name="ce11" office:value-type="string" calcext:value-type="string" table:number-columns-spanned="2" table:number-rows-spanned="2">
            <text:p>De 10 a 17 anos</text:p>
          </table:table-cell>
          <table:covered-table-cell table:style-name="ce11"/>
          <table:table-cell table:style-name="ce11" office:value-type="string" calcext:value-type="string" table:number-columns-spanned="2" table:number-rows-spanned="2">
            <text:p>De 18 a 29 anos</text:p>
          </table:table-cell>
          <table:covered-table-cell table:style-name="ce11"/>
          <table:table-cell table:style-name="ce11" office:value-type="string" calcext:value-type="string" table:number-columns-spanned="2" table:number-rows-spanned="2">
            <text:p>De 30 a 39 anos</text:p>
          </table:table-cell>
          <table:covered-table-cell table:style-name="ce11"/>
          <table:table-cell table:style-name="ce11" office:value-type="string" calcext:value-type="string" table:number-columns-spanned="2" table:number-rows-spanned="2">
            <text:p>De 40 a 59 anos</text:p>
          </table:table-cell>
          <table:covered-table-cell table:style-name="ce11"/>
          <table:table-cell table:style-name="ce11" office:value-type="string" calcext:value-type="string" table:number-columns-spanned="2" table:number-rows-spanned="2">
            <text:p>Com 60 anos ou mais</text:p>
          </table:table-cell>
          <table:covered-table-cell table:style-name="ce11"/>
          <table:table-cell table:style-name="ce11" office:value-type="string" calcext:value-type="string" table:number-columns-spanned="2" table:number-rows-spanned="2">
            <text:p>Até 20%</text:p>
          </table:table-cell>
          <table:covered-table-cell table:style-name="ce11"/>
          <table:table-cell table:style-name="ce11" office:value-type="string" calcext:value-type="string" table:number-columns-spanned="2" table:number-rows-spanned="2">
            <text:p>Mais de 20% até 40%</text:p>
          </table:table-cell>
          <table:covered-table-cell table:style-name="ce11"/>
          <table:table-cell table:style-name="ce11" office:value-type="string" calcext:value-type="string" table:number-columns-spanned="2" table:number-rows-spanned="2">
            <text:p>Mais de 40% até 60%</text:p>
          </table:table-cell>
          <table:covered-table-cell table:style-name="ce11"/>
          <table:table-cell table:style-name="ce11" office:value-type="string" calcext:value-type="string" table:number-columns-spanned="2" table:number-rows-spanned="2">
            <text:p>Mais de 60% até 80%</text:p>
          </table:table-cell>
          <table:covered-table-cell table:style-name="ce11"/>
          <table:table-cell table:style-name="ce10" office:value-type="string" calcext:value-type="string" table:number-columns-spanned="2" table:number-rows-spanned="2">
            <text:p>Mais de 80%</text:p>
          </table:table-cell>
          <table:covered-table-cell table:style-name="ce10"/>
          <table:table-cell table:style-name="ce18" table:number-columns-repeated="991"/>
        </table:table-row>
        <table:table-row table:style-name="ro1">
          <table:covered-table-cell table:style-name="ce2"/>
          <table:covered-table-cell table:number-columns-repeated="31" table:style-name="ce11"/>
          <table:covered-table-cell table:style-name="ce10"/>
          <table:table-cell table:style-name="ce18" table:number-columns-repeated="991"/>
        </table:table-row>
        <table:table-row table:style-name="ro1">
          <table:covered-table-cell table:style-name="ce2"/>
          <table:table-cell table:style-name="ce11" office:value-type="string" calcext:value-type="string" table:number-columns-spanned="1" table:number-rows-spanned="2">
            <text:p>Com deficiência</text:p>
          </table:table-cell>
          <table:table-cell table:style-name="ce11" office:value-type="string" calcext:value-type="string" table:number-columns-spanned="1" table:number-rows-spanned="2">
            <text:p>Sem deficiência</text:p>
          </table:table-cell>
          <table:table-cell table:style-name="ce11" office:value-type="string" calcext:value-type="string" table:number-columns-spanned="1" table:number-rows-spanned="2">
            <text:p>Com deficiência</text:p>
          </table:table-cell>
          <table:table-cell table:style-name="ce11" office:value-type="string" calcext:value-type="string" table:number-columns-spanned="1" table:number-rows-spanned="2">
            <text:p>Sem deficiência</text:p>
          </table:table-cell>
          <table:table-cell table:style-name="ce11" office:value-type="string" calcext:value-type="string" table:number-columns-spanned="1" table:number-rows-spanned="2">
            <text:p>Com deficiência</text:p>
          </table:table-cell>
          <table:table-cell table:style-name="ce11" office:value-type="string" calcext:value-type="string" table:number-columns-spanned="1" table:number-rows-spanned="2">
            <text:p>Sem deficiência</text:p>
          </table:table-cell>
          <table:table-cell table:style-name="ce11" office:value-type="string" calcext:value-type="string" table:number-columns-spanned="1" table:number-rows-spanned="2">
            <text:p>Com deficiência</text:p>
          </table:table-cell>
          <table:table-cell table:style-name="ce11" office:value-type="string" calcext:value-type="string" table:number-columns-spanned="1" table:number-rows-spanned="2">
            <text:p>Sem deficiência</text:p>
          </table:table-cell>
          <table:table-cell table:style-name="ce11" office:value-type="string" calcext:value-type="string" table:number-columns-spanned="1" table:number-rows-spanned="2">
            <text:p>Com deficiência</text:p>
          </table:table-cell>
          <table:table-cell table:style-name="ce11" office:value-type="string" calcext:value-type="string" table:number-columns-spanned="1" table:number-rows-spanned="2">
            <text:p>Sem deficiência</text:p>
          </table:table-cell>
          <table:table-cell table:style-name="ce11" office:value-type="string" calcext:value-type="string" table:number-columns-spanned="1" table:number-rows-spanned="2">
            <text:p>Com deficiência</text:p>
          </table:table-cell>
          <table:table-cell table:style-name="ce11" office:value-type="string" calcext:value-type="string" table:number-columns-spanned="1" table:number-rows-spanned="2">
            <text:p>Sem deficiência</text:p>
          </table:table-cell>
          <table:table-cell table:style-name="ce11" office:value-type="string" calcext:value-type="string" table:number-columns-spanned="1" table:number-rows-spanned="2">
            <text:p>Com deficiência</text:p>
          </table:table-cell>
          <table:table-cell table:style-name="ce11" office:value-type="string" calcext:value-type="string" table:number-columns-spanned="1" table:number-rows-spanned="2">
            <text:p>Sem deficiência</text:p>
          </table:table-cell>
          <table:table-cell table:style-name="ce11" office:value-type="string" calcext:value-type="string" table:number-columns-spanned="1" table:number-rows-spanned="2">
            <text:p>Com deficiência</text:p>
          </table:table-cell>
          <table:table-cell table:style-name="ce11" office:value-type="string" calcext:value-type="string" table:number-columns-spanned="1" table:number-rows-spanned="2">
            <text:p>Sem deficiência</text:p>
          </table:table-cell>
          <table:table-cell table:style-name="ce11" office:value-type="string" calcext:value-type="string" table:number-columns-spanned="1" table:number-rows-spanned="2">
            <text:p>Com deficiência</text:p>
          </table:table-cell>
          <table:table-cell table:style-name="ce11" office:value-type="string" calcext:value-type="string" table:number-columns-spanned="1" table:number-rows-spanned="2">
            <text:p>Sem deficiência</text:p>
          </table:table-cell>
          <table:table-cell table:style-name="ce11" office:value-type="string" calcext:value-type="string" table:number-columns-spanned="1" table:number-rows-spanned="2">
            <text:p>Com deficiência</text:p>
          </table:table-cell>
          <table:table-cell table:style-name="ce11" office:value-type="string" calcext:value-type="string" table:number-columns-spanned="1" table:number-rows-spanned="2">
            <text:p>Sem deficiência</text:p>
          </table:table-cell>
          <table:table-cell table:style-name="ce11" office:value-type="string" calcext:value-type="string" table:number-columns-spanned="1" table:number-rows-spanned="2">
            <text:p>Com deficiência</text:p>
          </table:table-cell>
          <table:table-cell table:style-name="ce11" office:value-type="string" calcext:value-type="string" table:number-columns-spanned="1" table:number-rows-spanned="2">
            <text:p>Sem deficiência</text:p>
          </table:table-cell>
          <table:table-cell table:style-name="ce11" office:value-type="string" calcext:value-type="string" table:number-columns-spanned="1" table:number-rows-spanned="2">
            <text:p>Com deficiência</text:p>
          </table:table-cell>
          <table:table-cell table:style-name="ce11" office:value-type="string" calcext:value-type="string" table:number-columns-spanned="1" table:number-rows-spanned="2">
            <text:p>Sem deficiência</text:p>
          </table:table-cell>
          <table:table-cell table:style-name="ce11" office:value-type="string" calcext:value-type="string" table:number-columns-spanned="1" table:number-rows-spanned="2">
            <text:p>Com deficiência</text:p>
          </table:table-cell>
          <table:table-cell table:style-name="ce11" office:value-type="string" calcext:value-type="string" table:number-columns-spanned="1" table:number-rows-spanned="2">
            <text:p>Sem deficiência</text:p>
          </table:table-cell>
          <table:table-cell table:style-name="ce11" office:value-type="string" calcext:value-type="string" table:number-columns-spanned="1" table:number-rows-spanned="2">
            <text:p>Com deficiência</text:p>
          </table:table-cell>
          <table:table-cell table:style-name="ce11" office:value-type="string" calcext:value-type="string" table:number-columns-spanned="1" table:number-rows-spanned="2">
            <text:p>Sem deficiência</text:p>
          </table:table-cell>
          <table:table-cell table:style-name="ce11" office:value-type="string" calcext:value-type="string" table:number-columns-spanned="1" table:number-rows-spanned="2">
            <text:p>Com deficiência</text:p>
          </table:table-cell>
          <table:table-cell table:style-name="ce11" office:value-type="string" calcext:value-type="string" table:number-columns-spanned="1" table:number-rows-spanned="2">
            <text:p>Sem deficiência</text:p>
          </table:table-cell>
          <table:table-cell table:style-name="ce11" office:value-type="string" calcext:value-type="string" table:number-columns-spanned="1" table:number-rows-spanned="2">
            <text:p>Com deficiência</text:p>
          </table:table-cell>
          <table:table-cell table:style-name="ce10" office:value-type="string" calcext:value-type="string" table:number-columns-spanned="1" table:number-rows-spanned="2">
            <text:p>Sem deficiência</text:p>
          </table:table-cell>
          <table:table-cell table:style-name="ce18" table:number-columns-repeated="991"/>
        </table:table-row>
        <table:table-row table:style-name="ro1">
          <table:covered-table-cell table:style-name="ce2"/>
          <table:covered-table-cell table:number-columns-repeated="31" table:style-name="ce11"/>
          <table:covered-table-cell table:style-name="ce10"/>
          <table:table-cell table:style-name="ce18" table:number-columns-repeated="991"/>
        </table:table-row>
        <table:table-row table:style-name="ro1">
          <table:table-cell table:style-name="ce3" office:value-type="string" calcext:value-type="string">
            <text:p>Brasil</text:p>
          </table:table-cell>
          <table:table-cell table:style-name="ce12" office:value-type="float" office:value="17257.851574495" calcext:value-type="float">
            <text:p><text:s text:c="2"/>17 258 </text:p>
          </table:table-cell>
          <table:table-cell table:style-name="ce13" office:value-type="float" office:value="187418.942000179" calcext:value-type="float">
            <text:p><text:s text:c="2"/>187 419 </text:p>
          </table:table-cell>
          <table:table-cell table:style-name="ce13" office:value-type="float" office:value="6719.84037047376" calcext:value-type="float">
            <text:p><text:s text:c="2"/>6 720 </text:p>
          </table:table-cell>
          <table:table-cell table:style-name="ce13" office:value-type="float" office:value="91004.8260797328" calcext:value-type="float">
            <text:p><text:s text:c="2"/>91 005 </text:p>
          </table:table-cell>
          <table:table-cell table:style-name="ce13" office:value-type="float" office:value="10538.0112040212" calcext:value-type="float">
            <text:p><text:s text:c="2"/>10 538 </text:p>
          </table:table-cell>
          <table:table-cell table:style-name="ce13" office:value-type="float" office:value="96414.1159204457" calcext:value-type="float">
            <text:p><text:s text:c="2"/>96 414 </text:p>
          </table:table-cell>
          <table:table-cell table:style-name="ce13" office:value-type="float" office:value="7095.93394062878" calcext:value-type="float">
            <text:p><text:s text:c="2"/>7 096 </text:p>
          </table:table-cell>
          <table:table-cell table:style-name="ce13" office:value-type="float" office:value="81608.7246765238" calcext:value-type="float">
            <text:p><text:s text:c="2"/>81 609 </text:p>
          </table:table-cell>
          <table:table-cell table:style-name="ce13" office:value-type="float" office:value="9916.36133995049" calcext:value-type="float">
            <text:p><text:s text:c="2"/>9 916 </text:p>
          </table:table-cell>
          <table:table-cell table:style-name="ce13" office:value-type="float" office:value="103421.436011574" calcext:value-type="float">
            <text:p><text:s text:c="2"/>103 421 </text:p>
          </table:table-cell>
          <table:table-cell table:style-name="ce13" office:value-type="float" office:value="331.806415206511" calcext:value-type="float">
            <text:p><text:s text:c="3"/>332 </text:p>
          </table:table-cell>
          <table:table-cell table:style-name="ce13" office:value-type="float" office:value="21087.702789583" calcext:value-type="float">
            <text:p><text:s text:c="2"/>21 088 </text:p>
          </table:table-cell>
          <table:table-cell table:style-name="ce13" office:value-type="float" office:value="561.04368375778" calcext:value-type="float">
            <text:p><text:s text:c="3"/>561 </text:p>
          </table:table-cell>
          <table:table-cell table:style-name="ce13" office:value-type="float" office:value="23524.9296732861" calcext:value-type="float">
            <text:p><text:s text:c="2"/>23 525 </text:p>
          </table:table-cell>
          <table:table-cell table:style-name="ce13" office:value-type="float" office:value="1062.57924419071" calcext:value-type="float">
            <text:p><text:s text:c="2"/>1 063 </text:p>
          </table:table-cell>
          <table:table-cell table:style-name="ce13" office:value-type="float" office:value="35243.835057329" calcext:value-type="float">
            <text:p><text:s text:c="2"/>35 244 </text:p>
          </table:table-cell>
          <table:table-cell table:style-name="ce13" office:value-type="float" office:value="1176.89097988827" calcext:value-type="float">
            <text:p><text:s text:c="2"/>1 177 </text:p>
          </table:table-cell>
          <table:table-cell table:style-name="ce13" office:value-type="float" office:value="31107.7121703745" calcext:value-type="float">
            <text:p><text:s text:c="2"/>31 108 </text:p>
          </table:table-cell>
          <table:table-cell table:style-name="ce16" office:value-type="float" office:value="5591.86537174212" calcext:value-type="float">
            <text:p><text:s text:c="2"/>5 592 </text:p>
          </table:table-cell>
          <table:table-cell table:style-name="ce16" office:value-type="float" office:value="50589.5752365849" calcext:value-type="float">
            <text:p><text:s text:c="2"/>50 590 </text:p>
          </table:table-cell>
          <table:table-cell table:style-name="ce16" office:value-type="float" office:value="8533.66587970958" calcext:value-type="float">
            <text:p><text:s text:c="2"/>8 534 </text:p>
          </table:table-cell>
          <table:table-cell table:style-name="ce16" office:value-type="float" office:value="25865.1870730211" calcext:value-type="float">
            <text:p><text:s text:c="2"/>25 865 </text:p>
          </table:table-cell>
          <table:table-cell table:style-name="ce16" office:value-type="float" office:value="2843.73940326544" calcext:value-type="float">
            <text:p><text:s text:c="2"/>2 844 </text:p>
          </table:table-cell>
          <table:table-cell table:style-name="ce16" office:value-type="float" office:value="36712.482143186" calcext:value-type="float">
            <text:p><text:s text:c="2"/>36 712 </text:p>
          </table:table-cell>
          <table:table-cell table:style-name="ce16" office:value-type="float" office:value="3819.13480337288" calcext:value-type="float">
            <text:p><text:s text:c="2"/>3 819 </text:p>
          </table:table-cell>
          <table:table-cell table:style-name="ce16" office:value-type="float" office:value="37351.8081024589" calcext:value-type="float">
            <text:p><text:s text:c="2"/>37 352 </text:p>
          </table:table-cell>
          <table:table-cell table:style-name="ce16" office:value-type="float" office:value="4741.91831026161" calcext:value-type="float">
            <text:p><text:s text:c="2"/>4 742 </text:p>
          </table:table-cell>
          <table:table-cell table:style-name="ce16" office:value-type="float" office:value="36386.4981499097" calcext:value-type="float">
            <text:p><text:s text:c="2"/>36 386 </text:p>
          </table:table-cell>
          <table:table-cell table:style-name="ce16" office:value-type="float" office:value="3300.81627068926" calcext:value-type="float">
            <text:p><text:s text:c="2"/>3 301 </text:p>
          </table:table-cell>
          <table:table-cell table:style-name="ce16" office:value-type="float" office:value="37893.1569490186" calcext:value-type="float">
            <text:p><text:s text:c="2"/>37 893 </text:p>
          </table:table-cell>
          <table:table-cell table:style-name="ce16" office:value-type="float" office:value="2543.48719772325" calcext:value-type="float">
            <text:p><text:s text:c="2"/>2 543 </text:p>
          </table:table-cell>
          <table:table-cell table:style-name="ce16" office:value-type="float" office:value="38953.0876663064" calcext:value-type="float">
            <text:p><text:s text:c="2"/>38 953 </text:p>
          </table:table-cell>
          <table:table-cell table:style-name="ce18" table:number-columns-repeated="991"/>
        </table:table-row>
        <table:table-row table:style-name="ro1">
          <table:table-cell table:style-name="ce4" office:value-type="string" calcext:value-type="string">
            <text:p>Norte</text:p>
          </table:table-cell>
          <table:table-cell table:style-name="ce13" office:value-type="float" office:value="1355.47272404508" calcext:value-type="float">
            <text:p><text:s text:c="2"/>1 355 </text:p>
          </table:table-cell>
          <table:table-cell table:style-name="ce15" office:value-type="float" office:value="16228.5364332333" calcext:value-type="float">
            <text:p><text:s text:c="2"/>16 229 </text:p>
          </table:table-cell>
          <table:table-cell table:style-name="ce15" office:value-type="float" office:value="592.704051098508" calcext:value-type="float">
            <text:p><text:s text:c="3"/>593 </text:p>
          </table:table-cell>
          <table:table-cell table:style-name="ce13" office:value-type="float" office:value="8052.45862694318" calcext:value-type="float">
            <text:p><text:s text:c="2"/>8 052 </text:p>
          </table:table-cell>
          <table:table-cell table:style-name="ce13" office:value-type="float" office:value="762.768672946575" calcext:value-type="float">
            <text:p><text:s text:c="3"/>763 </text:p>
          </table:table-cell>
          <table:table-cell table:style-name="ce13" office:value-type="float" office:value="8176.07780629005" calcext:value-type="float">
            <text:p><text:s text:c="2"/>8 176 </text:p>
          </table:table-cell>
          <table:table-cell table:style-name="ce13" office:value-type="float" office:value="247.470677971405" calcext:value-type="float">
            <text:p><text:s text:c="3"/>247 </text:p>
          </table:table-cell>
          <table:table-cell table:style-name="ce13" office:value-type="float" office:value="3024.11679226939" calcext:value-type="float">
            <text:p><text:s text:c="2"/>3 024 </text:p>
          </table:table-cell>
          <table:table-cell table:style-name="ce13" office:value-type="float" office:value="1084.61662122817" calcext:value-type="float">
            <text:p><text:s text:c="2"/>1 085 </text:p>
          </table:table-cell>
          <table:table-cell table:style-name="ce13" office:value-type="float" office:value="12980.6182694577" calcext:value-type="float">
            <text:p><text:s text:c="2"/>12 981 </text:p>
          </table:table-cell>
          <table:table-cell table:style-name="ce13" office:value-type="float" office:value="35.5787840938092" calcext:value-type="float">
            <text:p><text:s text:c="3"/>36 </text:p>
          </table:table-cell>
          <table:table-cell table:style-name="ce13" office:value-type="float" office:value="2344.4731524056" calcext:value-type="float">
            <text:p><text:s text:c="2"/>2 344 </text:p>
          </table:table-cell>
          <table:table-cell table:style-name="ce13" office:value-type="float" office:value="64.9050686918309" calcext:value-type="float">
            <text:p><text:s text:c="3"/>65 </text:p>
          </table:table-cell>
          <table:table-cell table:style-name="ce13" office:value-type="float" office:value="2644.41711071001" calcext:value-type="float">
            <text:p><text:s text:c="2"/>2 644 </text:p>
          </table:table-cell>
          <table:table-cell table:style-name="ce13" office:value-type="float" office:value="111.548826383728" calcext:value-type="float">
            <text:p><text:s text:c="3"/>112 </text:p>
          </table:table-cell>
          <table:table-cell table:style-name="ce13" office:value-type="float" office:value="3433.59537964403" calcext:value-type="float">
            <text:p><text:s text:c="2"/>3 434 </text:p>
          </table:table-cell>
          <table:table-cell table:style-name="ce13" office:value-type="float" office:value="113.981530909208" calcext:value-type="float">
            <text:p><text:s text:c="3"/>114 </text:p>
          </table:table-cell>
          <table:table-cell table:style-name="ce13" office:value-type="float" office:value="2692.11239600165" calcext:value-type="float">
            <text:p><text:s text:c="2"/>2 692 </text:p>
          </table:table-cell>
          <table:table-cell table:style-name="ce16" office:value-type="float" office:value="451.287325460735" calcext:value-type="float">
            <text:p><text:s text:c="3"/>451 </text:p>
          </table:table-cell>
          <table:table-cell table:style-name="ce16" office:value-type="float" office:value="3598.83223079797" calcext:value-type="float">
            <text:p><text:s text:c="2"/>3 599 </text:p>
          </table:table-cell>
          <table:table-cell table:style-name="ce16" office:value-type="float" office:value="578.171188505772" calcext:value-type="float">
            <text:p><text:s text:c="3"/>578 </text:p>
          </table:table-cell>
          <table:table-cell table:style-name="ce16" office:value-type="float" office:value="1515.10616367397" calcext:value-type="float">
            <text:p><text:s text:c="2"/>1 515 </text:p>
          </table:table-cell>
          <table:table-cell table:style-name="ce16" office:value-type="float" office:value="381.315314115575" calcext:value-type="float">
            <text:p><text:s text:c="3"/>381 </text:p>
          </table:table-cell>
          <table:table-cell table:style-name="ce16" office:value-type="float" office:value="5671.84150317055" calcext:value-type="float">
            <text:p><text:s text:c="2"/>5 672 </text:p>
          </table:table-cell>
          <table:table-cell table:style-name="ce16" office:value-type="float" office:value="359.53558237373" calcext:value-type="float">
            <text:p><text:s text:c="3"/>360 </text:p>
          </table:table-cell>
          <table:table-cell table:style-name="ce16" office:value-type="float" office:value="4066.02851066905" calcext:value-type="float">
            <text:p><text:s text:c="2"/>4 066 </text:p>
          </table:table-cell>
          <table:table-cell table:style-name="ce16" office:value-type="float" office:value="367.551135115945" calcext:value-type="float">
            <text:p><text:s text:c="3"/>368 </text:p>
          </table:table-cell>
          <table:table-cell table:style-name="ce16" office:value-type="float" office:value="2728.08697475679" calcext:value-type="float">
            <text:p><text:s text:c="2"/>2 728 </text:p>
          </table:table-cell>
          <table:table-cell table:style-name="ce16" office:value-type="float" office:value="151.754891512824" calcext:value-type="float">
            <text:p><text:s text:c="3"/>152 </text:p>
          </table:table-cell>
          <table:table-cell table:style-name="ce16" office:value-type="float" office:value="2017.03228144986" calcext:value-type="float">
            <text:p><text:s text:c="2"/>2 017 </text:p>
          </table:table-cell>
          <table:table-cell table:style-name="ce16" office:value-type="float" office:value="95.1321670382231" calcext:value-type="float">
            <text:p><text:s text:c="3"/>95 </text:p>
          </table:table-cell>
          <table:table-cell table:style-name="ce16" office:value-type="float" office:value="1735.03765683689" calcext:value-type="float">
            <text:p><text:s text:c="2"/>1 735 </text:p>
          </table:table-cell>
          <table:table-cell table:style-name="ce18" table:number-columns-repeated="991"/>
        </table:table-row>
        <table:table-row table:style-name="ro1">
          <table:table-cell office:value-type="string" calcext:value-type="string">
            <text:p>Rondônia</text:p>
          </table:table-cell>
          <table:table-cell table:style-name="ce14" office:value-type="float" office:value="143.899954051229" calcext:value-type="float">
            <text:p><text:s text:c="3"/>144 </text:p>
          </table:table-cell>
          <table:table-cell table:style-name="ce14" office:value-type="float" office:value="1570.05715432082" calcext:value-type="float">
            <text:p><text:s text:c="2"/>1 570 </text:p>
          </table:table-cell>
          <table:table-cell table:style-name="ce14" office:value-type="float" office:value="62.337875756107" calcext:value-type="float">
            <text:p><text:s text:c="3"/>62 </text:p>
          </table:table-cell>
          <table:table-cell table:style-name="ce14" office:value-type="float" office:value="787.685412266951" calcext:value-type="float">
            <text:p><text:s text:c="3"/>788 </text:p>
          </table:table-cell>
          <table:table-cell table:style-name="ce14" office:value-type="float" office:value="81.5620782951225" calcext:value-type="float">
            <text:p><text:s text:c="3"/>82 </text:p>
          </table:table-cell>
          <table:table-cell table:style-name="ce14" office:value-type="float" office:value="782.371742053879" calcext:value-type="float">
            <text:p><text:s text:c="3"/>782 </text:p>
          </table:table-cell>
          <table:table-cell table:style-name="ce14" office:value-type="float" office:value="41.6414312699926" calcext:value-type="float">
            <text:p><text:s text:c="3"/>42 </text:p>
          </table:table-cell>
          <table:table-cell table:style-name="ce14" office:value-type="float" office:value="455.325245581573" calcext:value-type="float">
            <text:p><text:s text:c="3"/>455 </text:p>
          </table:table-cell>
          <table:table-cell table:style-name="ce14" office:value-type="float" office:value="99.4232834771356" calcext:value-type="float">
            <text:p><text:s text:c="3"/>99 </text:p>
          </table:table-cell>
          <table:table-cell table:style-name="ce14" office:value-type="float" office:value="1096.41790492882" calcext:value-type="float">
            <text:p><text:s text:c="2"/>1 096 </text:p>
          </table:table-cell>
          <table:table-cell table:style-name="ce14" office:value-type="float" office:value="4.20314502249699" calcext:value-type="float">
            <text:p><text:s text:c="3"/>4 </text:p>
          </table:table-cell>
          <table:table-cell table:style-name="ce14" office:value-type="float" office:value="203.902050711827" calcext:value-type="float">
            <text:p><text:s text:c="3"/>204 </text:p>
          </table:table-cell>
          <table:table-cell table:style-name="ce14" office:value-type="float" office:value="7.88186555043783" calcext:value-type="float">
            <text:p><text:s text:c="3"/>8 </text:p>
          </table:table-cell>
          <table:table-cell table:style-name="ce14" office:value-type="float" office:value="242.623276088775" calcext:value-type="float">
            <text:p><text:s text:c="3"/>243 </text:p>
          </table:table-cell>
          <table:table-cell table:style-name="ce14" office:value-type="float" office:value="10.8298627795033" calcext:value-type="float">
            <text:p><text:s text:c="3"/>11 </text:p>
          </table:table-cell>
          <table:table-cell table:style-name="ce14" office:value-type="float" office:value="312.240936012901" calcext:value-type="float">
            <text:p><text:s text:c="3"/>312 </text:p>
          </table:table-cell>
          <table:table-cell table:style-name="ce14" office:value-type="float" office:value="12.433547435003" calcext:value-type="float">
            <text:p><text:s text:c="3"/>12 </text:p>
          </table:table-cell>
          <table:table-cell table:style-name="ce14" office:value-type="float" office:value="276.089388915398" calcext:value-type="float">
            <text:p><text:s text:c="3"/>276 </text:p>
          </table:table-cell>
          <table:table-cell table:style-name="ce17" office:value-type="float" office:value="52.2653095992685" calcext:value-type="float">
            <text:p><text:s text:c="3"/>52 </text:p>
          </table:table-cell>
          <table:table-cell table:style-name="ce17" office:value-type="float" office:value="384.694599031999" calcext:value-type="float">
            <text:p><text:s text:c="3"/>385 </text:p>
          </table:table-cell>
          <table:table-cell table:style-name="ce17" office:value-type="float" office:value="56.28622366452" calcext:value-type="float">
            <text:p><text:s text:c="3"/>56 </text:p>
          </table:table-cell>
          <table:table-cell table:style-name="ce17" office:value-type="float" office:value="150.50690355994" calcext:value-type="float">
            <text:p><text:s text:c="3"/>151 </text:p>
          </table:table-cell>
          <table:table-cell table:style-name="ce17" office:value-type="float" office:value="22.6062513236688" calcext:value-type="float">
            <text:p><text:s text:c="3"/>23 </text:p>
          </table:table-cell>
          <table:table-cell table:style-name="ce17" office:value-type="float" office:value="297.579788359215" calcext:value-type="float">
            <text:p><text:s text:c="3"/>298 </text:p>
          </table:table-cell>
          <table:table-cell table:style-name="ce17" office:value-type="float" office:value="30.568012637133" calcext:value-type="float">
            <text:p><text:s text:c="3"/>31 </text:p>
          </table:table-cell>
          <table:table-cell table:style-name="ce17" office:value-type="float" office:value="369.808842694332" calcext:value-type="float">
            <text:p><text:s text:c="3"/>370 </text:p>
          </table:table-cell>
          <table:table-cell table:style-name="ce17" office:value-type="float" office:value="47.2999805655053" calcext:value-type="float">
            <text:p><text:s text:c="3"/>47 </text:p>
          </table:table-cell>
          <table:table-cell table:style-name="ce17" office:value-type="float" office:value="362.120780305357" calcext:value-type="float">
            <text:p><text:s text:c="3"/>362 </text:p>
          </table:table-cell>
          <table:table-cell table:style-name="ce17" office:value-type="float" office:value="28.343294496996" calcext:value-type="float">
            <text:p><text:s text:c="3"/>28 </text:p>
          </table:table-cell>
          <table:table-cell table:style-name="ce17" office:value-type="float" office:value="315.117373583823" calcext:value-type="float">
            <text:p><text:s text:c="3"/>315 </text:p>
          </table:table-cell>
          <table:table-cell table:style-name="ce17" office:value-type="float" office:value="15.0824150279265" calcext:value-type="float">
            <text:p><text:s text:c="3"/>15 </text:p>
          </table:table-cell>
          <table:table-cell table:style-name="ce17" office:value-type="float" office:value="225.278388626734" calcext:value-type="float">
            <text:p><text:s text:c="3"/>225 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Acre</text:p>
          </table:table-cell>
          <table:table-cell table:style-name="ce14" office:value-type="float" office:value="64.1886777039566" calcext:value-type="float">
            <text:p><text:s text:c="3"/>64 </text:p>
          </table:table-cell>
          <table:table-cell table:style-name="ce14" office:value-type="float" office:value="776.05603446596" calcext:value-type="float">
            <text:p><text:s text:c="3"/>776 </text:p>
          </table:table-cell>
          <table:table-cell table:style-name="ce14" office:value-type="float" office:value="30.4292311515184" calcext:value-type="float">
            <text:p><text:s text:c="3"/>30 </text:p>
          </table:table-cell>
          <table:table-cell table:style-name="ce14" office:value-type="float" office:value="378.130885197208" calcext:value-type="float">
            <text:p><text:s text:c="3"/>378 </text:p>
          </table:table-cell>
          <table:table-cell table:style-name="ce14" office:value-type="float" office:value="33.7594465524382" calcext:value-type="float">
            <text:p><text:s text:c="3"/>34 </text:p>
          </table:table-cell>
          <table:table-cell table:style-name="ce14" office:value-type="float" office:value="397.925149268763" calcext:value-type="float">
            <text:p><text:s text:c="3"/>398 </text:p>
          </table:table-cell>
          <table:table-cell table:style-name="ce14" office:value-type="float" office:value="12.1625614502718" calcext:value-type="float">
            <text:p><text:s text:c="3"/>12 </text:p>
          </table:table-cell>
          <table:table-cell table:style-name="ce14" office:value-type="float" office:value="150.751663377074" calcext:value-type="float">
            <text:p><text:s text:c="3"/>151 </text:p>
          </table:table-cell>
          <table:table-cell table:style-name="ce14" office:value-type="float" office:value="51.3999827944343" calcext:value-type="float">
            <text:p><text:s text:c="3"/>51 </text:p>
          </table:table-cell>
          <table:table-cell table:style-name="ce14" office:value-type="float" office:value="619.376050933511" calcext:value-type="float">
            <text:p><text:s text:c="3"/>619 </text:p>
          </table:table-cell>
          <table:table-cell table:style-name="ce14" office:value-type="float" office:value="1.30488294211833" calcext:value-type="float">
            <text:p><text:s text:c="3"/>1 </text:p>
          </table:table-cell>
          <table:table-cell table:style-name="ce14" office:value-type="float" office:value="111.022454810888" calcext:value-type="float">
            <text:p><text:s text:c="3"/>111 </text:p>
          </table:table-cell>
          <table:table-cell table:style-name="ce14" office:value-type="float" office:value="3.21802498824688" calcext:value-type="float">
            <text:p><text:s text:c="3"/>3 </text:p>
          </table:table-cell>
          <table:table-cell table:style-name="ce14" office:value-type="float" office:value="133.073577449179" calcext:value-type="float">
            <text:p><text:s text:c="3"/>133 </text:p>
          </table:table-cell>
          <table:table-cell table:style-name="ce14" office:value-type="float" office:value="6.07683684321308" calcext:value-type="float">
            <text:p><text:s text:c="3"/>6 </text:p>
          </table:table-cell>
          <table:table-cell table:style-name="ce14" office:value-type="float" office:value="173.812196537147" calcext:value-type="float">
            <text:p><text:s text:c="3"/>174 </text:p>
          </table:table-cell>
          <table:table-cell table:style-name="ce14" office:value-type="float" office:value="4.98981641466324" calcext:value-type="float">
            <text:p><text:s text:c="3"/>5 </text:p>
          </table:table-cell>
          <table:table-cell table:style-name="ce14" office:value-type="float" office:value="121.807498799854" calcext:value-type="float">
            <text:p><text:s text:c="3"/>122 </text:p>
          </table:table-cell>
          <table:table-cell table:style-name="ce17" office:value-type="float" office:value="22.993052026445" calcext:value-type="float">
            <text:p><text:s text:c="3"/>23 </text:p>
          </table:table-cell>
          <table:table-cell table:style-name="ce17" office:value-type="float" office:value="173.049770507293" calcext:value-type="float">
            <text:p><text:s text:c="3"/>173 </text:p>
          </table:table-cell>
          <table:table-cell table:style-name="ce17" office:value-type="float" office:value="25.60606448927" calcext:value-type="float">
            <text:p><text:s text:c="3"/>26 </text:p>
          </table:table-cell>
          <table:table-cell table:style-name="ce17" office:value-type="float" office:value="63.2905363616102" calcext:value-type="float">
            <text:p><text:s text:c="3"/>63 </text:p>
          </table:table-cell>
          <table:table-cell table:style-name="ce17" office:value-type="float" office:value="17.8105561611389" calcext:value-type="float">
            <text:p><text:s text:c="3"/>18 </text:p>
          </table:table-cell>
          <table:table-cell table:style-name="ce17" office:value-type="float" office:value="276.993851105253" calcext:value-type="float">
            <text:p><text:s text:c="3"/>277 </text:p>
          </table:table-cell>
          <table:table-cell table:style-name="ce17" office:value-type="float" office:value="15.3115307951232" calcext:value-type="float">
            <text:p><text:s text:c="3"/>15 </text:p>
          </table:table-cell>
          <table:table-cell table:style-name="ce17" office:value-type="float" office:value="170.505943251331" calcext:value-type="float">
            <text:p><text:s text:c="3"/>171 </text:p>
          </table:table-cell>
          <table:table-cell table:style-name="ce17" office:value-type="float" office:value="16.2904203158962" calcext:value-type="float">
            <text:p><text:s text:c="3"/>16 </text:p>
          </table:table-cell>
          <table:table-cell table:style-name="ce17" office:value-type="float" office:value="128.89462710285" calcext:value-type="float">
            <text:p><text:s text:c="3"/>129 </text:p>
          </table:table-cell>
          <table:table-cell table:style-name="ce17" office:value-type="float" office:value="7.3828484140417" calcext:value-type="float">
            <text:p><text:s text:c="3"/>7 </text:p>
          </table:table-cell>
          <table:table-cell table:style-name="ce17" office:value-type="float" office:value="95.6708673917749" calcext:value-type="float">
            <text:p><text:s text:c="3"/>96 </text:p>
          </table:table-cell>
          <table:table-cell table:style-name="ce17" office:value-type="float" office:value="7.2630431057834" calcext:value-type="float">
            <text:p><text:s text:c="3"/>7 </text:p>
          </table:table-cell>
          <table:table-cell table:style-name="ce17" office:value-type="float" office:value="103.716252299627" calcext:value-type="float">
            <text:p><text:s text:c="3"/>104 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Amazonas</text:p>
          </table:table-cell>
          <table:table-cell table:style-name="ce14" office:value-type="float" office:value="237.757494971058" calcext:value-type="float">
            <text:p><text:s text:c="3"/>238 </text:p>
          </table:table-cell>
          <table:table-cell table:style-name="ce14" office:value-type="float" office:value="3622.63400954485" calcext:value-type="float">
            <text:p><text:s text:c="2"/>3 623 </text:p>
          </table:table-cell>
          <table:table-cell table:style-name="ce14" office:value-type="float" office:value="97.3437690777778" calcext:value-type="float">
            <text:p><text:s text:c="3"/>97 </text:p>
          </table:table-cell>
          <table:table-cell table:style-name="ce14" office:value-type="float" office:value="1800.1140597949" calcext:value-type="float">
            <text:p><text:s text:c="2"/>1 800 </text:p>
          </table:table-cell>
          <table:table-cell table:style-name="ce14" office:value-type="float" office:value="140.41372589328" calcext:value-type="float">
            <text:p><text:s text:c="3"/>140 </text:p>
          </table:table-cell>
          <table:table-cell table:style-name="ce14" office:value-type="float" office:value="1822.51994974991" calcext:value-type="float">
            <text:p><text:s text:c="2"/>1 823 </text:p>
          </table:table-cell>
          <table:table-cell table:style-name="ce14" office:value-type="float" office:value="41.9605886163136" calcext:value-type="float">
            <text:p><text:s text:c="3"/>42 </text:p>
          </table:table-cell>
          <table:table-cell table:style-name="ce14" office:value-type="float" office:value="607.663568005124" calcext:value-type="float">
            <text:p><text:s text:c="3"/>608 </text:p>
          </table:table-cell>
          <table:table-cell table:style-name="ce14" office:value-type="float" office:value="187.329977595607" calcext:value-type="float">
            <text:p><text:s text:c="3"/>187 </text:p>
          </table:table-cell>
          <table:table-cell table:style-name="ce14" office:value-type="float" office:value="2925.15552630823" calcext:value-type="float">
            <text:p><text:s text:c="2"/>2 925 </text:p>
          </table:table-cell>
          <table:table-cell table:style-name="ce14" office:value-type="float" office:value="5.84957689340147" calcext:value-type="float">
            <text:p><text:s text:c="3"/>6 </text:p>
          </table:table-cell>
          <table:table-cell table:style-name="ce14" office:value-type="float" office:value="567.063657795189" calcext:value-type="float">
            <text:p><text:s text:c="3"/>567 </text:p>
          </table:table-cell>
          <table:table-cell table:style-name="ce14" office:value-type="float" office:value="15.7728549653375" calcext:value-type="float">
            <text:p><text:s text:c="3"/>16 </text:p>
          </table:table-cell>
          <table:table-cell table:style-name="ce14" office:value-type="float" office:value="613.349041629819" calcext:value-type="float">
            <text:p><text:s text:c="3"/>613 </text:p>
          </table:table-cell>
          <table:table-cell table:style-name="ce14" office:value-type="float" office:value="28.1609854275638" calcext:value-type="float">
            <text:p><text:s text:c="3"/>28 </text:p>
          </table:table-cell>
          <table:table-cell table:style-name="ce14" office:value-type="float" office:value="759.042029170698" calcext:value-type="float">
            <text:p><text:s text:c="3"/>759 </text:p>
          </table:table-cell>
          <table:table-cell table:style-name="ce14" office:value-type="float" office:value="22.757648640537" calcext:value-type="float">
            <text:p><text:s text:c="3"/>23 </text:p>
          </table:table-cell>
          <table:table-cell table:style-name="ce14" office:value-type="float" office:value="585.799341994528" calcext:value-type="float">
            <text:p><text:s text:c="3"/>586 </text:p>
          </table:table-cell>
          <table:table-cell table:style-name="ce17" office:value-type="float" office:value="72.5893568441652" calcext:value-type="float">
            <text:p><text:s text:c="3"/>73 </text:p>
          </table:table-cell>
          <table:table-cell table:style-name="ce17" office:value-type="float" office:value="770.062394589496" calcext:value-type="float">
            <text:p><text:s text:c="3"/>770 </text:p>
          </table:table-cell>
          <table:table-cell table:style-name="ce17" office:value-type="float" office:value="92.6270722000532" calcext:value-type="float">
            <text:p><text:s text:c="3"/>93 </text:p>
          </table:table-cell>
          <table:table-cell table:style-name="ce17" office:value-type="float" office:value="327.317544365089" calcext:value-type="float">
            <text:p><text:s text:c="3"/>327 </text:p>
          </table:table-cell>
          <table:table-cell table:style-name="ce17" office:value-type="float" office:value="74.1251788108975" calcext:value-type="float">
            <text:p><text:s text:c="3"/>74 </text:p>
          </table:table-cell>
          <table:table-cell table:style-name="ce17" office:value-type="float" office:value="1395.18797110072" calcext:value-type="float">
            <text:p><text:s text:c="2"/>1 395 </text:p>
          </table:table-cell>
          <table:table-cell table:style-name="ce17" office:value-type="float" office:value="65.1887245638142" calcext:value-type="float">
            <text:p><text:s text:c="3"/>65 </text:p>
          </table:table-cell>
          <table:table-cell table:style-name="ce17" office:value-type="float" office:value="893.957146548643" calcext:value-type="float">
            <text:p><text:s text:c="3"/>894 </text:p>
          </table:table-cell>
          <table:table-cell table:style-name="ce17" office:value-type="float" office:value="56.6395293672171" calcext:value-type="float">
            <text:p><text:s text:c="3"/>57 </text:p>
          </table:table-cell>
          <table:table-cell table:style-name="ce17" office:value-type="float" office:value="516.534379200578" calcext:value-type="float">
            <text:p><text:s text:c="3"/>517 </text:p>
          </table:table-cell>
          <table:table-cell table:style-name="ce17" office:value-type="float" office:value="25.1872538666594" calcext:value-type="float">
            <text:p><text:s text:c="3"/>25 </text:p>
          </table:table-cell>
          <table:table-cell table:style-name="ce17" office:value-type="float" office:value="429.175200297161" calcext:value-type="float">
            <text:p><text:s text:c="3"/>429 </text:p>
          </table:table-cell>
          <table:table-cell table:style-name="ce17" office:value-type="float" office:value="16.6168083624701" calcext:value-type="float">
            <text:p><text:s text:c="3"/>17 </text:p>
          </table:table-cell>
          <table:table-cell table:style-name="ce17" office:value-type="float" office:value="385.101022239201" calcext:value-type="float">
            <text:p><text:s text:c="3"/>385 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Roraima</text:p>
          </table:table-cell>
          <table:table-cell table:style-name="ce14" office:value-type="float" office:value="30.3104373377528" calcext:value-type="float">
            <text:p><text:s text:c="3"/>30 </text:p>
          </table:table-cell>
          <table:table-cell table:style-name="ce14" office:value-type="float" office:value="487.095464391236" calcext:value-type="float">
            <text:p><text:s text:c="3"/>487 </text:p>
          </table:table-cell>
          <table:table-cell table:style-name="ce14" office:value-type="float" office:value="13.3774051548621" calcext:value-type="float">
            <text:p><text:s text:c="3"/>13 </text:p>
          </table:table-cell>
          <table:table-cell table:style-name="ce14" office:value-type="float" office:value="245.2615201681" calcext:value-type="float">
            <text:p><text:s text:c="3"/>245 </text:p>
          </table:table-cell>
          <table:table-cell table:style-name="ce14" office:value-type="float" office:value="16.9330321828907" calcext:value-type="float">
            <text:p><text:s text:c="3"/>17 </text:p>
          </table:table-cell>
          <table:table-cell table:style-name="ce14" office:value-type="float" office:value="241.833944223135" calcext:value-type="float">
            <text:p><text:s text:c="3"/>242 </text:p>
          </table:table-cell>
          <table:table-cell table:style-name="ce14" office:value-type="float" office:value="6.32056559773602" calcext:value-type="float">
            <text:p><text:s text:c="3"/>6 </text:p>
          </table:table-cell>
          <table:table-cell table:style-name="ce14" office:value-type="float" office:value="98.9173800612926" calcext:value-type="float">
            <text:p><text:s text:c="3"/>99 </text:p>
          </table:table-cell>
          <table:table-cell table:style-name="ce14" office:value-type="float" office:value="22.5441714348341" calcext:value-type="float">
            <text:p><text:s text:c="3"/>23 </text:p>
          </table:table-cell>
          <table:table-cell table:style-name="ce14" office:value-type="float" office:value="358.026989079363" calcext:value-type="float">
            <text:p><text:s text:c="3"/>358 </text:p>
          </table:table-cell>
          <table:table-cell table:style-name="ce14" office:value-type="float" office:value="1.30803036890709" calcext:value-type="float">
            <text:p><text:s text:c="3"/>1 </text:p>
          </table:table-cell>
          <table:table-cell table:style-name="ce14" office:value-type="float" office:value="79.968426663213" calcext:value-type="float">
            <text:p><text:s text:c="3"/>80 </text:p>
          </table:table-cell>
          <table:table-cell table:style-name="ce14" office:value-type="float" office:value="1.95007420407214" calcext:value-type="float">
            <text:p><text:s text:c="3"/>2 </text:p>
          </table:table-cell>
          <table:table-cell table:style-name="ce14" office:value-type="float" office:value="75.5418326073145" calcext:value-type="float">
            <text:p><text:s text:c="3"/>76 </text:p>
          </table:table-cell>
          <table:table-cell table:style-name="ce14" office:value-type="float" office:value="3.36796217399245" calcext:value-type="float">
            <text:p><text:s text:c="3"/>3 </text:p>
          </table:table-cell>
          <table:table-cell table:style-name="ce14" office:value-type="float" office:value="109.444063655304" calcext:value-type="float">
            <text:p><text:s text:c="3"/>109 </text:p>
          </table:table-cell>
          <table:table-cell table:style-name="ce14" office:value-type="float" office:value="3.00450462700966" calcext:value-type="float">
            <text:p><text:s text:c="3"/>3 </text:p>
          </table:table-cell>
          <table:table-cell table:style-name="ce14" office:value-type="float" office:value="78.5270103201865" calcext:value-type="float">
            <text:p><text:s text:c="3"/>79 </text:p>
          </table:table-cell>
          <table:table-cell table:style-name="ce17" office:value-type="float" office:value="10.1666385033426" calcext:value-type="float">
            <text:p><text:s text:c="3"/>10 </text:p>
          </table:table-cell>
          <table:table-cell table:style-name="ce17" office:value-type="float" office:value="106.194688092034" calcext:value-type="float">
            <text:p><text:s text:c="3"/>106 </text:p>
          </table:table-cell>
          <table:table-cell table:style-name="ce17" office:value-type="float" office:value="10.5132274604289" calcext:value-type="float">
            <text:p><text:s text:c="3"/>11 </text:p>
          </table:table-cell>
          <table:table-cell table:style-name="ce17" office:value-type="float" office:value="37.4194430531847" calcext:value-type="float">
            <text:p><text:s text:c="3"/>37 </text:p>
          </table:table-cell>
          <table:table-cell table:style-name="ce17" office:value-type="float" office:value="9.88989444227673" calcext:value-type="float">
            <text:p><text:s text:c="3"/>10 </text:p>
          </table:table-cell>
          <table:table-cell table:style-name="ce17" office:value-type="float" office:value="166.395760031996" calcext:value-type="float">
            <text:p><text:s text:c="3"/>166 </text:p>
          </table:table-cell>
          <table:table-cell table:style-name="ce17" office:value-type="float" office:value="7.04404911751721" calcext:value-type="float">
            <text:p><text:s text:c="3"/>7 </text:p>
          </table:table-cell>
          <table:table-cell table:style-name="ce17" office:value-type="float" office:value="106.639727247997" calcext:value-type="float">
            <text:p><text:s text:c="3"/>107 </text:p>
          </table:table-cell>
          <table:table-cell table:style-name="ce17" office:value-type="float" office:value="5.54162335222013" calcext:value-type="float">
            <text:p><text:s text:c="3"/>6 </text:p>
          </table:table-cell>
          <table:table-cell table:style-name="ce17" office:value-type="float" office:value="73.3180586799734" calcext:value-type="float">
            <text:p><text:s text:c="3"/>73 </text:p>
          </table:table-cell>
          <table:table-cell table:style-name="ce17" office:value-type="float" office:value="4.58438435158542" calcext:value-type="float">
            <text:p><text:s text:c="3"/>5 </text:p>
          </table:table-cell>
          <table:table-cell table:style-name="ce17" office:value-type="float" office:value="69.738565752272" calcext:value-type="float">
            <text:p><text:s text:c="3"/>70 </text:p>
          </table:table-cell>
          <table:table-cell table:style-name="ce17" office:value-type="float" office:value="3.19713109734152" calcext:value-type="float">
            <text:p><text:s text:c="3"/>3 </text:p>
          </table:table-cell>
          <table:table-cell table:style-name="ce17" office:value-type="float" office:value="69.780964677955" calcext:value-type="float">
            <text:p><text:s text:c="3"/>70 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Pará</text:p>
          </table:table-cell>
          <table:table-cell table:style-name="ce14" office:value-type="float" office:value="680.118455498285" calcext:value-type="float">
            <text:p><text:s text:c="3"/>680 </text:p>
          </table:table-cell>
          <table:table-cell table:style-name="ce14" office:value-type="float" office:value="7640.21081436443" calcext:value-type="float">
            <text:p><text:s text:c="2"/>7 640 </text:p>
          </table:table-cell>
          <table:table-cell table:style-name="ce14" office:value-type="float" office:value="299.446374325936" calcext:value-type="float">
            <text:p><text:s text:c="3"/>299 </text:p>
          </table:table-cell>
          <table:table-cell table:style-name="ce14" office:value-type="float" office:value="3772.99580765559" calcext:value-type="float">
            <text:p><text:s text:c="2"/>3 773 </text:p>
          </table:table-cell>
          <table:table-cell table:style-name="ce14" office:value-type="float" office:value="380.672081172349" calcext:value-type="float">
            <text:p><text:s text:c="3"/>381 </text:p>
          </table:table-cell>
          <table:table-cell table:style-name="ce14" office:value-type="float" office:value="3867.21500670885" calcext:value-type="float">
            <text:p><text:s text:c="2"/>3 867 </text:p>
          </table:table-cell>
          <table:table-cell table:style-name="ce14" office:value-type="float" office:value="110.643393085924" calcext:value-type="float">
            <text:p><text:s text:c="3"/>111 </text:p>
          </table:table-cell>
          <table:table-cell table:style-name="ce14" office:value-type="float" office:value="1270.92202447908" calcext:value-type="float">
            <text:p><text:s text:c="2"/>1 271 </text:p>
          </table:table-cell>
          <table:table-cell table:style-name="ce14" office:value-type="float" office:value="561.95923562441" calcext:value-type="float">
            <text:p><text:s text:c="3"/>562 </text:p>
          </table:table-cell>
          <table:table-cell table:style-name="ce14" office:value-type="float" office:value="6305.24141366224" calcext:value-type="float">
            <text:p><text:s text:c="2"/>6 305 </text:p>
          </table:table-cell>
          <table:table-cell table:style-name="ce14" office:value-type="float" office:value="16.9073743145218" calcext:value-type="float">
            <text:p><text:s text:c="3"/>17 </text:p>
          </table:table-cell>
          <table:table-cell table:style-name="ce14" office:value-type="float" office:value="1083.72925226935" calcext:value-type="float">
            <text:p><text:s text:c="2"/>1 084 </text:p>
          </table:table-cell>
          <table:table-cell table:style-name="ce14" office:value-type="float" office:value="29.5428148867045" calcext:value-type="float">
            <text:p><text:s text:c="3"/>30 </text:p>
          </table:table-cell>
          <table:table-cell table:style-name="ce14" office:value-type="float" office:value="1234.86707839078" calcext:value-type="float">
            <text:p><text:s text:c="2"/>1 235 </text:p>
          </table:table-cell>
          <table:table-cell table:style-name="ce14" office:value-type="float" office:value="47.8966204646514" calcext:value-type="float">
            <text:p><text:s text:c="3"/>48 </text:p>
          </table:table-cell>
          <table:table-cell table:style-name="ce14" office:value-type="float" office:value="1628.94693539539" calcext:value-type="float">
            <text:p><text:s text:c="2"/>1 629 </text:p>
          </table:table-cell>
          <table:table-cell table:style-name="ce14" office:value-type="float" office:value="56.6206407586235" calcext:value-type="float">
            <text:p><text:s text:c="3"/>57 </text:p>
          </table:table-cell>
          <table:table-cell table:style-name="ce14" office:value-type="float" office:value="1296.48527212373" calcext:value-type="float">
            <text:p><text:s text:c="2"/>1 296 </text:p>
          </table:table-cell>
          <table:table-cell table:style-name="ce17" office:value-type="float" office:value="228.70169495842" calcext:value-type="float">
            <text:p><text:s text:c="3"/>229 </text:p>
          </table:table-cell>
          <table:table-cell table:style-name="ce17" office:value-type="float" office:value="1677.52504473162" calcext:value-type="float">
            <text:p><text:s text:c="2"/>1 678 </text:p>
          </table:table-cell>
          <table:table-cell table:style-name="ce17" office:value-type="float" office:value="300.449310115365" calcext:value-type="float">
            <text:p><text:s text:c="3"/>300 </text:p>
          </table:table-cell>
          <table:table-cell table:style-name="ce17" office:value-type="float" office:value="718.657231453533" calcext:value-type="float">
            <text:p><text:s text:c="3"/>719 </text:p>
          </table:table-cell>
          <table:table-cell table:style-name="ce17" office:value-type="float" office:value="204.320810800997" calcext:value-type="float">
            <text:p><text:s text:c="3"/>204 </text:p>
          </table:table-cell>
          <table:table-cell table:style-name="ce17" office:value-type="float" office:value="2889.57346615888" calcext:value-type="float">
            <text:p><text:s text:c="2"/>2 890 </text:p>
          </table:table-cell>
          <table:table-cell table:style-name="ce17" office:value-type="float" office:value="196.567425591402" calcext:value-type="float">
            <text:p><text:s text:c="3"/>197 </text:p>
          </table:table-cell>
          <table:table-cell table:style-name="ce17" office:value-type="float" office:value="1987.48245506775" calcext:value-type="float">
            <text:p><text:s text:c="2"/>1 987 </text:p>
          </table:table-cell>
          <table:table-cell table:style-name="ce17" office:value-type="float" office:value="183.722477076863" calcext:value-type="float">
            <text:p><text:s text:c="3"/>184 </text:p>
          </table:table-cell>
          <table:table-cell table:style-name="ce17" office:value-type="float" office:value="1261.76887222554" calcext:value-type="float">
            <text:p><text:s text:c="2"/>1 262 </text:p>
          </table:table-cell>
          <table:table-cell table:style-name="ce17" office:value-type="float" office:value="58.5140130999024" calcext:value-type="float">
            <text:p><text:s text:c="3"/>59 </text:p>
          </table:table-cell>
          <table:table-cell table:style-name="ce17" office:value-type="float" office:value="807.048526686526" calcext:value-type="float">
            <text:p><text:s text:c="3"/>807 </text:p>
          </table:table-cell>
          <table:table-cell table:style-name="ce17" office:value-type="float" office:value="36.9937289291217" calcext:value-type="float">
            <text:p><text:s text:c="3"/>37 </text:p>
          </table:table-cell>
          <table:table-cell table:style-name="ce17" office:value-type="float" office:value="688.917629969408" calcext:value-type="float">
            <text:p><text:s text:c="3"/>689 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Amapá</text:p>
          </table:table-cell>
          <table:table-cell table:style-name="ce14" office:value-type="float" office:value="57.51887790684" calcext:value-type="float">
            <text:p><text:s text:c="3"/>58 </text:p>
          </table:table-cell>
          <table:table-cell table:style-name="ce14" office:value-type="float" office:value="756.192807715057" calcext:value-type="float">
            <text:p><text:s text:c="3"/>756 </text:p>
          </table:table-cell>
          <table:table-cell table:style-name="ce14" office:value-type="float" office:value="23.516823900466" calcext:value-type="float">
            <text:p><text:s text:c="3"/>24 </text:p>
          </table:table-cell>
          <table:table-cell table:style-name="ce14" office:value-type="float" office:value="377.231787855755" calcext:value-type="float">
            <text:p><text:s text:c="3"/>377 </text:p>
          </table:table-cell>
          <table:table-cell table:style-name="ce14" office:value-type="float" office:value="34.002054006374" calcext:value-type="float">
            <text:p><text:s text:c="3"/>34 </text:p>
          </table:table-cell>
          <table:table-cell table:style-name="ce14" office:value-type="float" office:value="378.9610198593" calcext:value-type="float">
            <text:p><text:s text:c="3"/>379 </text:p>
          </table:table-cell>
          <table:table-cell table:style-name="ce14" office:value-type="float" office:value="7.70269379201231" calcext:value-type="float">
            <text:p><text:s text:c="3"/>8 </text:p>
          </table:table-cell>
          <table:table-cell table:style-name="ce14" office:value-type="float" office:value="138.149956929417" calcext:value-type="float">
            <text:p><text:s text:c="3"/>138 </text:p>
          </table:table-cell>
          <table:table-cell table:style-name="ce14" office:value-type="float" office:value="48.5351771587807" calcext:value-type="float">
            <text:p><text:s text:c="3"/>49 </text:p>
          </table:table-cell>
          <table:table-cell table:style-name="ce14" office:value-type="float" office:value="611.342061436146" calcext:value-type="float">
            <text:p><text:s text:c="3"/>611 </text:p>
          </table:table-cell>
          <table:table-cell table:style-name="ce14" office:value-type="float" office:value="2.96279788425948" calcext:value-type="float">
            <text:p><text:s text:c="3"/>3 </text:p>
          </table:table-cell>
          <table:table-cell table:style-name="ce14" office:value-type="float" office:value="121.264318393808" calcext:value-type="float">
            <text:p><text:s text:c="3"/>121 </text:p>
          </table:table-cell>
          <table:table-cell table:style-name="ce14" office:value-type="float" office:value="2.78197767271647" calcext:value-type="float">
            <text:p><text:s text:c="3"/>3 </text:p>
          </table:table-cell>
          <table:table-cell table:style-name="ce14" office:value-type="float" office:value="129.283102324788" calcext:value-type="float">
            <text:p><text:s text:c="3"/>129 </text:p>
          </table:table-cell>
          <table:table-cell table:style-name="ce14" office:value-type="float" office:value="4.85669307386649" calcext:value-type="float">
            <text:p><text:s text:c="3"/>5 </text:p>
          </table:table-cell>
          <table:table-cell table:style-name="ce14" office:value-type="float" office:value="177.045799234367" calcext:value-type="float">
            <text:p><text:s text:c="3"/>177 </text:p>
          </table:table-cell>
          <table:table-cell table:style-name="ce14" office:value-type="float" office:value="4.41506641593085" calcext:value-type="float">
            <text:p><text:s text:c="3"/>4 </text:p>
          </table:table-cell>
          <table:table-cell table:style-name="ce14" office:value-type="float" office:value="116.008252662697" calcext:value-type="float">
            <text:p><text:s text:c="3"/>116 </text:p>
          </table:table-cell>
          <table:table-cell table:style-name="ce17" office:value-type="float" office:value="21.3479568511803" calcext:value-type="float">
            <text:p><text:s text:c="3"/>21 </text:p>
          </table:table-cell>
          <table:table-cell table:style-name="ce17" office:value-type="float" office:value="155.145473871974" calcext:value-type="float">
            <text:p><text:s text:c="3"/>155 </text:p>
          </table:table-cell>
          <table:table-cell table:style-name="ce17" office:value-type="float" office:value="21.1543860088863" calcext:value-type="float">
            <text:p><text:s text:c="3"/>21 </text:p>
          </table:table-cell>
          <table:table-cell table:style-name="ce17" office:value-type="float" office:value="57.4458612274221" calcext:value-type="float">
            <text:p><text:s text:c="3"/>57 </text:p>
          </table:table-cell>
          <table:table-cell table:style-name="ce17" office:value-type="float" office:value="18.1313318327645" calcext:value-type="float">
            <text:p><text:s text:c="3"/>18 </text:p>
          </table:table-cell>
          <table:table-cell table:style-name="ce17" office:value-type="float" office:value="261.262619009497" calcext:value-type="float">
            <text:p><text:s text:c="3"/>261 </text:p>
          </table:table-cell>
          <table:table-cell table:style-name="ce17" office:value-type="float" office:value="15.1344807618233" calcext:value-type="float">
            <text:p><text:s text:c="3"/>15 </text:p>
          </table:table-cell>
          <table:table-cell table:style-name="ce17" office:value-type="float" office:value="189.820484007545" calcext:value-type="float">
            <text:p><text:s text:c="3"/>190 </text:p>
          </table:table-cell>
          <table:table-cell table:style-name="ce17" office:value-type="float" office:value="11.7848444145025" calcext:value-type="float">
            <text:p><text:s text:c="3"/>12 </text:p>
          </table:table-cell>
          <table:table-cell table:style-name="ce17" office:value-type="float" office:value="106.009147062905" calcext:value-type="float">
            <text:p><text:s text:c="3"/>106 </text:p>
          </table:table-cell>
          <table:table-cell table:style-name="ce17" office:value-type="float" office:value="7.52807558253816" calcext:value-type="float">
            <text:p><text:s text:c="3"/>8 </text:p>
          </table:table-cell>
          <table:table-cell table:style-name="ce17" office:value-type="float" office:value="107.162863849547" calcext:value-type="float">
            <text:p><text:s text:c="3"/>107 </text:p>
          </table:table-cell>
          <table:table-cell table:style-name="ce17" office:value-type="float" office:value="4.94014531521152" calcext:value-type="float">
            <text:p><text:s text:c="3"/>5 </text:p>
          </table:table-cell>
          <table:table-cell table:style-name="ce17" office:value-type="float" office:value="91.1752039178447" calcext:value-type="float">
            <text:p><text:s text:c="3"/>91 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ocantins</text:p>
          </table:table-cell>
          <table:table-cell table:style-name="ce14" office:value-type="float" office:value="141.67882657596" calcext:value-type="float">
            <text:p><text:s text:c="3"/>142 </text:p>
          </table:table-cell>
          <table:table-cell table:style-name="ce14" office:value-type="float" office:value="1376.29014843089" calcext:value-type="float">
            <text:p><text:s text:c="2"/>1 376 </text:p>
          </table:table-cell>
          <table:table-cell table:style-name="ce14" office:value-type="float" office:value="66.25257173184" calcext:value-type="float">
            <text:p><text:s text:c="3"/>66 </text:p>
          </table:table-cell>
          <table:table-cell table:style-name="ce14" office:value-type="float" office:value="691.039154004678" calcext:value-type="float">
            <text:p><text:s text:c="3"/>691 </text:p>
          </table:table-cell>
          <table:table-cell table:style-name="ce14" office:value-type="float" office:value="75.4262548441196" calcext:value-type="float">
            <text:p><text:s text:c="3"/>75 </text:p>
          </table:table-cell>
          <table:table-cell table:style-name="ce14" office:value-type="float" office:value="685.250994426212" calcext:value-type="float">
            <text:p><text:s text:c="3"/>685 </text:p>
          </table:table-cell>
          <table:table-cell table:style-name="ce14" office:value-type="float" office:value="27.0394441591541" calcext:value-type="float">
            <text:p><text:s text:c="3"/>27 </text:p>
          </table:table-cell>
          <table:table-cell table:style-name="ce14" office:value-type="float" office:value="302.386953835823" calcext:value-type="float">
            <text:p><text:s text:c="3"/>302 </text:p>
          </table:table-cell>
          <table:table-cell table:style-name="ce14" office:value-type="float" office:value="113.424793142971" calcext:value-type="float">
            <text:p><text:s text:c="3"/>113 </text:p>
          </table:table-cell>
          <table:table-cell table:style-name="ce14" office:value-type="float" office:value="1065.05832310935" calcext:value-type="float">
            <text:p><text:s text:c="2"/>1 065 </text:p>
          </table:table-cell>
          <table:table-cell table:style-name="ce14" office:value-type="float" office:value="3.04297666810399" calcext:value-type="float">
            <text:p><text:s text:c="3"/>3 </text:p>
          </table:table-cell>
          <table:table-cell table:style-name="ce14" office:value-type="float" office:value="177.522991761323" calcext:value-type="float">
            <text:p><text:s text:c="3"/>178 </text:p>
          </table:table-cell>
          <table:table-cell table:style-name="ce14" office:value-type="float" office:value="3.75745642431558" calcext:value-type="float">
            <text:p><text:s text:c="3"/>4 </text:p>
          </table:table-cell>
          <table:table-cell table:style-name="ce14" office:value-type="float" office:value="215.679202219349" calcext:value-type="float">
            <text:p><text:s text:c="3"/>216 </text:p>
          </table:table-cell>
          <table:table-cell table:style-name="ce14" office:value-type="float" office:value="10.3598656209372" calcext:value-type="float">
            <text:p><text:s text:c="3"/>10 </text:p>
          </table:table-cell>
          <table:table-cell table:style-name="ce14" office:value-type="float" office:value="273.063419638218" calcext:value-type="float">
            <text:p><text:s text:c="3"/>273 </text:p>
          </table:table-cell>
          <table:table-cell table:style-name="ce14" office:value-type="float" office:value="9.76030661744026" calcext:value-type="float">
            <text:p><text:s text:c="3"/>10 </text:p>
          </table:table-cell>
          <table:table-cell table:style-name="ce14" office:value-type="float" office:value="217.395631185258" calcext:value-type="float">
            <text:p><text:s text:c="3"/>217 </text:p>
          </table:table-cell>
          <table:table-cell table:style-name="ce17" office:value-type="float" office:value="43.2233166779138" calcext:value-type="float">
            <text:p><text:s text:c="3"/>43 </text:p>
          </table:table-cell>
          <table:table-cell table:style-name="ce17" office:value-type="float" office:value="332.160259973562" calcext:value-type="float">
            <text:p><text:s text:c="3"/>332 </text:p>
          </table:table-cell>
          <table:table-cell table:style-name="ce17" office:value-type="float" office:value="71.5349045672487" calcext:value-type="float">
            <text:p><text:s text:c="3"/>72 </text:p>
          </table:table-cell>
          <table:table-cell table:style-name="ce17" office:value-type="float" office:value="160.468643653186" calcext:value-type="float">
            <text:p><text:s text:c="3"/>160 </text:p>
          </table:table-cell>
          <table:table-cell table:style-name="ce17" office:value-type="float" office:value="34.4312907438319" calcext:value-type="float">
            <text:p><text:s text:c="3"/>34 </text:p>
          </table:table-cell>
          <table:table-cell table:style-name="ce17" office:value-type="float" office:value="384.848047404984" calcext:value-type="float">
            <text:p><text:s text:c="3"/>385 </text:p>
          </table:table-cell>
          <table:table-cell table:style-name="ce17" office:value-type="float" office:value="29.7213589069177" calcext:value-type="float">
            <text:p><text:s text:c="3"/>30 </text:p>
          </table:table-cell>
          <table:table-cell table:style-name="ce17" office:value-type="float" office:value="347.813911851449" calcext:value-type="float">
            <text:p><text:s text:c="3"/>348 </text:p>
          </table:table-cell>
          <table:table-cell table:style-name="ce17" office:value-type="float" office:value="46.2722600237401" calcext:value-type="float">
            <text:p><text:s text:c="3"/>46 </text:p>
          </table:table-cell>
          <table:table-cell table:style-name="ce17" office:value-type="float" office:value="279.441110179589" calcext:value-type="float">
            <text:p><text:s text:c="3"/>279 </text:p>
          </table:table-cell>
          <table:table-cell table:style-name="ce17" office:value-type="float" office:value="20.2150217011014" calcext:value-type="float">
            <text:p><text:s text:c="3"/>20 </text:p>
          </table:table-cell>
          <table:table-cell table:style-name="ce17" office:value-type="float" office:value="193.118883888755" calcext:value-type="float">
            <text:p><text:s text:c="3"/>193 </text:p>
          </table:table-cell>
          <table:table-cell table:style-name="ce17" office:value-type="float" office:value="11.0388952003684" calcext:value-type="float">
            <text:p><text:s text:c="3"/>11 </text:p>
          </table:table-cell>
          <table:table-cell table:style-name="ce17" office:value-type="float" office:value="171.068195106119" calcext:value-type="float">
            <text:p><text:s text:c="3"/>171 </text:p>
          </table:table-cell>
          <table:table-cell table:number-columns-repeated="991"/>
        </table:table-row>
        <table:table-row table:style-name="ro1">
          <table:table-cell table:style-name="ce4" office:value-type="string" calcext:value-type="string">
            <text:p>Nordeste</text:p>
          </table:table-cell>
          <table:table-cell table:style-name="ce13" office:value-type="float" office:value="5473.50613496234" calcext:value-type="float">
            <text:p><text:s text:c="2"/>5 474 </text:p>
          </table:table-cell>
          <table:table-cell table:style-name="ce13" office:value-type="float" office:value="50025.3749482866" calcext:value-type="float">
            <text:p><text:s text:c="2"/>50 025 </text:p>
          </table:table-cell>
          <table:table-cell table:style-name="ce13" office:value-type="float" office:value="2155.04969555354" calcext:value-type="float">
            <text:p><text:s text:c="2"/>2 155 </text:p>
          </table:table-cell>
          <table:table-cell table:style-name="ce13" office:value-type="float" office:value="24156.0630879935" calcext:value-type="float">
            <text:p><text:s text:c="2"/>24 156 </text:p>
          </table:table-cell>
          <table:table-cell table:style-name="ce13" office:value-type="float" office:value="3318.4564394088" calcext:value-type="float">
            <text:p><text:s text:c="2"/>3 318 </text:p>
          </table:table-cell>
          <table:table-cell table:style-name="ce13" office:value-type="float" office:value="25869.3118602933" calcext:value-type="float">
            <text:p><text:s text:c="2"/>25 869 </text:p>
          </table:table-cell>
          <table:table-cell table:style-name="ce13" office:value-type="float" office:value="1468.71016783561" calcext:value-type="float">
            <text:p><text:s text:c="2"/>1 469 </text:p>
          </table:table-cell>
          <table:table-cell table:style-name="ce13" office:value-type="float" office:value="12973.5416359389" calcext:value-type="float">
            <text:p><text:s text:c="2"/>12 974 </text:p>
          </table:table-cell>
          <table:table-cell table:style-name="ce13" office:value-type="float" office:value="3933.83230460926" calcext:value-type="float">
            <text:p><text:s text:c="2"/>3 934 </text:p>
          </table:table-cell>
          <table:table-cell table:style-name="ce13" office:value-type="float" office:value="36596.0686470979" calcext:value-type="float">
            <text:p><text:s text:c="2"/>36 596 </text:p>
          </table:table-cell>
          <table:table-cell table:style-name="ce13" office:value-type="float" office:value="115.845617092252" calcext:value-type="float">
            <text:p><text:s text:c="3"/>116 </text:p>
          </table:table-cell>
          <table:table-cell table:style-name="ce13" office:value-type="float" office:value="6027.99500540537" calcext:value-type="float">
            <text:p><text:s text:c="2"/>6 028 </text:p>
          </table:table-cell>
          <table:table-cell table:style-name="ce13" office:value-type="float" office:value="212.630818010305" calcext:value-type="float">
            <text:p><text:s text:c="3"/>213 </text:p>
          </table:table-cell>
          <table:table-cell table:style-name="ce13" office:value-type="float" office:value="7035.59484770929" calcext:value-type="float">
            <text:p><text:s text:c="2"/>7 036 </text:p>
          </table:table-cell>
          <table:table-cell table:style-name="ce13" office:value-type="float" office:value="347.914049303251" calcext:value-type="float">
            <text:p><text:s text:c="3"/>348 </text:p>
          </table:table-cell>
          <table:table-cell table:style-name="ce13" office:value-type="float" office:value="9798.43412635159" calcext:value-type="float">
            <text:p><text:s text:c="2"/>9 798 </text:p>
          </table:table-cell>
          <table:table-cell table:style-name="ce13" office:value-type="float" office:value="455.693345069686" calcext:value-type="float">
            <text:p><text:s text:c="3"/>456 </text:p>
          </table:table-cell>
          <table:table-cell table:style-name="ce13" office:value-type="float" office:value="8324.0411856567" calcext:value-type="float">
            <text:p><text:s text:c="2"/>8 324 </text:p>
          </table:table-cell>
          <table:table-cell table:style-name="ce16" office:value-type="float" office:value="1808.46652803856" calcext:value-type="float">
            <text:p><text:s text:c="2"/>1 808 </text:p>
          </table:table-cell>
          <table:table-cell table:style-name="ce16" office:value-type="float" office:value="12644.8658013266" calcext:value-type="float">
            <text:p><text:s text:c="2"/>12 645 </text:p>
          </table:table-cell>
          <table:table-cell table:style-name="ce16" office:value-type="float" office:value="2532.95577744828" calcext:value-type="float">
            <text:p><text:s text:c="2"/>2 533 </text:p>
          </table:table-cell>
          <table:table-cell table:style-name="ce16" office:value-type="float" office:value="6194.44398183723" calcext:value-type="float">
            <text:p><text:s text:c="2"/>6 194 </text:p>
          </table:table-cell>
          <table:table-cell table:style-name="ce16" office:value-type="float" office:value="1392.31700098367" calcext:value-type="float">
            <text:p><text:s text:c="2"/>1 392 </text:p>
          </table:table-cell>
          <table:table-cell table:style-name="ce16" office:value-type="float" office:value="18076.9800063689" calcext:value-type="float">
            <text:p><text:s text:c="2"/>18 077 </text:p>
          </table:table-cell>
          <table:table-cell table:style-name="ce16" office:value-type="float" office:value="1528.46742517658" calcext:value-type="float">
            <text:p><text:s text:c="2"/>1 528 </text:p>
          </table:table-cell>
          <table:table-cell table:style-name="ce16" office:value-type="float" office:value="12348.5996630023" calcext:value-type="float">
            <text:p><text:s text:c="2"/>12 349 </text:p>
          </table:table-cell>
          <table:table-cell table:style-name="ce16" office:value-type="float" office:value="1530.03317009917" calcext:value-type="float">
            <text:p><text:s text:c="2"/>1 530 </text:p>
          </table:table-cell>
          <table:table-cell table:style-name="ce16" office:value-type="float" office:value="8965.3341854843" calcext:value-type="float">
            <text:p><text:s text:c="2"/>8 965 </text:p>
          </table:table-cell>
          <table:table-cell table:style-name="ce16" office:value-type="float" office:value="627.573909220336" calcext:value-type="float">
            <text:p><text:s text:c="3"/>628 </text:p>
          </table:table-cell>
          <table:table-cell table:style-name="ce16" office:value-type="float" office:value="5632.27007998042" calcext:value-type="float">
            <text:p><text:s text:c="2"/>5 632 </text:p>
          </table:table-cell>
          <table:table-cell table:style-name="ce16" office:value-type="float" office:value="389.281129287247" calcext:value-type="float">
            <text:p><text:s text:c="3"/>389 </text:p>
          </table:table-cell>
          <table:table-cell table:style-name="ce16" office:value-type="float" office:value="4967.89112984098" calcext:value-type="float">
            <text:p><text:s text:c="2"/>4 968 </text:p>
          </table:table-cell>
          <table:table-cell table:style-name="ce18" table:number-columns-repeated="991"/>
        </table:table-row>
        <table:table-row table:style-name="ro1">
          <table:table-cell office:value-type="string" calcext:value-type="string">
            <text:p>Maranhão</text:p>
          </table:table-cell>
          <table:table-cell table:style-name="ce14" office:value-type="float" office:value="614.595143628076" calcext:value-type="float">
            <text:p><text:s text:c="3"/>615 </text:p>
          </table:table-cell>
          <table:table-cell table:style-name="ce14" office:value-type="float" office:value="6215.0779339562" calcext:value-type="float">
            <text:p><text:s text:c="2"/>6 215 </text:p>
          </table:table-cell>
          <table:table-cell table:style-name="ce14" office:value-type="float" office:value="247.448981188931" calcext:value-type="float">
            <text:p><text:s text:c="3"/>247 </text:p>
          </table:table-cell>
          <table:table-cell table:style-name="ce14" office:value-type="float" office:value="3056.43783158274" calcext:value-type="float">
            <text:p><text:s text:c="2"/>3 056 </text:p>
          </table:table-cell>
          <table:table-cell table:style-name="ce14" office:value-type="float" office:value="367.146162439146" calcext:value-type="float">
            <text:p><text:s text:c="3"/>367 </text:p>
          </table:table-cell>
          <table:table-cell table:style-name="ce14" office:value-type="float" office:value="3158.64010237362" calcext:value-type="float">
            <text:p><text:s text:c="2"/>3 159 </text:p>
          </table:table-cell>
          <table:table-cell table:style-name="ce14" office:value-type="float" office:value="122.385672795891" calcext:value-type="float">
            <text:p><text:s text:c="3"/>122 </text:p>
          </table:table-cell>
          <table:table-cell table:style-name="ce14" office:value-type="float" office:value="1248.39826960244" calcext:value-type="float">
            <text:p><text:s text:c="2"/>1 248 </text:p>
          </table:table-cell>
          <table:table-cell table:style-name="ce14" office:value-type="float" office:value="482.052544104675" calcext:value-type="float">
            <text:p><text:s text:c="3"/>482 </text:p>
          </table:table-cell>
          <table:table-cell table:style-name="ce14" office:value-type="float" office:value="4884.18783692501" calcext:value-type="float">
            <text:p><text:s text:c="2"/>4 884 </text:p>
          </table:table-cell>
          <table:table-cell table:style-name="ce14" office:value-type="float" office:value="14.1749907396334" calcext:value-type="float">
            <text:p><text:s text:c="3"/>14 </text:p>
          </table:table-cell>
          <table:table-cell table:style-name="ce14" office:value-type="float" office:value="879.186677731945" calcext:value-type="float">
            <text:p><text:s text:c="3"/>879 </text:p>
          </table:table-cell>
          <table:table-cell table:style-name="ce14" office:value-type="float" office:value="25.6903640789618" calcext:value-type="float">
            <text:p><text:s text:c="3"/>26 </text:p>
          </table:table-cell>
          <table:table-cell table:style-name="ce14" office:value-type="float" office:value="1060.40732640589" calcext:value-type="float">
            <text:p><text:s text:c="2"/>1 060 </text:p>
          </table:table-cell>
          <table:table-cell table:style-name="ce14" office:value-type="float" office:value="35.9478314679625" calcext:value-type="float">
            <text:p><text:s text:c="3"/>36 </text:p>
          </table:table-cell>
          <table:table-cell table:style-name="ce14" office:value-type="float" office:value="1318.47117149514" calcext:value-type="float">
            <text:p><text:s text:c="2"/>1 318 </text:p>
          </table:table-cell>
          <table:table-cell table:style-name="ce14" office:value-type="float" office:value="50.4601157913853" calcext:value-type="float">
            <text:p><text:s text:c="3"/>50 </text:p>
          </table:table-cell>
          <table:table-cell table:style-name="ce14" office:value-type="float" office:value="991.353148409444" calcext:value-type="float">
            <text:p><text:s text:c="3"/>991 </text:p>
          </table:table-cell>
          <table:table-cell table:style-name="ce17" office:value-type="float" office:value="212.067508297124" calcext:value-type="float">
            <text:p><text:s text:c="3"/>212 </text:p>
          </table:table-cell>
          <table:table-cell table:style-name="ce17" office:value-type="float" office:value="1358.50686474818" calcext:value-type="float">
            <text:p><text:s text:c="2"/>1 359 </text:p>
          </table:table-cell>
          <table:table-cell table:style-name="ce17" office:value-type="float" office:value="276.254333253009" calcext:value-type="float">
            <text:p><text:s text:c="3"/>276 </text:p>
          </table:table-cell>
          <table:table-cell table:style-name="ce17" office:value-type="float" office:value="607.152745165729" calcext:value-type="float">
            <text:p><text:s text:c="3"/>607 </text:p>
          </table:table-cell>
          <table:table-cell table:style-name="ce17" office:value-type="float" office:value="178.701179194668" calcext:value-type="float">
            <text:p><text:s text:c="3"/>179 </text:p>
          </table:table-cell>
          <table:table-cell table:style-name="ce17" office:value-type="float" office:value="2791.84246929372" calcext:value-type="float">
            <text:p><text:s text:c="2"/>2 792 </text:p>
          </table:table-cell>
          <table:table-cell table:style-name="ce17" office:value-type="float" office:value="185.360383744658" calcext:value-type="float">
            <text:p><text:s text:c="3"/>185 </text:p>
          </table:table-cell>
          <table:table-cell table:style-name="ce17" office:value-type="float" office:value="1593.70864022594" calcext:value-type="float">
            <text:p><text:s text:c="2"/>1 594 </text:p>
          </table:table-cell>
          <table:table-cell table:style-name="ce17" office:value-type="float" office:value="166.409143227283" calcext:value-type="float">
            <text:p><text:s text:c="3"/>166 </text:p>
          </table:table-cell>
          <table:table-cell table:style-name="ce17" office:value-type="float" office:value="912.276835487255" calcext:value-type="float">
            <text:p><text:s text:c="3"/>912 </text:p>
          </table:table-cell>
          <table:table-cell table:style-name="ce17" office:value-type="float" office:value="54.9276722570402" calcext:value-type="float">
            <text:p><text:s text:c="3"/>55 </text:p>
          </table:table-cell>
          <table:table-cell table:style-name="ce17" office:value-type="float" office:value="541.334583456106" calcext:value-type="float">
            <text:p><text:s text:c="3"/>541 </text:p>
          </table:table-cell>
          <table:table-cell table:style-name="ce17" office:value-type="float" office:value="29.196765204427" calcext:value-type="float">
            <text:p><text:s text:c="3"/>29 </text:p>
          </table:table-cell>
          <table:table-cell table:style-name="ce17" office:value-type="float" office:value="374.214479222019" calcext:value-type="float">
            <text:p><text:s text:c="3"/>374 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Piauí</text:p>
          </table:table-cell>
          <table:table-cell table:style-name="ce14" office:value-type="float" office:value="307.906434836548" calcext:value-type="float">
            <text:p><text:s text:c="3"/>308 </text:p>
          </table:table-cell>
          <table:table-cell table:style-name="ce14" office:value-type="float" office:value="2879.14198000301" calcext:value-type="float">
            <text:p><text:s text:c="2"/>2 879 </text:p>
          </table:table-cell>
          <table:table-cell table:style-name="ce14" office:value-type="float" office:value="146.89778730949" calcext:value-type="float">
            <text:p><text:s text:c="3"/>147 </text:p>
          </table:table-cell>
          <table:table-cell table:style-name="ce14" office:value-type="float" office:value="1387.30811011232" calcext:value-type="float">
            <text:p><text:s text:c="2"/>1 387 </text:p>
          </table:table-cell>
          <table:table-cell table:style-name="ce14" office:value-type="float" office:value="161.008647527058" calcext:value-type="float">
            <text:p><text:s text:c="3"/>161 </text:p>
          </table:table-cell>
          <table:table-cell table:style-name="ce14" office:value-type="float" office:value="1491.83386989063" calcext:value-type="float">
            <text:p><text:s text:c="2"/>1 492 </text:p>
          </table:table-cell>
          <table:table-cell table:style-name="ce14" office:value-type="float" office:value="70.803815535312" calcext:value-type="float">
            <text:p><text:s text:c="3"/>71 </text:p>
          </table:table-cell>
          <table:table-cell table:style-name="ce14" office:value-type="float" office:value="642.792053680621" calcext:value-type="float">
            <text:p><text:s text:c="3"/>643 </text:p>
          </table:table-cell>
          <table:table-cell table:style-name="ce14" office:value-type="float" office:value="236.025376368171" calcext:value-type="float">
            <text:p><text:s text:c="3"/>236 </text:p>
          </table:table-cell>
          <table:table-cell table:style-name="ce14" office:value-type="float" office:value="2219.70459330068" calcext:value-type="float">
            <text:p><text:s text:c="2"/>2 220 </text:p>
          </table:table-cell>
          <table:table-cell table:style-name="ce14" office:value-type="float" office:value="5.99155016465243" calcext:value-type="float">
            <text:p><text:s text:c="3"/>6 </text:p>
          </table:table-cell>
          <table:table-cell table:style-name="ce14" office:value-type="float" office:value="305.747412446703" calcext:value-type="float">
            <text:p><text:s text:c="3"/>306 </text:p>
          </table:table-cell>
          <table:table-cell table:style-name="ce14" office:value-type="float" office:value="6.61574206669819" calcext:value-type="float">
            <text:p><text:s text:c="3"/>7 </text:p>
          </table:table-cell>
          <table:table-cell table:style-name="ce14" office:value-type="float" office:value="420.188730333931" calcext:value-type="float">
            <text:p><text:s text:c="3"/>420 </text:p>
          </table:table-cell>
          <table:table-cell table:style-name="ce14" office:value-type="float" office:value="18.3493978602701" calcext:value-type="float">
            <text:p><text:s text:c="3"/>18 </text:p>
          </table:table-cell>
          <table:table-cell table:style-name="ce14" office:value-type="float" office:value="555.372000809605" calcext:value-type="float">
            <text:p><text:s text:c="3"/>555 </text:p>
          </table:table-cell>
          <table:table-cell table:style-name="ce14" office:value-type="float" office:value="27.6534140252863" calcext:value-type="float">
            <text:p><text:s text:c="3"/>28 </text:p>
          </table:table-cell>
          <table:table-cell table:style-name="ce14" office:value-type="float" office:value="473.791668252736" calcext:value-type="float">
            <text:p><text:s text:c="3"/>474 </text:p>
          </table:table-cell>
          <table:table-cell table:style-name="ce17" office:value-type="float" office:value="92.4821149164754" calcext:value-type="float">
            <text:p><text:s text:c="3"/>92 </text:p>
          </table:table-cell>
          <table:table-cell table:style-name="ce17" office:value-type="float" office:value="746.256754399498" calcext:value-type="float">
            <text:p><text:s text:c="3"/>746 </text:p>
          </table:table-cell>
          <table:table-cell table:style-name="ce17" office:value-type="float" office:value="156.814215803166" calcext:value-type="float">
            <text:p><text:s text:c="3"/>157 </text:p>
          </table:table-cell>
          <table:table-cell table:style-name="ce17" office:value-type="float" office:value="377.785413760508" calcext:value-type="float">
            <text:p><text:s text:c="3"/>378 </text:p>
          </table:table-cell>
          <table:table-cell table:style-name="ce17" office:value-type="float" office:value="68.4093886366563" calcext:value-type="float">
            <text:p><text:s text:c="3"/>68 </text:p>
          </table:table-cell>
          <table:table-cell table:style-name="ce17" office:value-type="float" office:value="977.340881288475" calcext:value-type="float">
            <text:p><text:s text:c="3"/>977 </text:p>
          </table:table-cell>
          <table:table-cell table:style-name="ce17" office:value-type="float" office:value="76.3642380871229" calcext:value-type="float">
            <text:p><text:s text:c="3"/>76 </text:p>
          </table:table-cell>
          <table:table-cell table:style-name="ce17" office:value-type="float" office:value="695.808056874218" calcext:value-type="float">
            <text:p><text:s text:c="3"/>696 </text:p>
          </table:table-cell>
          <table:table-cell table:style-name="ce17" office:value-type="float" office:value="85.791305463385" calcext:value-type="float">
            <text:p><text:s text:c="3"/>86 </text:p>
          </table:table-cell>
          <table:table-cell table:style-name="ce17" office:value-type="float" office:value="527.950821911993" calcext:value-type="float">
            <text:p><text:s text:c="3"/>528 </text:p>
          </table:table-cell>
          <table:table-cell table:style-name="ce17" office:value-type="float" office:value="46.0395271571452" calcext:value-type="float">
            <text:p><text:s text:c="3"/>46 </text:p>
          </table:table-cell>
          <table:table-cell table:style-name="ce17" office:value-type="float" office:value="360.236817689853" calcext:value-type="float">
            <text:p><text:s text:c="3"/>360 </text:p>
          </table:table-cell>
          <table:table-cell table:style-name="ce17" office:value-type="float" office:value="31.1130688137754" calcext:value-type="float">
            <text:p><text:s text:c="3"/>31 </text:p>
          </table:table-cell>
          <table:table-cell table:style-name="ce17" office:value-type="float" office:value="316.098568515115" calcext:value-type="float">
            <text:p><text:s text:c="3"/>316 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eará</text:p>
          </table:table-cell>
          <table:table-cell table:style-name="ce14" office:value-type="float" office:value="948.793211614764" calcext:value-type="float">
            <text:p><text:s text:c="3"/>949 </text:p>
          </table:table-cell>
          <table:table-cell table:style-name="ce14" office:value-type="float" office:value="7989.05452017212" calcext:value-type="float">
            <text:p><text:s text:c="2"/>7 989 </text:p>
          </table:table-cell>
          <table:table-cell table:style-name="ce14" office:value-type="float" office:value="381.541629693339" calcext:value-type="float">
            <text:p><text:s text:c="3"/>382 </text:p>
          </table:table-cell>
          <table:table-cell table:style-name="ce14" office:value-type="float" office:value="3870.79284844895" calcext:value-type="float">
            <text:p><text:s text:c="2"/>3 871 </text:p>
          </table:table-cell>
          <table:table-cell table:style-name="ce14" office:value-type="float" office:value="567.251581921423" calcext:value-type="float">
            <text:p><text:s text:c="3"/>567 </text:p>
          </table:table-cell>
          <table:table-cell table:style-name="ce14" office:value-type="float" office:value="4118.26167172321" calcext:value-type="float">
            <text:p><text:s text:c="2"/>4 118 </text:p>
          </table:table-cell>
          <table:table-cell table:style-name="ce14" office:value-type="float" office:value="286.89553245763" calcext:value-type="float">
            <text:p><text:s text:c="3"/>287 </text:p>
          </table:table-cell>
          <table:table-cell table:style-name="ce14" office:value-type="float" office:value="2294.79954148228" calcext:value-type="float">
            <text:p><text:s text:c="2"/>2 295 </text:p>
          </table:table-cell>
          <table:table-cell table:style-name="ce14" office:value-type="float" office:value="650.821354761833" calcext:value-type="float">
            <text:p><text:s text:c="3"/>651 </text:p>
          </table:table-cell>
          <table:table-cell table:style-name="ce14" office:value-type="float" office:value="5628.12341918678" calcext:value-type="float">
            <text:p><text:s text:c="2"/>5 628 </text:p>
          </table:table-cell>
          <table:table-cell table:style-name="ce14" office:value-type="float" office:value="22.6925672192745" calcext:value-type="float">
            <text:p><text:s text:c="3"/>23 </text:p>
          </table:table-cell>
          <table:table-cell table:style-name="ce14" office:value-type="float" office:value="962.872961300568" calcext:value-type="float">
            <text:p><text:s text:c="3"/>963 </text:p>
          </table:table-cell>
          <table:table-cell table:style-name="ce14" office:value-type="float" office:value="33.7107971485452" calcext:value-type="float">
            <text:p><text:s text:c="3"/>34 </text:p>
          </table:table-cell>
          <table:table-cell table:style-name="ce14" office:value-type="float" office:value="1076.97872617199" calcext:value-type="float">
            <text:p><text:s text:c="2"/>1 077 </text:p>
          </table:table-cell>
          <table:table-cell table:style-name="ce14" office:value-type="float" office:value="60.6521916939781" calcext:value-type="float">
            <text:p><text:s text:c="3"/>61 </text:p>
          </table:table-cell>
          <table:table-cell table:style-name="ce14" office:value-type="float" office:value="1591.85504241312" calcext:value-type="float">
            <text:p><text:s text:c="2"/>1 592 </text:p>
          </table:table-cell>
          <table:table-cell table:style-name="ce14" office:value-type="float" office:value="79.6225345300415" calcext:value-type="float">
            <text:p><text:s text:c="3"/>80 </text:p>
          </table:table-cell>
          <table:table-cell table:style-name="ce14" office:value-type="float" office:value="1333.47787143582" calcext:value-type="float">
            <text:p><text:s text:c="2"/>1 333 </text:p>
          </table:table-cell>
          <table:table-cell table:style-name="ce17" office:value-type="float" office:value="294.016968925368" calcext:value-type="float">
            <text:p><text:s text:c="3"/>294 </text:p>
          </table:table-cell>
          <table:table-cell table:style-name="ce17" office:value-type="float" office:value="2010.49004900107" calcext:value-type="float">
            <text:p><text:s text:c="2"/>2 010 </text:p>
          </table:table-cell>
          <table:table-cell table:style-name="ce17" office:value-type="float" office:value="458.098152097556" calcext:value-type="float">
            <text:p><text:s text:c="3"/>458 </text:p>
          </table:table-cell>
          <table:table-cell table:style-name="ce17" office:value-type="float" office:value="1013.3798698496" calcext:value-type="float">
            <text:p><text:s text:c="2"/>1 013 </text:p>
          </table:table-cell>
          <table:table-cell table:style-name="ce17" office:value-type="float" office:value="224.833339004862" calcext:value-type="float">
            <text:p><text:s text:c="3"/>225 </text:p>
          </table:table-cell>
          <table:table-cell table:style-name="ce17" office:value-type="float" office:value="2798.44081942548" calcext:value-type="float">
            <text:p><text:s text:c="2"/>2 798 </text:p>
          </table:table-cell>
          <table:table-cell table:style-name="ce17" office:value-type="float" office:value="286.352076862962" calcext:value-type="float">
            <text:p><text:s text:c="3"/>286 </text:p>
          </table:table-cell>
          <table:table-cell table:style-name="ce17" office:value-type="float" office:value="2047.10897487994" calcext:value-type="float">
            <text:p><text:s text:c="2"/>2 047 </text:p>
          </table:table-cell>
          <table:table-cell table:style-name="ce17" office:value-type="float" office:value="276.147378843477" calcext:value-type="float">
            <text:p><text:s text:c="3"/>276 </text:p>
          </table:table-cell>
          <table:table-cell table:style-name="ce17" office:value-type="float" office:value="1472.42406943755" calcext:value-type="float">
            <text:p><text:s text:c="2"/>1 472 </text:p>
          </table:table-cell>
          <table:table-cell table:style-name="ce17" office:value-type="float" office:value="99.0911490594912" calcext:value-type="float">
            <text:p><text:s text:c="3"/>99 </text:p>
          </table:table-cell>
          <table:table-cell table:style-name="ce17" office:value-type="float" office:value="927.678125727064" calcext:value-type="float">
            <text:p><text:s text:c="3"/>928 </text:p>
          </table:table-cell>
          <table:table-cell table:style-name="ce17" office:value-type="float" office:value="62.3692678439705" calcext:value-type="float">
            <text:p><text:s text:c="3"/>62 </text:p>
          </table:table-cell>
          <table:table-cell table:style-name="ce17" office:value-type="float" office:value="733.115256168121" calcext:value-type="float">
            <text:p><text:s text:c="3"/>733 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Rio Grande do Norte</text:p>
          </table:table-cell>
          <table:table-cell table:style-name="ce14" office:value-type="float" office:value="302.712779588962" calcext:value-type="float">
            <text:p><text:s text:c="3"/>303 </text:p>
          </table:table-cell>
          <table:table-cell table:style-name="ce14" office:value-type="float" office:value="3109.21317226309" calcext:value-type="float">
            <text:p><text:s text:c="2"/>3 109 </text:p>
          </table:table-cell>
          <table:table-cell table:style-name="ce14" office:value-type="float" office:value="122.385809596097" calcext:value-type="float">
            <text:p><text:s text:c="3"/>122 </text:p>
          </table:table-cell>
          <table:table-cell table:style-name="ce14" office:value-type="float" office:value="1492.52201644394" calcext:value-type="float">
            <text:p><text:s text:c="2"/>1 493 </text:p>
          </table:table-cell>
          <table:table-cell table:style-name="ce14" office:value-type="float" office:value="180.326969992865" calcext:value-type="float">
            <text:p><text:s text:c="3"/>180 </text:p>
          </table:table-cell>
          <table:table-cell table:style-name="ce14" office:value-type="float" office:value="1616.69115581912" calcext:value-type="float">
            <text:p><text:s text:c="2"/>1 617 </text:p>
          </table:table-cell>
          <table:table-cell table:style-name="ce14" office:value-type="float" office:value="109.613723416659" calcext:value-type="float">
            <text:p><text:s text:c="3"/>110 </text:p>
          </table:table-cell>
          <table:table-cell table:style-name="ce14" office:value-type="float" office:value="1175.88898855954" calcext:value-type="float">
            <text:p><text:s text:c="2"/>1 176 </text:p>
          </table:table-cell>
          <table:table-cell table:style-name="ce14" office:value-type="float" office:value="191.827605130698" calcext:value-type="float">
            <text:p><text:s text:c="3"/>192 </text:p>
          </table:table-cell>
          <table:table-cell table:style-name="ce14" office:value-type="float" office:value="1914.9674812125" calcext:value-type="float">
            <text:p><text:s text:c="2"/>1 915 </text:p>
          </table:table-cell>
          <table:table-cell table:style-name="ce14" office:value-type="float" office:value="9.60365791168982" calcext:value-type="float">
            <text:p><text:s text:c="3"/>10 </text:p>
          </table:table-cell>
          <table:table-cell table:style-name="ce14" office:value-type="float" office:value="366.725175783363" calcext:value-type="float">
            <text:p><text:s text:c="3"/>367 </text:p>
          </table:table-cell>
          <table:table-cell table:style-name="ce14" office:value-type="float" office:value="15.7098313307427" calcext:value-type="float">
            <text:p><text:s text:c="3"/>16 </text:p>
          </table:table-cell>
          <table:table-cell table:style-name="ce14" office:value-type="float" office:value="400.452158100702" calcext:value-type="float">
            <text:p><text:s text:c="3"/>400 </text:p>
          </table:table-cell>
          <table:table-cell table:style-name="ce14" office:value-type="float" office:value="23.1903949932038" calcext:value-type="float">
            <text:p><text:s text:c="3"/>23 </text:p>
          </table:table-cell>
          <table:table-cell table:style-name="ce14" office:value-type="float" office:value="636.237436645346" calcext:value-type="float">
            <text:p><text:s text:c="3"/>636 </text:p>
          </table:table-cell>
          <table:table-cell table:style-name="ce14" office:value-type="float" office:value="26.3406534853685" calcext:value-type="float">
            <text:p><text:s text:c="3"/>26 </text:p>
          </table:table-cell>
          <table:table-cell table:style-name="ce14" office:value-type="float" office:value="510.051661695604" calcext:value-type="float">
            <text:p><text:s text:c="3"/>510 </text:p>
          </table:table-cell>
          <table:table-cell table:style-name="ce17" office:value-type="float" office:value="87.1688215481744" calcext:value-type="float">
            <text:p><text:s text:c="3"/>87 </text:p>
          </table:table-cell>
          <table:table-cell table:style-name="ce17" office:value-type="float" office:value="799.344564154093" calcext:value-type="float">
            <text:p><text:s text:c="3"/>799 </text:p>
          </table:table-cell>
          <table:table-cell table:style-name="ce17" office:value-type="float" office:value="140.699420319783" calcext:value-type="float">
            <text:p><text:s text:c="3"/>141 </text:p>
          </table:table-cell>
          <table:table-cell table:style-name="ce17" office:value-type="float" office:value="396.402175883954" calcext:value-type="float">
            <text:p><text:s text:c="3"/>396 </text:p>
          </table:table-cell>
          <table:table-cell table:style-name="ce17" office:value-type="float" office:value="68.7929573475771" calcext:value-type="float">
            <text:p><text:s text:c="3"/>69 </text:p>
          </table:table-cell>
          <table:table-cell table:style-name="ce17" office:value-type="float" office:value="981.371511881891" calcext:value-type="float">
            <text:p><text:s text:c="3"/>981 </text:p>
          </table:table-cell>
          <table:table-cell table:style-name="ce17" office:value-type="float" office:value="77.1614545733214" calcext:value-type="float">
            <text:p><text:s text:c="3"/>77 </text:p>
          </table:table-cell>
          <table:table-cell table:style-name="ce17" office:value-type="float" office:value="779.481091278749" calcext:value-type="float">
            <text:p><text:s text:c="3"/>779 </text:p>
          </table:table-cell>
          <table:table-cell table:style-name="ce17" office:value-type="float" office:value="86.5492210787483" calcext:value-type="float">
            <text:p><text:s text:c="3"/>87 </text:p>
          </table:table-cell>
          <table:table-cell table:style-name="ce17" office:value-type="float" office:value="566.923346357808" calcext:value-type="float">
            <text:p><text:s text:c="3"/>567 </text:p>
          </table:table-cell>
          <table:table-cell table:style-name="ce17" office:value-type="float" office:value="42.8277131057856" calcext:value-type="float">
            <text:p><text:s text:c="3"/>43 </text:p>
          </table:table-cell>
          <table:table-cell table:style-name="ce17" office:value-type="float" office:value="405.436442340227" calcext:value-type="float">
            <text:p><text:s text:c="3"/>405 </text:p>
          </table:table-cell>
          <table:table-cell table:style-name="ce17" office:value-type="float" office:value="26.687814305524" calcext:value-type="float">
            <text:p><text:s text:c="3"/>27 </text:p>
          </table:table-cell>
          <table:table-cell table:style-name="ce17" office:value-type="float" office:value="372.090084202104" calcext:value-type="float">
            <text:p><text:s text:c="3"/>372 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Paraíba</text:p>
          </table:table-cell>
          <table:table-cell table:style-name="ce14" office:value-type="float" office:value="416.189988423228" calcext:value-type="float">
            <text:p><text:s text:c="3"/>416 </text:p>
          </table:table-cell>
          <table:table-cell table:style-name="ce14" office:value-type="float" office:value="3473.4662863931" calcext:value-type="float">
            <text:p><text:s text:c="2"/>3 473 </text:p>
          </table:table-cell>
          <table:table-cell table:style-name="ce14" office:value-type="float" office:value="163.77414544746" calcext:value-type="float">
            <text:p><text:s text:c="3"/>164 </text:p>
          </table:table-cell>
          <table:table-cell table:style-name="ce14" office:value-type="float" office:value="1663.99707382859" calcext:value-type="float">
            <text:p><text:s text:c="2"/>1 664 </text:p>
          </table:table-cell>
          <table:table-cell table:style-name="ce14" office:value-type="float" office:value="252.415842975768" calcext:value-type="float">
            <text:p><text:s text:c="3"/>252 </text:p>
          </table:table-cell>
          <table:table-cell table:style-name="ce14" office:value-type="float" office:value="1809.46921256455" calcext:value-type="float">
            <text:p><text:s text:c="2"/>1 809 </text:p>
          </table:table-cell>
          <table:table-cell table:style-name="ce14" office:value-type="float" office:value="138.548802874845" calcext:value-type="float">
            <text:p><text:s text:c="3"/>139 </text:p>
          </table:table-cell>
          <table:table-cell table:style-name="ce14" office:value-type="float" office:value="1208.47614874776" calcext:value-type="float">
            <text:p><text:s text:c="2"/>1 208 </text:p>
          </table:table-cell>
          <table:table-cell table:style-name="ce14" office:value-type="float" office:value="273.142692398318" calcext:value-type="float">
            <text:p><text:s text:c="3"/>273 </text:p>
          </table:table-cell>
          <table:table-cell table:style-name="ce14" office:value-type="float" office:value="2249.71348958775" calcext:value-type="float">
            <text:p><text:s text:c="2"/>2 250 </text:p>
          </table:table-cell>
          <table:table-cell table:style-name="ce14" office:value-type="float" office:value="10.5056875119354" calcext:value-type="float">
            <text:p><text:s text:c="3"/>11 </text:p>
          </table:table-cell>
          <table:table-cell table:style-name="ce14" office:value-type="float" office:value="401.086552891169" calcext:value-type="float">
            <text:p><text:s text:c="3"/>401 </text:p>
          </table:table-cell>
          <table:table-cell table:style-name="ce14" office:value-type="float" office:value="14.7565360983505" calcext:value-type="float">
            <text:p><text:s text:c="3"/>15 </text:p>
          </table:table-cell>
          <table:table-cell table:style-name="ce14" office:value-type="float" office:value="475.619929489075" calcext:value-type="float">
            <text:p><text:s text:c="3"/>476 </text:p>
          </table:table-cell>
          <table:table-cell table:style-name="ce14" office:value-type="float" office:value="23.3078200774583" calcext:value-type="float">
            <text:p><text:s text:c="3"/>23 </text:p>
          </table:table-cell>
          <table:table-cell table:style-name="ce14" office:value-type="float" office:value="690.080330964336" calcext:value-type="float">
            <text:p><text:s text:c="3"/>690 </text:p>
          </table:table-cell>
          <table:table-cell table:style-name="ce14" office:value-type="float" office:value="32.6175218301361" calcext:value-type="float">
            <text:p><text:s text:c="3"/>33 </text:p>
          </table:table-cell>
          <table:table-cell table:style-name="ce14" office:value-type="float" office:value="570.766333471675" calcext:value-type="float">
            <text:p><text:s text:c="3"/>571 </text:p>
          </table:table-cell>
          <table:table-cell table:style-name="ce17" office:value-type="float" office:value="139.918897728109" calcext:value-type="float">
            <text:p><text:s text:c="3"/>140 </text:p>
          </table:table-cell>
          <table:table-cell table:style-name="ce17" office:value-type="float" office:value="872.33820289808" calcext:value-type="float">
            <text:p><text:s text:c="3"/>872 </text:p>
          </table:table-cell>
          <table:table-cell table:style-name="ce17" office:value-type="float" office:value="195.083525177238" calcext:value-type="float">
            <text:p><text:s text:c="3"/>195 </text:p>
          </table:table-cell>
          <table:table-cell table:style-name="ce17" office:value-type="float" office:value="463.574936678788" calcext:value-type="float">
            <text:p><text:s text:c="3"/>464 </text:p>
          </table:table-cell>
          <table:table-cell table:style-name="ce17" office:value-type="float" office:value="96.7275416664057" calcext:value-type="float">
            <text:p><text:s text:c="3"/>97 </text:p>
          </table:table-cell>
          <table:table-cell table:style-name="ce17" office:value-type="float" office:value="1179.76551983285" calcext:value-type="float">
            <text:p><text:s text:c="2"/>1 180 </text:p>
          </table:table-cell>
          <table:table-cell table:style-name="ce17" office:value-type="float" office:value="128.42759468054" calcext:value-type="float">
            <text:p><text:s text:c="3"/>128 </text:p>
          </table:table-cell>
          <table:table-cell table:style-name="ce17" office:value-type="float" office:value="894.430799481289" calcext:value-type="float">
            <text:p><text:s text:c="3"/>894 </text:p>
          </table:table-cell>
          <table:table-cell table:style-name="ce17" office:value-type="float" office:value="112.914688792231" calcext:value-type="float">
            <text:p><text:s text:c="3"/>113 </text:p>
          </table:table-cell>
          <table:table-cell table:style-name="ce17" office:value-type="float" office:value="652.802487839993" calcext:value-type="float">
            <text:p><text:s text:c="3"/>653 </text:p>
          </table:table-cell>
          <table:table-cell table:style-name="ce17" office:value-type="float" office:value="45.7578168897134" calcext:value-type="float">
            <text:p><text:s text:c="3"/>46 </text:p>
          </table:table-cell>
          <table:table-cell table:style-name="ce17" office:value-type="float" office:value="372.885545358923" calcext:value-type="float">
            <text:p><text:s text:c="3"/>373 </text:p>
          </table:table-cell>
          <table:table-cell table:style-name="ce17" office:value-type="float" office:value="32.2184260648068" calcext:value-type="float">
            <text:p><text:s text:c="3"/>32 </text:p>
          </table:table-cell>
          <table:table-cell table:style-name="ce17" office:value-type="float" office:value="371.287401678873" calcext:value-type="float">
            <text:p><text:s text:c="3"/>371 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Pernambuco</text:p>
          </table:table-cell>
          <table:table-cell table:style-name="ce14" office:value-type="float" office:value="828.347930296772" calcext:value-type="float">
            <text:p><text:s text:c="3"/>828 </text:p>
          </table:table-cell>
          <table:table-cell table:style-name="ce14" office:value-type="float" office:value="8450.30025973753" calcext:value-type="float">
            <text:p><text:s text:c="2"/>8 450 </text:p>
          </table:table-cell>
          <table:table-cell table:style-name="ce14" office:value-type="float" office:value="284.015525339607" calcext:value-type="float">
            <text:p><text:s text:c="3"/>284 </text:p>
          </table:table-cell>
          <table:table-cell table:style-name="ce14" office:value-type="float" office:value="3995.2551821558" calcext:value-type="float">
            <text:p><text:s text:c="2"/>3 995 </text:p>
          </table:table-cell>
          <table:table-cell table:style-name="ce14" office:value-type="float" office:value="544.332404957164" calcext:value-type="float">
            <text:p><text:s text:c="3"/>544 </text:p>
          </table:table-cell>
          <table:table-cell table:style-name="ce14" office:value-type="float" office:value="4455.04507758174" calcext:value-type="float">
            <text:p><text:s text:c="2"/>4 455 </text:p>
          </table:table-cell>
          <table:table-cell table:style-name="ce14" office:value-type="float" office:value="274.205226381309" calcext:value-type="float">
            <text:p><text:s text:c="3"/>274 </text:p>
          </table:table-cell>
          <table:table-cell table:style-name="ce14" office:value-type="float" office:value="2820.1259310423" calcext:value-type="float">
            <text:p><text:s text:c="2"/>2 820 </text:p>
          </table:table-cell>
          <table:table-cell table:style-name="ce14" office:value-type="float" office:value="546.533527971014" calcext:value-type="float">
            <text:p><text:s text:c="3"/>547 </text:p>
          </table:table-cell>
          <table:table-cell table:style-name="ce14" office:value-type="float" office:value="5542.14170665046" calcext:value-type="float">
            <text:p><text:s text:c="2"/>5 542 </text:p>
          </table:table-cell>
          <table:table-cell table:style-name="ce14" office:value-type="float" office:value="17.0127548328251" calcext:value-type="float">
            <text:p><text:s text:c="3"/>17 </text:p>
          </table:table-cell>
          <table:table-cell table:style-name="ce14" office:value-type="float" office:value="1022.5332297179" calcext:value-type="float">
            <text:p><text:s text:c="2"/>1 023 </text:p>
          </table:table-cell>
          <table:table-cell table:style-name="ce14" office:value-type="float" office:value="33.3388890440113" calcext:value-type="float">
            <text:p><text:s text:c="3"/>33 </text:p>
          </table:table-cell>
          <table:table-cell table:style-name="ce14" office:value-type="float" office:value="1106.5436940372" calcext:value-type="float">
            <text:p><text:s text:c="2"/>1 107 </text:p>
          </table:table-cell>
          <table:table-cell table:style-name="ce14" office:value-type="float" office:value="43.9940509205359" calcext:value-type="float">
            <text:p><text:s text:c="3"/>44 </text:p>
          </table:table-cell>
          <table:table-cell table:style-name="ce14" office:value-type="float" office:value="1607.45078214372" calcext:value-type="float">
            <text:p><text:s text:c="2"/>1 607 </text:p>
          </table:table-cell>
          <table:table-cell table:style-name="ce14" office:value-type="float" office:value="65.7275842487335" calcext:value-type="float">
            <text:p><text:s text:c="3"/>66 </text:p>
          </table:table-cell>
          <table:table-cell table:style-name="ce14" office:value-type="float" office:value="1402.36215693217" calcext:value-type="float">
            <text:p><text:s text:c="2"/>1 402 </text:p>
          </table:table-cell>
          <table:table-cell table:style-name="ce17" office:value-type="float" office:value="256.405666079426" calcext:value-type="float">
            <text:p><text:s text:c="3"/>256 </text:p>
          </table:table-cell>
          <table:table-cell table:style-name="ce17" office:value-type="float" office:value="2238.67672404608" calcext:value-type="float">
            <text:p><text:s text:c="2"/>2 239 </text:p>
          </table:table-cell>
          <table:table-cell table:style-name="ce17" office:value-type="float" office:value="411.868985171239" calcext:value-type="float">
            <text:p><text:s text:c="3"/>412 </text:p>
          </table:table-cell>
          <table:table-cell table:style-name="ce17" office:value-type="float" office:value="1072.73367286045" calcext:value-type="float">
            <text:p><text:s text:c="2"/>1 073 </text:p>
          </table:table-cell>
          <table:table-cell table:style-name="ce17" office:value-type="float" office:value="197.721788471382" calcext:value-type="float">
            <text:p><text:s text:c="3"/>198 </text:p>
          </table:table-cell>
          <table:table-cell table:style-name="ce17" office:value-type="float" office:value="2939.59937624017" calcext:value-type="float">
            <text:p><text:s text:c="2"/>2 940 </text:p>
          </table:table-cell>
          <table:table-cell table:style-name="ce17" office:value-type="float" office:value="236.389126597639" calcext:value-type="float">
            <text:p><text:s text:c="3"/>236 </text:p>
          </table:table-cell>
          <table:table-cell table:style-name="ce17" office:value-type="float" office:value="2047.59131715162" calcext:value-type="float">
            <text:p><text:s text:c="2"/>2 048 </text:p>
          </table:table-cell>
          <table:table-cell table:style-name="ce17" office:value-type="float" office:value="217.075102128129" calcext:value-type="float">
            <text:p><text:s text:c="3"/>217 </text:p>
          </table:table-cell>
          <table:table-cell table:style-name="ce17" office:value-type="float" office:value="1596.63686865512" calcext:value-type="float">
            <text:p><text:s text:c="2"/>1 597 </text:p>
          </table:table-cell>
          <table:table-cell table:style-name="ce17" office:value-type="float" office:value="108.122988193698" calcext:value-type="float">
            <text:p><text:s text:c="3"/>108 </text:p>
          </table:table-cell>
          <table:table-cell table:style-name="ce17" office:value-type="float" office:value="941.188394641089" calcext:value-type="float">
            <text:p><text:s text:c="3"/>941 </text:p>
          </table:table-cell>
          <table:table-cell table:style-name="ce17" office:value-type="float" office:value="68.5372414452721" calcext:value-type="float">
            <text:p><text:s text:c="3"/>69 </text:p>
          </table:table-cell>
          <table:table-cell table:style-name="ce17" office:value-type="float" office:value="916.625042618491" calcext:value-type="float">
            <text:p><text:s text:c="3"/>917 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Alagoas</text:p>
          </table:table-cell>
          <table:table-cell table:style-name="ce14" office:value-type="float" office:value="295.181258453199" calcext:value-type="float">
            <text:p><text:s text:c="3"/>295 </text:p>
          </table:table-cell>
          <table:table-cell table:style-name="ce14" office:value-type="float" office:value="2951.80647770852" calcext:value-type="float">
            <text:p><text:s text:c="2"/>2 952 </text:p>
          </table:table-cell>
          <table:table-cell table:style-name="ce14" office:value-type="float" office:value="113.260992639698" calcext:value-type="float">
            <text:p><text:s text:c="3"/>113 </text:p>
          </table:table-cell>
          <table:table-cell table:style-name="ce14" office:value-type="float" office:value="1418.20614201095" calcext:value-type="float">
            <text:p><text:s text:c="2"/>1 418 </text:p>
          </table:table-cell>
          <table:table-cell table:style-name="ce14" office:value-type="float" office:value="181.920265813502" calcext:value-type="float">
            <text:p><text:s text:c="3"/>182 </text:p>
          </table:table-cell>
          <table:table-cell table:style-name="ce14" office:value-type="float" office:value="1533.60033569756" calcext:value-type="float">
            <text:p><text:s text:c="2"/>1 534 </text:p>
          </table:table-cell>
          <table:table-cell table:style-name="ce14" office:value-type="float" office:value="84.540368069897" calcext:value-type="float">
            <text:p><text:s text:c="3"/>85 </text:p>
          </table:table-cell>
          <table:table-cell table:style-name="ce14" office:value-type="float" office:value="753.043179018538" calcext:value-type="float">
            <text:p><text:s text:c="3"/>753 </text:p>
          </table:table-cell>
          <table:table-cell table:style-name="ce14" office:value-type="float" office:value="207.17128946665" calcext:value-type="float">
            <text:p><text:s text:c="3"/>207 </text:p>
          </table:table-cell>
          <table:table-cell table:style-name="ce14" office:value-type="float" office:value="2170.51056352318" calcext:value-type="float">
            <text:p><text:s text:c="2"/>2 171 </text:p>
          </table:table-cell>
          <table:table-cell table:style-name="ce14" office:value-type="float" office:value="7.05888502782639" calcext:value-type="float">
            <text:p><text:s text:c="3"/>7 </text:p>
          </table:table-cell>
          <table:table-cell table:style-name="ce14" office:value-type="float" office:value="356.579435049163" calcext:value-type="float">
            <text:p><text:s text:c="3"/>357 </text:p>
          </table:table-cell>
          <table:table-cell table:style-name="ce14" office:value-type="float" office:value="9.22957417306494" calcext:value-type="float">
            <text:p><text:s text:c="3"/>9 </text:p>
          </table:table-cell>
          <table:table-cell table:style-name="ce14" office:value-type="float" office:value="471.715746718565" calcext:value-type="float">
            <text:p><text:s text:c="3"/>472 </text:p>
          </table:table-cell>
          <table:table-cell table:style-name="ce14" office:value-type="float" office:value="21.2997262881473" calcext:value-type="float">
            <text:p><text:s text:c="3"/>21 </text:p>
          </table:table-cell>
          <table:table-cell table:style-name="ce14" office:value-type="float" office:value="583.469838417953" calcext:value-type="float">
            <text:p><text:s text:c="3"/>583 </text:p>
          </table:table-cell>
          <table:table-cell table:style-name="ce14" office:value-type="float" office:value="22.232077681394" calcext:value-type="float">
            <text:p><text:s text:c="3"/>22 </text:p>
          </table:table-cell>
          <table:table-cell table:style-name="ce14" office:value-type="float" office:value="466.86309536917" calcext:value-type="float">
            <text:p><text:s text:c="3"/>467 </text:p>
          </table:table-cell>
          <table:table-cell table:style-name="ce17" office:value-type="float" office:value="103.672519923128" calcext:value-type="float">
            <text:p><text:s text:c="3"/>104 </text:p>
          </table:table-cell>
          <table:table-cell table:style-name="ce17" office:value-type="float" office:value="731.482624961399" calcext:value-type="float">
            <text:p><text:s text:c="3"/>731 </text:p>
          </table:table-cell>
          <table:table-cell table:style-name="ce17" office:value-type="float" office:value="131.688475359639" calcext:value-type="float">
            <text:p><text:s text:c="3"/>132 </text:p>
          </table:table-cell>
          <table:table-cell table:style-name="ce17" office:value-type="float" office:value="341.695737192265" calcext:value-type="float">
            <text:p><text:s text:c="3"/>342 </text:p>
          </table:table-cell>
          <table:table-cell table:style-name="ce17" office:value-type="float" office:value="95.0536292068566" calcext:value-type="float">
            <text:p><text:s text:c="3"/>95 </text:p>
          </table:table-cell>
          <table:table-cell table:style-name="ce17" office:value-type="float" office:value="1227.04336131183" calcext:value-type="float">
            <text:p><text:s text:c="2"/>1 227 </text:p>
          </table:table-cell>
          <table:table-cell table:style-name="ce17" office:value-type="float" office:value="86.6447634834159" calcext:value-type="float">
            <text:p><text:s text:c="3"/>87 </text:p>
          </table:table-cell>
          <table:table-cell table:style-name="ce17" office:value-type="float" office:value="703.04111720764" calcext:value-type="float">
            <text:p><text:s text:c="3"/>703 </text:p>
          </table:table-cell>
          <table:table-cell table:style-name="ce17" office:value-type="float" office:value="67.6044391277233" calcext:value-type="float">
            <text:p><text:s text:c="3"/>68 </text:p>
          </table:table-cell>
          <table:table-cell table:style-name="ce17" office:value-type="float" office:value="463.837159444979" calcext:value-type="float">
            <text:p><text:s text:c="3"/>464 </text:p>
          </table:table-cell>
          <table:table-cell table:style-name="ce17" office:value-type="float" office:value="26.514597981232" calcext:value-type="float">
            <text:p><text:s text:c="3"/>27 </text:p>
          </table:table-cell>
          <table:table-cell table:style-name="ce17" office:value-type="float" office:value="283.48441005292" calcext:value-type="float">
            <text:p><text:s text:c="3"/>283 </text:p>
          </table:table-cell>
          <table:table-cell table:style-name="ce17" office:value-type="float" office:value="19.0673449100238" calcext:value-type="float">
            <text:p><text:s text:c="3"/>19 </text:p>
          </table:table-cell>
          <table:table-cell table:style-name="ce17" office:value-type="float" office:value="270.810831877452" calcext:value-type="float">
            <text:p><text:s text:c="3"/>271 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Sergipe</text:p>
          </table:table-cell>
          <table:table-cell table:style-name="ce14" office:value-type="float" office:value="274.641951250626" calcext:value-type="float">
            <text:p><text:s text:c="3"/>275 </text:p>
          </table:table-cell>
          <table:table-cell table:style-name="ce14" office:value-type="float" office:value="1964.04697506409" calcext:value-type="float">
            <text:p><text:s text:c="2"/>1 964 </text:p>
          </table:table-cell>
          <table:table-cell table:style-name="ce14" office:value-type="float" office:value="105.83190413101" calcext:value-type="float">
            <text:p><text:s text:c="3"/>106 </text:p>
          </table:table-cell>
          <table:table-cell table:style-name="ce14" office:value-type="float" office:value="952.607989409603" calcext:value-type="float">
            <text:p><text:s text:c="3"/>953 </text:p>
          </table:table-cell>
          <table:table-cell table:style-name="ce14" office:value-type="float" office:value="168.810047119616" calcext:value-type="float">
            <text:p><text:s text:c="3"/>169 </text:p>
          </table:table-cell>
          <table:table-cell table:style-name="ce14" office:value-type="float" office:value="1011.43898565448" calcext:value-type="float">
            <text:p><text:s text:c="2"/>1 011 </text:p>
          </table:table-cell>
          <table:table-cell table:style-name="ce14" office:value-type="float" office:value="58.253790905344" calcext:value-type="float">
            <text:p><text:s text:c="3"/>58 </text:p>
          </table:table-cell>
          <table:table-cell table:style-name="ce14" office:value-type="float" office:value="449.002577597197" calcext:value-type="float">
            <text:p><text:s text:c="3"/>449 </text:p>
          </table:table-cell>
          <table:table-cell table:style-name="ce14" office:value-type="float" office:value="213.276080306447" calcext:value-type="float">
            <text:p><text:s text:c="3"/>213 </text:p>
          </table:table-cell>
          <table:table-cell table:style-name="ce14" office:value-type="float" office:value="1500.77349358264" calcext:value-type="float">
            <text:p><text:s text:c="2"/>1 501 </text:p>
          </table:table-cell>
          <table:table-cell table:style-name="ce14" office:value-type="float" office:value="2.75878700108272" calcext:value-type="float">
            <text:p><text:s text:c="3"/>3 </text:p>
          </table:table-cell>
          <table:table-cell table:style-name="ce14" office:value-type="float" office:value="239.880933366745" calcext:value-type="float">
            <text:p><text:s text:c="3"/>240 </text:p>
          </table:table-cell>
          <table:table-cell table:style-name="ce14" office:value-type="float" office:value="13.7532086306724" calcext:value-type="float">
            <text:p><text:s text:c="3"/>14 </text:p>
          </table:table-cell>
          <table:table-cell table:style-name="ce14" office:value-type="float" office:value="279.145772659543" calcext:value-type="float">
            <text:p><text:s text:c="3"/>279 </text:p>
          </table:table-cell>
          <table:table-cell table:style-name="ce14" office:value-type="float" office:value="20.6189839587986" calcext:value-type="float">
            <text:p><text:s text:c="3"/>21 </text:p>
          </table:table-cell>
          <table:table-cell table:style-name="ce14" office:value-type="float" office:value="404.391205839911" calcext:value-type="float">
            <text:p><text:s text:c="3"/>404 </text:p>
          </table:table-cell>
          <table:table-cell table:style-name="ce14" office:value-type="float" office:value="27.4471821322136" calcext:value-type="float">
            <text:p><text:s text:c="3"/>27 </text:p>
          </table:table-cell>
          <table:table-cell table:style-name="ce14" office:value-type="float" office:value="345.890486202248" calcext:value-type="float">
            <text:p><text:s text:c="3"/>346 </text:p>
          </table:table-cell>
          <table:table-cell table:style-name="ce17" office:value-type="float" office:value="101.475594543973" calcext:value-type="float">
            <text:p><text:s text:c="3"/>101 </text:p>
          </table:table-cell>
          <table:table-cell table:style-name="ce17" office:value-type="float" office:value="493.373072542093" calcext:value-type="float">
            <text:p><text:s text:c="3"/>493 </text:p>
          </table:table-cell>
          <table:table-cell table:style-name="ce17" office:value-type="float" office:value="108.588194983885" calcext:value-type="float">
            <text:p><text:s text:c="3"/>109 </text:p>
          </table:table-cell>
          <table:table-cell table:style-name="ce17" office:value-type="float" office:value="201.365504453545" calcext:value-type="float">
            <text:p><text:s text:c="3"/>201 </text:p>
          </table:table-cell>
          <table:table-cell table:style-name="ce17" office:value-type="float" office:value="80.7281619410007" calcext:value-type="float">
            <text:p><text:s text:c="3"/>81 </text:p>
          </table:table-cell>
          <table:table-cell table:style-name="ce17" office:value-type="float" office:value="623.327083604393" calcext:value-type="float">
            <text:p><text:s text:c="3"/>623 </text:p>
          </table:table-cell>
          <table:table-cell table:style-name="ce17" office:value-type="float" office:value="64.6730042398462" calcext:value-type="float">
            <text:p><text:s text:c="3"/>65 </text:p>
          </table:table-cell>
          <table:table-cell table:style-name="ce17" office:value-type="float" office:value="514.381700994606" calcext:value-type="float">
            <text:p><text:s text:c="3"/>514 </text:p>
          </table:table-cell>
          <table:table-cell table:style-name="ce17" office:value-type="float" office:value="77.476837985553" calcext:value-type="float">
            <text:p><text:s text:c="3"/>77 </text:p>
          </table:table-cell>
          <table:table-cell table:style-name="ce17" office:value-type="float" office:value="316.655195481165" calcext:value-type="float">
            <text:p><text:s text:c="3"/>317 </text:p>
          </table:table-cell>
          <table:table-cell table:style-name="ce17" office:value-type="float" office:value="29.0862268324839" calcext:value-type="float">
            <text:p><text:s text:c="3"/>29 </text:p>
          </table:table-cell>
          <table:table-cell table:style-name="ce17" office:value-type="float" office:value="262.877203233226" calcext:value-type="float">
            <text:p><text:s text:c="3"/>263 </text:p>
          </table:table-cell>
          <table:table-cell table:style-name="ce17" office:value-type="float" office:value="22.6777202517419" calcext:value-type="float">
            <text:p><text:s text:c="3"/>23 </text:p>
          </table:table-cell>
          <table:table-cell table:style-name="ce17" office:value-type="float" office:value="246.221078192253" calcext:value-type="float">
            <text:p><text:s text:c="3"/>246 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Bahia</text:p>
          </table:table-cell>
          <table:table-cell table:style-name="ce14" office:value-type="float" office:value="1485.13743687017" calcext:value-type="float">
            <text:p><text:s text:c="2"/>1 485 </text:p>
          </table:table-cell>
          <table:table-cell table:style-name="ce14" office:value-type="float" office:value="12993.2673429889" calcext:value-type="float">
            <text:p><text:s text:c="2"/>12 993 </text:p>
          </table:table-cell>
          <table:table-cell table:style-name="ce14" office:value-type="float" office:value="589.892920207909" calcext:value-type="float">
            <text:p><text:s text:c="3"/>590 </text:p>
          </table:table-cell>
          <table:table-cell table:style-name="ce14" office:value-type="float" office:value="6318.93589400064" calcext:value-type="float">
            <text:p><text:s text:c="2"/>6 319 </text:p>
          </table:table-cell>
          <table:table-cell table:style-name="ce14" office:value-type="float" office:value="895.244516662257" calcext:value-type="float">
            <text:p><text:s text:c="3"/>895 </text:p>
          </table:table-cell>
          <table:table-cell table:style-name="ce14" office:value-type="float" office:value="6674.33144898844" calcext:value-type="float">
            <text:p><text:s text:c="2"/>6 674 </text:p>
          </table:table-cell>
          <table:table-cell table:style-name="ce14" office:value-type="float" office:value="323.463235398721" calcext:value-type="float">
            <text:p><text:s text:c="3"/>323 </text:p>
          </table:table-cell>
          <table:table-cell table:style-name="ce14" office:value-type="float" office:value="2381.01494620823" calcext:value-type="float">
            <text:p><text:s text:c="2"/>2 381 </text:p>
          </table:table-cell>
          <table:table-cell table:style-name="ce14" office:value-type="float" office:value="1132.98183410145" calcext:value-type="float">
            <text:p><text:s text:c="2"/>1 133 </text:p>
          </table:table-cell>
          <table:table-cell table:style-name="ce14" office:value-type="float" office:value="10485.9460631289" calcext:value-type="float">
            <text:p><text:s text:c="2"/>10 486 </text:p>
          </table:table-cell>
          <table:table-cell table:style-name="ce14" office:value-type="float" office:value="26.0467366833325" calcext:value-type="float">
            <text:p><text:s text:c="3"/>26 </text:p>
          </table:table-cell>
          <table:table-cell table:style-name="ce14" office:value-type="float" office:value="1493.38262711781" calcext:value-type="float">
            <text:p><text:s text:c="2"/>1 493 </text:p>
          </table:table-cell>
          <table:table-cell table:style-name="ce14" office:value-type="float" office:value="59.8258754392579" calcext:value-type="float">
            <text:p><text:s text:c="3"/>60 </text:p>
          </table:table-cell>
          <table:table-cell table:style-name="ce14" office:value-type="float" office:value="1744.5427637924" calcext:value-type="float">
            <text:p><text:s text:c="2"/>1 745 </text:p>
          </table:table-cell>
          <table:table-cell table:style-name="ce14" office:value-type="float" office:value="100.553652042896" calcext:value-type="float">
            <text:p><text:s text:c="3"/>101 </text:p>
          </table:table-cell>
          <table:table-cell table:style-name="ce14" office:value-type="float" office:value="2411.10631762246" calcext:value-type="float">
            <text:p><text:s text:c="2"/>2 411 </text:p>
          </table:table-cell>
          <table:table-cell table:style-name="ce14" office:value-type="float" office:value="123.592261345127" calcext:value-type="float">
            <text:p><text:s text:c="3"/>124 </text:p>
          </table:table-cell>
          <table:table-cell table:style-name="ce14" office:value-type="float" office:value="2229.48476388783" calcext:value-type="float">
            <text:p><text:s text:c="2"/>2 229 </text:p>
          </table:table-cell>
          <table:table-cell table:style-name="ce17" office:value-type="float" office:value="521.258436076784" calcext:value-type="float">
            <text:p><text:s text:c="3"/>521 </text:p>
          </table:table-cell>
          <table:table-cell table:style-name="ce17" office:value-type="float" office:value="3394.39694457614" calcext:value-type="float">
            <text:p><text:s text:c="2"/>3 394 </text:p>
          </table:table-cell>
          <table:table-cell table:style-name="ce17" office:value-type="float" office:value="653.860475282768" calcext:value-type="float">
            <text:p><text:s text:c="3"/>654 </text:p>
          </table:table-cell>
          <table:table-cell table:style-name="ce17" office:value-type="float" office:value="1720.35392599239" calcext:value-type="float">
            <text:p><text:s text:c="2"/>1 720 </text:p>
          </table:table-cell>
          <table:table-cell table:style-name="ce17" office:value-type="float" office:value="381.349015514257" calcext:value-type="float">
            <text:p><text:s text:c="3"/>381 </text:p>
          </table:table-cell>
          <table:table-cell table:style-name="ce17" office:value-type="float" office:value="4558.24898349013" calcext:value-type="float">
            <text:p><text:s text:c="2"/>4 558 </text:p>
          </table:table-cell>
          <table:table-cell table:style-name="ce17" office:value-type="float" office:value="387.094782907076" calcext:value-type="float">
            <text:p><text:s text:c="3"/>387 </text:p>
          </table:table-cell>
          <table:table-cell table:style-name="ce17" office:value-type="float" office:value="3073.04796490828" calcext:value-type="float">
            <text:p><text:s text:c="2"/>3 073 </text:p>
          </table:table-cell>
          <table:table-cell table:style-name="ce17" office:value-type="float" office:value="440.065053452638" calcext:value-type="float">
            <text:p><text:s text:c="3"/>440 </text:p>
          </table:table-cell>
          <table:table-cell table:style-name="ce17" office:value-type="float" office:value="2455.82740086842" calcext:value-type="float">
            <text:p><text:s text:c="2"/>2 456 </text:p>
          </table:table-cell>
          <table:table-cell table:style-name="ce17" office:value-type="float" office:value="175.206217743746" calcext:value-type="float">
            <text:p><text:s text:c="3"/>175 </text:p>
          </table:table-cell>
          <table:table-cell table:style-name="ce17" office:value-type="float" office:value="1537.14855748101" calcext:value-type="float">
            <text:p><text:s text:c="2"/>1 537 </text:p>
          </table:table-cell>
          <table:table-cell table:style-name="ce17" office:value-type="float" office:value="97.4134804477056" calcext:value-type="float">
            <text:p><text:s text:c="3"/>97 </text:p>
          </table:table-cell>
          <table:table-cell table:style-name="ce17" office:value-type="float" office:value="1367.42838736655" calcext:value-type="float">
            <text:p><text:s text:c="2"/>1 367 </text:p>
          </table:table-cell>
          <table:table-cell table:number-columns-repeated="991"/>
        </table:table-row>
        <table:table-row table:style-name="ro1">
          <table:table-cell table:style-name="ce4" office:value-type="string" calcext:value-type="string">
            <text:p>Sudeste</text:p>
          </table:table-cell>
          <table:table-cell table:style-name="ce13" office:value-type="float" office:value="6974.30295909156" calcext:value-type="float">
            <text:p><text:s text:c="2"/>6 974 </text:p>
          </table:table-cell>
          <table:table-cell table:style-name="ce13" office:value-type="float" office:value="79570.6392559734" calcext:value-type="float">
            <text:p><text:s text:c="2"/>79 571 </text:p>
          </table:table-cell>
          <table:table-cell table:style-name="ce13" office:value-type="float" office:value="2559.33512863345" calcext:value-type="float">
            <text:p><text:s text:c="2"/>2 559 </text:p>
          </table:table-cell>
          <table:table-cell table:style-name="ce13" office:value-type="float" office:value="38549.6621609912" calcext:value-type="float">
            <text:p><text:s text:c="2"/>38 550 </text:p>
          </table:table-cell>
          <table:table-cell table:style-name="ce13" office:value-type="float" office:value="4414.96783045811" calcext:value-type="float">
            <text:p><text:s text:c="2"/>4 415 </text:p>
          </table:table-cell>
          <table:table-cell table:style-name="ce13" office:value-type="float" office:value="41020.9770949819" calcext:value-type="float">
            <text:p><text:s text:c="2"/>41 021 </text:p>
          </table:table-cell>
          <table:table-cell table:style-name="ce13" office:value-type="float" office:value="3365.96331571084" calcext:value-type="float">
            <text:p><text:s text:c="2"/>3 366 </text:p>
          </table:table-cell>
          <table:table-cell table:style-name="ce13" office:value-type="float" office:value="40525.8704589196" calcext:value-type="float">
            <text:p><text:s text:c="2"/>40 526 </text:p>
          </table:table-cell>
          <table:table-cell table:style-name="ce13" office:value-type="float" office:value="3505.74972284705" calcext:value-type="float">
            <text:p><text:s text:c="2"/>3 506 </text:p>
          </table:table-cell>
          <table:table-cell table:style-name="ce13" office:value-type="float" office:value="37810.3641087014" calcext:value-type="float">
            <text:p><text:s text:c="2"/>37 810 </text:p>
          </table:table-cell>
          <table:table-cell table:style-name="ce13" office:value-type="float" office:value="105.036457048943" calcext:value-type="float">
            <text:p><text:s text:c="3"/>105 </text:p>
          </table:table-cell>
          <table:table-cell table:style-name="ce13" office:value-type="float" office:value="8203.3387854173" calcext:value-type="float">
            <text:p><text:s text:c="2"/>8 203 </text:p>
          </table:table-cell>
          <table:table-cell table:style-name="ce13" office:value-type="float" office:value="179.08445300259" calcext:value-type="float">
            <text:p><text:s text:c="3"/>179 </text:p>
          </table:table-cell>
          <table:table-cell table:style-name="ce13" office:value-type="float" office:value="8908.98780539029" calcext:value-type="float">
            <text:p><text:s text:c="2"/>8 909 </text:p>
          </table:table-cell>
          <table:table-cell table:style-name="ce13" office:value-type="float" office:value="408.689098321306" calcext:value-type="float">
            <text:p><text:s text:c="3"/>409 </text:p>
          </table:table-cell>
          <table:table-cell table:style-name="ce13" office:value-type="float" office:value="14402.8722764097" calcext:value-type="float">
            <text:p><text:s text:c="2"/>14 403 </text:p>
          </table:table-cell>
          <table:table-cell table:style-name="ce13" office:value-type="float" office:value="393.988366400825" calcext:value-type="float">
            <text:p><text:s text:c="3"/>394 </text:p>
          </table:table-cell>
          <table:table-cell table:style-name="ce13" office:value-type="float" office:value="13132.089937151" calcext:value-type="float">
            <text:p><text:s text:c="2"/>13 132 </text:p>
          </table:table-cell>
          <table:table-cell table:style-name="ce16" office:value-type="float" office:value="2188.35994410868" calcext:value-type="float">
            <text:p><text:s text:c="2"/>2 188 </text:p>
          </table:table-cell>
          <table:table-cell table:style-name="ce16" office:value-type="float" office:value="22647.2703972297" calcext:value-type="float">
            <text:p><text:s text:c="2"/>22 647 </text:p>
          </table:table-cell>
          <table:table-cell table:style-name="ce16" office:value-type="float" office:value="3699.14464020922" calcext:value-type="float">
            <text:p><text:s text:c="2"/>3 699 </text:p>
          </table:table-cell>
          <table:table-cell table:style-name="ce16" office:value-type="float" office:value="12276.0800543752" calcext:value-type="float">
            <text:p><text:s text:c="2"/>12 276 </text:p>
          </table:table-cell>
          <table:table-cell table:style-name="ce16" office:value-type="float" office:value="829.45329579218" calcext:value-type="float">
            <text:p><text:s text:c="3"/>829 </text:p>
          </table:table-cell>
          <table:table-cell table:style-name="ce16" office:value-type="float" office:value="9231.6682941323" calcext:value-type="float">
            <text:p><text:s text:c="2"/>9 232 </text:p>
          </table:table-cell>
          <table:table-cell table:style-name="ce16" office:value-type="float" office:value="1283.18071591599" calcext:value-type="float">
            <text:p><text:s text:c="2"/>1 283 </text:p>
          </table:table-cell>
          <table:table-cell table:style-name="ce16" office:value-type="float" office:value="13996.5635826374" calcext:value-type="float">
            <text:p><text:s text:c="2"/>13 997 </text:p>
          </table:table-cell>
          <table:table-cell table:style-name="ce16" office:value-type="float" office:value="1787.35927713235" calcext:value-type="float">
            <text:p><text:s text:c="2"/>1 787 </text:p>
          </table:table-cell>
          <table:table-cell table:style-name="ce16" office:value-type="float" office:value="16031.8592886238" calcext:value-type="float">
            <text:p><text:s text:c="2"/>16 032 </text:p>
          </table:table-cell>
          <table:table-cell table:style-name="ce16" office:value-type="float" office:value="1640.90879205509" calcext:value-type="float">
            <text:p><text:s text:c="2"/>1 641 </text:p>
          </table:table-cell>
          <table:table-cell table:style-name="ce16" office:value-type="float" office:value="19355.5425589879" calcext:value-type="float">
            <text:p><text:s text:c="2"/>19 356 </text:p>
          </table:table-cell>
          <table:table-cell table:style-name="ce16" office:value-type="float" office:value="1431.62149005195" calcext:value-type="float">
            <text:p><text:s text:c="2"/>1 432 </text:p>
          </table:table-cell>
          <table:table-cell table:style-name="ce16" office:value-type="float" office:value="20895.6485535547" calcext:value-type="float">
            <text:p><text:s text:c="2"/>20 896 </text:p>
          </table:table-cell>
          <table:table-cell table:style-name="ce18" table:number-columns-repeated="991"/>
        </table:table-row>
        <table:table-row table:style-name="ro1">
          <table:table-cell office:value-type="string" calcext:value-type="string">
            <text:p>Minas Gerais</text:p>
          </table:table-cell>
          <table:table-cell table:style-name="ce14" office:value-type="float" office:value="1976.43162090805" calcext:value-type="float">
            <text:p><text:s text:c="2"/>1 976 </text:p>
          </table:table-cell>
          <table:table-cell table:style-name="ce14" office:value-type="float" office:value="18755.4793369619" calcext:value-type="float">
            <text:p><text:s text:c="2"/>18 755 </text:p>
          </table:table-cell>
          <table:table-cell table:style-name="ce14" office:value-type="float" office:value="725.573181526983" calcext:value-type="float">
            <text:p><text:s text:c="3"/>726 </text:p>
          </table:table-cell>
          <table:table-cell table:style-name="ce14" office:value-type="float" office:value="9178.62552680698" calcext:value-type="float">
            <text:p><text:s text:c="2"/>9 179 </text:p>
          </table:table-cell>
          <table:table-cell table:style-name="ce14" office:value-type="float" office:value="1250.85843938107" calcext:value-type="float">
            <text:p><text:s text:c="2"/>1 251 </text:p>
          </table:table-cell>
          <table:table-cell table:style-name="ce14" office:value-type="float" office:value="9576.8538101553" calcext:value-type="float">
            <text:p><text:s text:c="2"/>9 577 </text:p>
          </table:table-cell>
          <table:table-cell table:style-name="ce14" office:value-type="float" office:value="782.429490347415" calcext:value-type="float">
            <text:p><text:s text:c="3"/>782 </text:p>
          </table:table-cell>
          <table:table-cell table:style-name="ce14" office:value-type="float" office:value="7873.89839949278" calcext:value-type="float">
            <text:p><text:s text:c="2"/>7 874 </text:p>
          </table:table-cell>
          <table:table-cell table:style-name="ce14" office:value-type="float" office:value="1174.61657712822" calcext:value-type="float">
            <text:p><text:s text:c="2"/>1 175 </text:p>
          </table:table-cell>
          <table:table-cell table:style-name="ce14" office:value-type="float" office:value="10790.9712920008" calcext:value-type="float">
            <text:p><text:s text:c="2"/>10 791 </text:p>
          </table:table-cell>
          <table:table-cell table:style-name="ce14" office:value-type="float" office:value="15.7794977835238" calcext:value-type="float">
            <text:p><text:s text:c="3"/>16 </text:p>
          </table:table-cell>
          <table:table-cell table:style-name="ce14" office:value-type="float" office:value="1949.0561377154" calcext:value-type="float">
            <text:p><text:s text:c="2"/>1 949 </text:p>
          </table:table-cell>
          <table:table-cell table:style-name="ce14" office:value-type="float" office:value="53.5868488634351" calcext:value-type="float">
            <text:p><text:s text:c="3"/>54 </text:p>
          </table:table-cell>
          <table:table-cell table:style-name="ce14" office:value-type="float" office:value="2134.55409296655" calcext:value-type="float">
            <text:p><text:s text:c="2"/>2 135 </text:p>
          </table:table-cell>
          <table:table-cell table:style-name="ce14" office:value-type="float" office:value="114.83762670475" calcext:value-type="float">
            <text:p><text:s text:c="3"/>115 </text:p>
          </table:table-cell>
          <table:table-cell table:style-name="ce14" office:value-type="float" office:value="3560.2596735553" calcext:value-type="float">
            <text:p><text:s text:c="2"/>3 560 </text:p>
          </table:table-cell>
          <table:table-cell table:style-name="ce14" office:value-type="float" office:value="128.627588782299" calcext:value-type="float">
            <text:p><text:s text:c="3"/>129 </text:p>
          </table:table-cell>
          <table:table-cell table:style-name="ce14" office:value-type="float" office:value="2942.78475327636" calcext:value-type="float">
            <text:p><text:s text:c="2"/>2 943 </text:p>
          </table:table-cell>
          <table:table-cell table:style-name="ce17" office:value-type="float" office:value="653.821368589912" calcext:value-type="float">
            <text:p><text:s text:c="3"/>654 </text:p>
          </table:table-cell>
          <table:table-cell table:style-name="ce17" office:value-type="float" office:value="5227.70644563887" calcext:value-type="float">
            <text:p><text:s text:c="2"/>5 228 </text:p>
          </table:table-cell>
          <table:table-cell table:style-name="ce17" office:value-type="float" office:value="1009.77869018413" calcext:value-type="float">
            <text:p><text:s text:c="2"/>1 010 </text:p>
          </table:table-cell>
          <table:table-cell table:style-name="ce17" office:value-type="float" office:value="2941.1182338098" calcext:value-type="float">
            <text:p><text:s text:c="2"/>2 941 </text:p>
          </table:table-cell>
          <table:table-cell table:style-name="ce17" office:value-type="float" office:value="272.02993953854" calcext:value-type="float">
            <text:p><text:s text:c="3"/>272 </text:p>
          </table:table-cell>
          <table:table-cell table:style-name="ce17" office:value-type="float" office:value="2676.63113704868" calcext:value-type="float">
            <text:p><text:s text:c="2"/>2 677 </text:p>
          </table:table-cell>
          <table:table-cell table:style-name="ce17" office:value-type="float" office:value="406.619133788992" calcext:value-type="float">
            <text:p><text:s text:c="3"/>407 </text:p>
          </table:table-cell>
          <table:table-cell table:style-name="ce17" office:value-type="float" office:value="3647.41620812986" calcext:value-type="float">
            <text:p><text:s text:c="2"/>3 647 </text:p>
          </table:table-cell>
          <table:table-cell table:style-name="ce17" office:value-type="float" office:value="543.018674249773" calcext:value-type="float">
            <text:p><text:s text:c="3"/>543 </text:p>
          </table:table-cell>
          <table:table-cell table:style-name="ce17" office:value-type="float" office:value="4366.3802010365" calcext:value-type="float">
            <text:p><text:s text:c="2"/>4 366 </text:p>
          </table:table-cell>
          <table:table-cell table:style-name="ce17" office:value-type="float" office:value="484.307581620535" calcext:value-type="float">
            <text:p><text:s text:c="3"/>484 </text:p>
          </table:table-cell>
          <table:table-cell table:style-name="ce17" office:value-type="float" office:value="4545.9402284428" calcext:value-type="float">
            <text:p><text:s text:c="2"/>4 546 </text:p>
          </table:table-cell>
          <table:table-cell table:style-name="ce17" office:value-type="float" office:value="270.456291710214" calcext:value-type="float">
            <text:p><text:s text:c="3"/>270 </text:p>
          </table:table-cell>
          <table:table-cell table:style-name="ce17" office:value-type="float" office:value="3515.8334474396" calcext:value-type="float">
            <text:p><text:s text:c="2"/>3 516 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Espírito Santo</text:p>
          </table:table-cell>
          <table:table-cell table:style-name="ce14" office:value-type="float" office:value="318.389418717462" calcext:value-type="float">
            <text:p><text:s text:c="3"/>318 </text:p>
          </table:table-cell>
          <table:table-cell table:style-name="ce14" office:value-type="float" office:value="3590.64116474818" calcext:value-type="float">
            <text:p><text:s text:c="2"/>3 591 </text:p>
          </table:table-cell>
          <table:table-cell table:style-name="ce14" office:value-type="float" office:value="125.527888953064" calcext:value-type="float">
            <text:p><text:s text:c="3"/>126 </text:p>
          </table:table-cell>
          <table:table-cell table:style-name="ce14" office:value-type="float" office:value="1751.73204800747" calcext:value-type="float">
            <text:p><text:s text:c="2"/>1 752 </text:p>
          </table:table-cell>
          <table:table-cell table:style-name="ce14" office:value-type="float" office:value="192.861529764398" calcext:value-type="float">
            <text:p><text:s text:c="3"/>193 </text:p>
          </table:table-cell>
          <table:table-cell table:style-name="ce14" office:value-type="float" office:value="1838.90911674075" calcext:value-type="float">
            <text:p><text:s text:c="2"/>1 839 </text:p>
          </table:table-cell>
          <table:table-cell table:style-name="ce14" office:value-type="float" office:value="109.400969087349" calcext:value-type="float">
            <text:p><text:s text:c="3"/>109 </text:p>
          </table:table-cell>
          <table:table-cell table:style-name="ce14" office:value-type="float" office:value="1399.5358897217" calcext:value-type="float">
            <text:p><text:s text:c="2"/>1 400 </text:p>
          </table:table-cell>
          <table:table-cell table:style-name="ce14" office:value-type="float" office:value="204.67176353544" calcext:value-type="float">
            <text:p><text:s text:c="3"/>205 </text:p>
          </table:table-cell>
          <table:table-cell table:style-name="ce14" office:value-type="float" office:value="2155.29309046281" calcext:value-type="float">
            <text:p><text:s text:c="2"/>2 155 </text:p>
          </table:table-cell>
          <table:table-cell table:style-name="ce14" office:value-type="float" office:value="5.32742140179025" calcext:value-type="float">
            <text:p><text:s text:c="3"/>5 </text:p>
          </table:table-cell>
          <table:table-cell table:style-name="ce14" office:value-type="float" office:value="406.738790326516" calcext:value-type="float">
            <text:p><text:s text:c="3"/>407 </text:p>
          </table:table-cell>
          <table:table-cell table:style-name="ce14" office:value-type="float" office:value="10.7070210803387" calcext:value-type="float">
            <text:p><text:s text:c="3"/>11 </text:p>
          </table:table-cell>
          <table:table-cell table:style-name="ce14" office:value-type="float" office:value="454.595585875561" calcext:value-type="float">
            <text:p><text:s text:c="3"/>455 </text:p>
          </table:table-cell>
          <table:table-cell table:style-name="ce14" office:value-type="float" office:value="10.9878898205606" calcext:value-type="float">
            <text:p><text:s text:c="3"/>11 </text:p>
          </table:table-cell>
          <table:table-cell table:style-name="ce14" office:value-type="float" office:value="659.92550207658" calcext:value-type="float">
            <text:p><text:s text:c="3"/>660 </text:p>
          </table:table-cell>
          <table:table-cell table:style-name="ce14" office:value-type="float" office:value="23.7257866086085" calcext:value-type="float">
            <text:p><text:s text:c="3"/>24 </text:p>
          </table:table-cell>
          <table:table-cell table:style-name="ce14" office:value-type="float" office:value="656.415250398016" calcext:value-type="float">
            <text:p><text:s text:c="3"/>656 </text:p>
          </table:table-cell>
          <table:table-cell table:style-name="ce17" office:value-type="float" office:value="107.621032168371" calcext:value-type="float">
            <text:p><text:s text:c="3"/>108 </text:p>
          </table:table-cell>
          <table:table-cell table:style-name="ce17" office:value-type="float" office:value="945.483317541068" calcext:value-type="float">
            <text:p><text:s text:c="3"/>945 </text:p>
          </table:table-cell>
          <table:table-cell table:style-name="ce17" office:value-type="float" office:value="160.020267637793" calcext:value-type="float">
            <text:p><text:s text:c="3"/>160 </text:p>
          </table:table-cell>
          <table:table-cell table:style-name="ce17" office:value-type="float" office:value="467.482718530455" calcext:value-type="float">
            <text:p><text:s text:c="3"/>467 </text:p>
          </table:table-cell>
          <table:table-cell table:style-name="ce17" office:value-type="float" office:value="47.5718898413677" calcext:value-type="float">
            <text:p><text:s text:c="3"/>48 </text:p>
          </table:table-cell>
          <table:table-cell table:style-name="ce17" office:value-type="float" office:value="541.527279414135" calcext:value-type="float">
            <text:p><text:s text:c="3"/>542 </text:p>
          </table:table-cell>
          <table:table-cell table:style-name="ce17" office:value-type="float" office:value="73.824258702377" calcext:value-type="float">
            <text:p><text:s text:c="3"/>74 </text:p>
          </table:table-cell>
          <table:table-cell table:style-name="ce17" office:value-type="float" office:value="720.04443964162" calcext:value-type="float">
            <text:p><text:s text:c="3"/>720 </text:p>
          </table:table-cell>
          <table:table-cell table:style-name="ce17" office:value-type="float" office:value="92.6574731051241" calcext:value-type="float">
            <text:p><text:s text:c="3"/>93 </text:p>
          </table:table-cell>
          <table:table-cell table:style-name="ce17" office:value-type="float" office:value="776.900323297881" calcext:value-type="float">
            <text:p><text:s text:c="3"/>777 </text:p>
          </table:table-cell>
          <table:table-cell table:style-name="ce17" office:value-type="float" office:value="62.2181700470563" calcext:value-type="float">
            <text:p><text:s text:c="3"/>62 </text:p>
          </table:table-cell>
          <table:table-cell table:style-name="ce17" office:value-type="float" office:value="847.221370497694" calcext:value-type="float">
            <text:p><text:s text:c="3"/>847 </text:p>
          </table:table-cell>
          <table:table-cell table:style-name="ce17" office:value-type="float" office:value="41.603966301937" calcext:value-type="float">
            <text:p><text:s text:c="3"/>42 </text:p>
          </table:table-cell>
          <table:table-cell table:style-name="ce17" office:value-type="float" office:value="703.031541439885" calcext:value-type="float">
            <text:p><text:s text:c="3"/>703 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Rio de Janeiro</text:p>
          </table:table-cell>
          <table:table-cell table:style-name="ce14" office:value-type="float" office:value="1363.28936618425" calcext:value-type="float">
            <text:p><text:s text:c="2"/>1 363 </text:p>
          </table:table-cell>
          <table:table-cell table:style-name="ce14" office:value-type="float" office:value="15532.775945058" calcext:value-type="float">
            <text:p><text:s text:c="2"/>15 533 </text:p>
          </table:table-cell>
          <table:table-cell table:style-name="ce14" office:value-type="float" office:value="514.981236150649" calcext:value-type="float">
            <text:p><text:s text:c="3"/>515 </text:p>
          </table:table-cell>
          <table:table-cell table:style-name="ce14" office:value-type="float" office:value="7248.95947895257" calcext:value-type="float">
            <text:p><text:s text:c="2"/>7 249 </text:p>
          </table:table-cell>
          <table:table-cell table:style-name="ce14" office:value-type="float" office:value="848.308130033602" calcext:value-type="float">
            <text:p><text:s text:c="3"/>848 </text:p>
          </table:table-cell>
          <table:table-cell table:style-name="ce14" office:value-type="float" office:value="8283.81646610531" calcext:value-type="float">
            <text:p><text:s text:c="2"/>8 284 </text:p>
          </table:table-cell>
          <table:table-cell table:style-name="ce14" office:value-type="float" office:value="603.35194517569" calcext:value-type="float">
            <text:p><text:s text:c="3"/>603 </text:p>
          </table:table-cell>
          <table:table-cell table:style-name="ce14" office:value-type="float" office:value="6970.68592099483" calcext:value-type="float">
            <text:p><text:s text:c="2"/>6 971 </text:p>
          </table:table-cell>
          <table:table-cell table:style-name="ce14" office:value-type="float" office:value="742.568543745881" calcext:value-type="float">
            <text:p><text:s text:c="3"/>743 </text:p>
          </table:table-cell>
          <table:table-cell table:style-name="ce14" office:value-type="float" office:value="8393.19960437092" calcext:value-type="float">
            <text:p><text:s text:c="2"/>8 393 </text:p>
          </table:table-cell>
          <table:table-cell table:style-name="ce14" office:value-type="float" office:value="28.3289935089328" calcext:value-type="float">
            <text:p><text:s text:c="3"/>28 </text:p>
          </table:table-cell>
          <table:table-cell table:style-name="ce14" office:value-type="float" office:value="1485.59664597412" calcext:value-type="float">
            <text:p><text:s text:c="2"/>1 486 </text:p>
          </table:table-cell>
          <table:table-cell table:style-name="ce14" office:value-type="float" office:value="27.9762953187328" calcext:value-type="float">
            <text:p><text:s text:c="3"/>28 </text:p>
          </table:table-cell>
          <table:table-cell table:style-name="ce14" office:value-type="float" office:value="1638.85492989807" calcext:value-type="float">
            <text:p><text:s text:c="2"/>1 639 </text:p>
          </table:table-cell>
          <table:table-cell table:style-name="ce14" office:value-type="float" office:value="65.4596346752377" calcext:value-type="float">
            <text:p><text:s text:c="3"/>65 </text:p>
          </table:table-cell>
          <table:table-cell table:style-name="ce14" office:value-type="float" office:value="2722.50793779585" calcext:value-type="float">
            <text:p><text:s text:c="2"/>2 723 </text:p>
          </table:table-cell>
          <table:table-cell table:style-name="ce14" office:value-type="float" office:value="64.901991700503" calcext:value-type="float">
            <text:p><text:s text:c="3"/>65 </text:p>
          </table:table-cell>
          <table:table-cell table:style-name="ce14" office:value-type="float" office:value="2450.19371600076" calcext:value-type="float">
            <text:p><text:s text:c="2"/>2 450 </text:p>
          </table:table-cell>
          <table:table-cell table:style-name="ce17" office:value-type="float" office:value="412.179649468782" calcext:value-type="float">
            <text:p><text:s text:c="3"/>412 </text:p>
          </table:table-cell>
          <table:table-cell table:style-name="ce17" office:value-type="float" office:value="4395.35017377337" calcext:value-type="float">
            <text:p><text:s text:c="2"/>4 395 </text:p>
          </table:table-cell>
          <table:table-cell table:style-name="ce17" office:value-type="float" office:value="764.442801512063" calcext:value-type="float">
            <text:p><text:s text:c="3"/>764 </text:p>
          </table:table-cell>
          <table:table-cell table:style-name="ce17" office:value-type="float" office:value="2840.2725416157" calcext:value-type="float">
            <text:p><text:s text:c="2"/>2 840 </text:p>
          </table:table-cell>
          <table:table-cell table:style-name="ce17" office:value-type="float" office:value="138.608952139532" calcext:value-type="float">
            <text:p><text:s text:c="3"/>139 </text:p>
          </table:table-cell>
          <table:table-cell table:style-name="ce17" office:value-type="float" office:value="2066.08679495834" calcext:value-type="float">
            <text:p><text:s text:c="2"/>2 066 </text:p>
          </table:table-cell>
          <table:table-cell table:style-name="ce17" office:value-type="float" office:value="263.187286314691" calcext:value-type="float">
            <text:p><text:s text:c="3"/>263 </text:p>
          </table:table-cell>
          <table:table-cell table:style-name="ce17" office:value-type="float" office:value="3098.9895793467" calcext:value-type="float">
            <text:p><text:s text:c="2"/>3 099 </text:p>
          </table:table-cell>
          <table:table-cell table:style-name="ce17" office:value-type="float" office:value="369.831521458151" calcext:value-type="float">
            <text:p><text:s text:c="3"/>370 </text:p>
          </table:table-cell>
          <table:table-cell table:style-name="ce17" office:value-type="float" office:value="2884.7845064378" calcext:value-type="float">
            <text:p><text:s text:c="2"/>2 885 </text:p>
          </table:table-cell>
          <table:table-cell table:style-name="ce17" office:value-type="float" office:value="298.285058677443" calcext:value-type="float">
            <text:p><text:s text:c="3"/>298 </text:p>
          </table:table-cell>
          <table:table-cell table:style-name="ce17" office:value-type="float" office:value="3411.67907231289" calcext:value-type="float">
            <text:p><text:s text:c="2"/>3 412 </text:p>
          </table:table-cell>
          <table:table-cell table:style-name="ce17" office:value-type="float" office:value="292.11082017003" calcext:value-type="float">
            <text:p><text:s text:c="3"/>292 </text:p>
          </table:table-cell>
          <table:table-cell table:style-name="ce17" office:value-type="float" office:value="4064.75208113985" calcext:value-type="float">
            <text:p><text:s text:c="2"/>4 065 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São Paulo</text:p>
          </table:table-cell>
          <table:table-cell table:style-name="ce14" office:value-type="float" office:value="3316.1925532818" calcext:value-type="float">
            <text:p><text:s text:c="2"/>3 316 </text:p>
          </table:table-cell>
          <table:table-cell table:style-name="ce14" office:value-type="float" office:value="41691.7428092053" calcext:value-type="float">
            <text:p><text:s text:c="2"/>41 692 </text:p>
          </table:table-cell>
          <table:table-cell table:style-name="ce14" office:value-type="float" office:value="1193.25282200276" calcext:value-type="float">
            <text:p><text:s text:c="2"/>1 193 </text:p>
          </table:table-cell>
          <table:table-cell table:style-name="ce14" office:value-type="float" office:value="20370.3451072242" calcext:value-type="float">
            <text:p><text:s text:c="2"/>20 370 </text:p>
          </table:table-cell>
          <table:table-cell table:style-name="ce14" office:value-type="float" office:value="2122.93973127904" calcext:value-type="float">
            <text:p><text:s text:c="2"/>2 123 </text:p>
          </table:table-cell>
          <table:table-cell table:style-name="ce14" office:value-type="float" office:value="21321.3977019805" calcext:value-type="float">
            <text:p><text:s text:c="2"/>21 321 </text:p>
          </table:table-cell>
          <table:table-cell table:style-name="ce14" office:value-type="float" office:value="1870.78091110039" calcext:value-type="float">
            <text:p><text:s text:c="2"/>1 871 </text:p>
          </table:table-cell>
          <table:table-cell table:style-name="ce14" office:value-type="float" office:value="24281.7502487103" calcext:value-type="float">
            <text:p><text:s text:c="2"/>24 282 </text:p>
          </table:table-cell>
          <table:table-cell table:style-name="ce14" office:value-type="float" office:value="1383.89283843752" calcext:value-type="float">
            <text:p><text:s text:c="2"/>1 384 </text:p>
          </table:table-cell>
          <table:table-cell table:style-name="ce14" office:value-type="float" office:value="16470.9001218669" calcext:value-type="float">
            <text:p><text:s text:c="2"/>16 471 </text:p>
          </table:table-cell>
          <table:table-cell table:style-name="ce14" office:value-type="float" office:value="55.6005443546957" calcext:value-type="float">
            <text:p><text:s text:c="3"/>56 </text:p>
          </table:table-cell>
          <table:table-cell table:style-name="ce14" office:value-type="float" office:value="4361.94721140127" calcext:value-type="float">
            <text:p><text:s text:c="2"/>4 362 </text:p>
          </table:table-cell>
          <table:table-cell table:style-name="ce14" office:value-type="float" office:value="86.8142877400835" calcext:value-type="float">
            <text:p><text:s text:c="3"/>87 </text:p>
          </table:table-cell>
          <table:table-cell table:style-name="ce14" office:value-type="float" office:value="4680.98319665011" calcext:value-type="float">
            <text:p><text:s text:c="2"/>4 681 </text:p>
          </table:table-cell>
          <table:table-cell table:style-name="ce14" office:value-type="float" office:value="217.403947120758" calcext:value-type="float">
            <text:p><text:s text:c="3"/>217 </text:p>
          </table:table-cell>
          <table:table-cell table:style-name="ce14" office:value-type="float" office:value="7460.17916298199" calcext:value-type="float">
            <text:p><text:s text:c="2"/>7 460 </text:p>
          </table:table-cell>
          <table:table-cell table:style-name="ce14" office:value-type="float" office:value="176.732999309414" calcext:value-type="float">
            <text:p><text:s text:c="3"/>177 </text:p>
          </table:table-cell>
          <table:table-cell table:style-name="ce14" office:value-type="float" office:value="7082.69621747587" calcext:value-type="float">
            <text:p><text:s text:c="2"/>7 083 </text:p>
          </table:table-cell>
          <table:table-cell table:style-name="ce17" office:value-type="float" office:value="1014.73789388162" calcext:value-type="float">
            <text:p><text:s text:c="2"/>1 015 </text:p>
          </table:table-cell>
          <table:table-cell table:style-name="ce17" office:value-type="float" office:value="12078.7304602764" calcext:value-type="float">
            <text:p><text:s text:c="2"/>12 079 </text:p>
          </table:table-cell>
          <table:table-cell table:style-name="ce17" office:value-type="float" office:value="1764.90288087523" calcext:value-type="float">
            <text:p><text:s text:c="2"/>1 765 </text:p>
          </table:table-cell>
          <table:table-cell table:style-name="ce17" office:value-type="float" office:value="6027.20656041927" calcext:value-type="float">
            <text:p><text:s text:c="2"/>6 027 </text:p>
          </table:table-cell>
          <table:table-cell table:style-name="ce17" office:value-type="float" office:value="371.24251427274" calcext:value-type="float">
            <text:p><text:s text:c="3"/>371 </text:p>
          </table:table-cell>
          <table:table-cell table:style-name="ce17" office:value-type="float" office:value="3947.42308271115" calcext:value-type="float">
            <text:p><text:s text:c="2"/>3 947 </text:p>
          </table:table-cell>
          <table:table-cell table:style-name="ce17" office:value-type="float" office:value="539.550037109928" calcext:value-type="float">
            <text:p><text:s text:c="3"/>540 </text:p>
          </table:table-cell>
          <table:table-cell table:style-name="ce17" office:value-type="float" office:value="6530.11335551919" calcext:value-type="float">
            <text:p><text:s text:c="2"/>6 530 </text:p>
          </table:table-cell>
          <table:table-cell table:style-name="ce17" office:value-type="float" office:value="781.851608319307" calcext:value-type="float">
            <text:p><text:s text:c="3"/>782 </text:p>
          </table:table-cell>
          <table:table-cell table:style-name="ce17" office:value-type="float" office:value="8003.7942578516" calcext:value-type="float">
            <text:p><text:s text:c="2"/>8 004 </text:p>
          </table:table-cell>
          <table:table-cell table:style-name="ce17" office:value-type="float" office:value="796.097981710054" calcext:value-type="float">
            <text:p><text:s text:c="3"/>796 </text:p>
          </table:table-cell>
          <table:table-cell table:style-name="ce17" office:value-type="float" office:value="10550.7018877345" calcext:value-type="float">
            <text:p><text:s text:c="2"/>10 551 </text:p>
          </table:table-cell>
          <table:table-cell table:style-name="ce17" office:value-type="float" office:value="827.450411869769" calcext:value-type="float">
            <text:p><text:s text:c="3"/>827 </text:p>
          </table:table-cell>
          <table:table-cell table:style-name="ce17" office:value-type="float" office:value="12612.0314835354" calcext:value-type="float">
            <text:p><text:s text:c="2"/>12 612 </text:p>
          </table:table-cell>
          <table:table-cell table:number-columns-repeated="991"/>
        </table:table-row>
        <table:table-row table:style-name="ro1">
          <table:table-cell table:style-name="ce4" office:value-type="string" calcext:value-type="string">
            <text:p>Sul</text:p>
          </table:table-cell>
          <table:table-cell table:style-name="ce13" office:value-type="float" office:value="2338.95206587378" calcext:value-type="float">
            <text:p><text:s text:c="2"/>2 339 </text:p>
          </table:table-cell>
          <table:table-cell table:style-name="ce13" office:value-type="float" office:value="26943.8790775103" calcext:value-type="float">
            <text:p><text:s text:c="2"/>26 944 </text:p>
          </table:table-cell>
          <table:table-cell table:style-name="ce13" office:value-type="float" office:value="978.869065476875" calcext:value-type="float">
            <text:p><text:s text:c="3"/>979 </text:p>
          </table:table-cell>
          <table:table-cell table:style-name="ce13" office:value-type="float" office:value="13152.2919605547" calcext:value-type="float">
            <text:p><text:s text:c="2"/>13 152 </text:p>
          </table:table-cell>
          <table:table-cell table:style-name="ce13" office:value-type="float" office:value="1360.0830003969" calcext:value-type="float">
            <text:p><text:s text:c="2"/>1 360 </text:p>
          </table:table-cell>
          <table:table-cell table:style-name="ce13" office:value-type="float" office:value="13791.5871169555" calcext:value-type="float">
            <text:p><text:s text:c="2"/>13 792 </text:p>
          </table:table-cell>
          <table:table-cell table:style-name="ce13" office:value-type="float" office:value="1618.34597324281" calcext:value-type="float">
            <text:p><text:s text:c="2"/>1 618 </text:p>
          </table:table-cell>
          <table:table-cell table:style-name="ce13" office:value-type="float" office:value="19776.3537109898" calcext:value-type="float">
            <text:p><text:s text:c="2"/>19 776 </text:p>
          </table:table-cell>
          <table:table-cell table:style-name="ce13" office:value-type="float" office:value="689.129326076428" calcext:value-type="float">
            <text:p><text:s text:c="3"/>689 </text:p>
          </table:table-cell>
          <table:table-cell table:style-name="ce13" office:value-type="float" office:value="6870.52476284616" calcext:value-type="float">
            <text:p><text:s text:c="2"/>6 871 </text:p>
          </table:table-cell>
          <table:table-cell table:style-name="ce13" office:value-type="float" office:value="51.8469622065955" calcext:value-type="float">
            <text:p><text:s text:c="3"/>52 </text:p>
          </table:table-cell>
          <table:table-cell table:style-name="ce13" office:value-type="float" office:value="2707.40096510711" calcext:value-type="float">
            <text:p><text:s text:c="2"/>2 707 </text:p>
          </table:table-cell>
          <table:table-cell table:style-name="ce13" office:value-type="float" office:value="64.3101550954331" calcext:value-type="float">
            <text:p><text:s text:c="3"/>64 </text:p>
          </table:table-cell>
          <table:table-cell table:style-name="ce13" office:value-type="float" office:value="3085.54864577988" calcext:value-type="float">
            <text:p><text:s text:c="2"/>3 086 </text:p>
          </table:table-cell>
          <table:table-cell table:style-name="ce13" office:value-type="float" office:value="106.13062001822" calcext:value-type="float">
            <text:p><text:s text:c="3"/>106 </text:p>
          </table:table-cell>
          <table:table-cell table:style-name="ce13" office:value-type="float" office:value="4738.09408211183" calcext:value-type="float">
            <text:p><text:s text:c="2"/>4 738 </text:p>
          </table:table-cell>
          <table:table-cell table:style-name="ce13" office:value-type="float" office:value="129.678584014487" calcext:value-type="float">
            <text:p><text:s text:c="3"/>130 </text:p>
          </table:table-cell>
          <table:table-cell table:style-name="ce13" office:value-type="float" office:value="4554.86476852955" calcext:value-type="float">
            <text:p><text:s text:c="2"/>4 555 </text:p>
          </table:table-cell>
          <table:table-cell table:style-name="ce16" office:value-type="float" office:value="758.023339648355" calcext:value-type="float">
            <text:p><text:s text:c="3"/>758 </text:p>
          </table:table-cell>
          <table:table-cell table:style-name="ce16" office:value-type="float" office:value="7675.3008609827" calcext:value-type="float">
            <text:p><text:s text:c="2"/>7 675 </text:p>
          </table:table-cell>
          <table:table-cell table:style-name="ce16" office:value-type="float" office:value="1228.96240489069" calcext:value-type="float">
            <text:p><text:s text:c="2"/>1 229 </text:p>
          </table:table-cell>
          <table:table-cell table:style-name="ce16" office:value-type="float" office:value="4182.6697549991" calcext:value-type="float">
            <text:p><text:s text:c="2"/>4 183 </text:p>
          </table:table-cell>
          <table:table-cell table:style-name="ce16" office:value-type="float" office:value="138.016859407266" calcext:value-type="float">
            <text:p><text:s text:c="3"/>138 </text:p>
          </table:table-cell>
          <table:table-cell table:style-name="ce16" office:value-type="float" office:value="2087.30027789911" calcext:value-type="float">
            <text:p><text:s text:c="2"/>2 087 </text:p>
          </table:table-cell>
          <table:table-cell table:style-name="ce16" office:value-type="float" office:value="418.348459312512" calcext:value-type="float">
            <text:p><text:s text:c="3"/>418 </text:p>
          </table:table-cell>
          <table:table-cell table:style-name="ce16" office:value-type="float" office:value="4098.24191305693" calcext:value-type="float">
            <text:p><text:s text:c="2"/>4 098 </text:p>
          </table:table-cell>
          <table:table-cell table:style-name="ce16" office:value-type="float" office:value="672.742421298507" calcext:value-type="float">
            <text:p><text:s text:c="3"/>673 </text:p>
          </table:table-cell>
          <table:table-cell table:style-name="ce16" office:value-type="float" office:value="5412.77497231483" calcext:value-type="float">
            <text:p><text:s text:c="2"/>5 413 </text:p>
          </table:table-cell>
          <table:table-cell table:style-name="ce16" office:value-type="float" office:value="659.438764894652" calcext:value-type="float">
            <text:p><text:s text:c="3"/>659 </text:p>
          </table:table-cell>
          <table:table-cell table:style-name="ce16" office:value-type="float" office:value="7429.88598145212" calcext:value-type="float">
            <text:p><text:s text:c="2"/>7 430 </text:p>
          </table:table-cell>
          <table:table-cell table:style-name="ce16" office:value-type="float" office:value="450.026217812962" calcext:value-type="float">
            <text:p><text:s text:c="3"/>450 </text:p>
          </table:table-cell>
          <table:table-cell table:style-name="ce16" office:value-type="float" office:value="7906.00408278636" calcext:value-type="float">
            <text:p><text:s text:c="2"/>7 906 </text:p>
          </table:table-cell>
          <table:table-cell table:style-name="ce18" table:number-columns-repeated="991"/>
        </table:table-row>
        <table:table-row table:style-name="ro1">
          <table:table-cell office:value-type="string" calcext:value-type="string">
            <text:p>Paraná</text:p>
          </table:table-cell>
          <table:table-cell table:style-name="ce14" office:value-type="float" office:value="875.384756501414" calcext:value-type="float">
            <text:p><text:s text:c="3"/>875 </text:p>
          </table:table-cell>
          <table:table-cell table:style-name="ce14" office:value-type="float" office:value="10272.9597458494" calcext:value-type="float">
            <text:p><text:s text:c="2"/>10 273 </text:p>
          </table:table-cell>
          <table:table-cell table:style-name="ce14" office:value-type="float" office:value="371.99818011737" calcext:value-type="float">
            <text:p><text:s text:c="3"/>372 </text:p>
          </table:table-cell>
          <table:table-cell table:style-name="ce14" office:value-type="float" office:value="4981.4489571685" calcext:value-type="float">
            <text:p><text:s text:c="2"/>4 981 </text:p>
          </table:table-cell>
          <table:table-cell table:style-name="ce14" office:value-type="float" office:value="503.386576384045" calcext:value-type="float">
            <text:p><text:s text:c="3"/>503 </text:p>
          </table:table-cell>
          <table:table-cell table:style-name="ce14" office:value-type="float" office:value="5291.51078868067" calcext:value-type="float">
            <text:p><text:s text:c="2"/>5 292 </text:p>
          </table:table-cell>
          <table:table-cell table:style-name="ce14" office:value-type="float" office:value="495.844142119267" calcext:value-type="float">
            <text:p><text:s text:c="3"/>496 </text:p>
          </table:table-cell>
          <table:table-cell table:style-name="ce14" office:value-type="float" office:value="6646.22941231237" calcext:value-type="float">
            <text:p><text:s text:c="2"/>6 646 </text:p>
          </table:table-cell>
          <table:table-cell table:style-name="ce14" office:value-type="float" office:value="368.082867005589" calcext:value-type="float">
            <text:p><text:s text:c="3"/>368 </text:p>
          </table:table-cell>
          <table:table-cell table:style-name="ce14" office:value-type="float" office:value="3462.85970772258" calcext:value-type="float">
            <text:p><text:s text:c="2"/>3 463 </text:p>
          </table:table-cell>
          <table:table-cell table:style-name="ce14" office:value-type="float" office:value="32.6984353806598" calcext:value-type="float">
            <text:p><text:s text:c="3"/>33 </text:p>
          </table:table-cell>
          <table:table-cell table:style-name="ce14" office:value-type="float" office:value="1070.73884022301" calcext:value-type="float">
            <text:p><text:s text:c="2"/>1 071 </text:p>
          </table:table-cell>
          <table:table-cell table:style-name="ce14" office:value-type="float" office:value="24.1679453597183" calcext:value-type="float">
            <text:p><text:s text:c="3"/>24 </text:p>
          </table:table-cell>
          <table:table-cell table:style-name="ce14" office:value-type="float" office:value="1221.37082050597" calcext:value-type="float">
            <text:p><text:s text:c="2"/>1 221 </text:p>
          </table:table-cell>
          <table:table-cell table:style-name="ce14" office:value-type="float" office:value="44.0204049406141" calcext:value-type="float">
            <text:p><text:s text:c="3"/>44 </text:p>
          </table:table-cell>
          <table:table-cell table:style-name="ce14" office:value-type="float" office:value="1941.98895419774" calcext:value-type="float">
            <text:p><text:s text:c="2"/>1 942 </text:p>
          </table:table-cell>
          <table:table-cell table:style-name="ce14" office:value-type="float" office:value="41.7554529432831" calcext:value-type="float">
            <text:p><text:s text:c="3"/>42 </text:p>
          </table:table-cell>
          <table:table-cell table:style-name="ce14" office:value-type="float" office:value="1716.25937555524" calcext:value-type="float">
            <text:p><text:s text:c="2"/>1 716 </text:p>
          </table:table-cell>
          <table:table-cell table:style-name="ce17" office:value-type="float" office:value="306.474034161415" calcext:value-type="float">
            <text:p><text:s text:c="3"/>306 </text:p>
          </table:table-cell>
          <table:table-cell table:style-name="ce17" office:value-type="float" office:value="2872.64035150366" calcext:value-type="float">
            <text:p><text:s text:c="2"/>2 873 </text:p>
          </table:table-cell>
          <table:table-cell table:style-name="ce17" office:value-type="float" office:value="426.268483715725" calcext:value-type="float">
            <text:p><text:s text:c="3"/>426 </text:p>
          </table:table-cell>
          <table:table-cell table:style-name="ce17" office:value-type="float" office:value="1449.9614038636" calcext:value-type="float">
            <text:p><text:s text:c="2"/>1 450 </text:p>
          </table:table-cell>
          <table:table-cell table:style-name="ce17" office:value-type="float" office:value="80.4429119425876" calcext:value-type="float">
            <text:p><text:s text:c="3"/>80 </text:p>
          </table:table-cell>
          <table:table-cell table:style-name="ce17" office:value-type="float" office:value="1018.64889892548" calcext:value-type="float">
            <text:p><text:s text:c="2"/>1 019 </text:p>
          </table:table-cell>
          <table:table-cell table:style-name="ce17" office:value-type="float" office:value="201.377557489241" calcext:value-type="float">
            <text:p><text:s text:c="3"/>201 </text:p>
          </table:table-cell>
          <table:table-cell table:style-name="ce17" office:value-type="float" office:value="1794.43120243915" calcext:value-type="float">
            <text:p><text:s text:c="2"/>1 794 </text:p>
          </table:table-cell>
          <table:table-cell table:style-name="ce17" office:value-type="float" office:value="244.417532847377" calcext:value-type="float">
            <text:p><text:s text:c="3"/>244 </text:p>
          </table:table-cell>
          <table:table-cell table:style-name="ce17" office:value-type="float" office:value="2130.61837139749" calcext:value-type="float">
            <text:p><text:s text:c="2"/>2 131 </text:p>
          </table:table-cell>
          <table:table-cell table:style-name="ce17" office:value-type="float" office:value="211.946914471309" calcext:value-type="float">
            <text:p><text:s text:c="3"/>212 </text:p>
          </table:table-cell>
          <table:table-cell table:style-name="ce17" office:value-type="float" office:value="2642.97004125397" calcext:value-type="float">
            <text:p><text:s text:c="2"/>2 643 </text:p>
          </table:table-cell>
          <table:table-cell table:style-name="ce17" office:value-type="float" office:value="137.199839750901" calcext:value-type="float">
            <text:p><text:s text:c="3"/>137 </text:p>
          </table:table-cell>
          <table:table-cell table:style-name="ce17" office:value-type="float" office:value="2678.82089706782" calcext:value-type="float">
            <text:p><text:s text:c="2"/>2 679 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Santa Catarina</text:p>
          </table:table-cell>
          <table:table-cell table:style-name="ce14" office:value-type="float" office:value="524.193295121739" calcext:value-type="float">
            <text:p><text:s text:c="3"/>524 </text:p>
          </table:table-cell>
          <table:table-cell table:style-name="ce14" office:value-type="float" office:value="6495.71583964872" calcext:value-type="float">
            <text:p><text:s text:c="2"/>6 496 </text:p>
          </table:table-cell>
          <table:table-cell table:style-name="ce14" office:value-type="float" office:value="223.587821665741" calcext:value-type="float">
            <text:p><text:s text:c="3"/>224 </text:p>
          </table:table-cell>
          <table:table-cell table:style-name="ce14" office:value-type="float" office:value="3202.99128843242" calcext:value-type="float">
            <text:p><text:s text:c="2"/>3 203 </text:p>
          </table:table-cell>
          <table:table-cell table:style-name="ce14" office:value-type="float" office:value="300.605473455998" calcext:value-type="float">
            <text:p><text:s text:c="3"/>301 </text:p>
          </table:table-cell>
          <table:table-cell table:style-name="ce14" office:value-type="float" office:value="3292.72455121632" calcext:value-type="float">
            <text:p><text:s text:c="2"/>3 293 </text:p>
          </table:table-cell>
          <table:table-cell table:style-name="ce14" office:value-type="float" office:value="415.741652512569" calcext:value-type="float">
            <text:p><text:s text:c="3"/>416 </text:p>
          </table:table-cell>
          <table:table-cell table:style-name="ce14" office:value-type="float" office:value="5178.97342046405" calcext:value-type="float">
            <text:p><text:s text:c="2"/>5 179 </text:p>
          </table:table-cell>
          <table:table-cell table:style-name="ce14" office:value-type="float" office:value="97.6712912368598" calcext:value-type="float">
            <text:p><text:s text:c="3"/>98 </text:p>
          </table:table-cell>
          <table:table-cell table:style-name="ce14" office:value-type="float" office:value="1229.86018552192" calcext:value-type="float">
            <text:p><text:s text:c="2"/>1 230 </text:p>
          </table:table-cell>
          <table:table-cell table:style-name="ce14" office:value-type="float" office:value="11.2670143744278" calcext:value-type="float">
            <text:p><text:s text:c="3"/>11 </text:p>
          </table:table-cell>
          <table:table-cell table:style-name="ce14" office:value-type="float" office:value="656.206852940547" calcext:value-type="float">
            <text:p><text:s text:c="3"/>656 </text:p>
          </table:table-cell>
          <table:table-cell table:style-name="ce14" office:value-type="float" office:value="13.6640035849223" calcext:value-type="float">
            <text:p><text:s text:c="3"/>14 </text:p>
          </table:table-cell>
          <table:table-cell table:style-name="ce14" office:value-type="float" office:value="696.319611520987" calcext:value-type="float">
            <text:p><text:s text:c="3"/>696 </text:p>
          </table:table-cell>
          <table:table-cell table:style-name="ce14" office:value-type="float" office:value="27.1599977554218" calcext:value-type="float">
            <text:p><text:s text:c="3"/>27 </text:p>
          </table:table-cell>
          <table:table-cell table:style-name="ce14" office:value-type="float" office:value="1155.83621272394" calcext:value-type="float">
            <text:p><text:s text:c="2"/>1 156 </text:p>
          </table:table-cell>
          <table:table-cell table:style-name="ce14" office:value-type="float" office:value="29.6414583701789" calcext:value-type="float">
            <text:p><text:s text:c="3"/>30 </text:p>
          </table:table-cell>
          <table:table-cell table:style-name="ce14" office:value-type="float" office:value="1121.3669796725" calcext:value-type="float">
            <text:p><text:s text:c="2"/>1 121 </text:p>
          </table:table-cell>
          <table:table-cell table:style-name="ce17" office:value-type="float" office:value="167.089242551065" calcext:value-type="float">
            <text:p><text:s text:c="3"/>167 </text:p>
          </table:table-cell>
          <table:table-cell table:style-name="ce17" office:value-type="float" office:value="1852.57774101323" calcext:value-type="float">
            <text:p><text:s text:c="2"/>1 853 </text:p>
          </table:table-cell>
          <table:table-cell table:style-name="ce17" office:value-type="float" office:value="275.371578485723" calcext:value-type="float">
            <text:p><text:s text:c="3"/>275 </text:p>
          </table:table-cell>
          <table:table-cell table:style-name="ce17" office:value-type="float" office:value="1013.40844177748" calcext:value-type="float">
            <text:p><text:s text:c="2"/>1 013 </text:p>
          </table:table-cell>
          <table:table-cell table:style-name="ce17" office:value-type="float" office:value="23.7319441333777" calcext:value-type="float">
            <text:p><text:s text:c="3"/>24 </text:p>
          </table:table-cell>
          <table:table-cell table:style-name="ce17" office:value-type="float" office:value="298.220599592666" calcext:value-type="float">
            <text:p><text:s text:c="3"/>298 </text:p>
          </table:table-cell>
          <table:table-cell table:style-name="ce17" office:value-type="float" office:value="66.4054408088308" calcext:value-type="float">
            <text:p><text:s text:c="3"/>66 </text:p>
          </table:table-cell>
          <table:table-cell table:style-name="ce17" office:value-type="float" office:value="675.237256512689" calcext:value-type="float">
            <text:p><text:s text:c="3"/>675 </text:p>
          </table:table-cell>
          <table:table-cell table:style-name="ce17" office:value-type="float" office:value="146.808306865194" calcext:value-type="float">
            <text:p><text:s text:c="3"/>147 </text:p>
          </table:table-cell>
          <table:table-cell table:style-name="ce17" office:value-type="float" office:value="1408.4332164338" calcext:value-type="float">
            <text:p><text:s text:c="2"/>1 408 </text:p>
          </table:table-cell>
          <table:table-cell table:style-name="ce17" office:value-type="float" office:value="176.569172930254" calcext:value-type="float">
            <text:p><text:s text:c="3"/>177 </text:p>
          </table:table-cell>
          <table:table-cell table:style-name="ce17" office:value-type="float" office:value="2070.42058193454" calcext:value-type="float">
            <text:p><text:s text:c="2"/>2 070 </text:p>
          </table:table-cell>
          <table:table-cell table:style-name="ce17" office:value-type="float" office:value="110.678430384083" calcext:value-type="float">
            <text:p><text:s text:c="3"/>111 </text:p>
          </table:table-cell>
          <table:table-cell table:style-name="ce17" office:value-type="float" office:value="2042.20164703717" calcext:value-type="float">
            <text:p><text:s text:c="2"/>2 042 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Rio Grande do Sul</text:p>
          </table:table-cell>
          <table:table-cell table:style-name="ce14" office:value-type="float" office:value="939.374014250623" calcext:value-type="float">
            <text:p><text:s text:c="3"/>939 </text:p>
          </table:table-cell>
          <table:table-cell table:style-name="ce14" office:value-type="float" office:value="10175.2034920123" calcext:value-type="float">
            <text:p><text:s text:c="2"/>10 175 </text:p>
          </table:table-cell>
          <table:table-cell table:style-name="ce14" office:value-type="float" office:value="383.283063693763" calcext:value-type="float">
            <text:p><text:s text:c="3"/>383 </text:p>
          </table:table-cell>
          <table:table-cell table:style-name="ce14" office:value-type="float" office:value="4967.85171495382" calcext:value-type="float">
            <text:p><text:s text:c="2"/>4 968 </text:p>
          </table:table-cell>
          <table:table-cell table:style-name="ce14" office:value-type="float" office:value="556.09095055686" calcext:value-type="float">
            <text:p><text:s text:c="3"/>556 </text:p>
          </table:table-cell>
          <table:table-cell table:style-name="ce14" office:value-type="float" office:value="5207.35177705846" calcext:value-type="float">
            <text:p><text:s text:c="2"/>5 207 </text:p>
          </table:table-cell>
          <table:table-cell table:style-name="ce14" office:value-type="float" office:value="706.760178610977" calcext:value-type="float">
            <text:p><text:s text:c="3"/>707 </text:p>
          </table:table-cell>
          <table:table-cell table:style-name="ce14" office:value-type="float" office:value="7951.15087821335" calcext:value-type="float">
            <text:p><text:s text:c="2"/>7 951 </text:p>
          </table:table-cell>
          <table:table-cell table:style-name="ce14" office:value-type="float" office:value="223.375167833979" calcext:value-type="float">
            <text:p><text:s text:c="3"/>223 </text:p>
          </table:table-cell>
          <table:table-cell table:style-name="ce14" office:value-type="float" office:value="2177.80486960166" calcext:value-type="float">
            <text:p><text:s text:c="2"/>2 178 </text:p>
          </table:table-cell>
          <table:table-cell table:style-name="ce14" office:value-type="float" office:value="7.88151245150783" calcext:value-type="float">
            <text:p><text:s text:c="3"/>8 </text:p>
          </table:table-cell>
          <table:table-cell table:style-name="ce14" office:value-type="float" office:value="980.45527194356" calcext:value-type="float">
            <text:p><text:s text:c="3"/>980 </text:p>
          </table:table-cell>
          <table:table-cell table:style-name="ce14" office:value-type="float" office:value="26.4782061507925" calcext:value-type="float">
            <text:p><text:s text:c="3"/>26 </text:p>
          </table:table-cell>
          <table:table-cell table:style-name="ce14" office:value-type="float" office:value="1167.85821375292" calcext:value-type="float">
            <text:p><text:s text:c="2"/>1 168 </text:p>
          </table:table-cell>
          <table:table-cell table:style-name="ce14" office:value-type="float" office:value="34.9502173221837" calcext:value-type="float">
            <text:p><text:s text:c="3"/>35 </text:p>
          </table:table-cell>
          <table:table-cell table:style-name="ce14" office:value-type="float" office:value="1640.26891519014" calcext:value-type="float">
            <text:p><text:s text:c="2"/>1 640 </text:p>
          </table:table-cell>
          <table:table-cell table:style-name="ce14" office:value-type="float" office:value="58.2816727010254" calcext:value-type="float">
            <text:p><text:s text:c="3"/>58 </text:p>
          </table:table-cell>
          <table:table-cell table:style-name="ce14" office:value-type="float" office:value="1717.23841330181" calcext:value-type="float">
            <text:p><text:s text:c="2"/>1 717 </text:p>
          </table:table-cell>
          <table:table-cell table:style-name="ce17" office:value-type="float" office:value="284.460062935875" calcext:value-type="float">
            <text:p><text:s text:c="3"/>284 </text:p>
          </table:table-cell>
          <table:table-cell table:style-name="ce17" office:value-type="float" office:value="2950.08276846581" calcext:value-type="float">
            <text:p><text:s text:c="2"/>2 950 </text:p>
          </table:table-cell>
          <table:table-cell table:style-name="ce17" office:value-type="float" office:value="527.322342689238" calcext:value-type="float">
            <text:p><text:s text:c="3"/>527 </text:p>
          </table:table-cell>
          <table:table-cell table:style-name="ce17" office:value-type="float" office:value="1719.29990935802" calcext:value-type="float">
            <text:p><text:s text:c="2"/>1 719 </text:p>
          </table:table-cell>
          <table:table-cell table:style-name="ce17" office:value-type="float" office:value="33.8420033313008" calcext:value-type="float">
            <text:p><text:s text:c="3"/>34 </text:p>
          </table:table-cell>
          <table:table-cell table:style-name="ce17" office:value-type="float" office:value="770.430779380964" calcext:value-type="float">
            <text:p><text:s text:c="3"/>770 </text:p>
          </table:table-cell>
          <table:table-cell table:style-name="ce17" office:value-type="float" office:value="150.565461014441" calcext:value-type="float">
            <text:p><text:s text:c="3"/>151 </text:p>
          </table:table-cell>
          <table:table-cell table:style-name="ce17" office:value-type="float" office:value="1628.57345410509" calcext:value-type="float">
            <text:p><text:s text:c="2"/>1 629 </text:p>
          </table:table-cell>
          <table:table-cell table:style-name="ce17" office:value-type="float" office:value="281.516581585936" calcext:value-type="float">
            <text:p><text:s text:c="3"/>282 </text:p>
          </table:table-cell>
          <table:table-cell table:style-name="ce17" office:value-type="float" office:value="1873.72338448354" calcext:value-type="float">
            <text:p><text:s text:c="2"/>1 874 </text:p>
          </table:table-cell>
          <table:table-cell table:style-name="ce17" office:value-type="float" office:value="270.92267749309" calcext:value-type="float">
            <text:p><text:s text:c="3"/>271 </text:p>
          </table:table-cell>
          <table:table-cell table:style-name="ce17" office:value-type="float" office:value="2716.49535826361" calcext:value-type="float">
            <text:p><text:s text:c="2"/>2 716 </text:p>
          </table:table-cell>
          <table:table-cell table:style-name="ce17" office:value-type="float" office:value="202.147947677978" calcext:value-type="float">
            <text:p><text:s text:c="3"/>202 </text:p>
          </table:table-cell>
          <table:table-cell table:style-name="ce17" office:value-type="float" office:value="3184.98153868137" calcext:value-type="float">
            <text:p><text:s text:c="2"/>3 185 </text:p>
          </table:table-cell>
          <table:table-cell table:number-columns-repeated="991"/>
        </table:table-row>
        <table:table-row table:style-name="ro1">
          <table:table-cell table:style-name="ce4" office:value-type="string" calcext:value-type="string">
            <text:p>Centro-Oeste</text:p>
          </table:table-cell>
          <table:table-cell table:style-name="ce13" office:value-type="float" office:value="1115.61769052221" calcext:value-type="float">
            <text:p><text:s text:c="2"/>1 116 </text:p>
          </table:table-cell>
          <table:table-cell table:style-name="ce13" office:value-type="float" office:value="14650.5122851751" calcext:value-type="float">
            <text:p><text:s text:c="2"/>14 651 </text:p>
          </table:table-cell>
          <table:table-cell table:style-name="ce13" office:value-type="float" office:value="433.882429711386" calcext:value-type="float">
            <text:p><text:s text:c="3"/>434 </text:p>
          </table:table-cell>
          <table:table-cell table:style-name="ce13" office:value-type="float" office:value="7094.35024325022" calcext:value-type="float">
            <text:p><text:s text:c="2"/>7 094 </text:p>
          </table:table-cell>
          <table:table-cell table:style-name="ce13" office:value-type="float" office:value="681.735260810825" calcext:value-type="float">
            <text:p><text:s text:c="3"/>682 </text:p>
          </table:table-cell>
          <table:table-cell table:style-name="ce13" office:value-type="float" office:value="7556.16204192497" calcext:value-type="float">
            <text:p><text:s text:c="2"/>7 556 </text:p>
          </table:table-cell>
          <table:table-cell table:style-name="ce13" office:value-type="float" office:value="395.44380586811" calcext:value-type="float">
            <text:p><text:s text:c="3"/>395 </text:p>
          </table:table-cell>
          <table:table-cell table:style-name="ce13" office:value-type="float" office:value="5308.84207840614" calcext:value-type="float">
            <text:p><text:s text:c="2"/>5 309 </text:p>
          </table:table-cell>
          <table:table-cell table:style-name="ce13" office:value-type="float" office:value="703.033365189571" calcext:value-type="float">
            <text:p><text:s text:c="3"/>703 </text:p>
          </table:table-cell>
          <table:table-cell table:style-name="ce13" office:value-type="float" office:value="9163.86022347062" calcext:value-type="float">
            <text:p><text:s text:c="2"/>9 164 </text:p>
          </table:table-cell>
          <table:table-cell table:style-name="ce13" office:value-type="float" office:value="23.4985947649114" calcext:value-type="float">
            <text:p><text:s text:c="3"/>23 </text:p>
          </table:table-cell>
          <table:table-cell table:style-name="ce13" office:value-type="float" office:value="1804.49488124765" calcext:value-type="float">
            <text:p><text:s text:c="2"/>1 804 </text:p>
          </table:table-cell>
          <table:table-cell table:style-name="ce13" office:value-type="float" office:value="40.1131889576214" calcext:value-type="float">
            <text:p><text:s text:c="3"/>40 </text:p>
          </table:table-cell>
          <table:table-cell table:style-name="ce13" office:value-type="float" office:value="1850.38126369667" calcext:value-type="float">
            <text:p><text:s text:c="2"/>1 850 </text:p>
          </table:table-cell>
          <table:table-cell table:style-name="ce13" office:value-type="float" office:value="88.2966501642094" calcext:value-type="float">
            <text:p><text:s text:c="3"/>88 </text:p>
          </table:table-cell>
          <table:table-cell table:style-name="ce13" office:value-type="float" office:value="2870.83919281186" calcext:value-type="float">
            <text:p><text:s text:c="2"/>2 871 </text:p>
          </table:table-cell>
          <table:table-cell table:style-name="ce13" office:value-type="float" office:value="83.5491534940656" calcext:value-type="float">
            <text:p><text:s text:c="3"/>84 </text:p>
          </table:table-cell>
          <table:table-cell table:style-name="ce13" office:value-type="float" office:value="2404.60388303559" calcext:value-type="float">
            <text:p><text:s text:c="2"/>2 405 </text:p>
          </table:table-cell>
          <table:table-cell table:style-name="ce16" office:value-type="float" office:value="385.728234485783" calcext:value-type="float">
            <text:p><text:s text:c="3"/>386 </text:p>
          </table:table-cell>
          <table:table-cell table:style-name="ce16" office:value-type="float" office:value="4023.30594624786" calcext:value-type="float">
            <text:p><text:s text:c="2"/>4 023 </text:p>
          </table:table-cell>
          <table:table-cell table:style-name="ce16" office:value-type="float" office:value="494.43186865562" calcext:value-type="float">
            <text:p><text:s text:c="3"/>494 </text:p>
          </table:table-cell>
          <table:table-cell table:style-name="ce16" office:value-type="float" office:value="1696.88711813553" calcext:value-type="float">
            <text:p><text:s text:c="2"/>1 697 </text:p>
          </table:table-cell>
          <table:table-cell table:style-name="ce16" office:value-type="float" office:value="102.636932966752" calcext:value-type="float">
            <text:p><text:s text:c="3"/>103 </text:p>
          </table:table-cell>
          <table:table-cell table:style-name="ce16" office:value-type="float" office:value="1644.69206161508" calcext:value-type="float">
            <text:p><text:s text:c="2"/>1 645 </text:p>
          </table:table-cell>
          <table:table-cell table:style-name="ce16" office:value-type="float" office:value="229.602620594066" calcext:value-type="float">
            <text:p><text:s text:c="3"/>230 </text:p>
          </table:table-cell>
          <table:table-cell table:style-name="ce16" office:value-type="float" office:value="2842.37443309327" calcext:value-type="float">
            <text:p><text:s text:c="2"/>2 842 </text:p>
          </table:table-cell>
          <table:table-cell table:style-name="ce16" office:value-type="float" office:value="384.232306615633" calcext:value-type="float">
            <text:p><text:s text:c="3"/>384 </text:p>
          </table:table-cell>
          <table:table-cell table:style-name="ce16" office:value-type="float" office:value="3248.44272873006" calcext:value-type="float">
            <text:p><text:s text:c="2"/>3 248 </text:p>
          </table:table-cell>
          <table:table-cell table:style-name="ce16" office:value-type="float" office:value="221.139913006359" calcext:value-type="float">
            <text:p><text:s text:c="3"/>221 </text:p>
          </table:table-cell>
          <table:table-cell table:style-name="ce16" office:value-type="float" office:value="3458.42604714831" calcext:value-type="float">
            <text:p><text:s text:c="2"/>3 458 </text:p>
          </table:table-cell>
          <table:table-cell table:style-name="ce16" office:value-type="float" office:value="177.426193532867" calcext:value-type="float">
            <text:p><text:s text:c="3"/>177 </text:p>
          </table:table-cell>
          <table:table-cell table:style-name="ce16" office:value-type="float" office:value="3448.50624328746" calcext:value-type="float">
            <text:p><text:s text:c="2"/>3 449 </text:p>
          </table:table-cell>
          <table:table-cell table:style-name="ce18" table:number-columns-repeated="991"/>
        </table:table-row>
        <table:table-row table:style-name="ro1">
          <table:table-cell office:value-type="string" calcext:value-type="string">
            <text:p>Mato Grosso do Sul</text:p>
          </table:table-cell>
          <table:table-cell table:style-name="ce14" office:value-type="float" office:value="193.084222043252" calcext:value-type="float">
            <text:p><text:s text:c="3"/>193 </text:p>
          </table:table-cell>
          <table:table-cell table:style-name="ce14" office:value-type="float" office:value="2446.74345709154" calcext:value-type="float">
            <text:p><text:s text:c="2"/>2 447 </text:p>
          </table:table-cell>
          <table:table-cell table:style-name="ce14" office:value-type="float" office:value="70.2063833315595" calcext:value-type="float">
            <text:p><text:s text:c="3"/>70 </text:p>
          </table:table-cell>
          <table:table-cell table:style-name="ce14" office:value-type="float" office:value="1177.52528207709" calcext:value-type="float">
            <text:p><text:s text:c="2"/>1 178 </text:p>
          </table:table-cell>
          <table:table-cell table:style-name="ce14" office:value-type="float" office:value="122.877838711692" calcext:value-type="float">
            <text:p><text:s text:c="3"/>123 </text:p>
          </table:table-cell>
          <table:table-cell table:style-name="ce14" office:value-type="float" office:value="1269.21817501445" calcext:value-type="float">
            <text:p><text:s text:c="2"/>1 269 </text:p>
          </table:table-cell>
          <table:table-cell table:style-name="ce14" office:value-type="float" office:value="75.1401509019148" calcext:value-type="float">
            <text:p><text:s text:c="3"/>75 </text:p>
          </table:table-cell>
          <table:table-cell table:style-name="ce14" office:value-type="float" office:value="1070.05523333383" calcext:value-type="float">
            <text:p><text:s text:c="2"/>1 070 </text:p>
          </table:table-cell>
          <table:table-cell table:style-name="ce14" office:value-type="float" office:value="112.936680858868" calcext:value-type="float">
            <text:p><text:s text:c="3"/>113 </text:p>
          </table:table-cell>
          <table:table-cell table:style-name="ce14" office:value-type="float" office:value="1317.76340034455" calcext:value-type="float">
            <text:p><text:s text:c="2"/>1 318 </text:p>
          </table:table-cell>
          <table:table-cell table:style-name="ce14" office:value-type="float" office:value="4.59039965472717" calcext:value-type="float">
            <text:p><text:s text:c="3"/>5 </text:p>
          </table:table-cell>
          <table:table-cell table:style-name="ce14" office:value-type="float" office:value="314.485784041629" calcext:value-type="float">
            <text:p><text:s text:c="3"/>314 </text:p>
          </table:table-cell>
          <table:table-cell table:style-name="ce14" office:value-type="float" office:value="6.13680991829971" calcext:value-type="float">
            <text:p><text:s text:c="3"/>6 </text:p>
          </table:table-cell>
          <table:table-cell table:style-name="ce14" office:value-type="float" office:value="330.508690913877" calcext:value-type="float">
            <text:p><text:s text:c="3"/>331 </text:p>
          </table:table-cell>
          <table:table-cell table:style-name="ce14" office:value-type="float" office:value="9.38299248753376" calcext:value-type="float">
            <text:p><text:s text:c="3"/>9 </text:p>
          </table:table-cell>
          <table:table-cell table:style-name="ce14" office:value-type="float" office:value="447.518939999191" calcext:value-type="float">
            <text:p><text:s text:c="3"/>448 </text:p>
          </table:table-cell>
          <table:table-cell table:style-name="ce14" office:value-type="float" office:value="15.5219418446573" calcext:value-type="float">
            <text:p><text:s text:c="3"/>16 </text:p>
          </table:table-cell>
          <table:table-cell table:style-name="ce14" office:value-type="float" office:value="404.214051316751" calcext:value-type="float">
            <text:p><text:s text:c="3"/>404 </text:p>
          </table:table-cell>
          <table:table-cell table:style-name="ce17" office:value-type="float" office:value="60.6861750977139" calcext:value-type="float">
            <text:p><text:s text:c="3"/>61 </text:p>
          </table:table-cell>
          <table:table-cell table:style-name="ce17" office:value-type="float" office:value="635.046705870401" calcext:value-type="float">
            <text:p><text:s text:c="3"/>635 </text:p>
          </table:table-cell>
          <table:table-cell table:style-name="ce17" office:value-type="float" office:value="96.7659030403197" calcext:value-type="float">
            <text:p><text:s text:c="3"/>97 </text:p>
          </table:table-cell>
          <table:table-cell table:style-name="ce17" office:value-type="float" office:value="314.969284949686" calcext:value-type="float">
            <text:p><text:s text:c="3"/>315 </text:p>
          </table:table-cell>
          <table:table-cell table:style-name="ce17" office:value-type="float" office:value="18.6453755371381" calcext:value-type="float">
            <text:p><text:s text:c="3"/>19 </text:p>
          </table:table-cell>
          <table:table-cell table:style-name="ce17" office:value-type="float" office:value="268.100825914453" calcext:value-type="float">
            <text:p><text:s text:c="3"/>268 </text:p>
          </table:table-cell>
          <table:table-cell table:style-name="ce17" office:value-type="float" office:value="39.2580532088642" calcext:value-type="float">
            <text:p><text:s text:c="3"/>39 </text:p>
          </table:table-cell>
          <table:table-cell table:style-name="ce17" office:value-type="float" office:value="490.407823016512" calcext:value-type="float">
            <text:p><text:s text:c="3"/>490 </text:p>
          </table:table-cell>
          <table:table-cell table:style-name="ce17" office:value-type="float" office:value="62.2615437496343" calcext:value-type="float">
            <text:p><text:s text:c="3"/>62 </text:p>
          </table:table-cell>
          <table:table-cell table:style-name="ce17" office:value-type="float" office:value="510.80815283631" calcext:value-type="float">
            <text:p><text:s text:c="3"/>511 </text:p>
          </table:table-cell>
          <table:table-cell table:style-name="ce17" office:value-type="float" office:value="45.4894820731098" calcext:value-type="float">
            <text:p><text:s text:c="3"/>45 </text:p>
          </table:table-cell>
          <table:table-cell table:style-name="ce17" office:value-type="float" office:value="565.612876165052" calcext:value-type="float">
            <text:p><text:s text:c="3"/>566 </text:p>
          </table:table-cell>
          <table:table-cell table:style-name="ce17" office:value-type="float" office:value="27.4297674745051" calcext:value-type="float">
            <text:p><text:s text:c="3"/>27 </text:p>
          </table:table-cell>
          <table:table-cell table:style-name="ce17" office:value-type="float" office:value="610.211014820706" calcext:value-type="float">
            <text:p><text:s text:c="3"/>610 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ato Grosso</text:p>
          </table:table-cell>
          <table:table-cell table:style-name="ce14" office:value-type="float" office:value="186.047346464459" calcext:value-type="float">
            <text:p><text:s text:c="3"/>186 </text:p>
          </table:table-cell>
          <table:table-cell table:style-name="ce14" office:value-type="float" office:value="3147.76265608876" calcext:value-type="float">
            <text:p><text:s text:c="2"/>3 148 </text:p>
          </table:table-cell>
          <table:table-cell table:style-name="ce14" office:value-type="float" office:value="76.593128953899" calcext:value-type="float">
            <text:p><text:s text:c="3"/>77 </text:p>
          </table:table-cell>
          <table:table-cell table:style-name="ce14" office:value-type="float" office:value="1510.81655552556" calcext:value-type="float">
            <text:p><text:s text:c="2"/>1 511 </text:p>
          </table:table-cell>
          <table:table-cell table:style-name="ce14" office:value-type="float" office:value="109.45421751056" calcext:value-type="float">
            <text:p><text:s text:c="3"/>109 </text:p>
          </table:table-cell>
          <table:table-cell table:style-name="ce14" office:value-type="float" office:value="1636.94610056321" calcext:value-type="float">
            <text:p><text:s text:c="2"/>1 637 </text:p>
          </table:table-cell>
          <table:table-cell table:style-name="ce14" office:value-type="float" office:value="50.4014188832411" calcext:value-type="float">
            <text:p><text:s text:c="3"/>50 </text:p>
          </table:table-cell>
          <table:table-cell table:style-name="ce14" office:value-type="float" office:value="931.020103748477" calcext:value-type="float">
            <text:p><text:s text:c="3"/>931 </text:p>
          </table:table-cell>
          <table:table-cell table:style-name="ce14" office:value-type="float" office:value="134.188917913586" calcext:value-type="float">
            <text:p><text:s text:c="3"/>134 </text:p>
          </table:table-cell>
          <table:table-cell table:style-name="ce14" office:value-type="float" office:value="2189.77294596419" calcext:value-type="float">
            <text:p><text:s text:c="2"/>2 190 </text:p>
          </table:table-cell>
          <table:table-cell table:style-name="ce14" office:value-type="float" office:value="2.25668807644398" calcext:value-type="float">
            <text:p><text:s text:c="3"/>2 </text:p>
          </table:table-cell>
          <table:table-cell table:style-name="ce14" office:value-type="float" office:value="403.443534627381" calcext:value-type="float">
            <text:p><text:s text:c="3"/>403 </text:p>
          </table:table-cell>
          <table:table-cell table:style-name="ce14" office:value-type="float" office:value="5.66600362596176" calcext:value-type="float">
            <text:p><text:s text:c="3"/>6 </text:p>
          </table:table-cell>
          <table:table-cell table:style-name="ce14" office:value-type="float" office:value="412.346499380789" calcext:value-type="float">
            <text:p><text:s text:c="3"/>412 </text:p>
          </table:table-cell>
          <table:table-cell table:style-name="ce14" office:value-type="float" office:value="20.9373935138518" calcext:value-type="float">
            <text:p><text:s text:c="3"/>21 </text:p>
          </table:table-cell>
          <table:table-cell table:style-name="ce14" office:value-type="float" office:value="630.930230737453" calcext:value-type="float">
            <text:p><text:s text:c="3"/>631 </text:p>
          </table:table-cell>
          <table:table-cell table:style-name="ce14" office:value-type="float" office:value="15.2617884809171" calcext:value-type="float">
            <text:p><text:s text:c="3"/>15 </text:p>
          </table:table-cell>
          <table:table-cell table:style-name="ce14" office:value-type="float" office:value="507.132225085042" calcext:value-type="float">
            <text:p><text:s text:c="3"/>507 </text:p>
          </table:table-cell>
          <table:table-cell table:style-name="ce17" office:value-type="float" office:value="66.6005099893859" calcext:value-type="float">
            <text:p><text:s text:c="3"/>67 </text:p>
          </table:table-cell>
          <table:table-cell table:style-name="ce17" office:value-type="float" office:value="850.808825549144" calcext:value-type="float">
            <text:p><text:s text:c="3"/>851 </text:p>
          </table:table-cell>
          <table:table-cell table:style-name="ce17" office:value-type="float" office:value="75.3249627778985" calcext:value-type="float">
            <text:p><text:s text:c="3"/>75 </text:p>
          </table:table-cell>
          <table:table-cell table:style-name="ce17" office:value-type="float" office:value="343.101340708958" calcext:value-type="float">
            <text:p><text:s text:c="3"/>343 </text:p>
          </table:table-cell>
          <table:table-cell table:style-name="ce17" office:value-type="float" office:value="17.8661915107587" calcext:value-type="float">
            <text:p><text:s text:c="3"/>18 </text:p>
          </table:table-cell>
          <table:table-cell table:style-name="ce17" office:value-type="float" office:value="370.534123182024" calcext:value-type="float">
            <text:p><text:s text:c="3"/>371 </text:p>
          </table:table-cell>
          <table:table-cell table:style-name="ce17" office:value-type="float" office:value="32.1829578755707" calcext:value-type="float">
            <text:p><text:s text:c="3"/>32 </text:p>
          </table:table-cell>
          <table:table-cell table:style-name="ce17" office:value-type="float" office:value="596.85085365487" calcext:value-type="float">
            <text:p><text:s text:c="3"/>597 </text:p>
          </table:table-cell>
          <table:table-cell table:style-name="ce17" office:value-type="float" office:value="64.8040051468046" calcext:value-type="float">
            <text:p><text:s text:c="3"/>65 </text:p>
          </table:table-cell>
          <table:table-cell table:style-name="ce17" office:value-type="float" office:value="665.773765390928" calcext:value-type="float">
            <text:p><text:s text:c="3"/>666 </text:p>
          </table:table-cell>
          <table:table-cell table:style-name="ce17" office:value-type="float" office:value="35.7163566600319" calcext:value-type="float">
            <text:p><text:s text:c="3"/>36 </text:p>
          </table:table-cell>
          <table:table-cell table:style-name="ce17" office:value-type="float" office:value="879.738026840614" calcext:value-type="float">
            <text:p><text:s text:c="3"/>880 </text:p>
          </table:table-cell>
          <table:table-cell table:style-name="ce17" office:value-type="float" office:value="35.4778352712931" calcext:value-type="float">
            <text:p><text:s text:c="3"/>35 </text:p>
          </table:table-cell>
          <table:table-cell table:style-name="ce17" office:value-type="float" office:value="634.15941036425" calcext:value-type="float">
            <text:p><text:s text:c="3"/>634 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Goiás</text:p>
          </table:table-cell>
          <table:table-cell table:style-name="ce14" office:value-type="float" office:value="582.763769894591" calcext:value-type="float">
            <text:p><text:s text:c="3"/>583 </text:p>
          </table:table-cell>
          <table:table-cell table:style-name="ce14" office:value-type="float" office:value="6260.80272936907" calcext:value-type="float">
            <text:p><text:s text:c="2"/>6 261 </text:p>
          </table:table-cell>
          <table:table-cell table:style-name="ce14" office:value-type="float" office:value="233.434767312697" calcext:value-type="float">
            <text:p><text:s text:c="3"/>233 </text:p>
          </table:table-cell>
          <table:table-cell table:style-name="ce14" office:value-type="float" office:value="3068.96631300642" calcext:value-type="float">
            <text:p><text:s text:c="2"/>3 069 </text:p>
          </table:table-cell>
          <table:table-cell table:style-name="ce14" office:value-type="float" office:value="349.329002581893" calcext:value-type="float">
            <text:p><text:s text:c="3"/>349 </text:p>
          </table:table-cell>
          <table:table-cell table:style-name="ce14" office:value-type="float" office:value="3191.8364163627" calcext:value-type="float">
            <text:p><text:s text:c="2"/>3 192 </text:p>
          </table:table-cell>
          <table:table-cell table:style-name="ce14" office:value-type="float" office:value="213.977526073997" calcext:value-type="float">
            <text:p><text:s text:c="3"/>214 </text:p>
          </table:table-cell>
          <table:table-cell table:style-name="ce14" office:value-type="float" office:value="2239.17085609266" calcext:value-type="float">
            <text:p><text:s text:c="2"/>2 239 </text:p>
          </table:table-cell>
          <table:table-cell table:style-name="ce14" office:value-type="float" office:value="361.953309979328" calcext:value-type="float">
            <text:p><text:s text:c="3"/>362 </text:p>
          </table:table-cell>
          <table:table-cell table:style-name="ce14" office:value-type="float" office:value="3958.9251666644" calcext:value-type="float">
            <text:p><text:s text:c="2"/>3 959 </text:p>
          </table:table-cell>
          <table:table-cell table:style-name="ce14" office:value-type="float" office:value="12.4811960611041" calcext:value-type="float">
            <text:p><text:s text:c="3"/>12 </text:p>
          </table:table-cell>
          <table:table-cell table:style-name="ce14" office:value-type="float" office:value="768.287500339177" calcext:value-type="float">
            <text:p><text:s text:c="3"/>768 </text:p>
          </table:table-cell>
          <table:table-cell table:style-name="ce14" office:value-type="float" office:value="23.254782077894" calcext:value-type="float">
            <text:p><text:s text:c="3"/>23 </text:p>
          </table:table-cell>
          <table:table-cell table:style-name="ce14" office:value-type="float" office:value="794.250944256182" calcext:value-type="float">
            <text:p><text:s text:c="3"/>794 </text:p>
          </table:table-cell>
          <table:table-cell table:style-name="ce14" office:value-type="float" office:value="43.1249363656634" calcext:value-type="float">
            <text:p><text:s text:c="3"/>43 </text:p>
          </table:table-cell>
          <table:table-cell table:style-name="ce14" office:value-type="float" office:value="1205.83102979575" calcext:value-type="float">
            <text:p><text:s text:c="2"/>1 206 </text:p>
          </table:table-cell>
          <table:table-cell table:style-name="ce14" office:value-type="float" office:value="40.5545146185188" calcext:value-type="float">
            <text:p><text:s text:c="3"/>41 </text:p>
          </table:table-cell>
          <table:table-cell table:style-name="ce14" office:value-type="float" office:value="1029.60634121576" calcext:value-type="float">
            <text:p><text:s text:c="2"/>1 030 </text:p>
          </table:table-cell>
          <table:table-cell table:style-name="ce17" office:value-type="float" office:value="206.701985140897" calcext:value-type="float">
            <text:p><text:s text:c="3"/>207 </text:p>
          </table:table-cell>
          <table:table-cell table:style-name="ce17" office:value-type="float" office:value="1717.99398414004" calcext:value-type="float">
            <text:p><text:s text:c="2"/>1 718 </text:p>
          </table:table-cell>
          <table:table-cell table:style-name="ce17" office:value-type="float" office:value="256.646355630513" calcext:value-type="float">
            <text:p><text:s text:c="3"/>257 </text:p>
          </table:table-cell>
          <table:table-cell table:style-name="ce17" office:value-type="float" office:value="744.832929622184" calcext:value-type="float">
            <text:p><text:s text:c="3"/>745 </text:p>
          </table:table-cell>
          <table:table-cell table:style-name="ce17" office:value-type="float" office:value="47.0730651469452" calcext:value-type="float">
            <text:p><text:s text:c="3"/>47 </text:p>
          </table:table-cell>
          <table:table-cell table:style-name="ce17" office:value-type="float" office:value="735.134264039063" calcext:value-type="float">
            <text:p><text:s text:c="3"/>735 </text:p>
          </table:table-cell>
          <table:table-cell table:style-name="ce17" office:value-type="float" office:value="125.436001599768" calcext:value-type="float">
            <text:p><text:s text:c="3"/>125 </text:p>
          </table:table-cell>
          <table:table-cell table:style-name="ce17" office:value-type="float" office:value="1364.53275845803" calcext:value-type="float">
            <text:p><text:s text:c="2"/>1 365 </text:p>
          </table:table-cell>
          <table:table-cell table:style-name="ce17" office:value-type="float" office:value="225.41372344238" calcext:value-type="float">
            <text:p><text:s text:c="3"/>225 </text:p>
          </table:table-cell>
          <table:table-cell table:style-name="ce17" office:value-type="float" office:value="1626.3306824721" calcext:value-type="float">
            <text:p><text:s text:c="2"/>1 626 </text:p>
          </table:table-cell>
          <table:table-cell table:style-name="ce17" office:value-type="float" office:value="108.092462930559" calcext:value-type="float">
            <text:p><text:s text:c="3"/>108 </text:p>
          </table:table-cell>
          <table:table-cell table:style-name="ce17" office:value-type="float" office:value="1463.11537743976" calcext:value-type="float">
            <text:p><text:s text:c="2"/>1 463 </text:p>
          </table:table-cell>
          <table:table-cell table:style-name="ce17" office:value-type="float" office:value="76.1687929684059" calcext:value-type="float">
            <text:p><text:s text:c="3"/>76 </text:p>
          </table:table-cell>
          <table:table-cell table:style-name="ce17" office:value-type="float" office:value="1070.91681977691" calcext:value-type="float">
            <text:p><text:s text:c="2"/>1 071 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Distrito Federal</text:p>
          </table:table-cell>
          <table:table-cell table:style-name="ce14" office:value-type="float" office:value="153.722352119909" calcext:value-type="float">
            <text:p><text:s text:c="3"/>154 </text:p>
          </table:table-cell>
          <table:table-cell table:style-name="ce14" office:value-type="float" office:value="2795.20344262578" calcext:value-type="float">
            <text:p><text:s text:c="2"/>2 795 </text:p>
          </table:table-cell>
          <table:table-cell table:style-name="ce14" office:value-type="float" office:value="53.6481501132304" calcext:value-type="float">
            <text:p><text:s text:c="3"/>54 </text:p>
          </table:table-cell>
          <table:table-cell table:style-name="ce14" office:value-type="float" office:value="1337.04209264115" calcext:value-type="float">
            <text:p><text:s text:c="2"/>1 337 </text:p>
          </table:table-cell>
          <table:table-cell table:style-name="ce14" office:value-type="float" office:value="100.074202006679" calcext:value-type="float">
            <text:p><text:s text:c="3"/>100 </text:p>
          </table:table-cell>
          <table:table-cell table:style-name="ce14" office:value-type="float" office:value="1458.16134998461" calcext:value-type="float">
            <text:p><text:s text:c="2"/>1 458 </text:p>
          </table:table-cell>
          <table:table-cell table:style-name="ce14" office:value-type="float" office:value="55.9247100089566" calcext:value-type="float">
            <text:p><text:s text:c="3"/>56 </text:p>
          </table:table-cell>
          <table:table-cell table:style-name="ce14" office:value-type="float" office:value="1068.59588523117" calcext:value-type="float">
            <text:p><text:s text:c="2"/>1 069 </text:p>
          </table:table-cell>
          <table:table-cell table:style-name="ce14" office:value-type="float" office:value="93.9544564377893" calcext:value-type="float">
            <text:p><text:s text:c="3"/>94 </text:p>
          </table:table-cell>
          <table:table-cell table:style-name="ce14" office:value-type="float" office:value="1697.39871049747" calcext:value-type="float">
            <text:p><text:s text:c="2"/>1 697 </text:p>
          </table:table-cell>
          <table:table-cell table:style-name="ce14" office:value-type="float" office:value="4.17031097263617" calcext:value-type="float">
            <text:p><text:s text:c="3"/>4 </text:p>
          </table:table-cell>
          <table:table-cell table:style-name="ce14" office:value-type="float" office:value="318.278062239462" calcext:value-type="float">
            <text:p><text:s text:c="3"/>318 </text:p>
          </table:table-cell>
          <table:table-cell table:style-name="ce14" office:value-type="float" office:value="5.05559333546592" calcext:value-type="float">
            <text:p><text:s text:c="3"/>5 </text:p>
          </table:table-cell>
          <table:table-cell table:style-name="ce14" office:value-type="float" office:value="313.275129145819" calcext:value-type="float">
            <text:p><text:s text:c="3"/>313 </text:p>
          </table:table-cell>
          <table:table-cell table:style-name="ce14" office:value-type="float" office:value="14.8513277971604" calcext:value-type="float">
            <text:p><text:s text:c="3"/>15 </text:p>
          </table:table-cell>
          <table:table-cell table:style-name="ce14" office:value-type="float" office:value="586.558992279464" calcext:value-type="float">
            <text:p><text:s text:c="3"/>587 </text:p>
          </table:table-cell>
          <table:table-cell table:style-name="ce14" office:value-type="float" office:value="12.2109085499725" calcext:value-type="float">
            <text:p><text:s text:c="3"/>12 </text:p>
          </table:table-cell>
          <table:table-cell table:style-name="ce14" office:value-type="float" office:value="463.651265418033" calcext:value-type="float">
            <text:p><text:s text:c="3"/>464 </text:p>
          </table:table-cell>
          <table:table-cell table:style-name="ce17" office:value-type="float" office:value="51.7395642577862" calcext:value-type="float">
            <text:p><text:s text:c="3"/>52 </text:p>
          </table:table-cell>
          <table:table-cell table:style-name="ce17" office:value-type="float" office:value="819.456430688272" calcext:value-type="float">
            <text:p><text:s text:c="3"/>819 </text:p>
          </table:table-cell>
          <table:table-cell table:style-name="ce17" office:value-type="float" office:value="65.6946472068885" calcext:value-type="float">
            <text:p><text:s text:c="3"/>66 </text:p>
          </table:table-cell>
          <table:table-cell table:style-name="ce17" office:value-type="float" office:value="293.983562854703" calcext:value-type="float">
            <text:p><text:s text:c="3"/>294 </text:p>
          </table:table-cell>
          <table:table-cell table:style-name="ce17" office:value-type="float" office:value="19.0523007719102" calcext:value-type="float">
            <text:p><text:s text:c="3"/>19 </text:p>
          </table:table-cell>
          <table:table-cell table:style-name="ce17" office:value-type="float" office:value="270.922848479538" calcext:value-type="float">
            <text:p><text:s text:c="3"/>271 </text:p>
          </table:table-cell>
          <table:table-cell table:style-name="ce17" office:value-type="float" office:value="32.7256079098633" calcext:value-type="float">
            <text:p><text:s text:c="3"/>33 </text:p>
          </table:table-cell>
          <table:table-cell table:style-name="ce17" office:value-type="float" office:value="390.582997963855" calcext:value-type="float">
            <text:p><text:s text:c="3"/>391 </text:p>
          </table:table-cell>
          <table:table-cell table:style-name="ce17" office:value-type="float" office:value="31.7530342768148" calcext:value-type="float">
            <text:p><text:s text:c="3"/>32 </text:p>
          </table:table-cell>
          <table:table-cell table:style-name="ce17" office:value-type="float" office:value="445.530128030717" calcext:value-type="float">
            <text:p><text:s text:c="3"/>446 </text:p>
          </table:table-cell>
          <table:table-cell table:style-name="ce17" office:value-type="float" office:value="31.8416113426582" calcext:value-type="float">
            <text:p><text:s text:c="3"/>32 </text:p>
          </table:table-cell>
          <table:table-cell table:style-name="ce17" office:value-type="float" office:value="549.959766702879" calcext:value-type="float">
            <text:p><text:s text:c="3"/>550 </text:p>
          </table:table-cell>
          <table:table-cell table:style-name="ce17" office:value-type="float" office:value="38.3497978186631" calcext:value-type="float">
            <text:p><text:s text:c="3"/>38 </text:p>
          </table:table-cell>
          <table:table-cell table:style-name="ce17" office:value-type="float" office:value="1133.21899832559" calcext:value-type="float">
            <text:p><text:s text:c="2"/>1 133 </text:p>
          </table:table-cell>
          <table:table-cell table:number-columns-repeated="991"/>
        </table:table-row>
        <table:table-row table:style-name="ro1">
          <table:table-cell table:style-name="ce6" table:number-columns-repeated="4"/>
          <table:table-cell table:number-columns-repeated="1020"/>
        </table:table-row>
        <table:table-row table:style-name="ro1">
          <table:table-cell table:style-name="ce7" office:value-type="string" calcext:value-type="string">
            <text:p>Fonte: IBGE, Diretoria de Pesquisas, Coordenação de Trabalho e Rendimento, Pesquisa Nacional de Saúde 2019.</text:p>
          </table:table-cell>
          <table:table-cell table:style-name="ce7" table:number-columns-repeated="32"/>
          <table:table-cell table:number-columns-repeated="991"/>
        </table:table-row>
        <table:table-row table:style-name="ro1">
          <table:table-cell table:style-name="ce8" office:value-type="string" calcext:value-type="string">
            <text:p>Notas: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Rendimentos deflacionados para julho de 2021.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(1) Exclusive as pessoas cuja condição no arranjo domiciliar era pensionista, empregado doméstico ou parente do empregado doméstico.</text:p>
          </table:table-cell>
          <table:table-cell table:number-columns-repeated="1023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9 (CV)" table:style-name="ta2">
        <office:forms form:automatic-focus="false" form:apply-design-mode="false"/>
        <table:table-column table:style-name="co1" table:default-cell-style-name="ce5"/>
        <table:table-column table:style-name="co2" table:number-columns-repeated="18" table:default-cell-style-name="ce5"/>
        <table:table-column table:style-name="co2" table:number-columns-repeated="14" table:default-cell-style-name="ce6"/>
        <table:table-column table:style-name="co3" table:number-columns-repeated="224" table:default-cell-style-name="ce19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 table:number-columns-spanned="33" table:number-rows-spanned="2">
            <text:p>Tabela 1.1 - Coeficientes de variação das pessoas de dois anos ou mais de idade com e sem deficiência, por sexo, cor ou raça, grupos de idade e classes de rendimento domiciliar per capita, segundo as Grandes Regiões e as Unidades da Federação - Brasil - 2019</text:p>
          </table:table-cell>
          <table:covered-table-cell table:number-columns-repeated="32" table:style-name="ce1"/>
          <table:table-cell table:style-name="ce18" table:number-columns-repeated="991"/>
        </table:table-row>
        <table:table-row table:style-name="ro1">
          <table:covered-table-cell table:number-columns-repeated="33" table:style-name="ce1"/>
          <table:table-cell table:style-name="ce18" table:number-columns-repeated="991"/>
        </table:table-row>
        <table:table-row table:style-name="ro1">
          <table:table-cell table:style-name="ce2" office:value-type="string" calcext:value-type="string" table:number-columns-spanned="1" table:number-rows-spanned="6">
            <text:p>Grandes Regiões e Unidades da Federação</text:p>
          </table:table-cell>
          <table:table-cell table:style-name="ce10" office:value-type="string" calcext:value-type="string" table:number-columns-spanned="32" table:number-rows-spanned="1">
            <text:p>Pessoas de dois anos ou mais de idade (1 000 pessoas)</text:p>
          </table:table-cell>
          <table:covered-table-cell table:number-columns-repeated="31" table:style-name="ce10"/>
          <table:table-cell table:style-name="ce18" table:number-columns-repeated="991"/>
        </table:table-row>
        <table:table-row table:style-name="ro1">
          <table:covered-table-cell table:style-name="ce2"/>
          <table:table-cell table:style-name="ce11" office:value-type="string" calcext:value-type="string" table:number-columns-spanned="2" table:number-rows-spanned="3">
            <text:p>Total</text:p>
          </table:table-cell>
          <table:covered-table-cell table:style-name="ce11"/>
          <table:table-cell table:style-name="ce11" office:value-type="string" calcext:value-type="string" table:number-columns-spanned="4" table:number-rows-spanned="1">
            <text:p>Sexo</text:p>
          </table:table-cell>
          <table:covered-table-cell table:number-columns-repeated="3" table:style-name="ce11"/>
          <table:table-cell table:style-name="ce11" office:value-type="string" calcext:value-type="string" table:number-columns-spanned="4" table:number-rows-spanned="1">
            <text:p>Cor ou raça</text:p>
          </table:table-cell>
          <table:covered-table-cell table:number-columns-repeated="3" table:style-name="ce11"/>
          <table:table-cell table:style-name="ce11" office:value-type="string" calcext:value-type="string" table:number-columns-spanned="12" table:number-rows-spanned="1">
            <text:p>Grupos de idade</text:p>
          </table:table-cell>
          <table:covered-table-cell table:number-columns-repeated="11" table:style-name="ce11"/>
          <table:table-cell table:style-name="ce10" office:value-type="string" calcext:value-type="string" table:number-columns-spanned="10" table:number-rows-spanned="1">
            <text:p>Classes de percentual de pessoas em ordem crescente de rendimento domiciliar <text:span text:style-name="T1">per capita</text:span><text:span text:style-name="T2"> (1)</text:span></text:p>
          </table:table-cell>
          <table:covered-table-cell table:number-columns-repeated="8" table:style-name="ce11"/>
          <table:covered-table-cell table:style-name="ce10"/>
          <table:table-cell table:style-name="ce18" table:number-columns-repeated="991"/>
        </table:table-row>
        <table:table-row table:style-name="ro1">
          <table:covered-table-cell table:style-name="ce2"/>
          <table:covered-table-cell table:number-columns-repeated="2" table:style-name="ce11"/>
          <table:table-cell table:style-name="ce11" office:value-type="string" calcext:value-type="string" table:number-columns-spanned="2" table:number-rows-spanned="2">
            <text:p>Masculino</text:p>
          </table:table-cell>
          <table:covered-table-cell table:style-name="ce11"/>
          <table:table-cell table:style-name="ce11" office:value-type="string" calcext:value-type="string" table:number-columns-spanned="2" table:number-rows-spanned="2">
            <text:p>Feminino</text:p>
          </table:table-cell>
          <table:covered-table-cell table:style-name="ce11"/>
          <table:table-cell table:style-name="ce11" office:value-type="string" calcext:value-type="string" table:number-columns-spanned="2" table:number-rows-spanned="2">
            <text:p>Branca</text:p>
          </table:table-cell>
          <table:covered-table-cell table:style-name="ce11"/>
          <table:table-cell table:style-name="ce11" office:value-type="string" calcext:value-type="string" table:number-columns-spanned="2" table:number-rows-spanned="2">
            <text:p>Preta ou Parda</text:p>
          </table:table-cell>
          <table:covered-table-cell table:style-name="ce11"/>
          <table:table-cell table:style-name="ce11" office:value-type="string" calcext:value-type="string" table:number-columns-spanned="2" table:number-rows-spanned="2">
            <text:p>De 2 a 9 anos</text:p>
          </table:table-cell>
          <table:covered-table-cell table:style-name="ce11"/>
          <table:table-cell table:style-name="ce11" office:value-type="string" calcext:value-type="string" table:number-columns-spanned="2" table:number-rows-spanned="2">
            <text:p>De 10 a 17 anos</text:p>
          </table:table-cell>
          <table:covered-table-cell table:style-name="ce11"/>
          <table:table-cell table:style-name="ce11" office:value-type="string" calcext:value-type="string" table:number-columns-spanned="2" table:number-rows-spanned="2">
            <text:p>De 18 a 29 anos</text:p>
          </table:table-cell>
          <table:covered-table-cell table:style-name="ce11"/>
          <table:table-cell table:style-name="ce11" office:value-type="string" calcext:value-type="string" table:number-columns-spanned="2" table:number-rows-spanned="2">
            <text:p>De 30 a 39 anos</text:p>
          </table:table-cell>
          <table:covered-table-cell table:style-name="ce11"/>
          <table:table-cell table:style-name="ce11" office:value-type="string" calcext:value-type="string" table:number-columns-spanned="2" table:number-rows-spanned="2">
            <text:p>De 40 a 59 anos</text:p>
          </table:table-cell>
          <table:covered-table-cell table:style-name="ce11"/>
          <table:table-cell table:style-name="ce11" office:value-type="string" calcext:value-type="string" table:number-columns-spanned="2" table:number-rows-spanned="2">
            <text:p>Com 60 anos ou mais</text:p>
          </table:table-cell>
          <table:covered-table-cell table:style-name="ce11"/>
          <table:table-cell table:style-name="ce11" office:value-type="string" calcext:value-type="string" table:number-columns-spanned="2" table:number-rows-spanned="2">
            <text:p>Até 20%</text:p>
          </table:table-cell>
          <table:covered-table-cell table:style-name="ce11"/>
          <table:table-cell table:style-name="ce11" office:value-type="string" calcext:value-type="string" table:number-columns-spanned="2" table:number-rows-spanned="2">
            <text:p>Mais de 20% até 40%</text:p>
          </table:table-cell>
          <table:covered-table-cell table:style-name="ce11"/>
          <table:table-cell table:style-name="ce11" office:value-type="string" calcext:value-type="string" table:number-columns-spanned="2" table:number-rows-spanned="2">
            <text:p>Mais de 40% até 60%</text:p>
          </table:table-cell>
          <table:covered-table-cell table:style-name="ce11"/>
          <table:table-cell table:style-name="ce11" office:value-type="string" calcext:value-type="string" table:number-columns-spanned="2" table:number-rows-spanned="2">
            <text:p>Mais de 60% até 80%</text:p>
          </table:table-cell>
          <table:covered-table-cell table:style-name="ce11"/>
          <table:table-cell table:style-name="ce10" office:value-type="string" calcext:value-type="string" table:number-columns-spanned="2" table:number-rows-spanned="2">
            <text:p>Mais de 80%</text:p>
          </table:table-cell>
          <table:covered-table-cell table:style-name="ce10"/>
          <table:table-cell table:style-name="ce18" table:number-columns-repeated="991"/>
        </table:table-row>
        <table:table-row table:style-name="ro1">
          <table:covered-table-cell table:style-name="ce2"/>
          <table:covered-table-cell table:number-columns-repeated="31" table:style-name="ce11"/>
          <table:covered-table-cell table:style-name="ce10"/>
          <table:table-cell table:style-name="ce18" table:number-columns-repeated="991"/>
        </table:table-row>
        <table:table-row table:style-name="ro1">
          <table:covered-table-cell table:style-name="ce2"/>
          <table:table-cell table:style-name="ce11" office:value-type="string" calcext:value-type="string" table:number-columns-spanned="1" table:number-rows-spanned="2">
            <text:p>Com deficiência</text:p>
          </table:table-cell>
          <table:table-cell table:style-name="ce11" office:value-type="string" calcext:value-type="string" table:number-columns-spanned="1" table:number-rows-spanned="2">
            <text:p>Sem deficiência</text:p>
          </table:table-cell>
          <table:table-cell table:style-name="ce11" office:value-type="string" calcext:value-type="string" table:number-columns-spanned="1" table:number-rows-spanned="2">
            <text:p>Com deficiência</text:p>
          </table:table-cell>
          <table:table-cell table:style-name="ce11" office:value-type="string" calcext:value-type="string" table:number-columns-spanned="1" table:number-rows-spanned="2">
            <text:p>Sem deficiência</text:p>
          </table:table-cell>
          <table:table-cell table:style-name="ce11" office:value-type="string" calcext:value-type="string" table:number-columns-spanned="1" table:number-rows-spanned="2">
            <text:p>Com deficiência</text:p>
          </table:table-cell>
          <table:table-cell table:style-name="ce11" office:value-type="string" calcext:value-type="string" table:number-columns-spanned="1" table:number-rows-spanned="2">
            <text:p>Sem deficiência</text:p>
          </table:table-cell>
          <table:table-cell table:style-name="ce11" office:value-type="string" calcext:value-type="string" table:number-columns-spanned="1" table:number-rows-spanned="2">
            <text:p>Com deficiência</text:p>
          </table:table-cell>
          <table:table-cell table:style-name="ce11" office:value-type="string" calcext:value-type="string" table:number-columns-spanned="1" table:number-rows-spanned="2">
            <text:p>Sem deficiência</text:p>
          </table:table-cell>
          <table:table-cell table:style-name="ce11" office:value-type="string" calcext:value-type="string" table:number-columns-spanned="1" table:number-rows-spanned="2">
            <text:p>Com deficiência</text:p>
          </table:table-cell>
          <table:table-cell table:style-name="ce11" office:value-type="string" calcext:value-type="string" table:number-columns-spanned="1" table:number-rows-spanned="2">
            <text:p>Sem deficiência</text:p>
          </table:table-cell>
          <table:table-cell table:style-name="ce11" office:value-type="string" calcext:value-type="string" table:number-columns-spanned="1" table:number-rows-spanned="2">
            <text:p>Com deficiência</text:p>
          </table:table-cell>
          <table:table-cell table:style-name="ce11" office:value-type="string" calcext:value-type="string" table:number-columns-spanned="1" table:number-rows-spanned="2">
            <text:p>Sem deficiência</text:p>
          </table:table-cell>
          <table:table-cell table:style-name="ce11" office:value-type="string" calcext:value-type="string" table:number-columns-spanned="1" table:number-rows-spanned="2">
            <text:p>Com deficiência</text:p>
          </table:table-cell>
          <table:table-cell table:style-name="ce11" office:value-type="string" calcext:value-type="string" table:number-columns-spanned="1" table:number-rows-spanned="2">
            <text:p>Sem deficiência</text:p>
          </table:table-cell>
          <table:table-cell table:style-name="ce11" office:value-type="string" calcext:value-type="string" table:number-columns-spanned="1" table:number-rows-spanned="2">
            <text:p>Com deficiência</text:p>
          </table:table-cell>
          <table:table-cell table:style-name="ce11" office:value-type="string" calcext:value-type="string" table:number-columns-spanned="1" table:number-rows-spanned="2">
            <text:p>Sem deficiência</text:p>
          </table:table-cell>
          <table:table-cell table:style-name="ce11" office:value-type="string" calcext:value-type="string" table:number-columns-spanned="1" table:number-rows-spanned="2">
            <text:p>Com deficiência</text:p>
          </table:table-cell>
          <table:table-cell table:style-name="ce11" office:value-type="string" calcext:value-type="string" table:number-columns-spanned="1" table:number-rows-spanned="2">
            <text:p>Sem deficiência</text:p>
          </table:table-cell>
          <table:table-cell table:style-name="ce11" office:value-type="string" calcext:value-type="string" table:number-columns-spanned="1" table:number-rows-spanned="2">
            <text:p>Com deficiência</text:p>
          </table:table-cell>
          <table:table-cell table:style-name="ce11" office:value-type="string" calcext:value-type="string" table:number-columns-spanned="1" table:number-rows-spanned="2">
            <text:p>Sem deficiência</text:p>
          </table:table-cell>
          <table:table-cell table:style-name="ce11" office:value-type="string" calcext:value-type="string" table:number-columns-spanned="1" table:number-rows-spanned="2">
            <text:p>Com deficiência</text:p>
          </table:table-cell>
          <table:table-cell table:style-name="ce11" office:value-type="string" calcext:value-type="string" table:number-columns-spanned="1" table:number-rows-spanned="2">
            <text:p>Sem deficiência</text:p>
          </table:table-cell>
          <table:table-cell table:style-name="ce11" office:value-type="string" calcext:value-type="string" table:number-columns-spanned="1" table:number-rows-spanned="2">
            <text:p>Com deficiência</text:p>
          </table:table-cell>
          <table:table-cell table:style-name="ce11" office:value-type="string" calcext:value-type="string" table:number-columns-spanned="1" table:number-rows-spanned="2">
            <text:p>Sem deficiência</text:p>
          </table:table-cell>
          <table:table-cell table:style-name="ce11" office:value-type="string" calcext:value-type="string" table:number-columns-spanned="1" table:number-rows-spanned="2">
            <text:p>Com deficiência</text:p>
          </table:table-cell>
          <table:table-cell table:style-name="ce11" office:value-type="string" calcext:value-type="string" table:number-columns-spanned="1" table:number-rows-spanned="2">
            <text:p>Sem deficiência</text:p>
          </table:table-cell>
          <table:table-cell table:style-name="ce11" office:value-type="string" calcext:value-type="string" table:number-columns-spanned="1" table:number-rows-spanned="2">
            <text:p>Com deficiência</text:p>
          </table:table-cell>
          <table:table-cell table:style-name="ce11" office:value-type="string" calcext:value-type="string" table:number-columns-spanned="1" table:number-rows-spanned="2">
            <text:p>Sem deficiência</text:p>
          </table:table-cell>
          <table:table-cell table:style-name="ce11" office:value-type="string" calcext:value-type="string" table:number-columns-spanned="1" table:number-rows-spanned="2">
            <text:p>Com deficiência</text:p>
          </table:table-cell>
          <table:table-cell table:style-name="ce11" office:value-type="string" calcext:value-type="string" table:number-columns-spanned="1" table:number-rows-spanned="2">
            <text:p>Sem deficiência</text:p>
          </table:table-cell>
          <table:table-cell table:style-name="ce11" office:value-type="string" calcext:value-type="string" table:number-columns-spanned="1" table:number-rows-spanned="2">
            <text:p>Com deficiência</text:p>
          </table:table-cell>
          <table:table-cell table:style-name="ce10" office:value-type="string" calcext:value-type="string" table:number-columns-spanned="1" table:number-rows-spanned="2">
            <text:p>Sem deficiência</text:p>
          </table:table-cell>
          <table:table-cell table:style-name="ce18" table:number-columns-repeated="991"/>
        </table:table-row>
        <table:table-row table:style-name="ro1">
          <table:covered-table-cell table:style-name="ce2"/>
          <table:covered-table-cell table:number-columns-repeated="31" table:style-name="ce11"/>
          <table:covered-table-cell table:style-name="ce10"/>
          <table:table-cell table:style-name="ce18" table:number-columns-repeated="991"/>
        </table:table-row>
        <table:table-row table:style-name="ro1">
          <table:table-cell table:style-name="ce3" office:value-type="string" calcext:value-type="string">
            <text:p>Brasil</text:p>
          </table:table-cell>
          <table:table-cell table:style-name="ce20" office:value-type="float" office:value="1.35324023938461" calcext:value-type="float">
            <text:p><text:s text:c="3"/>1,4 </text:p>
          </table:table-cell>
          <table:table-cell table:style-name="ce21" office:value-type="float" office:value="0.134114783936174" calcext:value-type="float">
            <text:p><text:s text:c="3"/>0,1 </text:p>
          </table:table-cell>
          <table:table-cell table:style-name="ce21" office:value-type="float" office:value="1.82752844419236" calcext:value-type="float">
            <text:p><text:s text:c="3"/>1,8 </text:p>
          </table:table-cell>
          <table:table-cell table:style-name="ce21" office:value-type="float" office:value="0.285562528580241" calcext:value-type="float">
            <text:p><text:s text:c="3"/>0,3 </text:p>
          </table:table-cell>
          <table:table-cell table:style-name="ce21" office:value-type="float" office:value="1.54262573066689" calcext:value-type="float">
            <text:p><text:s text:c="3"/>1,5 </text:p>
          </table:table-cell>
          <table:table-cell table:style-name="ce21" office:value-type="float" office:value="0.263372931803902" calcext:value-type="float">
            <text:p><text:s text:c="3"/>0,3 </text:p>
          </table:table-cell>
          <table:table-cell table:style-name="ce21" office:value-type="float" office:value="2.12540366847555" calcext:value-type="float">
            <text:p><text:s text:c="3"/>2,1 </text:p>
          </table:table-cell>
          <table:table-cell table:style-name="ce21" office:value-type="float" office:value="0.792508838979204" calcext:value-type="float">
            <text:p><text:s text:c="3"/>0,8 </text:p>
          </table:table-cell>
          <table:table-cell table:style-name="ce21" office:value-type="float" office:value="1.63427730269711" calcext:value-type="float">
            <text:p><text:s text:c="3"/>1,6 </text:p>
          </table:table-cell>
          <table:table-cell table:style-name="ce21" office:value-type="float" office:value="0.604771431683787" calcext:value-type="float">
            <text:p><text:s text:c="3"/>0,6 </text:p>
          </table:table-cell>
          <table:table-cell table:style-name="ce21" office:value-type="float" office:value="6.76002375637801" calcext:value-type="float">
            <text:p><text:s text:c="3"/>6,8 </text:p>
          </table:table-cell>
          <table:table-cell table:style-name="ce21" office:value-type="float" office:value="1.09116247487825" calcext:value-type="float">
            <text:p><text:s text:c="3"/>1,1 </text:p>
          </table:table-cell>
          <table:table-cell table:style-name="ce21" office:value-type="float" office:value="5.77026216301095" calcext:value-type="float">
            <text:p><text:s text:c="3"/>5,8 </text:p>
          </table:table-cell>
          <table:table-cell table:style-name="ce21" office:value-type="float" office:value="0.898631926075146" calcext:value-type="float">
            <text:p><text:s text:c="3"/>0,9 </text:p>
          </table:table-cell>
          <table:table-cell table:style-name="ce21" office:value-type="float" office:value="4.4332962770861" calcext:value-type="float">
            <text:p><text:s text:c="3"/>4,4 </text:p>
          </table:table-cell>
          <table:table-cell table:style-name="ce21" office:value-type="float" office:value="0.803828050351641" calcext:value-type="float">
            <text:p><text:s text:c="3"/>0,8 </text:p>
          </table:table-cell>
          <table:table-cell table:style-name="ce21" office:value-type="float" office:value="3.85655631560586" calcext:value-type="float">
            <text:p><text:s text:c="3"/>3,9 </text:p>
          </table:table-cell>
          <table:table-cell table:style-name="ce21" office:value-type="float" office:value="0.908302201412926" calcext:value-type="float">
            <text:p><text:s text:c="3"/>0,9 </text:p>
          </table:table-cell>
          <table:table-cell table:style-name="ce24" office:value-type="float" office:value="2.13089679440511" calcext:value-type="float">
            <text:p><text:s text:c="3"/>2,1 </text:p>
          </table:table-cell>
          <table:table-cell table:style-name="ce24" office:value-type="float" office:value="0.610714739681472" calcext:value-type="float">
            <text:p><text:s text:c="3"/>0,6 </text:p>
          </table:table-cell>
          <table:table-cell table:style-name="ce24" office:value-type="float" office:value="1.86009060288272" calcext:value-type="float">
            <text:p><text:s text:c="3"/>1,9 </text:p>
          </table:table-cell>
          <table:table-cell table:style-name="ce24" office:value-type="float" office:value="1.32025676750185" calcext:value-type="float">
            <text:p><text:s text:c="3"/>1,3 </text:p>
          </table:table-cell>
          <table:table-cell table:style-name="ce24" office:value-type="float" office:value="3.03944796305139" calcext:value-type="float">
            <text:p><text:s text:c="3"/>3,0 </text:p>
          </table:table-cell>
          <table:table-cell table:style-name="ce24" office:value-type="float" office:value="1.39398102355669" calcext:value-type="float">
            <text:p><text:s text:c="3"/>1,4 </text:p>
          </table:table-cell>
          <table:table-cell table:style-name="ce24" office:value-type="float" office:value="2.81652260501721" calcext:value-type="float">
            <text:p><text:s text:c="3"/>2,8 </text:p>
          </table:table-cell>
          <table:table-cell table:style-name="ce24" office:value-type="float" office:value="1.2704602083679" calcext:value-type="float">
            <text:p><text:s text:c="3"/>1,3 </text:p>
          </table:table-cell>
          <table:table-cell table:style-name="ce24" office:value-type="float" office:value="2.41783638685192" calcext:value-type="float">
            <text:p><text:s text:c="3"/>2,4 </text:p>
          </table:table-cell>
          <table:table-cell table:style-name="ce24" office:value-type="float" office:value="1.3157513694065" calcext:value-type="float">
            <text:p><text:s text:c="3"/>1,3 </text:p>
          </table:table-cell>
          <table:table-cell table:style-name="ce24" office:value-type="float" office:value="2.89411654760058" calcext:value-type="float">
            <text:p><text:s text:c="3"/>2,9 </text:p>
          </table:table-cell>
          <table:table-cell table:style-name="ce24" office:value-type="float" office:value="1.25304371445133" calcext:value-type="float">
            <text:p><text:s text:c="3"/>1,3 </text:p>
          </table:table-cell>
          <table:table-cell table:style-name="ce24" office:value-type="float" office:value="3.48842657500278" calcext:value-type="float">
            <text:p><text:s text:c="3"/>3,5 </text:p>
          </table:table-cell>
          <table:table-cell table:style-name="ce24" office:value-type="float" office:value="1.83165267015077" calcext:value-type="float">
            <text:p><text:s text:c="3"/>1,8 </text:p>
          </table:table-cell>
          <table:table-cell table:style-name="ce18" table:number-columns-repeated="991"/>
        </table:table-row>
        <table:table-row table:style-name="ro1">
          <table:table-cell table:style-name="ce4" office:value-type="string" calcext:value-type="string">
            <text:p>Norte</text:p>
          </table:table-cell>
          <table:table-cell table:style-name="ce21" office:value-type="float" office:value="2.85616830277808" calcext:value-type="float">
            <text:p><text:s text:c="3"/>2,9 </text:p>
          </table:table-cell>
          <table:table-cell table:style-name="ce23" office:value-type="float" office:value="0.255211012907068" calcext:value-type="float">
            <text:p><text:s text:c="3"/>0,3 </text:p>
          </table:table-cell>
          <table:table-cell table:style-name="ce23" office:value-type="float" office:value="3.48974864556475" calcext:value-type="float">
            <text:p><text:s text:c="3"/>3,5 </text:p>
          </table:table-cell>
          <table:table-cell table:style-name="ce21" office:value-type="float" office:value="0.56939392305794" calcext:value-type="float">
            <text:p><text:s text:c="3"/>0,6 </text:p>
          </table:table-cell>
          <table:table-cell table:style-name="ce21" office:value-type="float" office:value="3.50218658180885" calcext:value-type="float">
            <text:p><text:s text:c="3"/>3,5 </text:p>
          </table:table-cell>
          <table:table-cell table:style-name="ce21" office:value-type="float" office:value="0.584483729230171" calcext:value-type="float">
            <text:p><text:s text:c="3"/>0,6 </text:p>
          </table:table-cell>
          <table:table-cell table:style-name="ce21" office:value-type="float" office:value="5.18472111238691" calcext:value-type="float">
            <text:p><text:s text:c="3"/>5,2 </text:p>
          </table:table-cell>
          <table:table-cell table:style-name="ce21" office:value-type="float" office:value="2.34830170543478" calcext:value-type="float">
            <text:p><text:s text:c="3"/>2,3 </text:p>
          </table:table-cell>
          <table:table-cell table:style-name="ce21" office:value-type="float" office:value="3.09244315480181" calcext:value-type="float">
            <text:p><text:s text:c="3"/>3,1 </text:p>
          </table:table-cell>
          <table:table-cell table:style-name="ce21" office:value-type="float" office:value="0.630895963938201" calcext:value-type="float">
            <text:p><text:s text:c="3"/>0,6 </text:p>
          </table:table-cell>
          <table:table-cell table:style-name="ce21" office:value-type="float" office:value="12.7583773043101" calcext:value-type="float">
            <text:p><text:s text:c="3"/>12,8 </text:p>
          </table:table-cell>
          <table:table-cell table:style-name="ce21" office:value-type="float" office:value="1.7790925617344" calcext:value-type="float">
            <text:p><text:s text:c="3"/>1,8 </text:p>
          </table:table-cell>
          <table:table-cell table:style-name="ce21" office:value-type="float" office:value="9.21730934216791" calcext:value-type="float">
            <text:p><text:s text:c="3"/>9,2 </text:p>
          </table:table-cell>
          <table:table-cell table:style-name="ce21" office:value-type="float" office:value="1.60142597836856" calcext:value-type="float">
            <text:p><text:s text:c="3"/>1,6 </text:p>
          </table:table-cell>
          <table:table-cell table:style-name="ce21" office:value-type="float" office:value="7.19527158130888" calcext:value-type="float">
            <text:p><text:s text:c="3"/>7,2 </text:p>
          </table:table-cell>
          <table:table-cell table:style-name="ce21" office:value-type="float" office:value="1.26709379929817" calcext:value-type="float">
            <text:p><text:s text:c="3"/>1,3 </text:p>
          </table:table-cell>
          <table:table-cell table:style-name="ce21" office:value-type="float" office:value="8.27433000166898" calcext:value-type="float">
            <text:p><text:s text:c="3"/>8,3 </text:p>
          </table:table-cell>
          <table:table-cell table:style-name="ce21" office:value-type="float" office:value="1.52838588623713" calcext:value-type="float">
            <text:p><text:s text:c="3"/>1,5 </text:p>
          </table:table-cell>
          <table:table-cell table:style-name="ce24" office:value-type="float" office:value="4.53305543014218" calcext:value-type="float">
            <text:p><text:s text:c="3"/>4,5 </text:p>
          </table:table-cell>
          <table:table-cell table:style-name="ce24" office:value-type="float" office:value="1.50869389087948" calcext:value-type="float">
            <text:p><text:s text:c="3"/>1,5 </text:p>
          </table:table-cell>
          <table:table-cell table:style-name="ce24" office:value-type="float" office:value="3.63938283649511" calcext:value-type="float">
            <text:p><text:s text:c="3"/>3,6 </text:p>
          </table:table-cell>
          <table:table-cell table:style-name="ce24" office:value-type="float" office:value="2.72777317541957" calcext:value-type="float">
            <text:p><text:s text:c="3"/>2,7 </text:p>
          </table:table-cell>
          <table:table-cell table:style-name="ce24" office:value-type="float" office:value="5.8546667427582" calcext:value-type="float">
            <text:p><text:s text:c="3"/>5,9 </text:p>
          </table:table-cell>
          <table:table-cell table:style-name="ce24" office:value-type="float" office:value="2.18564355834113" calcext:value-type="float">
            <text:p><text:s text:c="3"/>2,2 </text:p>
          </table:table-cell>
          <table:table-cell table:style-name="ce24" office:value-type="float" office:value="5.54587407324068" calcext:value-type="float">
            <text:p><text:s text:c="3"/>5,5 </text:p>
          </table:table-cell>
          <table:table-cell table:style-name="ce24" office:value-type="float" office:value="2.10580689772224" calcext:value-type="float">
            <text:p><text:s text:c="3"/>2,1 </text:p>
          </table:table-cell>
          <table:table-cell table:style-name="ce24" office:value-type="float" office:value="5.31763114754779" calcext:value-type="float">
            <text:p><text:s text:c="3"/>5,3 </text:p>
          </table:table-cell>
          <table:table-cell table:style-name="ce24" office:value-type="float" office:value="3.24898727626785" calcext:value-type="float">
            <text:p><text:s text:c="3"/>3,2 </text:p>
          </table:table-cell>
          <table:table-cell table:style-name="ce24" office:value-type="float" office:value="6.27050759461437" calcext:value-type="float">
            <text:p><text:s text:c="3"/>6,3 </text:p>
          </table:table-cell>
          <table:table-cell table:style-name="ce24" office:value-type="float" office:value="3.1583886099976" calcext:value-type="float">
            <text:p><text:s text:c="3"/>3,2 </text:p>
          </table:table-cell>
          <table:table-cell table:style-name="ce24" office:value-type="float" office:value="8.83660117192349" calcext:value-type="float">
            <text:p><text:s text:c="3"/>8,8 </text:p>
          </table:table-cell>
          <table:table-cell table:style-name="ce24" office:value-type="float" office:value="4.68510536366417" calcext:value-type="float">
            <text:p><text:s text:c="3"/>4,7 </text:p>
          </table:table-cell>
          <table:table-cell table:style-name="ce18" table:number-columns-repeated="991"/>
        </table:table-row>
        <table:table-row table:style-name="ro1">
          <table:table-cell office:value-type="string" calcext:value-type="string">
            <text:p>Rondônia</text:p>
          </table:table-cell>
          <table:table-cell table:style-name="ce22" office:value-type="float" office:value="6.05450528010182" calcext:value-type="float">
            <text:p><text:s text:c="3"/>6,1 </text:p>
          </table:table-cell>
          <table:table-cell table:style-name="ce22" office:value-type="float" office:value="0.620247492076569" calcext:value-type="float">
            <text:p><text:s text:c="3"/>0,6 </text:p>
          </table:table-cell>
          <table:table-cell table:style-name="ce22" office:value-type="float" office:value="8.11767766630594" calcext:value-type="float">
            <text:p><text:s text:c="3"/>8,1 </text:p>
          </table:table-cell>
          <table:table-cell table:style-name="ce22" office:value-type="float" office:value="1.4587452183404" calcext:value-type="float">
            <text:p><text:s text:c="3"/>1,5 </text:p>
          </table:table-cell>
          <table:table-cell table:style-name="ce22" office:value-type="float" office:value="6.60650758149808" calcext:value-type="float">
            <text:p><text:s text:c="3"/>6,6 </text:p>
          </table:table-cell>
          <table:table-cell table:style-name="ce22" office:value-type="float" office:value="1.22047259200704" calcext:value-type="float">
            <text:p><text:s text:c="3"/>1,2 </text:p>
          </table:table-cell>
          <table:table-cell table:style-name="ce22" office:value-type="float" office:value="11.3807488911308" calcext:value-type="float">
            <text:p><text:s text:c="3"/>11,4 </text:p>
          </table:table-cell>
          <table:table-cell table:style-name="ce22" office:value-type="float" office:value="3.51506771858889" calcext:value-type="float">
            <text:p><text:s text:c="3"/>3,5 </text:p>
          </table:table-cell>
          <table:table-cell table:style-name="ce22" office:value-type="float" office:value="6.44941491336723" calcext:value-type="float">
            <text:p><text:s text:c="3"/>6,4 </text:p>
          </table:table-cell>
          <table:table-cell table:style-name="ce22" office:value-type="float" office:value="1.61132366009056" calcext:value-type="float">
            <text:p><text:s text:c="3"/>1,6 </text:p>
          </table:table-cell>
          <table:table-cell table:style-name="ce22" office:value-type="float" office:value="36.9742422336475" calcext:value-type="float">
            <text:p><text:s text:c="3"/>37,0 </text:p>
          </table:table-cell>
          <table:table-cell table:style-name="ce22" office:value-type="float" office:value="4.36087128445911" calcext:value-type="float">
            <text:p><text:s text:c="3"/>4,4 </text:p>
          </table:table-cell>
          <table:table-cell table:style-name="ce22" office:value-type="float" office:value="23.1439284871782" calcext:value-type="float">
            <text:p><text:s text:c="3"/>23,1 </text:p>
          </table:table-cell>
          <table:table-cell table:style-name="ce22" office:value-type="float" office:value="3.61798273125846" calcext:value-type="float">
            <text:p><text:s text:c="3"/>3,6 </text:p>
          </table:table-cell>
          <table:table-cell table:style-name="ce22" office:value-type="float" office:value="15.9862452185123" calcext:value-type="float">
            <text:p><text:s text:c="3"/>16,0 </text:p>
          </table:table-cell>
          <table:table-cell table:style-name="ce22" office:value-type="float" office:value="2.97771914098931" calcext:value-type="float">
            <text:p><text:s text:c="3"/>3,0 </text:p>
          </table:table-cell>
          <table:table-cell table:style-name="ce22" office:value-type="float" office:value="17.1619300973612" calcext:value-type="float">
            <text:p><text:s text:c="3"/>17,2 </text:p>
          </table:table-cell>
          <table:table-cell table:style-name="ce22" office:value-type="float" office:value="3.46123723058591" calcext:value-type="float">
            <text:p><text:s text:c="3"/>3,5 </text:p>
          </table:table-cell>
          <table:table-cell table:style-name="ce25" office:value-type="float" office:value="6.83595926251848" calcext:value-type="float">
            <text:p><text:s text:c="3"/>6,8 </text:p>
          </table:table-cell>
          <table:table-cell table:style-name="ce25" office:value-type="float" office:value="2.86562583035384" calcext:value-type="float">
            <text:p><text:s text:c="3"/>2,9 </text:p>
          </table:table-cell>
          <table:table-cell table:style-name="ce25" office:value-type="float" office:value="11.18386412492" calcext:value-type="float">
            <text:p><text:s text:c="3"/>11,2 </text:p>
          </table:table-cell>
          <table:table-cell table:style-name="ce25" office:value-type="float" office:value="5.94798096694939" calcext:value-type="float">
            <text:p><text:s text:c="3"/>5,9 </text:p>
          </table:table-cell>
          <table:table-cell table:style-name="ce25" office:value-type="float" office:value="14.0866776862281" calcext:value-type="float">
            <text:p><text:s text:c="3"/>14,1 </text:p>
          </table:table-cell>
          <table:table-cell table:style-name="ce25" office:value-type="float" office:value="7.24079313246649" calcext:value-type="float">
            <text:p><text:s text:c="3"/>7,2 </text:p>
          </table:table-cell>
          <table:table-cell table:style-name="ce25" office:value-type="float" office:value="14.7555218028092" calcext:value-type="float">
            <text:p><text:s text:c="3"/>14,8 </text:p>
          </table:table-cell>
          <table:table-cell table:style-name="ce25" office:value-type="float" office:value="5.80798115692227" calcext:value-type="float">
            <text:p><text:s text:c="3"/>5,8 </text:p>
          </table:table-cell>
          <table:table-cell table:style-name="ce25" office:value-type="float" office:value="10.1536305779026" calcext:value-type="float">
            <text:p><text:s text:c="3"/>10,2 </text:p>
          </table:table-cell>
          <table:table-cell table:style-name="ce25" office:value-type="float" office:value="5.72042269053167" calcext:value-type="float">
            <text:p><text:s text:c="3"/>5,7 </text:p>
          </table:table-cell>
          <table:table-cell table:style-name="ce25" office:value-type="float" office:value="11.1760355383846" calcext:value-type="float">
            <text:p><text:s text:c="3"/>11,2 </text:p>
          </table:table-cell>
          <table:table-cell table:style-name="ce25" office:value-type="float" office:value="5.63146839005067" calcext:value-type="float">
            <text:p><text:s text:c="3"/>5,6 </text:p>
          </table:table-cell>
          <table:table-cell table:style-name="ce25" office:value-type="float" office:value="17.9499114393344" calcext:value-type="float">
            <text:p><text:s text:c="3"/>17,9 </text:p>
          </table:table-cell>
          <table:table-cell table:style-name="ce25" office:value-type="float" office:value="8.69077885384385" calcext:value-type="float">
            <text:p><text:s text:c="3"/>8,7 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Acre</text:p>
          </table:table-cell>
          <table:table-cell table:style-name="ce22" office:value-type="float" office:value="5.37227098381924" calcext:value-type="float">
            <text:p><text:s text:c="3"/>5,4 </text:p>
          </table:table-cell>
          <table:table-cell table:style-name="ce22" office:value-type="float" office:value="0.543239441066594" calcext:value-type="float">
            <text:p><text:s text:c="3"/>0,5 </text:p>
          </table:table-cell>
          <table:table-cell table:style-name="ce22" office:value-type="float" office:value="6.97633219069357" calcext:value-type="float">
            <text:p><text:s text:c="3"/>7,0 </text:p>
          </table:table-cell>
          <table:table-cell table:style-name="ce22" office:value-type="float" office:value="1.15135561697092" calcext:value-type="float">
            <text:p><text:s text:c="3"/>1,2 </text:p>
          </table:table-cell>
          <table:table-cell table:style-name="ce22" office:value-type="float" office:value="6.2519661527464" calcext:value-type="float">
            <text:p><text:s text:c="3"/>6,3 </text:p>
          </table:table-cell>
          <table:table-cell table:style-name="ce22" office:value-type="float" office:value="1.13932487173433" calcext:value-type="float">
            <text:p><text:s text:c="3"/>1,1 </text:p>
          </table:table-cell>
          <table:table-cell table:style-name="ce22" office:value-type="float" office:value="11.3079693063426" calcext:value-type="float">
            <text:p><text:s text:c="3"/>11,3 </text:p>
          </table:table-cell>
          <table:table-cell table:style-name="ce22" office:value-type="float" office:value="4.65799981893777" calcext:value-type="float">
            <text:p><text:s text:c="3"/>4,7 </text:p>
          </table:table-cell>
          <table:table-cell table:style-name="ce22" office:value-type="float" office:value="6.50905701001724" calcext:value-type="float">
            <text:p><text:s text:c="3"/>6,5 </text:p>
          </table:table-cell>
          <table:table-cell table:style-name="ce22" office:value-type="float" office:value="1.22693041003756" calcext:value-type="float">
            <text:p><text:s text:c="3"/>1,2 </text:p>
          </table:table-cell>
          <table:table-cell table:style-name="ce22" office:value-type="float" office:value="33.801287665043" calcext:value-type="float">
            <text:p><text:s text:c="3"/>33,8 </text:p>
          </table:table-cell>
          <table:table-cell table:style-name="ce22" office:value-type="float" office:value="3.44262513544337" calcext:value-type="float">
            <text:p><text:s text:c="3"/>3,4 </text:p>
          </table:table-cell>
          <table:table-cell table:style-name="ce22" office:value-type="float" office:value="20.5651632728422" calcext:value-type="float">
            <text:p><text:s text:c="3"/>20,6 </text:p>
          </table:table-cell>
          <table:table-cell table:style-name="ce22" office:value-type="float" office:value="2.9330883793589" calcext:value-type="float">
            <text:p><text:s text:c="3"/>2,9 </text:p>
          </table:table-cell>
          <table:table-cell table:style-name="ce22" office:value-type="float" office:value="16.3477830215702" calcext:value-type="float">
            <text:p><text:s text:c="3"/>16,3 </text:p>
          </table:table-cell>
          <table:table-cell table:style-name="ce22" office:value-type="float" office:value="2.41209956198997" calcext:value-type="float">
            <text:p><text:s text:c="3"/>2,4 </text:p>
          </table:table-cell>
          <table:table-cell table:style-name="ce22" office:value-type="float" office:value="18.6309827722273" calcext:value-type="float">
            <text:p><text:s text:c="3"/>18,6 </text:p>
          </table:table-cell>
          <table:table-cell table:style-name="ce22" office:value-type="float" office:value="3.14532773303867" calcext:value-type="float">
            <text:p><text:s text:c="3"/>3,1 </text:p>
          </table:table-cell>
          <table:table-cell table:style-name="ce25" office:value-type="float" office:value="8.70122835826193" calcext:value-type="float">
            <text:p><text:s text:c="3"/>8,7 </text:p>
          </table:table-cell>
          <table:table-cell table:style-name="ce25" office:value-type="float" office:value="2.80319379268079" calcext:value-type="float">
            <text:p><text:s text:c="3"/>2,8 </text:p>
          </table:table-cell>
          <table:table-cell table:style-name="ce25" office:value-type="float" office:value="7.31177009048482" calcext:value-type="float">
            <text:p><text:s text:c="3"/>7,3 </text:p>
          </table:table-cell>
          <table:table-cell table:style-name="ce25" office:value-type="float" office:value="5.71540201305128" calcext:value-type="float">
            <text:p><text:s text:c="3"/>5,7 </text:p>
          </table:table-cell>
          <table:table-cell table:style-name="ce25" office:value-type="float" office:value="13.6258733791014" calcext:value-type="float">
            <text:p><text:s text:c="3"/>13,6 </text:p>
          </table:table-cell>
          <table:table-cell table:style-name="ce25" office:value-type="float" office:value="4.84858892835151" calcext:value-type="float">
            <text:p><text:s text:c="3"/>4,8 </text:p>
          </table:table-cell>
          <table:table-cell table:style-name="ce25" office:value-type="float" office:value="10.29288470153" calcext:value-type="float">
            <text:p><text:s text:c="3"/>10,3 </text:p>
          </table:table-cell>
          <table:table-cell table:style-name="ce25" office:value-type="float" office:value="5.26670284644701" calcext:value-type="float">
            <text:p><text:s text:c="3"/>5,3 </text:p>
          </table:table-cell>
          <table:table-cell table:style-name="ce25" office:value-type="float" office:value="9.91730294114641" calcext:value-type="float">
            <text:p><text:s text:c="3"/>9,9 </text:p>
          </table:table-cell>
          <table:table-cell table:style-name="ce25" office:value-type="float" office:value="5.44872639779311" calcext:value-type="float">
            <text:p><text:s text:c="3"/>5,4 </text:p>
          </table:table-cell>
          <table:table-cell table:style-name="ce25" office:value-type="float" office:value="13.6794584198146" calcext:value-type="float">
            <text:p><text:s text:c="3"/>13,7 </text:p>
          </table:table-cell>
          <table:table-cell table:style-name="ce25" office:value-type="float" office:value="7.23092023548457" calcext:value-type="float">
            <text:p><text:s text:c="3"/>7,2 </text:p>
          </table:table-cell>
          <table:table-cell table:style-name="ce25" office:value-type="float" office:value="16.1902248895107" calcext:value-type="float">
            <text:p><text:s text:c="3"/>16,2 </text:p>
          </table:table-cell>
          <table:table-cell table:style-name="ce25" office:value-type="float" office:value="7.4713112169301" calcext:value-type="float">
            <text:p><text:s text:c="3"/>7,5 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Amazonas</text:p>
          </table:table-cell>
          <table:table-cell table:style-name="ce22" office:value-type="float" office:value="6.62815831070143" calcext:value-type="float">
            <text:p><text:s text:c="3"/>6,6 </text:p>
          </table:table-cell>
          <table:table-cell table:style-name="ce22" office:value-type="float" office:value="0.487966446870725" calcext:value-type="float">
            <text:p><text:s text:c="3"/>0,5 </text:p>
          </table:table-cell>
          <table:table-cell table:style-name="ce22" office:value-type="float" office:value="7.28082680082239" calcext:value-type="float">
            <text:p><text:s text:c="3"/>7,3 </text:p>
          </table:table-cell>
          <table:table-cell table:style-name="ce22" office:value-type="float" office:value="1.03173205400439" calcext:value-type="float">
            <text:p><text:s text:c="3"/>1,0 </text:p>
          </table:table-cell>
          <table:table-cell table:style-name="ce22" office:value-type="float" office:value="8.1420247171232" calcext:value-type="float">
            <text:p><text:s text:c="3"/>8,1 </text:p>
          </table:table-cell>
          <table:table-cell table:style-name="ce22" office:value-type="float" office:value="1.01514579899568" calcext:value-type="float">
            <text:p><text:s text:c="3"/>1,0 </text:p>
          </table:table-cell>
          <table:table-cell table:style-name="ce22" office:value-type="float" office:value="11.3474965025894" calcext:value-type="float">
            <text:p><text:s text:c="3"/>11,3 </text:p>
          </table:table-cell>
          <table:table-cell table:style-name="ce22" office:value-type="float" office:value="5.27659589106613" calcext:value-type="float">
            <text:p><text:s text:c="3"/>5,3 </text:p>
          </table:table-cell>
          <table:table-cell table:style-name="ce22" office:value-type="float" office:value="7.53776154216498" calcext:value-type="float">
            <text:p><text:s text:c="3"/>7,5 </text:p>
          </table:table-cell>
          <table:table-cell table:style-name="ce22" office:value-type="float" office:value="1.37792960703385" calcext:value-type="float">
            <text:p><text:s text:c="3"/>1,4 </text:p>
          </table:table-cell>
          <table:table-cell table:style-name="ce22" office:value-type="float" office:value="24.6512225026137" calcext:value-type="float">
            <text:p><text:s text:c="3"/>24,7 </text:p>
          </table:table-cell>
          <table:table-cell table:style-name="ce22" office:value-type="float" office:value="2.67164325453932" calcext:value-type="float">
            <text:p><text:s text:c="3"/>2,7 </text:p>
          </table:table-cell>
          <table:table-cell table:style-name="ce22" office:value-type="float" office:value="17.3257292486978" calcext:value-type="float">
            <text:p><text:s text:c="3"/>17,3 </text:p>
          </table:table-cell>
          <table:table-cell table:style-name="ce22" office:value-type="float" office:value="2.70396500974329" calcext:value-type="float">
            <text:p><text:s text:c="3"/>2,7 </text:p>
          </table:table-cell>
          <table:table-cell table:style-name="ce22" office:value-type="float" office:value="14.5142420690171" calcext:value-type="float">
            <text:p><text:s text:c="3"/>14,5 </text:p>
          </table:table-cell>
          <table:table-cell table:style-name="ce22" office:value-type="float" office:value="2.4440351782794" calcext:value-type="float">
            <text:p><text:s text:c="3"/>2,4 </text:p>
          </table:table-cell>
          <table:table-cell table:style-name="ce22" office:value-type="float" office:value="13.92889918316" calcext:value-type="float">
            <text:p><text:s text:c="3"/>13,9 </text:p>
          </table:table-cell>
          <table:table-cell table:style-name="ce22" office:value-type="float" office:value="2.50152643835725" calcext:value-type="float">
            <text:p><text:s text:c="3"/>2,5 </text:p>
          </table:table-cell>
          <table:table-cell table:style-name="ce25" office:value-type="float" office:value="9.58992033563815" calcext:value-type="float">
            <text:p><text:s text:c="3"/>9,6 </text:p>
          </table:table-cell>
          <table:table-cell table:style-name="ce25" office:value-type="float" office:value="2.72617316967862" calcext:value-type="float">
            <text:p><text:s text:c="3"/>2,7 </text:p>
          </table:table-cell>
          <table:table-cell table:style-name="ce25" office:value-type="float" office:value="8.13471998586695" calcext:value-type="float">
            <text:p><text:s text:c="3"/>8,1 </text:p>
          </table:table-cell>
          <table:table-cell table:style-name="ce25" office:value-type="float" office:value="4.94987416519657" calcext:value-type="float">
            <text:p><text:s text:c="3"/>4,9 </text:p>
          </table:table-cell>
          <table:table-cell table:style-name="ce25" office:value-type="float" office:value="13.1708336533125" calcext:value-type="float">
            <text:p><text:s text:c="3"/>13,2 </text:p>
          </table:table-cell>
          <table:table-cell table:style-name="ce25" office:value-type="float" office:value="3.13961969317339" calcext:value-type="float">
            <text:p><text:s text:c="3"/>3,1 </text:p>
          </table:table-cell>
          <table:table-cell table:style-name="ce25" office:value-type="float" office:value="9.70604776299786" calcext:value-type="float">
            <text:p><text:s text:c="3"/>9,7 </text:p>
          </table:table-cell>
          <table:table-cell table:style-name="ce25" office:value-type="float" office:value="4.18766246787712" calcext:value-type="float">
            <text:p><text:s text:c="3"/>4,2 </text:p>
          </table:table-cell>
          <table:table-cell table:style-name="ce25" office:value-type="float" office:value="10.3864189042154" calcext:value-type="float">
            <text:p><text:s text:c="3"/>10,4 </text:p>
          </table:table-cell>
          <table:table-cell table:style-name="ce25" office:value-type="float" office:value="5.48709726549837" calcext:value-type="float">
            <text:p><text:s text:c="3"/>5,5 </text:p>
          </table:table-cell>
          <table:table-cell table:style-name="ce25" office:value-type="float" office:value="12.9384457179344" calcext:value-type="float">
            <text:p><text:s text:c="3"/>12,9 </text:p>
          </table:table-cell>
          <table:table-cell table:style-name="ce25" office:value-type="float" office:value="6.42768138354373" calcext:value-type="float">
            <text:p><text:s text:c="3"/>6,4 </text:p>
          </table:table-cell>
          <table:table-cell table:style-name="ce25" office:value-type="float" office:value="18.5263917608925" calcext:value-type="float">
            <text:p><text:s text:c="3"/>18,5 </text:p>
          </table:table-cell>
          <table:table-cell table:style-name="ce25" office:value-type="float" office:value="11.0064697011774" calcext:value-type="float">
            <text:p><text:s text:c="3"/>11,0 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Roraima</text:p>
          </table:table-cell>
          <table:table-cell table:style-name="ce22" office:value-type="float" office:value="5.93320936333884" calcext:value-type="float">
            <text:p><text:s text:c="3"/>5,9 </text:p>
          </table:table-cell>
          <table:table-cell table:style-name="ce22" office:value-type="float" office:value="0.405353945992375" calcext:value-type="float">
            <text:p><text:s text:c="3"/>0,4 </text:p>
          </table:table-cell>
          <table:table-cell table:style-name="ce22" office:value-type="float" office:value="7.74668654040244" calcext:value-type="float">
            <text:p><text:s text:c="3"/>7,7 </text:p>
          </table:table-cell>
          <table:table-cell table:style-name="ce22" office:value-type="float" office:value="1.0914885851429" calcext:value-type="float">
            <text:p><text:s text:c="3"/>1,1 </text:p>
          </table:table-cell>
          <table:table-cell table:style-name="ce22" office:value-type="float" office:value="7.48339751209245" calcext:value-type="float">
            <text:p><text:s text:c="3"/>7,5 </text:p>
          </table:table-cell>
          <table:table-cell table:style-name="ce22" office:value-type="float" office:value="1.05572908806829" calcext:value-type="float">
            <text:p><text:s text:c="3"/>1,1 </text:p>
          </table:table-cell>
          <table:table-cell table:style-name="ce22" office:value-type="float" office:value="12.2138560085238" calcext:value-type="float">
            <text:p><text:s text:c="3"/>12,2 </text:p>
          </table:table-cell>
          <table:table-cell table:style-name="ce22" office:value-type="float" office:value="5.93299355053175" calcext:value-type="float">
            <text:p><text:s text:c="3"/>5,9 </text:p>
          </table:table-cell>
          <table:table-cell table:style-name="ce22" office:value-type="float" office:value="6.94205860094833" calcext:value-type="float">
            <text:p><text:s text:c="3"/>6,9 </text:p>
          </table:table-cell>
          <table:table-cell table:style-name="ce22" office:value-type="float" office:value="1.69031730888404" calcext:value-type="float">
            <text:p><text:s text:c="3"/>1,7 </text:p>
          </table:table-cell>
          <table:table-cell table:style-name="ce22" office:value-type="float" office:value="32.5806159587622" calcext:value-type="float">
            <text:p><text:s text:c="3"/>32,6 </text:p>
          </table:table-cell>
          <table:table-cell table:style-name="ce22" office:value-type="float" office:value="3.47780857692179" calcext:value-type="float">
            <text:p><text:s text:c="3"/>3,5 </text:p>
          </table:table-cell>
          <table:table-cell table:style-name="ce22" office:value-type="float" office:value="21.650024665916" calcext:value-type="float">
            <text:p><text:s text:c="3"/>21,7 </text:p>
          </table:table-cell>
          <table:table-cell table:style-name="ce22" office:value-type="float" office:value="3.44504514730734" calcext:value-type="float">
            <text:p><text:s text:c="3"/>3,4 </text:p>
          </table:table-cell>
          <table:table-cell table:style-name="ce22" office:value-type="float" office:value="16.8163936441081" calcext:value-type="float">
            <text:p><text:s text:c="3"/>16,8 </text:p>
          </table:table-cell>
          <table:table-cell table:style-name="ce22" office:value-type="float" office:value="2.16153875450761" calcext:value-type="float">
            <text:p><text:s text:c="3"/>2,2 </text:p>
          </table:table-cell>
          <table:table-cell table:style-name="ce22" office:value-type="float" office:value="17.1337927621925" calcext:value-type="float">
            <text:p><text:s text:c="3"/>17,1 </text:p>
          </table:table-cell>
          <table:table-cell table:style-name="ce22" office:value-type="float" office:value="3.15962703313409" calcext:value-type="float">
            <text:p><text:s text:c="3"/>3,2 </text:p>
          </table:table-cell>
          <table:table-cell table:style-name="ce25" office:value-type="float" office:value="9.36501653919467" calcext:value-type="float">
            <text:p><text:s text:c="3"/>9,4 </text:p>
          </table:table-cell>
          <table:table-cell table:style-name="ce25" office:value-type="float" office:value="2.86514054816389" calcext:value-type="float">
            <text:p><text:s text:c="3"/>2,9 </text:p>
          </table:table-cell>
          <table:table-cell table:style-name="ce25" office:value-type="float" office:value="10.5315274298931" calcext:value-type="float">
            <text:p><text:s text:c="3"/>10,5 </text:p>
          </table:table-cell>
          <table:table-cell table:style-name="ce25" office:value-type="float" office:value="6.96290518369532" calcext:value-type="float">
            <text:p><text:s text:c="3"/>7,0 </text:p>
          </table:table-cell>
          <table:table-cell table:style-name="ce25" office:value-type="float" office:value="12.2703422387543" calcext:value-type="float">
            <text:p><text:s text:c="3"/>12,3 </text:p>
          </table:table-cell>
          <table:table-cell table:style-name="ce25" office:value-type="float" office:value="5.50814808960666" calcext:value-type="float">
            <text:p><text:s text:c="3"/>5,5 </text:p>
          </table:table-cell>
          <table:table-cell table:style-name="ce25" office:value-type="float" office:value="11.8177510898345" calcext:value-type="float">
            <text:p><text:s text:c="3"/>11,8 </text:p>
          </table:table-cell>
          <table:table-cell table:style-name="ce25" office:value-type="float" office:value="5.81505557438233" calcext:value-type="float">
            <text:p><text:s text:c="3"/>5,8 </text:p>
          </table:table-cell>
          <table:table-cell table:style-name="ce25" office:value-type="float" office:value="12.1328820360264" calcext:value-type="float">
            <text:p><text:s text:c="3"/>12,1 </text:p>
          </table:table-cell>
          <table:table-cell table:style-name="ce25" office:value-type="float" office:value="6.31208955493343" calcext:value-type="float">
            <text:p><text:s text:c="3"/>6,3 </text:p>
          </table:table-cell>
          <table:table-cell table:style-name="ce25" office:value-type="float" office:value="17.1278095967131" calcext:value-type="float">
            <text:p><text:s text:c="3"/>17,1 </text:p>
          </table:table-cell>
          <table:table-cell table:style-name="ce25" office:value-type="float" office:value="7.15474450681001" calcext:value-type="float">
            <text:p><text:s text:c="3"/>7,2 </text:p>
          </table:table-cell>
          <table:table-cell table:style-name="ce25" office:value-type="float" office:value="18.0560017297762" calcext:value-type="float">
            <text:p><text:s text:c="3"/>18,1 </text:p>
          </table:table-cell>
          <table:table-cell table:style-name="ce25" office:value-type="float" office:value="12.6138372443291" calcext:value-type="float">
            <text:p><text:s text:c="3"/>12,6 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Pará</text:p>
          </table:table-cell>
          <table:table-cell table:style-name="ce22" office:value-type="float" office:value="4.80398727705188" calcext:value-type="float">
            <text:p><text:s text:c="3"/>4,8 </text:p>
          </table:table-cell>
          <table:table-cell table:style-name="ce22" office:value-type="float" office:value="0.447564752066519" calcext:value-type="float">
            <text:p><text:s text:c="3"/>0,4 </text:p>
          </table:table-cell>
          <table:table-cell table:style-name="ce22" office:value-type="float" office:value="5.92410096626026" calcext:value-type="float">
            <text:p><text:s text:c="3"/>5,9 </text:p>
          </table:table-cell>
          <table:table-cell table:style-name="ce22" office:value-type="float" office:value="1.00642849891671" calcext:value-type="float">
            <text:p><text:s text:c="3"/>1,0 </text:p>
          </table:table-cell>
          <table:table-cell table:style-name="ce22" office:value-type="float" office:value="5.92870535116377" calcext:value-type="float">
            <text:p><text:s text:c="3"/>5,9 </text:p>
          </table:table-cell>
          <table:table-cell table:style-name="ce22" office:value-type="float" office:value="1.07060824401065" calcext:value-type="float">
            <text:p><text:s text:c="3"/>1,1 </text:p>
          </table:table-cell>
          <table:table-cell table:style-name="ce22" office:value-type="float" office:value="9.31335150125111" calcext:value-type="float">
            <text:p><text:s text:c="3"/>9,3 </text:p>
          </table:table-cell>
          <table:table-cell table:style-name="ce22" office:value-type="float" office:value="4.55956953591432" calcext:value-type="float">
            <text:p><text:s text:c="3"/>4,6 </text:p>
          </table:table-cell>
          <table:table-cell table:style-name="ce22" office:value-type="float" office:value="5.05020540190291" calcext:value-type="float">
            <text:p><text:s text:c="3"/>5,1 </text:p>
          </table:table-cell>
          <table:table-cell table:style-name="ce22" office:value-type="float" office:value="1.0397629174912" calcext:value-type="float">
            <text:p><text:s text:c="3"/>1,0 </text:p>
          </table:table-cell>
          <table:table-cell table:style-name="ce22" office:value-type="float" office:value="22.0946686186773" calcext:value-type="float">
            <text:p><text:s text:c="3"/>22,1 </text:p>
          </table:table-cell>
          <table:table-cell table:style-name="ce22" office:value-type="float" office:value="3.35515203701543" calcext:value-type="float">
            <text:p><text:s text:c="3"/>3,4 </text:p>
          </table:table-cell>
          <table:table-cell table:style-name="ce22" office:value-type="float" office:value="16.1912332281499" calcext:value-type="float">
            <text:p><text:s text:c="3"/>16,2 </text:p>
          </table:table-cell>
          <table:table-cell table:style-name="ce22" office:value-type="float" office:value="2.89141421573717" calcext:value-type="float">
            <text:p><text:s text:c="3"/>2,9 </text:p>
          </table:table-cell>
          <table:table-cell table:style-name="ce22" office:value-type="float" office:value="13.1174257853955" calcext:value-type="float">
            <text:p><text:s text:c="3"/>13,1 </text:p>
          </table:table-cell>
          <table:table-cell table:style-name="ce22" office:value-type="float" office:value="2.21180650826567" calcext:value-type="float">
            <text:p><text:s text:c="3"/>2,2 </text:p>
          </table:table-cell>
          <table:table-cell table:style-name="ce22" office:value-type="float" office:value="14.52414315571" calcext:value-type="float">
            <text:p><text:s text:c="3"/>14,5 </text:p>
          </table:table-cell>
          <table:table-cell table:style-name="ce22" office:value-type="float" office:value="2.76311746263413" calcext:value-type="float">
            <text:p><text:s text:c="3"/>2,8 </text:p>
          </table:table-cell>
          <table:table-cell table:style-name="ce25" office:value-type="float" office:value="7.95625126180922" calcext:value-type="float">
            <text:p><text:s text:c="3"/>8,0 </text:p>
          </table:table-cell>
          <table:table-cell table:style-name="ce25" office:value-type="float" office:value="2.77199110018945" calcext:value-type="float">
            <text:p><text:s text:c="3"/>2,8 </text:p>
          </table:table-cell>
          <table:table-cell table:style-name="ce25" office:value-type="float" office:value="5.79545753938508" calcext:value-type="float">
            <text:p><text:s text:c="3"/>5,8 </text:p>
          </table:table-cell>
          <table:table-cell table:style-name="ce25" office:value-type="float" office:value="4.86400081584844" calcext:value-type="float">
            <text:p><text:s text:c="3"/>4,9 </text:p>
          </table:table-cell>
          <table:table-cell table:style-name="ce25" office:value-type="float" office:value="9.29512563511618" calcext:value-type="float">
            <text:p><text:s text:c="3"/>9,3 </text:p>
          </table:table-cell>
          <table:table-cell table:style-name="ce25" office:value-type="float" office:value="3.73896575877227" calcext:value-type="float">
            <text:p><text:s text:c="3"/>3,7 </text:p>
          </table:table-cell>
          <table:table-cell table:style-name="ce25" office:value-type="float" office:value="9.06420366888939" calcext:value-type="float">
            <text:p><text:s text:c="3"/>9,1 </text:p>
          </table:table-cell>
          <table:table-cell table:style-name="ce25" office:value-type="float" office:value="3.48490237402193" calcext:value-type="float">
            <text:p><text:s text:c="3"/>3,5 </text:p>
          </table:table-cell>
          <table:table-cell table:style-name="ce25" office:value-type="float" office:value="9.30668857356285" calcext:value-type="float">
            <text:p><text:s text:c="3"/>9,3 </text:p>
          </table:table-cell>
          <table:table-cell table:style-name="ce25" office:value-type="float" office:value="6.16063058548867" calcext:value-type="float">
            <text:p><text:s text:c="3"/>6,2 </text:p>
          </table:table-cell>
          <table:table-cell table:style-name="ce25" office:value-type="float" office:value="12.9456899659193" calcext:value-type="float">
            <text:p><text:s text:c="3"/>12,9 </text:p>
          </table:table-cell>
          <table:table-cell table:style-name="ce25" office:value-type="float" office:value="6.31301683477267" calcext:value-type="float">
            <text:p><text:s text:c="3"/>6,3 </text:p>
          </table:table-cell>
          <table:table-cell table:style-name="ce25" office:value-type="float" office:value="18.2637824555454" calcext:value-type="float">
            <text:p><text:s text:c="3"/>18,3 </text:p>
          </table:table-cell>
          <table:table-cell table:style-name="ce25" office:value-type="float" office:value="8.87588186718942" calcext:value-type="float">
            <text:p><text:s text:c="3"/>8,9 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Amapá</text:p>
          </table:table-cell>
          <table:table-cell table:style-name="ce22" office:value-type="float" office:value="6.37275986219157" calcext:value-type="float">
            <text:p><text:s text:c="3"/>6,4 </text:p>
          </table:table-cell>
          <table:table-cell table:style-name="ce22" office:value-type="float" office:value="0.629001905093002" calcext:value-type="float">
            <text:p><text:s text:c="3"/>0,6 </text:p>
          </table:table-cell>
          <table:table-cell table:style-name="ce22" office:value-type="float" office:value="8.99041898431263" calcext:value-type="float">
            <text:p><text:s text:c="3"/>9,0 </text:p>
          </table:table-cell>
          <table:table-cell table:style-name="ce22" office:value-type="float" office:value="1.57548092537657" calcext:value-type="float">
            <text:p><text:s text:c="3"/>1,6 </text:p>
          </table:table-cell>
          <table:table-cell table:style-name="ce22" office:value-type="float" office:value="7.9629290107448" calcext:value-type="float">
            <text:p><text:s text:c="3"/>8,0 </text:p>
          </table:table-cell>
          <table:table-cell table:style-name="ce22" office:value-type="float" office:value="1.37128493664566" calcext:value-type="float">
            <text:p><text:s text:c="3"/>1,4 </text:p>
          </table:table-cell>
          <table:table-cell table:style-name="ce22" office:value-type="float" office:value="15.3000395734826" calcext:value-type="float">
            <text:p><text:s text:c="3"/>15,3 </text:p>
          </table:table-cell>
          <table:table-cell table:style-name="ce22" office:value-type="float" office:value="5.36052585278161" calcext:value-type="float">
            <text:p><text:s text:c="3"/>5,4 </text:p>
          </table:table-cell>
          <table:table-cell table:style-name="ce22" office:value-type="float" office:value="7.26735872167885" calcext:value-type="float">
            <text:p><text:s text:c="3"/>7,3 </text:p>
          </table:table-cell>
          <table:table-cell table:style-name="ce22" office:value-type="float" office:value="1.25025691861758" calcext:value-type="float">
            <text:p><text:s text:c="3"/>1,3 </text:p>
          </table:table-cell>
          <table:table-cell table:style-name="ce22" office:value-type="float" office:value="33.0801367858814" calcext:value-type="float">
            <text:p><text:s text:c="3"/>33,1 </text:p>
          </table:table-cell>
          <table:table-cell table:style-name="ce22" office:value-type="float" office:value="4.53429402370296" calcext:value-type="float">
            <text:p><text:s text:c="3"/>4,5 </text:p>
          </table:table-cell>
          <table:table-cell table:style-name="ce22" office:value-type="float" office:value="22.6178695947164" calcext:value-type="float">
            <text:p><text:s text:c="3"/>22,6 </text:p>
          </table:table-cell>
          <table:table-cell table:style-name="ce22" office:value-type="float" office:value="3.69984847473844" calcext:value-type="float">
            <text:p><text:s text:c="3"/>3,7 </text:p>
          </table:table-cell>
          <table:table-cell table:style-name="ce22" office:value-type="float" office:value="18.2084267432542" calcext:value-type="float">
            <text:p><text:s text:c="3"/>18,2 </text:p>
          </table:table-cell>
          <table:table-cell table:style-name="ce22" office:value-type="float" office:value="2.42852168416347" calcext:value-type="float">
            <text:p><text:s text:c="3"/>2,4 </text:p>
          </table:table-cell>
          <table:table-cell table:style-name="ce22" office:value-type="float" office:value="19.6350586697385" calcext:value-type="float">
            <text:p><text:s text:c="3"/>19,6 </text:p>
          </table:table-cell>
          <table:table-cell table:style-name="ce22" office:value-type="float" office:value="4.0217894830883" calcext:value-type="float">
            <text:p><text:s text:c="3"/>4,0 </text:p>
          </table:table-cell>
          <table:table-cell table:style-name="ce25" office:value-type="float" office:value="10.739009086575" calcext:value-type="float">
            <text:p><text:s text:c="3"/>10,7 </text:p>
          </table:table-cell>
          <table:table-cell table:style-name="ce25" office:value-type="float" office:value="4.2980120150744" calcext:value-type="float">
            <text:p><text:s text:c="3"/>4,3 </text:p>
          </table:table-cell>
          <table:table-cell table:style-name="ce25" office:value-type="float" office:value="9.30186186131368" calcext:value-type="float">
            <text:p><text:s text:c="3"/>9,3 </text:p>
          </table:table-cell>
          <table:table-cell table:style-name="ce25" office:value-type="float" office:value="8.68749771728255" calcext:value-type="float">
            <text:p><text:s text:c="3"/>8,7 </text:p>
          </table:table-cell>
          <table:table-cell table:style-name="ce25" office:value-type="float" office:value="15.6638613385824" calcext:value-type="float">
            <text:p><text:s text:c="3"/>15,7 </text:p>
          </table:table-cell>
          <table:table-cell table:style-name="ce25" office:value-type="float" office:value="7.90351076117142" calcext:value-type="float">
            <text:p><text:s text:c="3"/>7,9 </text:p>
          </table:table-cell>
          <table:table-cell table:style-name="ce25" office:value-type="float" office:value="12.6038874145324" calcext:value-type="float">
            <text:p><text:s text:c="3"/>12,6 </text:p>
          </table:table-cell>
          <table:table-cell table:style-name="ce25" office:value-type="float" office:value="6.04442204134116" calcext:value-type="float">
            <text:p><text:s text:c="3"/>6,0 </text:p>
          </table:table-cell>
          <table:table-cell table:style-name="ce25" office:value-type="float" office:value="13.9038973855258" calcext:value-type="float">
            <text:p><text:s text:c="3"/>13,9 </text:p>
          </table:table-cell>
          <table:table-cell table:style-name="ce25" office:value-type="float" office:value="9.43862981020812" calcext:value-type="float">
            <text:p><text:s text:c="3"/>9,4 </text:p>
          </table:table-cell>
          <table:table-cell table:style-name="ce25" office:value-type="float" office:value="25.3455848580463" calcext:value-type="float">
            <text:p><text:s text:c="3"/>25,3 </text:p>
          </table:table-cell>
          <table:table-cell table:style-name="ce25" office:value-type="float" office:value="9.48455329682531" calcext:value-type="float">
            <text:p><text:s text:c="3"/>9,5 </text:p>
          </table:table-cell>
          <table:table-cell table:style-name="ce25" office:value-type="float" office:value="20.8951767191265" calcext:value-type="float">
            <text:p><text:s text:c="3"/>20,9 </text:p>
          </table:table-cell>
          <table:table-cell table:style-name="ce25" office:value-type="float" office:value="11.4425700759843" calcext:value-type="float">
            <text:p><text:s text:c="3"/>11,4 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ocantins</text:p>
          </table:table-cell>
          <table:table-cell table:style-name="ce22" office:value-type="float" office:value="6.25336870068599" calcext:value-type="float">
            <text:p><text:s text:c="3"/>6,3 </text:p>
          </table:table-cell>
          <table:table-cell table:style-name="ce22" office:value-type="float" office:value="0.706194380063806" calcext:value-type="float">
            <text:p><text:s text:c="3"/>0,7 </text:p>
          </table:table-cell>
          <table:table-cell table:style-name="ce22" office:value-type="float" office:value="7.87818725089415" calcext:value-type="float">
            <text:p><text:s text:c="3"/>7,9 </text:p>
          </table:table-cell>
          <table:table-cell table:style-name="ce22" office:value-type="float" office:value="1.59790150141371" calcext:value-type="float">
            <text:p><text:s text:c="3"/>1,6 </text:p>
          </table:table-cell>
          <table:table-cell table:style-name="ce22" office:value-type="float" office:value="7.39722692869164" calcext:value-type="float">
            <text:p><text:s text:c="3"/>7,4 </text:p>
          </table:table-cell>
          <table:table-cell table:style-name="ce22" office:value-type="float" office:value="1.32101118910444" calcext:value-type="float">
            <text:p><text:s text:c="3"/>1,3 </text:p>
          </table:table-cell>
          <table:table-cell table:style-name="ce22" office:value-type="float" office:value="11.359142153818" calcext:value-type="float">
            <text:p><text:s text:c="3"/>11,4 </text:p>
          </table:table-cell>
          <table:table-cell table:style-name="ce22" office:value-type="float" office:value="5.35592277536033" calcext:value-type="float">
            <text:p><text:s text:c="3"/>5,4 </text:p>
          </table:table-cell>
          <table:table-cell table:style-name="ce22" office:value-type="float" office:value="6.41786049918427" calcext:value-type="float">
            <text:p><text:s text:c="3"/>6,4 </text:p>
          </table:table-cell>
          <table:table-cell table:style-name="ce22" office:value-type="float" office:value="1.67714317030049" calcext:value-type="float">
            <text:p><text:s text:c="3"/>1,7 </text:p>
          </table:table-cell>
          <table:table-cell table:style-name="ce22" office:value-type="float" office:value="29.7373689262979" calcext:value-type="float">
            <text:p><text:s text:c="3"/>29,7 </text:p>
          </table:table-cell>
          <table:table-cell table:style-name="ce22" office:value-type="float" office:value="4.23363907674789" calcext:value-type="float">
            <text:p><text:s text:c="3"/>4,2 </text:p>
          </table:table-cell>
          <table:table-cell table:style-name="ce22" office:value-type="float" office:value="27.9404246079955" calcext:value-type="float">
            <text:p><text:s text:c="3"/>27,9 </text:p>
          </table:table-cell>
          <table:table-cell table:style-name="ce22" office:value-type="float" office:value="5.11141626584985" calcext:value-type="float">
            <text:p><text:s text:c="3"/>5,1 </text:p>
          </table:table-cell>
          <table:table-cell table:style-name="ce22" office:value-type="float" office:value="17.1409569081905" calcext:value-type="float">
            <text:p><text:s text:c="3"/>17,1 </text:p>
          </table:table-cell>
          <table:table-cell table:style-name="ce22" office:value-type="float" office:value="4.05313580555177" calcext:value-type="float">
            <text:p><text:s text:c="3"/>4,1 </text:p>
          </table:table-cell>
          <table:table-cell table:style-name="ce22" office:value-type="float" office:value="22.5328635722205" calcext:value-type="float">
            <text:p><text:s text:c="3"/>22,5 </text:p>
          </table:table-cell>
          <table:table-cell table:style-name="ce22" office:value-type="float" office:value="3.59282805240183" calcext:value-type="float">
            <text:p><text:s text:c="3"/>3,6 </text:p>
          </table:table-cell>
          <table:table-cell table:style-name="ce25" office:value-type="float" office:value="9.25611110912861" calcext:value-type="float">
            <text:p><text:s text:c="3"/>9,3 </text:p>
          </table:table-cell>
          <table:table-cell table:style-name="ce25" office:value-type="float" office:value="3.63973094310634" calcext:value-type="float">
            <text:p><text:s text:c="3"/>3,6 </text:p>
          </table:table-cell>
          <table:table-cell table:style-name="ce25" office:value-type="float" office:value="8.21833524027098" calcext:value-type="float">
            <text:p><text:s text:c="3"/>8,2 </text:p>
          </table:table-cell>
          <table:table-cell table:style-name="ce25" office:value-type="float" office:value="6.19276785158768" calcext:value-type="float">
            <text:p><text:s text:c="3"/>6,2 </text:p>
          </table:table-cell>
          <table:table-cell table:style-name="ce25" office:value-type="float" office:value="11.9110903585799" calcext:value-type="float">
            <text:p><text:s text:c="3"/>11,9 </text:p>
          </table:table-cell>
          <table:table-cell table:style-name="ce25" office:value-type="float" office:value="6.47610242877098" calcext:value-type="float">
            <text:p><text:s text:c="3"/>6,5 </text:p>
          </table:table-cell>
          <table:table-cell table:style-name="ce25" office:value-type="float" office:value="12.0986091195984" calcext:value-type="float">
            <text:p><text:s text:c="3"/>12,1 </text:p>
          </table:table-cell>
          <table:table-cell table:style-name="ce25" office:value-type="float" office:value="5.89599058079972" calcext:value-type="float">
            <text:p><text:s text:c="3"/>5,9 </text:p>
          </table:table-cell>
          <table:table-cell table:style-name="ce25" office:value-type="float" office:value="11.0681189524314" calcext:value-type="float">
            <text:p><text:s text:c="3"/>11,1 </text:p>
          </table:table-cell>
          <table:table-cell table:style-name="ce25" office:value-type="float" office:value="7.25063252892886" calcext:value-type="float">
            <text:p><text:s text:c="3"/>7,3 </text:p>
          </table:table-cell>
          <table:table-cell table:style-name="ce25" office:value-type="float" office:value="13.308705745271" calcext:value-type="float">
            <text:p><text:s text:c="3"/>13,3 </text:p>
          </table:table-cell>
          <table:table-cell table:style-name="ce25" office:value-type="float" office:value="7.51544567716111" calcext:value-type="float">
            <text:p><text:s text:c="3"/>7,5 </text:p>
          </table:table-cell>
          <table:table-cell table:style-name="ce25" office:value-type="float" office:value="21.1106773906892" calcext:value-type="float">
            <text:p><text:s text:c="3"/>21,1 </text:p>
          </table:table-cell>
          <table:table-cell table:style-name="ce25" office:value-type="float" office:value="12.2969356377599" calcext:value-type="float">
            <text:p><text:s text:c="3"/>12,3 </text:p>
          </table:table-cell>
          <table:table-cell table:number-columns-repeated="991"/>
        </table:table-row>
        <table:table-row table:style-name="ro1">
          <table:table-cell table:style-name="ce4" office:value-type="string" calcext:value-type="string">
            <text:p>Nordeste</text:p>
          </table:table-cell>
          <table:table-cell table:style-name="ce21" office:value-type="float" office:value="1.79098849744783" calcext:value-type="float">
            <text:p><text:s text:c="3"/>1,8 </text:p>
          </table:table-cell>
          <table:table-cell table:style-name="ce21" office:value-type="float" office:value="0.200360852834026" calcext:value-type="float">
            <text:p><text:s text:c="3"/>0,2 </text:p>
          </table:table-cell>
          <table:table-cell table:style-name="ce21" office:value-type="float" office:value="2.42407210736706" calcext:value-type="float">
            <text:p><text:s text:c="3"/>2,4 </text:p>
          </table:table-cell>
          <table:table-cell table:style-name="ce21" office:value-type="float" office:value="0.44356903612406" calcext:value-type="float">
            <text:p><text:s text:c="3"/>0,4 </text:p>
          </table:table-cell>
          <table:table-cell table:style-name="ce21" office:value-type="float" office:value="2.07972302981827" calcext:value-type="float">
            <text:p><text:s text:c="3"/>2,1 </text:p>
          </table:table-cell>
          <table:table-cell table:style-name="ce21" office:value-type="float" office:value="0.436949842571644" calcext:value-type="float">
            <text:p><text:s text:c="3"/>0,4 </text:p>
          </table:table-cell>
          <table:table-cell table:style-name="ce21" office:value-type="float" office:value="3.55595113964684" calcext:value-type="float">
            <text:p><text:s text:c="3"/>3,6 </text:p>
          </table:table-cell>
          <table:table-cell table:style-name="ce21" office:value-type="float" office:value="1.49994671956983" calcext:value-type="float">
            <text:p><text:s text:c="3"/>1,5 </text:p>
          </table:table-cell>
          <table:table-cell table:style-name="ce21" office:value-type="float" office:value="2.20488613126768" calcext:value-type="float">
            <text:p><text:s text:c="3"/>2,2 </text:p>
          </table:table-cell>
          <table:table-cell table:style-name="ce21" office:value-type="float" office:value="0.548615877847725" calcext:value-type="float">
            <text:p><text:s text:c="3"/>0,5 </text:p>
          </table:table-cell>
          <table:table-cell table:style-name="ce21" office:value-type="float" office:value="9.49907390849703" calcext:value-type="float">
            <text:p><text:s text:c="3"/>9,5 </text:p>
          </table:table-cell>
          <table:table-cell table:style-name="ce21" office:value-type="float" office:value="1.40679248982656" calcext:value-type="float">
            <text:p><text:s text:c="3"/>1,4 </text:p>
          </table:table-cell>
          <table:table-cell table:style-name="ce21" office:value-type="float" office:value="8.12154157174704" calcext:value-type="float">
            <text:p><text:s text:c="3"/>8,1 </text:p>
          </table:table-cell>
          <table:table-cell table:style-name="ce21" office:value-type="float" office:value="1.3350732917792" calcext:value-type="float">
            <text:p><text:s text:c="3"/>1,3 </text:p>
          </table:table-cell>
          <table:table-cell table:style-name="ce21" office:value-type="float" office:value="6.36917481666503" calcext:value-type="float">
            <text:p><text:s text:c="3"/>6,4 </text:p>
          </table:table-cell>
          <table:table-cell table:style-name="ce21" office:value-type="float" office:value="1.14900362426355" calcext:value-type="float">
            <text:p><text:s text:c="3"/>1,1 </text:p>
          </table:table-cell>
          <table:table-cell table:style-name="ce21" office:value-type="float" office:value="4.92097626085608" calcext:value-type="float">
            <text:p><text:s text:c="3"/>4,9 </text:p>
          </table:table-cell>
          <table:table-cell table:style-name="ce21" office:value-type="float" office:value="1.3491313328618" calcext:value-type="float">
            <text:p><text:s text:c="3"/>1,3 </text:p>
          </table:table-cell>
          <table:table-cell table:style-name="ce24" office:value-type="float" office:value="2.98002362936106" calcext:value-type="float">
            <text:p><text:s text:c="3"/>3,0 </text:p>
          </table:table-cell>
          <table:table-cell table:style-name="ce24" office:value-type="float" office:value="0.937142222684102" calcext:value-type="float">
            <text:p><text:s text:c="3"/>0,9 </text:p>
          </table:table-cell>
          <table:table-cell table:style-name="ce24" office:value-type="float" office:value="2.47175109340035" calcext:value-type="float">
            <text:p><text:s text:c="3"/>2,5 </text:p>
          </table:table-cell>
          <table:table-cell table:style-name="ce24" office:value-type="float" office:value="1.82679597158667" calcext:value-type="float">
            <text:p><text:s text:c="3"/>1,8 </text:p>
          </table:table-cell>
          <table:table-cell table:style-name="ce24" office:value-type="float" office:value="3.59960062244375" calcext:value-type="float">
            <text:p><text:s text:c="3"/>3,6 </text:p>
          </table:table-cell>
          <table:table-cell table:style-name="ce24" office:value-type="float" office:value="1.45650546006752" calcext:value-type="float">
            <text:p><text:s text:c="3"/>1,5 </text:p>
          </table:table-cell>
          <table:table-cell table:style-name="ce24" office:value-type="float" office:value="3.19786411930257" calcext:value-type="float">
            <text:p><text:s text:c="3"/>3,2 </text:p>
          </table:table-cell>
          <table:table-cell table:style-name="ce24" office:value-type="float" office:value="1.59449013039937" calcext:value-type="float">
            <text:p><text:s text:c="3"/>1,6 </text:p>
          </table:table-cell>
          <table:table-cell table:style-name="ce24" office:value-type="float" office:value="3.47435193863641" calcext:value-type="float">
            <text:p><text:s text:c="3"/>3,5 </text:p>
          </table:table-cell>
          <table:table-cell table:style-name="ce24" office:value-type="float" office:value="1.92396810746737" calcext:value-type="float">
            <text:p><text:s text:c="3"/>1,9 </text:p>
          </table:table-cell>
          <table:table-cell table:style-name="ce24" office:value-type="float" office:value="5.29746866898137" calcext:value-type="float">
            <text:p><text:s text:c="3"/>5,3 </text:p>
          </table:table-cell>
          <table:table-cell table:style-name="ce24" office:value-type="float" office:value="2.41297303172239" calcext:value-type="float">
            <text:p><text:s text:c="3"/>2,4 </text:p>
          </table:table-cell>
          <table:table-cell table:style-name="ce24" office:value-type="float" office:value="5.57149633584339" calcext:value-type="float">
            <text:p><text:s text:c="3"/>5,6 </text:p>
          </table:table-cell>
          <table:table-cell table:style-name="ce24" office:value-type="float" office:value="3.57519321298326" calcext:value-type="float">
            <text:p><text:s text:c="3"/>3,6 </text:p>
          </table:table-cell>
          <table:table-cell table:style-name="ce18" table:number-columns-repeated="991"/>
        </table:table-row>
        <table:table-row table:style-name="ro1">
          <table:table-cell office:value-type="string" calcext:value-type="string">
            <text:p>Maranhão</text:p>
          </table:table-cell>
          <table:table-cell table:style-name="ce22" office:value-type="float" office:value="3.1750787635447" calcext:value-type="float">
            <text:p><text:s text:c="3"/>3,2 </text:p>
          </table:table-cell>
          <table:table-cell table:style-name="ce22" office:value-type="float" office:value="0.354823644380229" calcext:value-type="float">
            <text:p><text:s text:c="3"/>0,4 </text:p>
          </table:table-cell>
          <table:table-cell table:style-name="ce22" office:value-type="float" office:value="4.50038530819149" calcext:value-type="float">
            <text:p><text:s text:c="3"/>4,5 </text:p>
          </table:table-cell>
          <table:table-cell table:style-name="ce22" office:value-type="float" office:value="0.830056959570416" calcext:value-type="float">
            <text:p><text:s text:c="3"/>0,8 </text:p>
          </table:table-cell>
          <table:table-cell table:style-name="ce22" office:value-type="float" office:value="3.87475243485396" calcext:value-type="float">
            <text:p><text:s text:c="3"/>3,9 </text:p>
          </table:table-cell>
          <table:table-cell table:style-name="ce22" office:value-type="float" office:value="0.785942285256081" calcext:value-type="float">
            <text:p><text:s text:c="3"/>0,8 </text:p>
          </table:table-cell>
          <table:table-cell table:style-name="ce22" office:value-type="float" office:value="7.43403728505473" calcext:value-type="float">
            <text:p><text:s text:c="3"/>7,4 </text:p>
          </table:table-cell>
          <table:table-cell table:style-name="ce22" office:value-type="float" office:value="2.98857394152157" calcext:value-type="float">
            <text:p><text:s text:c="3"/>3,0 </text:p>
          </table:table-cell>
          <table:table-cell table:style-name="ce22" office:value-type="float" office:value="3.57903265065189" calcext:value-type="float">
            <text:p><text:s text:c="3"/>3,6 </text:p>
          </table:table-cell>
          <table:table-cell table:style-name="ce22" office:value-type="float" office:value="0.835131384050984" calcext:value-type="float">
            <text:p><text:s text:c="3"/>0,8 </text:p>
          </table:table-cell>
          <table:table-cell table:style-name="ce22" office:value-type="float" office:value="19.5000385730304" calcext:value-type="float">
            <text:p><text:s text:c="3"/>19,5 </text:p>
          </table:table-cell>
          <table:table-cell table:style-name="ce22" office:value-type="float" office:value="2.56696927398117" calcext:value-type="float">
            <text:p><text:s text:c="3"/>2,6 </text:p>
          </table:table-cell>
          <table:table-cell table:style-name="ce22" office:value-type="float" office:value="13.9754721322646" calcext:value-type="float">
            <text:p><text:s text:c="3"/>14,0 </text:p>
          </table:table-cell>
          <table:table-cell table:style-name="ce22" office:value-type="float" office:value="2.1750836280355" calcext:value-type="float">
            <text:p><text:s text:c="3"/>2,2 </text:p>
          </table:table-cell>
          <table:table-cell table:style-name="ce22" office:value-type="float" office:value="13.7393645096725" calcext:value-type="float">
            <text:p><text:s text:c="3"/>13,7 </text:p>
          </table:table-cell>
          <table:table-cell table:style-name="ce22" office:value-type="float" office:value="1.93207465989892" calcext:value-type="float">
            <text:p><text:s text:c="3"/>1,9 </text:p>
          </table:table-cell>
          <table:table-cell table:style-name="ce22" office:value-type="float" office:value="10.8702136926608" calcext:value-type="float">
            <text:p><text:s text:c="3"/>10,9 </text:p>
          </table:table-cell>
          <table:table-cell table:style-name="ce22" office:value-type="float" office:value="2.00396936680462" calcext:value-type="float">
            <text:p><text:s text:c="3"/>2,0 </text:p>
          </table:table-cell>
          <table:table-cell table:style-name="ce25" office:value-type="float" office:value="5.19018076975168" calcext:value-type="float">
            <text:p><text:s text:c="3"/>5,2 </text:p>
          </table:table-cell>
          <table:table-cell table:style-name="ce25" office:value-type="float" office:value="1.9425253410462" calcext:value-type="float">
            <text:p><text:s text:c="3"/>1,9 </text:p>
          </table:table-cell>
          <table:table-cell table:style-name="ce25" office:value-type="float" office:value="4.88594628073694" calcext:value-type="float">
            <text:p><text:s text:c="3"/>4,9 </text:p>
          </table:table-cell>
          <table:table-cell table:style-name="ce25" office:value-type="float" office:value="3.3314256038469" calcext:value-type="float">
            <text:p><text:s text:c="3"/>3,3 </text:p>
          </table:table-cell>
          <table:table-cell table:style-name="ce25" office:value-type="float" office:value="5.75051519914324" calcext:value-type="float">
            <text:p><text:s text:c="3"/>5,8 </text:p>
          </table:table-cell>
          <table:table-cell table:style-name="ce25" office:value-type="float" office:value="2.54411608962048" calcext:value-type="float">
            <text:p><text:s text:c="3"/>2,5 </text:p>
          </table:table-cell>
          <table:table-cell table:style-name="ce25" office:value-type="float" office:value="6.66064718788824" calcext:value-type="float">
            <text:p><text:s text:c="3"/>6,7 </text:p>
          </table:table-cell>
          <table:table-cell table:style-name="ce25" office:value-type="float" office:value="3.70982326424106" calcext:value-type="float">
            <text:p><text:s text:c="3"/>3,7 </text:p>
          </table:table-cell>
          <table:table-cell table:style-name="ce25" office:value-type="float" office:value="6.53986608399345" calcext:value-type="float">
            <text:p><text:s text:c="3"/>6,5 </text:p>
          </table:table-cell>
          <table:table-cell table:style-name="ce25" office:value-type="float" office:value="4.51873384632415" calcext:value-type="float">
            <text:p><text:s text:c="3"/>4,5 </text:p>
          </table:table-cell>
          <table:table-cell table:style-name="ce25" office:value-type="float" office:value="11.5064362560053" calcext:value-type="float">
            <text:p><text:s text:c="3"/>11,5 </text:p>
          </table:table-cell>
          <table:table-cell table:style-name="ce25" office:value-type="float" office:value="5.43796298531609" calcext:value-type="float">
            <text:p><text:s text:c="3"/>5,4 </text:p>
          </table:table-cell>
          <table:table-cell table:style-name="ce25" office:value-type="float" office:value="14.9698776520018" calcext:value-type="float">
            <text:p><text:s text:c="3"/>15,0 </text:p>
          </table:table-cell>
          <table:table-cell table:style-name="ce25" office:value-type="float" office:value="8.94429266011898" calcext:value-type="float">
            <text:p><text:s text:c="3"/>8,9 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Piauí</text:p>
          </table:table-cell>
          <table:table-cell table:style-name="ce22" office:value-type="float" office:value="5.09158497355546" calcext:value-type="float">
            <text:p><text:s text:c="3"/>5,1 </text:p>
          </table:table-cell>
          <table:table-cell table:style-name="ce22" office:value-type="float" office:value="0.54768705145615" calcext:value-type="float">
            <text:p><text:s text:c="3"/>0,5 </text:p>
          </table:table-cell>
          <table:table-cell table:style-name="ce22" office:value-type="float" office:value="6.68485140980531" calcext:value-type="float">
            <text:p><text:s text:c="3"/>6,7 </text:p>
          </table:table-cell>
          <table:table-cell table:style-name="ce22" office:value-type="float" office:value="1.17272077336794" calcext:value-type="float">
            <text:p><text:s text:c="3"/>1,2 </text:p>
          </table:table-cell>
          <table:table-cell table:style-name="ce22" office:value-type="float" office:value="6.39666720915452" calcext:value-type="float">
            <text:p><text:s text:c="3"/>6,4 </text:p>
          </table:table-cell>
          <table:table-cell table:style-name="ce22" office:value-type="float" office:value="1.1626462880106" calcext:value-type="float">
            <text:p><text:s text:c="3"/>1,2 </text:p>
          </table:table-cell>
          <table:table-cell table:style-name="ce22" office:value-type="float" office:value="10.4202027936807" calcext:value-type="float">
            <text:p><text:s text:c="3"/>10,4 </text:p>
          </table:table-cell>
          <table:table-cell table:style-name="ce22" office:value-type="float" office:value="4.65908032804845" calcext:value-type="float">
            <text:p><text:s text:c="3"/>4,7 </text:p>
          </table:table-cell>
          <table:table-cell table:style-name="ce22" office:value-type="float" office:value="5.88357091776076" calcext:value-type="float">
            <text:p><text:s text:c="3"/>5,9 </text:p>
          </table:table-cell>
          <table:table-cell table:style-name="ce22" office:value-type="float" office:value="1.4924863913138" calcext:value-type="float">
            <text:p><text:s text:c="3"/>1,5 </text:p>
          </table:table-cell>
          <table:table-cell table:style-name="ce22" office:value-type="float" office:value="38.1051878368179" calcext:value-type="float">
            <text:p><text:s text:c="3"/>38,1 </text:p>
          </table:table-cell>
          <table:table-cell table:style-name="ce22" office:value-type="float" office:value="5.35103256016688" calcext:value-type="float">
            <text:p><text:s text:c="3"/>5,4 </text:p>
          </table:table-cell>
          <table:table-cell table:style-name="ce22" office:value-type="float" office:value="32.9428460466584" calcext:value-type="float">
            <text:p><text:s text:c="3"/>32,9 </text:p>
          </table:table-cell>
          <table:table-cell table:style-name="ce22" office:value-type="float" office:value="4.4686470017529" calcext:value-type="float">
            <text:p><text:s text:c="3"/>4,5 </text:p>
          </table:table-cell>
          <table:table-cell table:style-name="ce22" office:value-type="float" office:value="15.9270587220914" calcext:value-type="float">
            <text:p><text:s text:c="3"/>15,9 </text:p>
          </table:table-cell>
          <table:table-cell table:style-name="ce22" office:value-type="float" office:value="2.99452243765405" calcext:value-type="float">
            <text:p><text:s text:c="3"/>3,0 </text:p>
          </table:table-cell>
          <table:table-cell table:style-name="ce22" office:value-type="float" office:value="14.0182780995552" calcext:value-type="float">
            <text:p><text:s text:c="3"/>14,0 </text:p>
          </table:table-cell>
          <table:table-cell table:style-name="ce22" office:value-type="float" office:value="4.33801930669438" calcext:value-type="float">
            <text:p><text:s text:c="3"/>4,3 </text:p>
          </table:table-cell>
          <table:table-cell table:style-name="ce25" office:value-type="float" office:value="7.72401701021467" calcext:value-type="float">
            <text:p><text:s text:c="3"/>7,7 </text:p>
          </table:table-cell>
          <table:table-cell table:style-name="ce25" office:value-type="float" office:value="2.4415195005871" calcext:value-type="float">
            <text:p><text:s text:c="3"/>2,4 </text:p>
          </table:table-cell>
          <table:table-cell table:style-name="ce25" office:value-type="float" office:value="7.42544334824099" calcext:value-type="float">
            <text:p><text:s text:c="3"/>7,4 </text:p>
          </table:table-cell>
          <table:table-cell table:style-name="ce25" office:value-type="float" office:value="4.61847933180755" calcext:value-type="float">
            <text:p><text:s text:c="3"/>4,6 </text:p>
          </table:table-cell>
          <table:table-cell table:style-name="ce25" office:value-type="float" office:value="9.91318788015896" calcext:value-type="float">
            <text:p><text:s text:c="3"/>9,9 </text:p>
          </table:table-cell>
          <table:table-cell table:style-name="ce25" office:value-type="float" office:value="4.7160357039413" calcext:value-type="float">
            <text:p><text:s text:c="3"/>4,7 </text:p>
          </table:table-cell>
          <table:table-cell table:style-name="ce25" office:value-type="float" office:value="9.82374037999084" calcext:value-type="float">
            <text:p><text:s text:c="3"/>9,8 </text:p>
          </table:table-cell>
          <table:table-cell table:style-name="ce25" office:value-type="float" office:value="4.37373045042922" calcext:value-type="float">
            <text:p><text:s text:c="3"/>4,4 </text:p>
          </table:table-cell>
          <table:table-cell table:style-name="ce25" office:value-type="float" office:value="10.1143762968202" calcext:value-type="float">
            <text:p><text:s text:c="3"/>10,1 </text:p>
          </table:table-cell>
          <table:table-cell table:style-name="ce25" office:value-type="float" office:value="5.52871067089722" calcext:value-type="float">
            <text:p><text:s text:c="3"/>5,5 </text:p>
          </table:table-cell>
          <table:table-cell table:style-name="ce25" office:value-type="float" office:value="11.9108196058612" calcext:value-type="float">
            <text:p><text:s text:c="3"/>11,9 </text:p>
          </table:table-cell>
          <table:table-cell table:style-name="ce25" office:value-type="float" office:value="6.94051555642833" calcext:value-type="float">
            <text:p><text:s text:c="3"/>6,9 </text:p>
          </table:table-cell>
          <table:table-cell table:style-name="ce25" office:value-type="float" office:value="15.9852860700204" calcext:value-type="float">
            <text:p><text:s text:c="3"/>16,0 </text:p>
          </table:table-cell>
          <table:table-cell table:style-name="ce25" office:value-type="float" office:value="11.5984616100008" calcext:value-type="float">
            <text:p><text:s text:c="3"/>11,6 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eará</text:p>
          </table:table-cell>
          <table:table-cell table:style-name="ce22" office:value-type="float" office:value="3.22158645138306" calcext:value-type="float">
            <text:p><text:s text:c="3"/>3,2 </text:p>
          </table:table-cell>
          <table:table-cell table:style-name="ce22" office:value-type="float" office:value="0.398133935010129" calcext:value-type="float">
            <text:p><text:s text:c="3"/>0,4 </text:p>
          </table:table-cell>
          <table:table-cell table:style-name="ce22" office:value-type="float" office:value="4.58562963765707" calcext:value-type="float">
            <text:p><text:s text:c="3"/>4,6 </text:p>
          </table:table-cell>
          <table:table-cell table:style-name="ce22" office:value-type="float" office:value="0.904968452185604" calcext:value-type="float">
            <text:p><text:s text:c="3"/>0,9 </text:p>
          </table:table-cell>
          <table:table-cell table:style-name="ce22" office:value-type="float" office:value="3.68833312369311" calcext:value-type="float">
            <text:p><text:s text:c="3"/>3,7 </text:p>
          </table:table-cell>
          <table:table-cell table:style-name="ce22" office:value-type="float" office:value="0.913280995658128" calcext:value-type="float">
            <text:p><text:s text:c="3"/>0,9 </text:p>
          </table:table-cell>
          <table:table-cell table:style-name="ce22" office:value-type="float" office:value="5.95182877447547" calcext:value-type="float">
            <text:p><text:s text:c="3"/>6,0 </text:p>
          </table:table-cell>
          <table:table-cell table:style-name="ce22" office:value-type="float" office:value="2.85257761976671" calcext:value-type="float">
            <text:p><text:s text:c="3"/>2,9 </text:p>
          </table:table-cell>
          <table:table-cell table:style-name="ce22" office:value-type="float" office:value="3.87441421476221" calcext:value-type="float">
            <text:p><text:s text:c="3"/>3,9 </text:p>
          </table:table-cell>
          <table:table-cell table:style-name="ce22" office:value-type="float" office:value="1.19166364863247" calcext:value-type="float">
            <text:p><text:s text:c="3"/>1,2 </text:p>
          </table:table-cell>
          <table:table-cell table:style-name="ce22" office:value-type="float" office:value="19.6165946335445" calcext:value-type="float">
            <text:p><text:s text:c="3"/>19,6 </text:p>
          </table:table-cell>
          <table:table-cell table:style-name="ce22" office:value-type="float" office:value="2.93019662586705" calcext:value-type="float">
            <text:p><text:s text:c="3"/>2,9 </text:p>
          </table:table-cell>
          <table:table-cell table:style-name="ce22" office:value-type="float" office:value="16.6204066522988" calcext:value-type="float">
            <text:p><text:s text:c="3"/>16,6 </text:p>
          </table:table-cell>
          <table:table-cell table:style-name="ce22" office:value-type="float" office:value="2.69173286628983" calcext:value-type="float">
            <text:p><text:s text:c="3"/>2,7 </text:p>
          </table:table-cell>
          <table:table-cell table:style-name="ce22" office:value-type="float" office:value="11.4108998451123" calcext:value-type="float">
            <text:p><text:s text:c="3"/>11,4 </text:p>
          </table:table-cell>
          <table:table-cell table:style-name="ce22" office:value-type="float" office:value="2.18778506019197" calcext:value-type="float">
            <text:p><text:s text:c="3"/>2,2 </text:p>
          </table:table-cell>
          <table:table-cell table:style-name="ce22" office:value-type="float" office:value="9.69472356711512" calcext:value-type="float">
            <text:p><text:s text:c="3"/>9,7 </text:p>
          </table:table-cell>
          <table:table-cell table:style-name="ce22" office:value-type="float" office:value="2.51157336715096" calcext:value-type="float">
            <text:p><text:s text:c="3"/>2,5 </text:p>
          </table:table-cell>
          <table:table-cell table:style-name="ce25" office:value-type="float" office:value="5.33545090205524" calcext:value-type="float">
            <text:p><text:s text:c="3"/>5,3 </text:p>
          </table:table-cell>
          <table:table-cell table:style-name="ce25" office:value-type="float" office:value="1.99843812747635" calcext:value-type="float">
            <text:p><text:s text:c="3"/>2,0 </text:p>
          </table:table-cell>
          <table:table-cell table:style-name="ce25" office:value-type="float" office:value="4.59921295065911" calcext:value-type="float">
            <text:p><text:s text:c="3"/>4,6 </text:p>
          </table:table-cell>
          <table:table-cell table:style-name="ce25" office:value-type="float" office:value="3.52382269689461" calcext:value-type="float">
            <text:p><text:s text:c="3"/>3,5 </text:p>
          </table:table-cell>
          <table:table-cell table:style-name="ce25" office:value-type="float" office:value="6.58763906424986" calcext:value-type="float">
            <text:p><text:s text:c="3"/>6,6 </text:p>
          </table:table-cell>
          <table:table-cell table:style-name="ce25" office:value-type="float" office:value="3.06790305368009" calcext:value-type="float">
            <text:p><text:s text:c="3"/>3,1 </text:p>
          </table:table-cell>
          <table:table-cell table:style-name="ce25" office:value-type="float" office:value="5.77691902684122" calcext:value-type="float">
            <text:p><text:s text:c="3"/>5,8 </text:p>
          </table:table-cell>
          <table:table-cell table:style-name="ce25" office:value-type="float" office:value="3.35878724268819" calcext:value-type="float">
            <text:p><text:s text:c="3"/>3,4 </text:p>
          </table:table-cell>
          <table:table-cell table:style-name="ce25" office:value-type="float" office:value="6.43263085659362" calcext:value-type="float">
            <text:p><text:s text:c="3"/>6,4 </text:p>
          </table:table-cell>
          <table:table-cell table:style-name="ce25" office:value-type="float" office:value="4.00965413186172" calcext:value-type="float">
            <text:p><text:s text:c="3"/>4,0 </text:p>
          </table:table-cell>
          <table:table-cell table:style-name="ce25" office:value-type="float" office:value="11.1350072929896" calcext:value-type="float">
            <text:p><text:s text:c="3"/>11,1 </text:p>
          </table:table-cell>
          <table:table-cell table:style-name="ce25" office:value-type="float" office:value="5.87158148309097" calcext:value-type="float">
            <text:p><text:s text:c="3"/>5,9 </text:p>
          </table:table-cell>
          <table:table-cell table:style-name="ce25" office:value-type="float" office:value="14.8721201450536" calcext:value-type="float">
            <text:p><text:s text:c="3"/>14,9 </text:p>
          </table:table-cell>
          <table:table-cell table:style-name="ce25" office:value-type="float" office:value="8.2104033726001" calcext:value-type="float">
            <text:p><text:s text:c="3"/>8,2 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Rio Grande do Norte</text:p>
          </table:table-cell>
          <table:table-cell table:style-name="ce22" office:value-type="float" office:value="5.58129931452129" calcext:value-type="float">
            <text:p><text:s text:c="3"/>5,6 </text:p>
          </table:table-cell>
          <table:table-cell table:style-name="ce22" office:value-type="float" office:value="0.571132680488536" calcext:value-type="float">
            <text:p><text:s text:c="3"/>0,6 </text:p>
          </table:table-cell>
          <table:table-cell table:style-name="ce22" office:value-type="float" office:value="7.44691165834412" calcext:value-type="float">
            <text:p><text:s text:c="3"/>7,4 </text:p>
          </table:table-cell>
          <table:table-cell table:style-name="ce22" office:value-type="float" office:value="1.11826769863947" calcext:value-type="float">
            <text:p><text:s text:c="3"/>1,1 </text:p>
          </table:table-cell>
          <table:table-cell table:style-name="ce22" office:value-type="float" office:value="6.52074221579978" calcext:value-type="float">
            <text:p><text:s text:c="3"/>6,5 </text:p>
          </table:table-cell>
          <table:table-cell table:style-name="ce22" office:value-type="float" office:value="1.08901053138673" calcext:value-type="float">
            <text:p><text:s text:c="3"/>1,1 </text:p>
          </table:table-cell>
          <table:table-cell table:style-name="ce22" office:value-type="float" office:value="7.55786391011428" calcext:value-type="float">
            <text:p><text:s text:c="3"/>7,6 </text:p>
          </table:table-cell>
          <table:table-cell table:style-name="ce22" office:value-type="float" office:value="2.70823722517027" calcext:value-type="float">
            <text:p><text:s text:c="3"/>2,7 </text:p>
          </table:table-cell>
          <table:table-cell table:style-name="ce22" office:value-type="float" office:value="6.48960727050935" calcext:value-type="float">
            <text:p><text:s text:c="3"/>6,5 </text:p>
          </table:table-cell>
          <table:table-cell table:style-name="ce22" office:value-type="float" office:value="1.52098492453818" calcext:value-type="float">
            <text:p><text:s text:c="3"/>1,5 </text:p>
          </table:table-cell>
          <table:table-cell table:style-name="ce22" office:value-type="float" office:value="25.342028159853" calcext:value-type="float">
            <text:p><text:s text:c="3"/>25,3 </text:p>
          </table:table-cell>
          <table:table-cell table:style-name="ce22" office:value-type="float" office:value="3.45547937568781" calcext:value-type="float">
            <text:p><text:s text:c="3"/>3,5 </text:p>
          </table:table-cell>
          <table:table-cell table:style-name="ce22" office:value-type="float" office:value="21.1867470052037" calcext:value-type="float">
            <text:p><text:s text:c="3"/>21,2 </text:p>
          </table:table-cell>
          <table:table-cell table:style-name="ce22" office:value-type="float" office:value="3.6341629665863" calcext:value-type="float">
            <text:p><text:s text:c="3"/>3,6 </text:p>
          </table:table-cell>
          <table:table-cell table:style-name="ce22" office:value-type="float" office:value="16.4054788319427" calcext:value-type="float">
            <text:p><text:s text:c="3"/>16,4 </text:p>
          </table:table-cell>
          <table:table-cell table:style-name="ce22" office:value-type="float" office:value="2.96130940030186" calcext:value-type="float">
            <text:p><text:s text:c="3"/>3,0 </text:p>
          </table:table-cell>
          <table:table-cell table:style-name="ce22" office:value-type="float" office:value="15.6927593650577" calcext:value-type="float">
            <text:p><text:s text:c="3"/>15,7 </text:p>
          </table:table-cell>
          <table:table-cell table:style-name="ce22" office:value-type="float" office:value="3.71783675632909" calcext:value-type="float">
            <text:p><text:s text:c="3"/>3,7 </text:p>
          </table:table-cell>
          <table:table-cell table:style-name="ce25" office:value-type="float" office:value="9.1591138914536" calcext:value-type="float">
            <text:p><text:s text:c="3"/>9,2 </text:p>
          </table:table-cell>
          <table:table-cell table:style-name="ce25" office:value-type="float" office:value="2.57824782229376" calcext:value-type="float">
            <text:p><text:s text:c="3"/>2,6 </text:p>
          </table:table-cell>
          <table:table-cell table:style-name="ce25" office:value-type="float" office:value="6.9350978148345" calcext:value-type="float">
            <text:p><text:s text:c="3"/>6,9 </text:p>
          </table:table-cell>
          <table:table-cell table:style-name="ce25" office:value-type="float" office:value="4.44570854977901" calcext:value-type="float">
            <text:p><text:s text:c="3"/>4,4 </text:p>
          </table:table-cell>
          <table:table-cell table:style-name="ce25" office:value-type="float" office:value="10.8382166469479" calcext:value-type="float">
            <text:p><text:s text:c="3"/>10,8 </text:p>
          </table:table-cell>
          <table:table-cell table:style-name="ce25" office:value-type="float" office:value="4.15749401826605" calcext:value-type="float">
            <text:p><text:s text:c="3"/>4,2 </text:p>
          </table:table-cell>
          <table:table-cell table:style-name="ce25" office:value-type="float" office:value="8.87294570232455" calcext:value-type="float">
            <text:p><text:s text:c="3"/>8,9 </text:p>
          </table:table-cell>
          <table:table-cell table:style-name="ce25" office:value-type="float" office:value="3.79957108442331" calcext:value-type="float">
            <text:p><text:s text:c="3"/>3,8 </text:p>
          </table:table-cell>
          <table:table-cell table:style-name="ce25" office:value-type="float" office:value="9.67069987057499" calcext:value-type="float">
            <text:p><text:s text:c="3"/>9,7 </text:p>
          </table:table-cell>
          <table:table-cell table:style-name="ce25" office:value-type="float" office:value="5.08659268653376" calcext:value-type="float">
            <text:p><text:s text:c="3"/>5,1 </text:p>
          </table:table-cell>
          <table:table-cell table:style-name="ce25" office:value-type="float" office:value="14.1243320011827" calcext:value-type="float">
            <text:p><text:s text:c="3"/>14,1 </text:p>
          </table:table-cell>
          <table:table-cell table:style-name="ce25" office:value-type="float" office:value="6.09155829637844" calcext:value-type="float">
            <text:p><text:s text:c="3"/>6,1 </text:p>
          </table:table-cell>
          <table:table-cell table:style-name="ce25" office:value-type="float" office:value="16.6368210128536" calcext:value-type="float">
            <text:p><text:s text:c="3"/>16,6 </text:p>
          </table:table-cell>
          <table:table-cell table:style-name="ce25" office:value-type="float" office:value="9.68870886574375" calcext:value-type="float">
            <text:p><text:s text:c="3"/>9,7 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Paraíba</text:p>
          </table:table-cell>
          <table:table-cell table:style-name="ce22" office:value-type="float" office:value="4.40263562575637" calcext:value-type="float">
            <text:p><text:s text:c="3"/>4,4 </text:p>
          </table:table-cell>
          <table:table-cell table:style-name="ce22" office:value-type="float" office:value="0.576114907552598" calcext:value-type="float">
            <text:p><text:s text:c="3"/>0,6 </text:p>
          </table:table-cell>
          <table:table-cell table:style-name="ce22" office:value-type="float" office:value="6.36535738014695" calcext:value-type="float">
            <text:p><text:s text:c="3"/>6,4 </text:p>
          </table:table-cell>
          <table:table-cell table:style-name="ce22" office:value-type="float" office:value="1.16693189131476" calcext:value-type="float">
            <text:p><text:s text:c="3"/>1,2 </text:p>
          </table:table-cell>
          <table:table-cell table:style-name="ce22" office:value-type="float" office:value="5.22165376591253" calcext:value-type="float">
            <text:p><text:s text:c="3"/>5,2 </text:p>
          </table:table-cell>
          <table:table-cell table:style-name="ce22" office:value-type="float" office:value="1.02531106264471" calcext:value-type="float">
            <text:p><text:s text:c="3"/>1,0 </text:p>
          </table:table-cell>
          <table:table-cell table:style-name="ce22" office:value-type="float" office:value="7.2619016894456" calcext:value-type="float">
            <text:p><text:s text:c="3"/>7,3 </text:p>
          </table:table-cell>
          <table:table-cell table:style-name="ce22" office:value-type="float" office:value="3.21015214725031" calcext:value-type="float">
            <text:p><text:s text:c="3"/>3,2 </text:p>
          </table:table-cell>
          <table:table-cell table:style-name="ce22" office:value-type="float" office:value="5.51948476502383" calcext:value-type="float">
            <text:p><text:s text:c="3"/>5,5 </text:p>
          </table:table-cell>
          <table:table-cell table:style-name="ce22" office:value-type="float" office:value="1.77009255755524" calcext:value-type="float">
            <text:p><text:s text:c="3"/>1,8 </text:p>
          </table:table-cell>
          <table:table-cell table:style-name="ce22" office:value-type="float" office:value="24.9523733417368" calcext:value-type="float">
            <text:p><text:s text:c="3"/>25,0 </text:p>
          </table:table-cell>
          <table:table-cell table:style-name="ce22" office:value-type="float" office:value="3.27609977647745" calcext:value-type="float">
            <text:p><text:s text:c="3"/>3,3 </text:p>
          </table:table-cell>
          <table:table-cell table:style-name="ce22" office:value-type="float" office:value="28.4244381104832" calcext:value-type="float">
            <text:p><text:s text:c="3"/>28,4 </text:p>
          </table:table-cell>
          <table:table-cell table:style-name="ce22" office:value-type="float" office:value="4.1461213645869" calcext:value-type="float">
            <text:p><text:s text:c="3"/>4,1 </text:p>
          </table:table-cell>
          <table:table-cell table:style-name="ce22" office:value-type="float" office:value="17.2480702676199" calcext:value-type="float">
            <text:p><text:s text:c="3"/>17,2 </text:p>
          </table:table-cell>
          <table:table-cell table:style-name="ce22" office:value-type="float" office:value="3.15780959295643" calcext:value-type="float">
            <text:p><text:s text:c="3"/>3,2 </text:p>
          </table:table-cell>
          <table:table-cell table:style-name="ce22" office:value-type="float" office:value="13.9000816755407" calcext:value-type="float">
            <text:p><text:s text:c="3"/>13,9 </text:p>
          </table:table-cell>
          <table:table-cell table:style-name="ce22" office:value-type="float" office:value="3.38227864972919" calcext:value-type="float">
            <text:p><text:s text:c="3"/>3,4 </text:p>
          </table:table-cell>
          <table:table-cell table:style-name="ce25" office:value-type="float" office:value="7.29755028780585" calcext:value-type="float">
            <text:p><text:s text:c="3"/>7,3 </text:p>
          </table:table-cell>
          <table:table-cell table:style-name="ce25" office:value-type="float" office:value="2.80071016410291" calcext:value-type="float">
            <text:p><text:s text:c="3"/>2,8 </text:p>
          </table:table-cell>
          <table:table-cell table:style-name="ce25" office:value-type="float" office:value="5.74458777920024" calcext:value-type="float">
            <text:p><text:s text:c="3"/>5,7 </text:p>
          </table:table-cell>
          <table:table-cell table:style-name="ce25" office:value-type="float" office:value="4.11279092394164" calcext:value-type="float">
            <text:p><text:s text:c="3"/>4,1 </text:p>
          </table:table-cell>
          <table:table-cell table:style-name="ce25" office:value-type="float" office:value="9.17503218191523" calcext:value-type="float">
            <text:p><text:s text:c="3"/>9,2 </text:p>
          </table:table-cell>
          <table:table-cell table:style-name="ce25" office:value-type="float" office:value="4.1493238996747" calcext:value-type="float">
            <text:p><text:s text:c="3"/>4,1 </text:p>
          </table:table-cell>
          <table:table-cell table:style-name="ce25" office:value-type="float" office:value="8.85943018392649" calcext:value-type="float">
            <text:p><text:s text:c="3"/>8,9 </text:p>
          </table:table-cell>
          <table:table-cell table:style-name="ce25" office:value-type="float" office:value="5.68430673302489" calcext:value-type="float">
            <text:p><text:s text:c="3"/>5,7 </text:p>
          </table:table-cell>
          <table:table-cell table:style-name="ce25" office:value-type="float" office:value="9.24274470133165" calcext:value-type="float">
            <text:p><text:s text:c="3"/>9,2 </text:p>
          </table:table-cell>
          <table:table-cell table:style-name="ce25" office:value-type="float" office:value="5.28814942565051" calcext:value-type="float">
            <text:p><text:s text:c="3"/>5,3 </text:p>
          </table:table-cell>
          <table:table-cell table:style-name="ce25" office:value-type="float" office:value="14.385612868103" calcext:value-type="float">
            <text:p><text:s text:c="3"/>14,4 </text:p>
          </table:table-cell>
          <table:table-cell table:style-name="ce25" office:value-type="float" office:value="8.38340354853651" calcext:value-type="float">
            <text:p><text:s text:c="3"/>8,4 </text:p>
          </table:table-cell>
          <table:table-cell table:style-name="ce25" office:value-type="float" office:value="15.0184777490176" calcext:value-type="float">
            <text:p><text:s text:c="3"/>15,0 </text:p>
          </table:table-cell>
          <table:table-cell table:style-name="ce25" office:value-type="float" office:value="11.9481471428122" calcext:value-type="float">
            <text:p><text:s text:c="3"/>11,9 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Pernambuco</text:p>
          </table:table-cell>
          <table:table-cell table:style-name="ce22" office:value-type="float" office:value="5.1119367312009" calcext:value-type="float">
            <text:p><text:s text:c="3"/>5,1 </text:p>
          </table:table-cell>
          <table:table-cell table:style-name="ce22" office:value-type="float" office:value="0.519772817791456" calcext:value-type="float">
            <text:p><text:s text:c="3"/>0,5 </text:p>
          </table:table-cell>
          <table:table-cell table:style-name="ce22" office:value-type="float" office:value="6.83584477478229" calcext:value-type="float">
            <text:p><text:s text:c="3"/>6,8 </text:p>
          </table:table-cell>
          <table:table-cell table:style-name="ce22" office:value-type="float" office:value="1.07272295397234" calcext:value-type="float">
            <text:p><text:s text:c="3"/>1,1 </text:p>
          </table:table-cell>
          <table:table-cell table:style-name="ce22" office:value-type="float" office:value="5.67360332393888" calcext:value-type="float">
            <text:p><text:s text:c="3"/>5,7 </text:p>
          </table:table-cell>
          <table:table-cell table:style-name="ce22" office:value-type="float" office:value="1.03207533957469" calcext:value-type="float">
            <text:p><text:s text:c="3"/>1,0 </text:p>
          </table:table-cell>
          <table:table-cell table:style-name="ce22" office:value-type="float" office:value="8.36896987062208" calcext:value-type="float">
            <text:p><text:s text:c="3"/>8,4 </text:p>
          </table:table-cell>
          <table:table-cell table:style-name="ce22" office:value-type="float" office:value="2.7195453133765" calcext:value-type="float">
            <text:p><text:s text:c="3"/>2,7 </text:p>
          </table:table-cell>
          <table:table-cell table:style-name="ce22" office:value-type="float" office:value="5.70033546632536" calcext:value-type="float">
            <text:p><text:s text:c="3"/>5,7 </text:p>
          </table:table-cell>
          <table:table-cell table:style-name="ce22" office:value-type="float" office:value="1.54905973832889" calcext:value-type="float">
            <text:p><text:s text:c="3"/>1,5 </text:p>
          </table:table-cell>
          <table:table-cell table:style-name="ce22" office:value-type="float" office:value="27.8806633766621" calcext:value-type="float">
            <text:p><text:s text:c="3"/>27,9 </text:p>
          </table:table-cell>
          <table:table-cell table:style-name="ce22" office:value-type="float" office:value="3.81642374874054" calcext:value-type="float">
            <text:p><text:s text:c="3"/>3,8 </text:p>
          </table:table-cell>
          <table:table-cell table:style-name="ce22" office:value-type="float" office:value="19.1245044791891" calcext:value-type="float">
            <text:p><text:s text:c="3"/>19,1 </text:p>
          </table:table-cell>
          <table:table-cell table:style-name="ce22" office:value-type="float" office:value="3.36040333884947" calcext:value-type="float">
            <text:p><text:s text:c="3"/>3,4 </text:p>
          </table:table-cell>
          <table:table-cell table:style-name="ce22" office:value-type="float" office:value="15.0315279401719" calcext:value-type="float">
            <text:p><text:s text:c="3"/>15,0 </text:p>
          </table:table-cell>
          <table:table-cell table:style-name="ce22" office:value-type="float" office:value="2.3749913456266" calcext:value-type="float">
            <text:p><text:s text:c="3"/>2,4 </text:p>
          </table:table-cell>
          <table:table-cell table:style-name="ce22" office:value-type="float" office:value="12.089207176873" calcext:value-type="float">
            <text:p><text:s text:c="3"/>12,1 </text:p>
          </table:table-cell>
          <table:table-cell table:style-name="ce22" office:value-type="float" office:value="3.45663022551913" calcext:value-type="float">
            <text:p><text:s text:c="3"/>3,5 </text:p>
          </table:table-cell>
          <table:table-cell table:style-name="ce25" office:value-type="float" office:value="7.12623767827879" calcext:value-type="float">
            <text:p><text:s text:c="3"/>7,1 </text:p>
          </table:table-cell>
          <table:table-cell table:style-name="ce25" office:value-type="float" office:value="2.17115306796491" calcext:value-type="float">
            <text:p><text:s text:c="3"/>2,2 </text:p>
          </table:table-cell>
          <table:table-cell table:style-name="ce25" office:value-type="float" office:value="6.28115786307728" calcext:value-type="float">
            <text:p><text:s text:c="3"/>6,3 </text:p>
          </table:table-cell>
          <table:table-cell table:style-name="ce25" office:value-type="float" office:value="4.27406967567282" calcext:value-type="float">
            <text:p><text:s text:c="3"/>4,3 </text:p>
          </table:table-cell>
          <table:table-cell table:style-name="ce25" office:value-type="float" office:value="9.58332251437556" calcext:value-type="float">
            <text:p><text:s text:c="3"/>9,6 </text:p>
          </table:table-cell>
          <table:table-cell table:style-name="ce25" office:value-type="float" office:value="3.50396811610881" calcext:value-type="float">
            <text:p><text:s text:c="3"/>3,5 </text:p>
          </table:table-cell>
          <table:table-cell table:style-name="ce25" office:value-type="float" office:value="8.50446759948878" calcext:value-type="float">
            <text:p><text:s text:c="3"/>8,5 </text:p>
          </table:table-cell>
          <table:table-cell table:style-name="ce25" office:value-type="float" office:value="3.98709923370522" calcext:value-type="float">
            <text:p><text:s text:c="3"/>4,0 </text:p>
          </table:table-cell>
          <table:table-cell table:style-name="ce25" office:value-type="float" office:value="8.46187928868114" calcext:value-type="float">
            <text:p><text:s text:c="3"/>8,5 </text:p>
          </table:table-cell>
          <table:table-cell table:style-name="ce25" office:value-type="float" office:value="4.85264470155785" calcext:value-type="float">
            <text:p><text:s text:c="3"/>4,9 </text:p>
          </table:table-cell>
          <table:table-cell table:style-name="ce25" office:value-type="float" office:value="11.7547123325095" calcext:value-type="float">
            <text:p><text:s text:c="3"/>11,8 </text:p>
          </table:table-cell>
          <table:table-cell table:style-name="ce25" office:value-type="float" office:value="6.07370104312962" calcext:value-type="float">
            <text:p><text:s text:c="3"/>6,1 </text:p>
          </table:table-cell>
          <table:table-cell table:style-name="ce25" office:value-type="float" office:value="13.9845578921615" calcext:value-type="float">
            <text:p><text:s text:c="3"/>14,0 </text:p>
          </table:table-cell>
          <table:table-cell table:style-name="ce25" office:value-type="float" office:value="8.8006863347116" calcext:value-type="float">
            <text:p><text:s text:c="3"/>8,8 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Alagoas</text:p>
          </table:table-cell>
          <table:table-cell table:style-name="ce22" office:value-type="float" office:value="4.23165443095191" calcext:value-type="float">
            <text:p><text:s text:c="3"/>4,2 </text:p>
          </table:table-cell>
          <table:table-cell table:style-name="ce22" office:value-type="float" office:value="0.442193664462001" calcext:value-type="float">
            <text:p><text:s text:c="3"/>0,4 </text:p>
          </table:table-cell>
          <table:table-cell table:style-name="ce22" office:value-type="float" office:value="6.23304909204666" calcext:value-type="float">
            <text:p><text:s text:c="3"/>6,2 </text:p>
          </table:table-cell>
          <table:table-cell table:style-name="ce22" office:value-type="float" office:value="1.12075048297615" calcext:value-type="float">
            <text:p><text:s text:c="3"/>1,1 </text:p>
          </table:table-cell>
          <table:table-cell table:style-name="ce22" office:value-type="float" office:value="4.88863394175232" calcext:value-type="float">
            <text:p><text:s text:c="3"/>4,9 </text:p>
          </table:table-cell>
          <table:table-cell table:style-name="ce22" office:value-type="float" office:value="0.987807725764894" calcext:value-type="float">
            <text:p><text:s text:c="3"/>1,0 </text:p>
          </table:table-cell>
          <table:table-cell table:style-name="ce22" office:value-type="float" office:value="7.39597860301931" calcext:value-type="float">
            <text:p><text:s text:c="3"/>7,4 </text:p>
          </table:table-cell>
          <table:table-cell table:style-name="ce22" office:value-type="float" office:value="3.39921011752203" calcext:value-type="float">
            <text:p><text:s text:c="3"/>3,4 </text:p>
          </table:table-cell>
          <table:table-cell table:style-name="ce22" office:value-type="float" office:value="5.08501409677082" calcext:value-type="float">
            <text:p><text:s text:c="3"/>5,1 </text:p>
          </table:table-cell>
          <table:table-cell table:style-name="ce22" office:value-type="float" office:value="1.25046574363695" calcext:value-type="float">
            <text:p><text:s text:c="3"/>1,3 </text:p>
          </table:table-cell>
          <table:table-cell table:style-name="ce22" office:value-type="float" office:value="24.919332135798" calcext:value-type="float">
            <text:p><text:s text:c="3"/>24,9 </text:p>
          </table:table-cell>
          <table:table-cell table:style-name="ce22" office:value-type="float" office:value="3.20516183799453" calcext:value-type="float">
            <text:p><text:s text:c="3"/>3,2 </text:p>
          </table:table-cell>
          <table:table-cell table:style-name="ce22" office:value-type="float" office:value="18.7892425187182" calcext:value-type="float">
            <text:p><text:s text:c="3"/>18,8 </text:p>
          </table:table-cell>
          <table:table-cell table:style-name="ce22" office:value-type="float" office:value="2.7216558535756" calcext:value-type="float">
            <text:p><text:s text:c="3"/>2,7 </text:p>
          </table:table-cell>
          <table:table-cell table:style-name="ce22" office:value-type="float" office:value="13.8386195527915" calcext:value-type="float">
            <text:p><text:s text:c="3"/>13,8 </text:p>
          </table:table-cell>
          <table:table-cell table:style-name="ce22" office:value-type="float" office:value="2.4919760968528" calcext:value-type="float">
            <text:p><text:s text:c="3"/>2,5 </text:p>
          </table:table-cell>
          <table:table-cell table:style-name="ce22" office:value-type="float" office:value="13.5355131859494" calcext:value-type="float">
            <text:p><text:s text:c="3"/>13,5 </text:p>
          </table:table-cell>
          <table:table-cell table:style-name="ce22" office:value-type="float" office:value="2.85005331196565" calcext:value-type="float">
            <text:p><text:s text:c="3"/>2,9 </text:p>
          </table:table-cell>
          <table:table-cell table:style-name="ce25" office:value-type="float" office:value="6.42883730035146" calcext:value-type="float">
            <text:p><text:s text:c="3"/>6,4 </text:p>
          </table:table-cell>
          <table:table-cell table:style-name="ce25" office:value-type="float" office:value="2.63381200763059" calcext:value-type="float">
            <text:p><text:s text:c="3"/>2,6 </text:p>
          </table:table-cell>
          <table:table-cell table:style-name="ce25" office:value-type="float" office:value="6.11645030240542" calcext:value-type="float">
            <text:p><text:s text:c="3"/>6,1 </text:p>
          </table:table-cell>
          <table:table-cell table:style-name="ce25" office:value-type="float" office:value="5.2342933718205" calcext:value-type="float">
            <text:p><text:s text:c="3"/>5,2 </text:p>
          </table:table-cell>
          <table:table-cell table:style-name="ce25" office:value-type="float" office:value="7.91794165772989" calcext:value-type="float">
            <text:p><text:s text:c="3"/>7,9 </text:p>
          </table:table-cell>
          <table:table-cell table:style-name="ce25" office:value-type="float" office:value="3.72334781307035" calcext:value-type="float">
            <text:p><text:s text:c="3"/>3,7 </text:p>
          </table:table-cell>
          <table:table-cell table:style-name="ce25" office:value-type="float" office:value="7.80125038768817" calcext:value-type="float">
            <text:p><text:s text:c="3"/>7,8 </text:p>
          </table:table-cell>
          <table:table-cell table:style-name="ce25" office:value-type="float" office:value="4.4316264995765" calcext:value-type="float">
            <text:p><text:s text:c="3"/>4,4 </text:p>
          </table:table-cell>
          <table:table-cell table:style-name="ce25" office:value-type="float" office:value="8.3362390883936" calcext:value-type="float">
            <text:p><text:s text:c="3"/>8,3 </text:p>
          </table:table-cell>
          <table:table-cell table:style-name="ce25" office:value-type="float" office:value="4.73995497379542" calcext:value-type="float">
            <text:p><text:s text:c="3"/>4,7 </text:p>
          </table:table-cell>
          <table:table-cell table:style-name="ce25" office:value-type="float" office:value="13.9658094660708" calcext:value-type="float">
            <text:p><text:s text:c="3"/>14,0 </text:p>
          </table:table-cell>
          <table:table-cell table:style-name="ce25" office:value-type="float" office:value="8.01667874400743" calcext:value-type="float">
            <text:p><text:s text:c="3"/>8,0 </text:p>
          </table:table-cell>
          <table:table-cell table:style-name="ce25" office:value-type="float" office:value="15.8236296728396" calcext:value-type="float">
            <text:p><text:s text:c="3"/>15,8 </text:p>
          </table:table-cell>
          <table:table-cell table:style-name="ce25" office:value-type="float" office:value="10.0464097397279" calcext:value-type="float">
            <text:p><text:s text:c="3"/>10,0 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Sergipe</text:p>
          </table:table-cell>
          <table:table-cell table:style-name="ce22" office:value-type="float" office:value="5.61249120286739" calcext:value-type="float">
            <text:p><text:s text:c="3"/>5,6 </text:p>
          </table:table-cell>
          <table:table-cell table:style-name="ce22" office:value-type="float" office:value="0.840165534410572" calcext:value-type="float">
            <text:p><text:s text:c="3"/>0,8 </text:p>
          </table:table-cell>
          <table:table-cell table:style-name="ce22" office:value-type="float" office:value="6.60591334384863" calcext:value-type="float">
            <text:p><text:s text:c="3"/>6,6 </text:p>
          </table:table-cell>
          <table:table-cell table:style-name="ce22" office:value-type="float" office:value="1.38895389410422" calcext:value-type="float">
            <text:p><text:s text:c="3"/>1,4 </text:p>
          </table:table-cell>
          <table:table-cell table:style-name="ce22" office:value-type="float" office:value="6.369222172472" calcext:value-type="float">
            <text:p><text:s text:c="3"/>6,4 </text:p>
          </table:table-cell>
          <table:table-cell table:style-name="ce22" office:value-type="float" office:value="1.29316901787784" calcext:value-type="float">
            <text:p><text:s text:c="3"/>1,3 </text:p>
          </table:table-cell>
          <table:table-cell table:style-name="ce22" office:value-type="float" office:value="9.45559439374193" calcext:value-type="float">
            <text:p><text:s text:c="3"/>9,5 </text:p>
          </table:table-cell>
          <table:table-cell table:style-name="ce22" office:value-type="float" office:value="4.41146661028698" calcext:value-type="float">
            <text:p><text:s text:c="3"/>4,4 </text:p>
          </table:table-cell>
          <table:table-cell table:style-name="ce22" office:value-type="float" office:value="6.10434538428858" calcext:value-type="float">
            <text:p><text:s text:c="3"/>6,1 </text:p>
          </table:table-cell>
          <table:table-cell table:style-name="ce22" office:value-type="float" office:value="1.43864070522715" calcext:value-type="float">
            <text:p><text:s text:c="3"/>1,4 </text:p>
          </table:table-cell>
          <table:table-cell table:style-name="ce22" office:value-type="float" office:value="35.9793681090909" calcext:value-type="float">
            <text:p><text:s text:c="3"/>36,0 </text:p>
          </table:table-cell>
          <table:table-cell table:style-name="ce22" office:value-type="float" office:value="3.46704461967533" calcext:value-type="float">
            <text:p><text:s text:c="3"/>3,5 </text:p>
          </table:table-cell>
          <table:table-cell table:style-name="ce22" office:value-type="float" office:value="21.0851947548099" calcext:value-type="float">
            <text:p><text:s text:c="3"/>21,1 </text:p>
          </table:table-cell>
          <table:table-cell table:style-name="ce22" office:value-type="float" office:value="3.37257349737222" calcext:value-type="float">
            <text:p><text:s text:c="3"/>3,4 </text:p>
          </table:table-cell>
          <table:table-cell table:style-name="ce22" office:value-type="float" office:value="18.1368101501039" calcext:value-type="float">
            <text:p><text:s text:c="3"/>18,1 </text:p>
          </table:table-cell>
          <table:table-cell table:style-name="ce22" office:value-type="float" office:value="3.09572492691069" calcext:value-type="float">
            <text:p><text:s text:c="3"/>3,1 </text:p>
          </table:table-cell>
          <table:table-cell table:style-name="ce22" office:value-type="float" office:value="11.2004461147825" calcext:value-type="float">
            <text:p><text:s text:c="3"/>11,2 </text:p>
          </table:table-cell>
          <table:table-cell table:style-name="ce22" office:value-type="float" office:value="2.85876539064611" calcext:value-type="float">
            <text:p><text:s text:c="3"/>2,9 </text:p>
          </table:table-cell>
          <table:table-cell table:style-name="ce25" office:value-type="float" office:value="8.299830629614" calcext:value-type="float">
            <text:p><text:s text:c="3"/>8,3 </text:p>
          </table:table-cell>
          <table:table-cell table:style-name="ce25" office:value-type="float" office:value="2.54567862918834" calcext:value-type="float">
            <text:p><text:s text:c="3"/>2,5 </text:p>
          </table:table-cell>
          <table:table-cell table:style-name="ce25" office:value-type="float" office:value="7.66152339538106" calcext:value-type="float">
            <text:p><text:s text:c="3"/>7,7 </text:p>
          </table:table-cell>
          <table:table-cell table:style-name="ce25" office:value-type="float" office:value="5.452590460057" calcext:value-type="float">
            <text:p><text:s text:c="3"/>5,5 </text:p>
          </table:table-cell>
          <table:table-cell table:style-name="ce25" office:value-type="float" office:value="13.4167620108007" calcext:value-type="float">
            <text:p><text:s text:c="3"/>13,4 </text:p>
          </table:table-cell>
          <table:table-cell table:style-name="ce25" office:value-type="float" office:value="4.44879808693243" calcext:value-type="float">
            <text:p><text:s text:c="3"/>4,4 </text:p>
          </table:table-cell>
          <table:table-cell table:style-name="ce25" office:value-type="float" office:value="10.9753780752573" calcext:value-type="float">
            <text:p><text:s text:c="3"/>11,0 </text:p>
          </table:table-cell>
          <table:table-cell table:style-name="ce25" office:value-type="float" office:value="4.5944062611327" calcext:value-type="float">
            <text:p><text:s text:c="3"/>4,6 </text:p>
          </table:table-cell>
          <table:table-cell table:style-name="ce25" office:value-type="float" office:value="10.1973314170551" calcext:value-type="float">
            <text:p><text:s text:c="3"/>10,2 </text:p>
          </table:table-cell>
          <table:table-cell table:style-name="ce25" office:value-type="float" office:value="5.68397645027534" calcext:value-type="float">
            <text:p><text:s text:c="3"/>5,7 </text:p>
          </table:table-cell>
          <table:table-cell table:style-name="ce25" office:value-type="float" office:value="14.3330575708869" calcext:value-type="float">
            <text:p><text:s text:c="3"/>14,3 </text:p>
          </table:table-cell>
          <table:table-cell table:style-name="ce25" office:value-type="float" office:value="6.42747941303899" calcext:value-type="float">
            <text:p><text:s text:c="3"/>6,4 </text:p>
          </table:table-cell>
          <table:table-cell table:style-name="ce25" office:value-type="float" office:value="14.2047985961683" calcext:value-type="float">
            <text:p><text:s text:c="3"/>14,2 </text:p>
          </table:table-cell>
          <table:table-cell table:style-name="ce25" office:value-type="float" office:value="10.3474709198568" calcext:value-type="float">
            <text:p><text:s text:c="3"/>10,3 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Bahia</text:p>
          </table:table-cell>
          <table:table-cell table:style-name="ce22" office:value-type="float" office:value="4.87466468943129" calcext:value-type="float">
            <text:p><text:s text:c="3"/>4,9 </text:p>
          </table:table-cell>
          <table:table-cell table:style-name="ce22" office:value-type="float" office:value="0.555628917523654" calcext:value-type="float">
            <text:p><text:s text:c="3"/>0,6 </text:p>
          </table:table-cell>
          <table:table-cell table:style-name="ce22" office:value-type="float" office:value="6.64186421458993" calcext:value-type="float">
            <text:p><text:s text:c="3"/>6,6 </text:p>
          </table:table-cell>
          <table:table-cell table:style-name="ce22" office:value-type="float" office:value="1.26853998642398" calcext:value-type="float">
            <text:p><text:s text:c="3"/>1,3 </text:p>
          </table:table-cell>
          <table:table-cell table:style-name="ce22" office:value-type="float" office:value="5.64769650627396" calcext:value-type="float">
            <text:p><text:s text:c="3"/>5,6 </text:p>
          </table:table-cell>
          <table:table-cell table:style-name="ce22" office:value-type="float" office:value="1.27806975715944" calcext:value-type="float">
            <text:p><text:s text:c="3"/>1,3 </text:p>
          </table:table-cell>
          <table:table-cell table:style-name="ce22" office:value-type="float" office:value="12.1041654608092" calcext:value-type="float">
            <text:p><text:s text:c="3"/>12,1 </text:p>
          </table:table-cell>
          <table:table-cell table:style-name="ce22" office:value-type="float" office:value="6.20744668776288" calcext:value-type="float">
            <text:p><text:s text:c="3"/>6,2 </text:p>
          </table:table-cell>
          <table:table-cell table:style-name="ce22" office:value-type="float" office:value="6.09177129276384" calcext:value-type="float">
            <text:p><text:s text:c="3"/>6,1 </text:p>
          </table:table-cell>
          <table:table-cell table:style-name="ce22" office:value-type="float" office:value="1.41586871054604" calcext:value-type="float">
            <text:p><text:s text:c="3"/>1,4 </text:p>
          </table:table-cell>
          <table:table-cell table:style-name="ce22" office:value-type="float" office:value="26.888985908135" calcext:value-type="float">
            <text:p><text:s text:c="3"/>26,9 </text:p>
          </table:table-cell>
          <table:table-cell table:style-name="ce22" office:value-type="float" office:value="3.99664025004179" calcext:value-type="float">
            <text:p><text:s text:c="3"/>4,0 </text:p>
          </table:table-cell>
          <table:table-cell table:style-name="ce22" office:value-type="float" office:value="21.6938086545263" calcext:value-type="float">
            <text:p><text:s text:c="3"/>21,7 </text:p>
          </table:table-cell>
          <table:table-cell table:style-name="ce22" office:value-type="float" office:value="3.99658775098853" calcext:value-type="float">
            <text:p><text:s text:c="3"/>4,0 </text:p>
          </table:table-cell>
          <table:table-cell table:style-name="ce22" office:value-type="float" office:value="17.5988238728803" calcext:value-type="float">
            <text:p><text:s text:c="3"/>17,6 </text:p>
          </table:table-cell>
          <table:table-cell table:style-name="ce22" office:value-type="float" office:value="3.68201692127644" calcext:value-type="float">
            <text:p><text:s text:c="3"/>3,7 </text:p>
          </table:table-cell>
          <table:table-cell table:style-name="ce22" office:value-type="float" office:value="13.5117974988355" calcext:value-type="float">
            <text:p><text:s text:c="3"/>13,5 </text:p>
          </table:table-cell>
          <table:table-cell table:style-name="ce22" office:value-type="float" office:value="3.8365152844559" calcext:value-type="float">
            <text:p><text:s text:c="3"/>3,8 </text:p>
          </table:table-cell>
          <table:table-cell table:style-name="ce25" office:value-type="float" office:value="8.29362982049969" calcext:value-type="float">
            <text:p><text:s text:c="3"/>8,3 </text:p>
          </table:table-cell>
          <table:table-cell table:style-name="ce25" office:value-type="float" office:value="2.54906693307497" calcext:value-type="float">
            <text:p><text:s text:c="3"/>2,5 </text:p>
          </table:table-cell>
          <table:table-cell table:style-name="ce25" office:value-type="float" office:value="7.0649609853352" calcext:value-type="float">
            <text:p><text:s text:c="3"/>7,1 </text:p>
          </table:table-cell>
          <table:table-cell table:style-name="ce25" office:value-type="float" office:value="5.06735615984226" calcext:value-type="float">
            <text:p><text:s text:c="3"/>5,1 </text:p>
          </table:table-cell>
          <table:table-cell table:style-name="ce25" office:value-type="float" office:value="10.0658528076506" calcext:value-type="float">
            <text:p><text:s text:c="3"/>10,1 </text:p>
          </table:table-cell>
          <table:table-cell table:style-name="ce25" office:value-type="float" office:value="4.23446522325363" calcext:value-type="float">
            <text:p><text:s text:c="3"/>4,2 </text:p>
          </table:table-cell>
          <table:table-cell table:style-name="ce25" office:value-type="float" office:value="9.06078728272095" calcext:value-type="float">
            <text:p><text:s text:c="3"/>9,1 </text:p>
          </table:table-cell>
          <table:table-cell table:style-name="ce25" office:value-type="float" office:value="4.36131159877114" calcext:value-type="float">
            <text:p><text:s text:c="3"/>4,4 </text:p>
          </table:table-cell>
          <table:table-cell table:style-name="ce25" office:value-type="float" office:value="9.3858678695149" calcext:value-type="float">
            <text:p><text:s text:c="3"/>9,4 </text:p>
          </table:table-cell>
          <table:table-cell table:style-name="ce25" office:value-type="float" office:value="4.96748625261296" calcext:value-type="float">
            <text:p><text:s text:c="3"/>5,0 </text:p>
          </table:table-cell>
          <table:table-cell table:style-name="ce25" office:value-type="float" office:value="14.4499139170065" calcext:value-type="float">
            <text:p><text:s text:c="3"/>14,4 </text:p>
          </table:table-cell>
          <table:table-cell table:style-name="ce25" office:value-type="float" office:value="5.94631635468312" calcext:value-type="float">
            <text:p><text:s text:c="3"/>5,9 </text:p>
          </table:table-cell>
          <table:table-cell table:style-name="ce25" office:value-type="float" office:value="14.0023684948019" calcext:value-type="float">
            <text:p><text:s text:c="3"/>14,0 </text:p>
          </table:table-cell>
          <table:table-cell table:style-name="ce25" office:value-type="float" office:value="8.74321995501849" calcext:value-type="float">
            <text:p><text:s text:c="3"/>8,7 </text:p>
          </table:table-cell>
          <table:table-cell table:number-columns-repeated="991"/>
        </table:table-row>
        <table:table-row table:style-name="ro1">
          <table:table-cell table:style-name="ce4" office:value-type="string" calcext:value-type="string">
            <text:p>Sudeste</text:p>
          </table:table-cell>
          <table:table-cell table:style-name="ce21" office:value-type="float" office:value="2.7342937592857" calcext:value-type="float">
            <text:p><text:s text:c="3"/>2,7 </text:p>
          </table:table-cell>
          <table:table-cell table:style-name="ce21" office:value-type="float" office:value="0.26026690225115" calcext:value-type="float">
            <text:p><text:s text:c="3"/>0,3 </text:p>
          </table:table-cell>
          <table:table-cell table:style-name="ce21" office:value-type="float" office:value="3.84962895355887" calcext:value-type="float">
            <text:p><text:s text:c="3"/>3,8 </text:p>
          </table:table-cell>
          <table:table-cell table:style-name="ce21" office:value-type="float" office:value="0.548214674415565" calcext:value-type="float">
            <text:p><text:s text:c="3"/>0,5 </text:p>
          </table:table-cell>
          <table:table-cell table:style-name="ce21" office:value-type="float" office:value="3.02664855498349" calcext:value-type="float">
            <text:p><text:s text:c="3"/>3,0 </text:p>
          </table:table-cell>
          <table:table-cell table:style-name="ce21" office:value-type="float" office:value="0.487797877877893" calcext:value-type="float">
            <text:p><text:s text:c="3"/>0,5 </text:p>
          </table:table-cell>
          <table:table-cell table:style-name="ce21" office:value-type="float" office:value="3.79361656843051" calcext:value-type="float">
            <text:p><text:s text:c="3"/>3,8 </text:p>
          </table:table-cell>
          <table:table-cell table:style-name="ce21" office:value-type="float" office:value="1.41812302247674" calcext:value-type="float">
            <text:p><text:s text:c="3"/>1,4 </text:p>
          </table:table-cell>
          <table:table-cell table:style-name="ce21" office:value-type="float" office:value="3.46663185125851" calcext:value-type="float">
            <text:p><text:s text:c="3"/>3,5 </text:p>
          </table:table-cell>
          <table:table-cell table:style-name="ce21" office:value-type="float" office:value="1.45666548328425" calcext:value-type="float">
            <text:p><text:s text:c="3"/>1,5 </text:p>
          </table:table-cell>
          <table:table-cell table:style-name="ce21" office:value-type="float" office:value="14.8763791727932" calcext:value-type="float">
            <text:p><text:s text:c="3"/>14,9 </text:p>
          </table:table-cell>
          <table:table-cell table:style-name="ce21" office:value-type="float" office:value="2.35750758979501" calcext:value-type="float">
            <text:p><text:s text:c="3"/>2,4 </text:p>
          </table:table-cell>
          <table:table-cell table:style-name="ce21" office:value-type="float" office:value="13.5932365823683" calcext:value-type="float">
            <text:p><text:s text:c="3"/>13,6 </text:p>
          </table:table-cell>
          <table:table-cell table:style-name="ce21" office:value-type="float" office:value="1.8563980865837" calcext:value-type="float">
            <text:p><text:s text:c="3"/>1,9 </text:p>
          </table:table-cell>
          <table:table-cell table:style-name="ce21" office:value-type="float" office:value="8.92781421670216" calcext:value-type="float">
            <text:p><text:s text:c="3"/>8,9 </text:p>
          </table:table-cell>
          <table:table-cell table:style-name="ce21" office:value-type="float" office:value="1.62956328200958" calcext:value-type="float">
            <text:p><text:s text:c="3"/>1,6 </text:p>
          </table:table-cell>
          <table:table-cell table:style-name="ce21" office:value-type="float" office:value="8.54090811892478" calcext:value-type="float">
            <text:p><text:s text:c="3"/>8,5 </text:p>
          </table:table-cell>
          <table:table-cell table:style-name="ce21" office:value-type="float" office:value="1.80060690695365" calcext:value-type="float">
            <text:p><text:s text:c="3"/>1,8 </text:p>
          </table:table-cell>
          <table:table-cell table:style-name="ce24" office:value-type="float" office:value="4.32682242872223" calcext:value-type="float">
            <text:p><text:s text:c="3"/>4,3 </text:p>
          </table:table-cell>
          <table:table-cell table:style-name="ce24" office:value-type="float" office:value="1.11270368873095" calcext:value-type="float">
            <text:p><text:s text:c="3"/>1,1 </text:p>
          </table:table-cell>
          <table:table-cell table:style-name="ce24" office:value-type="float" office:value="3.6153411822234" calcext:value-type="float">
            <text:p><text:s text:c="3"/>3,6 </text:p>
          </table:table-cell>
          <table:table-cell table:style-name="ce24" office:value-type="float" office:value="2.41874505380733" calcext:value-type="float">
            <text:p><text:s text:c="3"/>2,4 </text:p>
          </table:table-cell>
          <table:table-cell table:style-name="ce24" office:value-type="float" office:value="7.71240960793167" calcext:value-type="float">
            <text:p><text:s text:c="3"/>7,7 </text:p>
          </table:table-cell>
          <table:table-cell table:style-name="ce24" office:value-type="float" office:value="4.20181354461784" calcext:value-type="float">
            <text:p><text:s text:c="3"/>4,2 </text:p>
          </table:table-cell>
          <table:table-cell table:style-name="ce24" office:value-type="float" office:value="6.54069265900344" calcext:value-type="float">
            <text:p><text:s text:c="3"/>6,5 </text:p>
          </table:table-cell>
          <table:table-cell table:style-name="ce24" office:value-type="float" office:value="2.73505121559167" calcext:value-type="float">
            <text:p><text:s text:c="3"/>2,7 </text:p>
          </table:table-cell>
          <table:table-cell table:style-name="ce24" office:value-type="float" office:value="4.90352456488362" calcext:value-type="float">
            <text:p><text:s text:c="3"/>4,9 </text:p>
          </table:table-cell>
          <table:table-cell table:style-name="ce24" office:value-type="float" office:value="2.50733414664338" calcext:value-type="float">
            <text:p><text:s text:c="3"/>2,5 </text:p>
          </table:table-cell>
          <table:table-cell table:style-name="ce24" office:value-type="float" office:value="4.89273951894062" calcext:value-type="float">
            <text:p><text:s text:c="3"/>4,9 </text:p>
          </table:table-cell>
          <table:table-cell table:style-name="ce24" office:value-type="float" office:value="2.07854259868543" calcext:value-type="float">
            <text:p><text:s text:c="3"/>2,1 </text:p>
          </table:table-cell>
          <table:table-cell table:style-name="ce24" office:value-type="float" office:value="5.562235731215" calcext:value-type="float">
            <text:p><text:s text:c="3"/>5,6 </text:p>
          </table:table-cell>
          <table:table-cell table:style-name="ce24" office:value-type="float" office:value="3.05650718064984" calcext:value-type="float">
            <text:p><text:s text:c="3"/>3,1 </text:p>
          </table:table-cell>
          <table:table-cell table:style-name="ce18" table:number-columns-repeated="991"/>
        </table:table-row>
        <table:table-row table:style-name="ro1">
          <table:table-cell office:value-type="string" calcext:value-type="string">
            <text:p>Minas Gerais</text:p>
          </table:table-cell>
          <table:table-cell table:style-name="ce22" office:value-type="float" office:value="4.62431053016089" calcext:value-type="float">
            <text:p><text:s text:c="3"/>4,6 </text:p>
          </table:table-cell>
          <table:table-cell table:style-name="ce22" office:value-type="float" office:value="0.515970040296267" calcext:value-type="float">
            <text:p><text:s text:c="3"/>0,5 </text:p>
          </table:table-cell>
          <table:table-cell table:style-name="ce22" office:value-type="float" office:value="6.60583340061595" calcext:value-type="float">
            <text:p><text:s text:c="3"/>6,6 </text:p>
          </table:table-cell>
          <table:table-cell table:style-name="ce22" office:value-type="float" office:value="1.09442843618209" calcext:value-type="float">
            <text:p><text:s text:c="3"/>1,1 </text:p>
          </table:table-cell>
          <table:table-cell table:style-name="ce22" office:value-type="float" office:value="5.01378486085119" calcext:value-type="float">
            <text:p><text:s text:c="3"/>5,0 </text:p>
          </table:table-cell>
          <table:table-cell table:style-name="ce22" office:value-type="float" office:value="1.01623929228945" calcext:value-type="float">
            <text:p><text:s text:c="3"/>1,0 </text:p>
          </table:table-cell>
          <table:table-cell table:style-name="ce22" office:value-type="float" office:value="6.35274164814841" calcext:value-type="float">
            <text:p><text:s text:c="3"/>6,4 </text:p>
          </table:table-cell>
          <table:table-cell table:style-name="ce22" office:value-type="float" office:value="3.14031596600944" calcext:value-type="float">
            <text:p><text:s text:c="3"/>3,1 </text:p>
          </table:table-cell>
          <table:table-cell table:style-name="ce22" office:value-type="float" office:value="5.33149391940736" calcext:value-type="float">
            <text:p><text:s text:c="3"/>5,3 </text:p>
          </table:table-cell>
          <table:table-cell table:style-name="ce22" office:value-type="float" office:value="2.15762959524441" calcext:value-type="float">
            <text:p><text:s text:c="3"/>2,2 </text:p>
          </table:table-cell>
          <table:table-cell table:style-name="ce22" office:value-type="float" office:value="34.9459847114912" calcext:value-type="float">
            <text:p><text:s text:c="3"/>34,9 </text:p>
          </table:table-cell>
          <table:table-cell table:style-name="ce22" office:value-type="float" office:value="3.89765225846724" calcext:value-type="float">
            <text:p><text:s text:c="3"/>3,9 </text:p>
          </table:table-cell>
          <table:table-cell table:style-name="ce22" office:value-type="float" office:value="22.7436791821192" calcext:value-type="float">
            <text:p><text:s text:c="3"/>22,7 </text:p>
          </table:table-cell>
          <table:table-cell table:style-name="ce22" office:value-type="float" office:value="3.2042416270678" calcext:value-type="float">
            <text:p><text:s text:c="3"/>3,2 </text:p>
          </table:table-cell>
          <table:table-cell table:style-name="ce22" office:value-type="float" office:value="15.6523163904708" calcext:value-type="float">
            <text:p><text:s text:c="3"/>15,7 </text:p>
          </table:table-cell>
          <table:table-cell table:style-name="ce22" office:value-type="float" office:value="3.08275193761037" calcext:value-type="float">
            <text:p><text:s text:c="3"/>3,1 </text:p>
          </table:table-cell>
          <table:table-cell table:style-name="ce22" office:value-type="float" office:value="14.350042278944" calcext:value-type="float">
            <text:p><text:s text:c="3"/>14,4 </text:p>
          </table:table-cell>
          <table:table-cell table:style-name="ce22" office:value-type="float" office:value="3.33442979374291" calcext:value-type="float">
            <text:p><text:s text:c="3"/>3,3 </text:p>
          </table:table-cell>
          <table:table-cell table:style-name="ce25" office:value-type="float" office:value="7.04987114800619" calcext:value-type="float">
            <text:p><text:s text:c="3"/>7,0 </text:p>
          </table:table-cell>
          <table:table-cell table:style-name="ce25" office:value-type="float" office:value="2.14616247688886" calcext:value-type="float">
            <text:p><text:s text:c="3"/>2,1 </text:p>
          </table:table-cell>
          <table:table-cell table:style-name="ce25" office:value-type="float" office:value="6.20419466016192" calcext:value-type="float">
            <text:p><text:s text:c="3"/>6,2 </text:p>
          </table:table-cell>
          <table:table-cell table:style-name="ce25" office:value-type="float" office:value="3.78373870204576" calcext:value-type="float">
            <text:p><text:s text:c="3"/>3,8 </text:p>
          </table:table-cell>
          <table:table-cell table:style-name="ce25" office:value-type="float" office:value="11.5534597502423" calcext:value-type="float">
            <text:p><text:s text:c="3"/>11,6 </text:p>
          </table:table-cell>
          <table:table-cell table:style-name="ce25" office:value-type="float" office:value="5.98953600638135" calcext:value-type="float">
            <text:p><text:s text:c="3"/>6,0 </text:p>
          </table:table-cell>
          <table:table-cell table:style-name="ce25" office:value-type="float" office:value="12.1967488310523" calcext:value-type="float">
            <text:p><text:s text:c="3"/>12,2 </text:p>
          </table:table-cell>
          <table:table-cell table:style-name="ce25" office:value-type="float" office:value="5.24964375204816" calcext:value-type="float">
            <text:p><text:s text:c="3"/>5,2 </text:p>
          </table:table-cell>
          <table:table-cell table:style-name="ce25" office:value-type="float" office:value="7.41443933723383" calcext:value-type="float">
            <text:p><text:s text:c="3"/>7,4 </text:p>
          </table:table-cell>
          <table:table-cell table:style-name="ce25" office:value-type="float" office:value="3.92944693851833" calcext:value-type="float">
            <text:p><text:s text:c="3"/>3,9 </text:p>
          </table:table-cell>
          <table:table-cell table:style-name="ce25" office:value-type="float" office:value="8.66709200502036" calcext:value-type="float">
            <text:p><text:s text:c="3"/>8,7 </text:p>
          </table:table-cell>
          <table:table-cell table:style-name="ce25" office:value-type="float" office:value="4.4400114734412" calcext:value-type="float">
            <text:p><text:s text:c="3"/>4,4 </text:p>
          </table:table-cell>
          <table:table-cell table:style-name="ce25" office:value-type="float" office:value="10.3804505102594" calcext:value-type="float">
            <text:p><text:s text:c="3"/>10,4 </text:p>
          </table:table-cell>
          <table:table-cell table:style-name="ce25" office:value-type="float" office:value="6.12383258607345" calcext:value-type="float">
            <text:p><text:s text:c="3"/>6,1 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Espírito Santo</text:p>
          </table:table-cell>
          <table:table-cell table:style-name="ce22" office:value-type="float" office:value="4.37921923110626" calcext:value-type="float">
            <text:p><text:s text:c="3"/>4,4 </text:p>
          </table:table-cell>
          <table:table-cell table:style-name="ce22" office:value-type="float" office:value="0.467170697521449" calcext:value-type="float">
            <text:p><text:s text:c="3"/>0,5 </text:p>
          </table:table-cell>
          <table:table-cell table:style-name="ce22" office:value-type="float" office:value="7.62980263428307" calcext:value-type="float">
            <text:p><text:s text:c="3"/>7,6 </text:p>
          </table:table-cell>
          <table:table-cell table:style-name="ce22" office:value-type="float" office:value="1.02731965727979" calcext:value-type="float">
            <text:p><text:s text:c="3"/>1,0 </text:p>
          </table:table-cell>
          <table:table-cell table:style-name="ce22" office:value-type="float" office:value="5.50482226830315" calcext:value-type="float">
            <text:p><text:s text:c="3"/>5,5 </text:p>
          </table:table-cell>
          <table:table-cell table:style-name="ce22" office:value-type="float" office:value="0.932261611118529" calcext:value-type="float">
            <text:p><text:s text:c="3"/>0,9 </text:p>
          </table:table-cell>
          <table:table-cell table:style-name="ce22" office:value-type="float" office:value="7.60686293629258" calcext:value-type="float">
            <text:p><text:s text:c="3"/>7,6 </text:p>
          </table:table-cell>
          <table:table-cell table:style-name="ce22" office:value-type="float" office:value="3.40854392155317" calcext:value-type="float">
            <text:p><text:s text:c="3"/>3,4 </text:p>
          </table:table-cell>
          <table:table-cell table:style-name="ce22" office:value-type="float" office:value="6.8422189926174" calcext:value-type="float">
            <text:p><text:s text:c="3"/>6,8 </text:p>
          </table:table-cell>
          <table:table-cell table:style-name="ce22" office:value-type="float" office:value="2.05187730734315" calcext:value-type="float">
            <text:p><text:s text:c="3"/>2,1 </text:p>
          </table:table-cell>
          <table:table-cell table:style-name="ce22" office:value-type="float" office:value="28.9488692363444" calcext:value-type="float">
            <text:p><text:s text:c="3"/>28,9 </text:p>
          </table:table-cell>
          <table:table-cell table:style-name="ce22" office:value-type="float" office:value="3.40981963093245" calcext:value-type="float">
            <text:p><text:s text:c="3"/>3,4 </text:p>
          </table:table-cell>
          <table:table-cell table:style-name="ce22" office:value-type="float" office:value="23.3581692627946" calcext:value-type="float">
            <text:p><text:s text:c="3"/>23,4 </text:p>
          </table:table-cell>
          <table:table-cell table:style-name="ce22" office:value-type="float" office:value="3.40621704792419" calcext:value-type="float">
            <text:p><text:s text:c="3"/>3,4 </text:p>
          </table:table-cell>
          <table:table-cell table:style-name="ce22" office:value-type="float" office:value="22.2857705265585" calcext:value-type="float">
            <text:p><text:s text:c="3"/>22,3 </text:p>
          </table:table-cell>
          <table:table-cell table:style-name="ce22" office:value-type="float" office:value="3.03264818368851" calcext:value-type="float">
            <text:p><text:s text:c="3"/>3,0 </text:p>
          </table:table-cell>
          <table:table-cell table:style-name="ce22" office:value-type="float" office:value="16.4510104377979" calcext:value-type="float">
            <text:p><text:s text:c="3"/>16,5 </text:p>
          </table:table-cell>
          <table:table-cell table:style-name="ce22" office:value-type="float" office:value="2.90837860383027" calcext:value-type="float">
            <text:p><text:s text:c="3"/>2,9 </text:p>
          </table:table-cell>
          <table:table-cell table:style-name="ce25" office:value-type="float" office:value="6.95574256356243" calcext:value-type="float">
            <text:p><text:s text:c="3"/>7,0 </text:p>
          </table:table-cell>
          <table:table-cell table:style-name="ce25" office:value-type="float" office:value="2.34980159362917" calcext:value-type="float">
            <text:p><text:s text:c="3"/>2,3 </text:p>
          </table:table-cell>
          <table:table-cell table:style-name="ce25" office:value-type="float" office:value="6.78734057630553" calcext:value-type="float">
            <text:p><text:s text:c="3"/>6,8 </text:p>
          </table:table-cell>
          <table:table-cell table:style-name="ce25" office:value-type="float" office:value="5.02861478288559" calcext:value-type="float">
            <text:p><text:s text:c="3"/>5,0 </text:p>
          </table:table-cell>
          <table:table-cell table:style-name="ce25" office:value-type="float" office:value="13.1309934700735" calcext:value-type="float">
            <text:p><text:s text:c="3"/>13,1 </text:p>
          </table:table-cell>
          <table:table-cell table:style-name="ce25" office:value-type="float" office:value="8.59510774445254" calcext:value-type="float">
            <text:p><text:s text:c="3"/>8,6 </text:p>
          </table:table-cell>
          <table:table-cell table:style-name="ce25" office:value-type="float" office:value="10.3145443529719" calcext:value-type="float">
            <text:p><text:s text:c="3"/>10,3 </text:p>
          </table:table-cell>
          <table:table-cell table:style-name="ce25" office:value-type="float" office:value="5.06165524086641" calcext:value-type="float">
            <text:p><text:s text:c="3"/>5,1 </text:p>
          </table:table-cell>
          <table:table-cell table:style-name="ce25" office:value-type="float" office:value="8.37834787672247" calcext:value-type="float">
            <text:p><text:s text:c="3"/>8,4 </text:p>
          </table:table-cell>
          <table:table-cell table:style-name="ce25" office:value-type="float" office:value="5.48566046797604" calcext:value-type="float">
            <text:p><text:s text:c="3"/>5,5 </text:p>
          </table:table-cell>
          <table:table-cell table:style-name="ce25" office:value-type="float" office:value="10.1080729735107" calcext:value-type="float">
            <text:p><text:s text:c="3"/>10,1 </text:p>
          </table:table-cell>
          <table:table-cell table:style-name="ce25" office:value-type="float" office:value="5.46013329417757" calcext:value-type="float">
            <text:p><text:s text:c="3"/>5,5 </text:p>
          </table:table-cell>
          <table:table-cell table:style-name="ce25" office:value-type="float" office:value="11.9606184053351" calcext:value-type="float">
            <text:p><text:s text:c="3"/>12,0 </text:p>
          </table:table-cell>
          <table:table-cell table:style-name="ce25" office:value-type="float" office:value="6.59508299283098" calcext:value-type="float">
            <text:p><text:s text:c="3"/>6,6 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Rio de Janeiro</text:p>
          </table:table-cell>
          <table:table-cell table:style-name="ce22" office:value-type="float" office:value="4.0066083797042" calcext:value-type="float">
            <text:p><text:s text:c="3"/>4,0 </text:p>
          </table:table-cell>
          <table:table-cell table:style-name="ce22" office:value-type="float" office:value="0.386101797980173" calcext:value-type="float">
            <text:p><text:s text:c="3"/>0,4 </text:p>
          </table:table-cell>
          <table:table-cell table:style-name="ce22" office:value-type="float" office:value="5.23494135866726" calcext:value-type="float">
            <text:p><text:s text:c="3"/>5,2 </text:p>
          </table:table-cell>
          <table:table-cell table:style-name="ce22" office:value-type="float" office:value="0.879272789695667" calcext:value-type="float">
            <text:p><text:s text:c="3"/>0,9 </text:p>
          </table:table-cell>
          <table:table-cell table:style-name="ce22" office:value-type="float" office:value="4.96780019738998" calcext:value-type="float">
            <text:p><text:s text:c="3"/>5,0 </text:p>
          </table:table-cell>
          <table:table-cell table:style-name="ce22" office:value-type="float" office:value="0.822643868661165" calcext:value-type="float">
            <text:p><text:s text:c="3"/>0,8 </text:p>
          </table:table-cell>
          <table:table-cell table:style-name="ce22" office:value-type="float" office:value="5.82846792868286" calcext:value-type="float">
            <text:p><text:s text:c="3"/>5,8 </text:p>
          </table:table-cell>
          <table:table-cell table:style-name="ce22" office:value-type="float" office:value="2.30410358561472" calcext:value-type="float">
            <text:p><text:s text:c="3"/>2,3 </text:p>
          </table:table-cell>
          <table:table-cell table:style-name="ce22" office:value-type="float" office:value="5.26050847136182" calcext:value-type="float">
            <text:p><text:s text:c="3"/>5,3 </text:p>
          </table:table-cell>
          <table:table-cell table:style-name="ce22" office:value-type="float" office:value="1.80450288552558" calcext:value-type="float">
            <text:p><text:s text:c="3"/>1,8 </text:p>
          </table:table-cell>
          <table:table-cell table:style-name="ce22" office:value-type="float" office:value="25.3086708195861" calcext:value-type="float">
            <text:p><text:s text:c="3"/>25,3 </text:p>
          </table:table-cell>
          <table:table-cell table:style-name="ce22" office:value-type="float" office:value="3.61731148029426" calcext:value-type="float">
            <text:p><text:s text:c="3"/>3,6 </text:p>
          </table:table-cell>
          <table:table-cell table:style-name="ce22" office:value-type="float" office:value="23.6671932356127" calcext:value-type="float">
            <text:p><text:s text:c="3"/>23,7 </text:p>
          </table:table-cell>
          <table:table-cell table:style-name="ce22" office:value-type="float" office:value="3.00864300512751" calcext:value-type="float">
            <text:p><text:s text:c="3"/>3,0 </text:p>
          </table:table-cell>
          <table:table-cell table:style-name="ce22" office:value-type="float" office:value="14.3621619174395" calcext:value-type="float">
            <text:p><text:s text:c="3"/>14,4 </text:p>
          </table:table-cell>
          <table:table-cell table:style-name="ce22" office:value-type="float" office:value="2.4980616414639" calcext:value-type="float">
            <text:p><text:s text:c="3"/>2,5 </text:p>
          </table:table-cell>
          <table:table-cell table:style-name="ce22" office:value-type="float" office:value="14.537685308859" calcext:value-type="float">
            <text:p><text:s text:c="3"/>14,5 </text:p>
          </table:table-cell>
          <table:table-cell table:style-name="ce22" office:value-type="float" office:value="2.54218994368289" calcext:value-type="float">
            <text:p><text:s text:c="3"/>2,5 </text:p>
          </table:table-cell>
          <table:table-cell table:style-name="ce25" office:value-type="float" office:value="7.22645474115961" calcext:value-type="float">
            <text:p><text:s text:c="3"/>7,2 </text:p>
          </table:table-cell>
          <table:table-cell table:style-name="ce25" office:value-type="float" office:value="1.7444133802137" calcext:value-type="float">
            <text:p><text:s text:c="3"/>1,7 </text:p>
          </table:table-cell>
          <table:table-cell table:style-name="ce25" office:value-type="float" office:value="4.67232564181774" calcext:value-type="float">
            <text:p><text:s text:c="3"/>4,7 </text:p>
          </table:table-cell>
          <table:table-cell table:style-name="ce25" office:value-type="float" office:value="3.25079404556025" calcext:value-type="float">
            <text:p><text:s text:c="3"/>3,3 </text:p>
          </table:table-cell>
          <table:table-cell table:style-name="ce25" office:value-type="float" office:value="11.5743678763665" calcext:value-type="float">
            <text:p><text:s text:c="3"/>11,6 </text:p>
          </table:table-cell>
          <table:table-cell table:style-name="ce25" office:value-type="float" office:value="5.65897866111765" calcext:value-type="float">
            <text:p><text:s text:c="3"/>5,7 </text:p>
          </table:table-cell>
          <table:table-cell table:style-name="ce25" office:value-type="float" office:value="7.9248537631992" calcext:value-type="float">
            <text:p><text:s text:c="3"/>7,9 </text:p>
          </table:table-cell>
          <table:table-cell table:style-name="ce25" office:value-type="float" office:value="4.72094608974566" calcext:value-type="float">
            <text:p><text:s text:c="3"/>4,7 </text:p>
          </table:table-cell>
          <table:table-cell table:style-name="ce25" office:value-type="float" office:value="7.45128387632081" calcext:value-type="float">
            <text:p><text:s text:c="3"/>7,5 </text:p>
          </table:table-cell>
          <table:table-cell table:style-name="ce25" office:value-type="float" office:value="3.95399564521869" calcext:value-type="float">
            <text:p><text:s text:c="3"/>4,0 </text:p>
          </table:table-cell>
          <table:table-cell table:style-name="ce25" office:value-type="float" office:value="7.79445323078172" calcext:value-type="float">
            <text:p><text:s text:c="3"/>7,8 </text:p>
          </table:table-cell>
          <table:table-cell table:style-name="ce25" office:value-type="float" office:value="3.44234823143807" calcext:value-type="float">
            <text:p><text:s text:c="3"/>3,4 </text:p>
          </table:table-cell>
          <table:table-cell table:style-name="ce25" office:value-type="float" office:value="7.76937888205967" calcext:value-type="float">
            <text:p><text:s text:c="3"/>7,8 </text:p>
          </table:table-cell>
          <table:table-cell table:style-name="ce25" office:value-type="float" office:value="4.33063225319506" calcext:value-type="float">
            <text:p><text:s text:c="3"/>4,3 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São Paulo</text:p>
          </table:table-cell>
          <table:table-cell table:style-name="ce22" office:value-type="float" office:value="4.75212412622895" calcext:value-type="float">
            <text:p><text:s text:c="3"/>4,8 </text:p>
          </table:table-cell>
          <table:table-cell table:style-name="ce22" office:value-type="float" office:value="0.412982121959483" calcext:value-type="float">
            <text:p><text:s text:c="3"/>0,4 </text:p>
          </table:table-cell>
          <table:table-cell table:style-name="ce22" office:value-type="float" office:value="6.80384585784608" calcext:value-type="float">
            <text:p><text:s text:c="3"/>6,8 </text:p>
          </table:table-cell>
          <table:table-cell table:style-name="ce22" office:value-type="float" office:value="0.852900158386046" calcext:value-type="float">
            <text:p><text:s text:c="3"/>0,9 </text:p>
          </table:table-cell>
          <table:table-cell table:style-name="ce22" office:value-type="float" office:value="5.16732029345692" calcext:value-type="float">
            <text:p><text:s text:c="3"/>5,2 </text:p>
          </table:table-cell>
          <table:table-cell table:style-name="ce22" office:value-type="float" office:value="0.750860334550259" calcext:value-type="float">
            <text:p><text:s text:c="3"/>0,8 </text:p>
          </table:table-cell>
          <table:table-cell table:style-name="ce22" office:value-type="float" office:value="5.983130274884" calcext:value-type="float">
            <text:p><text:s text:c="3"/>6,0 </text:p>
          </table:table-cell>
          <table:table-cell table:style-name="ce22" office:value-type="float" office:value="2.02207319263733" calcext:value-type="float">
            <text:p><text:s text:c="3"/>2,0 </text:p>
          </table:table-cell>
          <table:table-cell table:style-name="ce22" office:value-type="float" office:value="6.90300777267728" calcext:value-type="float">
            <text:p><text:s text:c="3"/>6,9 </text:p>
          </table:table-cell>
          <table:table-cell table:style-name="ce22" office:value-type="float" office:value="2.87503592834598" calcext:value-type="float">
            <text:p><text:s text:c="3"/>2,9 </text:p>
          </table:table-cell>
          <table:table-cell table:style-name="ce22" office:value-type="float" office:value="22.747814164442" calcext:value-type="float">
            <text:p><text:s text:c="3"/>22,7 </text:p>
          </table:table-cell>
          <table:table-cell table:style-name="ce22" office:value-type="float" office:value="3.87367868158247" calcext:value-type="float">
            <text:p><text:s text:c="3"/>3,9 </text:p>
          </table:table-cell>
          <table:table-cell table:style-name="ce22" office:value-type="float" office:value="22.8632767668509" calcext:value-type="float">
            <text:p><text:s text:c="3"/>22,9 </text:p>
          </table:table-cell>
          <table:table-cell table:style-name="ce22" office:value-type="float" office:value="3.02146044268063" calcext:value-type="float">
            <text:p><text:s text:c="3"/>3,0 </text:p>
          </table:table-cell>
          <table:table-cell table:style-name="ce22" office:value-type="float" office:value="13.9047931248556" calcext:value-type="float">
            <text:p><text:s text:c="3"/>13,9 </text:p>
          </table:table-cell>
          <table:table-cell table:style-name="ce22" office:value-type="float" office:value="2.61350410491836" calcext:value-type="float">
            <text:p><text:s text:c="3"/>2,6 </text:p>
          </table:table-cell>
          <table:table-cell table:style-name="ce22" office:value-type="float" office:value="14.8347114003728" calcext:value-type="float">
            <text:p><text:s text:c="3"/>14,8 </text:p>
          </table:table-cell>
          <table:table-cell table:style-name="ce22" office:value-type="float" office:value="2.89486676830425" calcext:value-type="float">
            <text:p><text:s text:c="3"/>2,9 </text:p>
          </table:table-cell>
          <table:table-cell table:style-name="ce25" office:value-type="float" office:value="7.56808781860426" calcext:value-type="float">
            <text:p><text:s text:c="3"/>7,6 </text:p>
          </table:table-cell>
          <table:table-cell table:style-name="ce25" office:value-type="float" office:value="1.74729221202725" calcext:value-type="float">
            <text:p><text:s text:c="3"/>1,7 </text:p>
          </table:table-cell>
          <table:table-cell table:style-name="ce25" office:value-type="float" office:value="6.35176502062361" calcext:value-type="float">
            <text:p><text:s text:c="3"/>6,4 </text:p>
          </table:table-cell>
          <table:table-cell table:style-name="ce25" office:value-type="float" office:value="4.28508273263918" calcext:value-type="float">
            <text:p><text:s text:c="3"/>4,3 </text:p>
          </table:table-cell>
          <table:table-cell table:style-name="ce25" office:value-type="float" office:value="14.2740740785536" calcext:value-type="float">
            <text:p><text:s text:c="3"/>14,3 </text:p>
          </table:table-cell>
          <table:table-cell table:style-name="ce25" office:value-type="float" office:value="8.36088587993945" calcext:value-type="float">
            <text:p><text:s text:c="3"/>8,4 </text:p>
          </table:table-cell>
          <table:table-cell table:style-name="ce25" office:value-type="float" office:value="11.8551596475492" calcext:value-type="float">
            <text:p><text:s text:c="3"/>11,9 </text:p>
          </table:table-cell>
          <table:table-cell table:style-name="ce25" office:value-type="float" office:value="4.52078229594046" calcext:value-type="float">
            <text:p><text:s text:c="3"/>4,5 </text:p>
          </table:table-cell>
          <table:table-cell table:style-name="ce25" office:value-type="float" office:value="9.25915341428901" calcext:value-type="float">
            <text:p><text:s text:c="3"/>9,3 </text:p>
          </table:table-cell>
          <table:table-cell table:style-name="ce25" office:value-type="float" office:value="4.27941500015273" calcext:value-type="float">
            <text:p><text:s text:c="3"/>4,3 </text:p>
          </table:table-cell>
          <table:table-cell table:style-name="ce25" office:value-type="float" office:value="8.04677523450366" calcext:value-type="float">
            <text:p><text:s text:c="3"/>8,0 </text:p>
          </table:table-cell>
          <table:table-cell table:style-name="ce25" office:value-type="float" office:value="3.07392492981729" calcext:value-type="float">
            <text:p><text:s text:c="3"/>3,1 </text:p>
          </table:table-cell>
          <table:table-cell table:style-name="ce25" office:value-type="float" office:value="8.55666613088208" calcext:value-type="float">
            <text:p><text:s text:c="3"/>8,6 </text:p>
          </table:table-cell>
          <table:table-cell table:style-name="ce25" office:value-type="float" office:value="4.54388589736649" calcext:value-type="float">
            <text:p><text:s text:c="3"/>4,5 </text:p>
          </table:table-cell>
          <table:table-cell table:number-columns-repeated="991"/>
        </table:table-row>
        <table:table-row table:style-name="ro1">
          <table:table-cell table:style-name="ce4" office:value-type="string" calcext:value-type="string">
            <text:p>Sul</text:p>
          </table:table-cell>
          <table:table-cell table:style-name="ce21" office:value-type="float" office:value="3.10055370936695" calcext:value-type="float">
            <text:p><text:s text:c="3"/>3,1 </text:p>
          </table:table-cell>
          <table:table-cell table:style-name="ce21" office:value-type="float" office:value="0.294677911475538" calcext:value-type="float">
            <text:p><text:s text:c="3"/>0,3 </text:p>
          </table:table-cell>
          <table:table-cell table:style-name="ce21" office:value-type="float" office:value="4.18780283410411" calcext:value-type="float">
            <text:p><text:s text:c="3"/>4,2 </text:p>
          </table:table-cell>
          <table:table-cell table:style-name="ce21" office:value-type="float" office:value="0.632220891951481" calcext:value-type="float">
            <text:p><text:s text:c="3"/>0,6 </text:p>
          </table:table-cell>
          <table:table-cell table:style-name="ce21" office:value-type="float" office:value="3.55086080832224" calcext:value-type="float">
            <text:p><text:s text:c="3"/>3,6 </text:p>
          </table:table-cell>
          <table:table-cell table:style-name="ce21" office:value-type="float" office:value="0.597232599341845" calcext:value-type="float">
            <text:p><text:s text:c="3"/>0,6 </text:p>
          </table:table-cell>
          <table:table-cell table:style-name="ce21" office:value-type="float" office:value="3.35417955798702" calcext:value-type="float">
            <text:p><text:s text:c="3"/>3,4 </text:p>
          </table:table-cell>
          <table:table-cell table:style-name="ce21" office:value-type="float" office:value="0.957067379795961" calcext:value-type="float">
            <text:p><text:s text:c="3"/>1,0 </text:p>
          </table:table-cell>
          <table:table-cell table:style-name="ce21" office:value-type="float" office:value="6.46805415632036" calcext:value-type="float">
            <text:p><text:s text:c="3"/>6,5 </text:p>
          </table:table-cell>
          <table:table-cell table:style-name="ce21" office:value-type="float" office:value="2.58524344493266" calcext:value-type="float">
            <text:p><text:s text:c="3"/>2,6 </text:p>
          </table:table-cell>
          <table:table-cell table:style-name="ce21" office:value-type="float" office:value="18.9856562495678" calcext:value-type="float">
            <text:p><text:s text:c="3"/>19,0 </text:p>
          </table:table-cell>
          <table:table-cell table:style-name="ce21" office:value-type="float" office:value="2.43527392437172" calcext:value-type="float">
            <text:p><text:s text:c="3"/>2,4 </text:p>
          </table:table-cell>
          <table:table-cell table:style-name="ce21" office:value-type="float" office:value="14.7082976204418" calcext:value-type="float">
            <text:p><text:s text:c="3"/>14,7 </text:p>
          </table:table-cell>
          <table:table-cell table:style-name="ce21" office:value-type="float" office:value="2.29301540810153" calcext:value-type="float">
            <text:p><text:s text:c="3"/>2,3 </text:p>
          </table:table-cell>
          <table:table-cell table:style-name="ce21" office:value-type="float" office:value="13.8989061955116" calcext:value-type="float">
            <text:p><text:s text:c="3"/>13,9 </text:p>
          </table:table-cell>
          <table:table-cell table:style-name="ce21" office:value-type="float" office:value="1.86327397209248" calcext:value-type="float">
            <text:p><text:s text:c="3"/>1,9 </text:p>
          </table:table-cell>
          <table:table-cell table:style-name="ce21" office:value-type="float" office:value="12.2992787416118" calcext:value-type="float">
            <text:p><text:s text:c="3"/>12,3 </text:p>
          </table:table-cell>
          <table:table-cell table:style-name="ce21" office:value-type="float" office:value="1.88248936047341" calcext:value-type="float">
            <text:p><text:s text:c="3"/>1,9 </text:p>
          </table:table-cell>
          <table:table-cell table:style-name="ce24" office:value-type="float" office:value="5.02193093337065" calcext:value-type="float">
            <text:p><text:s text:c="3"/>5,0 </text:p>
          </table:table-cell>
          <table:table-cell table:style-name="ce24" office:value-type="float" office:value="1.38444520757788" calcext:value-type="float">
            <text:p><text:s text:c="3"/>1,4 </text:p>
          </table:table-cell>
          <table:table-cell table:style-name="ce24" office:value-type="float" office:value="3.94862436141081" calcext:value-type="float">
            <text:p><text:s text:c="3"/>3,9 </text:p>
          </table:table-cell>
          <table:table-cell table:style-name="ce24" office:value-type="float" office:value="2.53494368478787" calcext:value-type="float">
            <text:p><text:s text:c="3"/>2,5 </text:p>
          </table:table-cell>
          <table:table-cell table:style-name="ce24" office:value-type="float" office:value="11.1819304850345" calcext:value-type="float">
            <text:p><text:s text:c="3"/>11,2 </text:p>
          </table:table-cell>
          <table:table-cell table:style-name="ce24" office:value-type="float" office:value="5.91384364813396" calcext:value-type="float">
            <text:p><text:s text:c="3"/>5,9 </text:p>
          </table:table-cell>
          <table:table-cell table:style-name="ce24" office:value-type="float" office:value="9.08705727908156" calcext:value-type="float">
            <text:p><text:s text:c="3"/>9,1 </text:p>
          </table:table-cell>
          <table:table-cell table:style-name="ce24" office:value-type="float" office:value="3.76624876594174" calcext:value-type="float">
            <text:p><text:s text:c="3"/>3,8 </text:p>
          </table:table-cell>
          <table:table-cell table:style-name="ce24" office:value-type="float" office:value="5.74813125601618" calcext:value-type="float">
            <text:p><text:s text:c="3"/>5,7 </text:p>
          </table:table-cell>
          <table:table-cell table:style-name="ce24" office:value-type="float" office:value="2.67720949858618" calcext:value-type="float">
            <text:p><text:s text:c="3"/>2,7 </text:p>
          </table:table-cell>
          <table:table-cell table:style-name="ce24" office:value-type="float" office:value="5.30106859464151" calcext:value-type="float">
            <text:p><text:s text:c="3"/>5,3 </text:p>
          </table:table-cell>
          <table:table-cell table:style-name="ce24" office:value-type="float" office:value="2.38495490883352" calcext:value-type="float">
            <text:p><text:s text:c="3"/>2,4 </text:p>
          </table:table-cell>
          <table:table-cell table:style-name="ce24" office:value-type="float" office:value="6.22121364276393" calcext:value-type="float">
            <text:p><text:s text:c="3"/>6,2 </text:p>
          </table:table-cell>
          <table:table-cell table:style-name="ce24" office:value-type="float" office:value="2.79341326686343" calcext:value-type="float">
            <text:p><text:s text:c="3"/>2,8 </text:p>
          </table:table-cell>
          <table:table-cell table:style-name="ce18" table:number-columns-repeated="991"/>
        </table:table-row>
        <table:table-row table:style-name="ro1">
          <table:table-cell office:value-type="string" calcext:value-type="string">
            <text:p>Paraná</text:p>
          </table:table-cell>
          <table:table-cell table:style-name="ce22" office:value-type="float" office:value="5.60474560630036" calcext:value-type="float">
            <text:p><text:s text:c="3"/>5,6 </text:p>
          </table:table-cell>
          <table:table-cell table:style-name="ce22" office:value-type="float" office:value="0.555050204984987" calcext:value-type="float">
            <text:p><text:s text:c="3"/>0,6 </text:p>
          </table:table-cell>
          <table:table-cell table:style-name="ce22" office:value-type="float" office:value="7.22991461481266" calcext:value-type="float">
            <text:p><text:s text:c="3"/>7,2 </text:p>
          </table:table-cell>
          <table:table-cell table:style-name="ce22" office:value-type="float" office:value="1.15579432066405" calcext:value-type="float">
            <text:p><text:s text:c="3"/>1,2 </text:p>
          </table:table-cell>
          <table:table-cell table:style-name="ce22" office:value-type="float" office:value="6.51282120385086" calcext:value-type="float">
            <text:p><text:s text:c="3"/>6,5 </text:p>
          </table:table-cell>
          <table:table-cell table:style-name="ce22" office:value-type="float" office:value="1.09257662008808" calcext:value-type="float">
            <text:p><text:s text:c="3"/>1,1 </text:p>
          </table:table-cell>
          <table:table-cell table:style-name="ce22" office:value-type="float" office:value="6.12120695909636" calcext:value-type="float">
            <text:p><text:s text:c="3"/>6,1 </text:p>
          </table:table-cell>
          <table:table-cell table:style-name="ce22" office:value-type="float" office:value="1.90545859892536" calcext:value-type="float">
            <text:p><text:s text:c="3"/>1,9 </text:p>
          </table:table-cell>
          <table:table-cell table:style-name="ce22" office:value-type="float" office:value="9.04530882226966" calcext:value-type="float">
            <text:p><text:s text:c="3"/>9,0 </text:p>
          </table:table-cell>
          <table:table-cell table:style-name="ce22" office:value-type="float" office:value="3.69409018007043" calcext:value-type="float">
            <text:p><text:s text:c="3"/>3,7 </text:p>
          </table:table-cell>
          <table:table-cell table:style-name="ce22" office:value-type="float" office:value="27.1355688291451" calcext:value-type="float">
            <text:p><text:s text:c="3"/>27,1 </text:p>
          </table:table-cell>
          <table:table-cell table:style-name="ce22" office:value-type="float" office:value="3.60146544837074" calcext:value-type="float">
            <text:p><text:s text:c="3"/>3,6 </text:p>
          </table:table-cell>
          <table:table-cell table:style-name="ce22" office:value-type="float" office:value="26.3111691756246" calcext:value-type="float">
            <text:p><text:s text:c="3"/>26,3 </text:p>
          </table:table-cell>
          <table:table-cell table:style-name="ce22" office:value-type="float" office:value="4.00695209609829" calcext:value-type="float">
            <text:p><text:s text:c="3"/>4,0 </text:p>
          </table:table-cell>
          <table:table-cell table:style-name="ce22" office:value-type="float" office:value="28.293210839458" calcext:value-type="float">
            <text:p><text:s text:c="3"/>28,3 </text:p>
          </table:table-cell>
          <table:table-cell table:style-name="ce22" office:value-type="float" office:value="3.24451496141586" calcext:value-type="float">
            <text:p><text:s text:c="3"/>3,2 </text:p>
          </table:table-cell>
          <table:table-cell table:style-name="ce22" office:value-type="float" office:value="17.3307256185035" calcext:value-type="float">
            <text:p><text:s text:c="3"/>17,3 </text:p>
          </table:table-cell>
          <table:table-cell table:style-name="ce22" office:value-type="float" office:value="3.12837590937635" calcext:value-type="float">
            <text:p><text:s text:c="3"/>3,1 </text:p>
          </table:table-cell>
          <table:table-cell table:style-name="ce25" office:value-type="float" office:value="8.76970342578455" calcext:value-type="float">
            <text:p><text:s text:c="3"/>8,8 </text:p>
          </table:table-cell>
          <table:table-cell table:style-name="ce25" office:value-type="float" office:value="2.41682777072784" calcext:value-type="float">
            <text:p><text:s text:c="3"/>2,4 </text:p>
          </table:table-cell>
          <table:table-cell table:style-name="ce25" office:value-type="float" office:value="7.07098953464644" calcext:value-type="float">
            <text:p><text:s text:c="3"/>7,1 </text:p>
          </table:table-cell>
          <table:table-cell table:style-name="ce25" office:value-type="float" office:value="4.40644936396339" calcext:value-type="float">
            <text:p><text:s text:c="3"/>4,4 </text:p>
          </table:table-cell>
          <table:table-cell table:style-name="ce25" office:value-type="float" office:value="15.2750664575382" calcext:value-type="float">
            <text:p><text:s text:c="3"/>15,3 </text:p>
          </table:table-cell>
          <table:table-cell table:style-name="ce25" office:value-type="float" office:value="8.71642118725919" calcext:value-type="float">
            <text:p><text:s text:c="3"/>8,7 </text:p>
          </table:table-cell>
          <table:table-cell table:style-name="ce25" office:value-type="float" office:value="15.051155470208" calcext:value-type="float">
            <text:p><text:s text:c="3"/>15,1 </text:p>
          </table:table-cell>
          <table:table-cell table:style-name="ce25" office:value-type="float" office:value="5.74142977949829" calcext:value-type="float">
            <text:p><text:s text:c="3"/>5,7 </text:p>
          </table:table-cell>
          <table:table-cell table:style-name="ce25" office:value-type="float" office:value="10.2147525285474" calcext:value-type="float">
            <text:p><text:s text:c="3"/>10,2 </text:p>
          </table:table-cell>
          <table:table-cell table:style-name="ce25" office:value-type="float" office:value="4.48177530388249" calcext:value-type="float">
            <text:p><text:s text:c="3"/>4,5 </text:p>
          </table:table-cell>
          <table:table-cell table:style-name="ce25" office:value-type="float" office:value="9.11301971852613" calcext:value-type="float">
            <text:p><text:s text:c="3"/>9,1 </text:p>
          </table:table-cell>
          <table:table-cell table:style-name="ce25" office:value-type="float" office:value="4.28625182411481" calcext:value-type="float">
            <text:p><text:s text:c="3"/>4,3 </text:p>
          </table:table-cell>
          <table:table-cell table:style-name="ce25" office:value-type="float" office:value="11.2403091148739" calcext:value-type="float">
            <text:p><text:s text:c="3"/>11,2 </text:p>
          </table:table-cell>
          <table:table-cell table:style-name="ce25" office:value-type="float" office:value="5.41472896310412" calcext:value-type="float">
            <text:p><text:s text:c="3"/>5,4 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Santa Catarina</text:p>
          </table:table-cell>
          <table:table-cell table:style-name="ce22" office:value-type="float" office:value="5.14614243955645" calcext:value-type="float">
            <text:p><text:s text:c="3"/>5,1 </text:p>
          </table:table-cell>
          <table:table-cell table:style-name="ce22" office:value-type="float" office:value="0.44543822166308" calcext:value-type="float">
            <text:p><text:s text:c="3"/>0,4 </text:p>
          </table:table-cell>
          <table:table-cell table:style-name="ce22" office:value-type="float" office:value="7.06463594295009" calcext:value-type="float">
            <text:p><text:s text:c="3"/>7,1 </text:p>
          </table:table-cell>
          <table:table-cell table:style-name="ce22" office:value-type="float" office:value="0.975294037751873" calcext:value-type="float">
            <text:p><text:s text:c="3"/>1,0 </text:p>
          </table:table-cell>
          <table:table-cell table:style-name="ce22" office:value-type="float" office:value="5.2293489837926" calcext:value-type="float">
            <text:p><text:s text:c="3"/>5,2 </text:p>
          </table:table-cell>
          <table:table-cell table:style-name="ce22" office:value-type="float" office:value="0.926717196912862" calcext:value-type="float">
            <text:p><text:s text:c="3"/>0,9 </text:p>
          </table:table-cell>
          <table:table-cell table:style-name="ce22" office:value-type="float" office:value="5.35140757209769" calcext:value-type="float">
            <text:p><text:s text:c="3"/>5,4 </text:p>
          </table:table-cell>
          <table:table-cell table:style-name="ce22" office:value-type="float" office:value="1.27995287442077" calcext:value-type="float">
            <text:p><text:s text:c="3"/>1,3 </text:p>
          </table:table-cell>
          <table:table-cell table:style-name="ce22" office:value-type="float" office:value="11.261541047396" calcext:value-type="float">
            <text:p><text:s text:c="3"/>11,3 </text:p>
          </table:table-cell>
          <table:table-cell table:style-name="ce22" office:value-type="float" office:value="4.4488212031209" calcext:value-type="float">
            <text:p><text:s text:c="3"/>4,4 </text:p>
          </table:table-cell>
          <table:table-cell table:style-name="ce22" office:value-type="float" office:value="26.0540620746901" calcext:value-type="float">
            <text:p><text:s text:c="3"/>26,1 </text:p>
          </table:table-cell>
          <table:table-cell table:style-name="ce22" office:value-type="float" office:value="4.24328120671982" calcext:value-type="float">
            <text:p><text:s text:c="3"/>4,2 </text:p>
          </table:table-cell>
          <table:table-cell table:style-name="ce22" office:value-type="float" office:value="26.427645617444" calcext:value-type="float">
            <text:p><text:s text:c="3"/>26,4 </text:p>
          </table:table-cell>
          <table:table-cell table:style-name="ce22" office:value-type="float" office:value="3.64077034795144" calcext:value-type="float">
            <text:p><text:s text:c="3"/>3,6 </text:p>
          </table:table-cell>
          <table:table-cell table:style-name="ce22" office:value-type="float" office:value="16.9588646806986" calcext:value-type="float">
            <text:p><text:s text:c="3"/>17,0 </text:p>
          </table:table-cell>
          <table:table-cell table:style-name="ce22" office:value-type="float" office:value="2.84326815786516" calcext:value-type="float">
            <text:p><text:s text:c="3"/>2,8 </text:p>
          </table:table-cell>
          <table:table-cell table:style-name="ce22" office:value-type="float" office:value="19.4176484429124" calcext:value-type="float">
            <text:p><text:s text:c="3"/>19,4 </text:p>
          </table:table-cell>
          <table:table-cell table:style-name="ce22" office:value-type="float" office:value="2.82712488589581" calcext:value-type="float">
            <text:p><text:s text:c="3"/>2,8 </text:p>
          </table:table-cell>
          <table:table-cell table:style-name="ce25" office:value-type="float" office:value="8.63153405720026" calcext:value-type="float">
            <text:p><text:s text:c="3"/>8,6 </text:p>
          </table:table-cell>
          <table:table-cell table:style-name="ce25" office:value-type="float" office:value="2.17536708618267" calcext:value-type="float">
            <text:p><text:s text:c="3"/>2,2 </text:p>
          </table:table-cell>
          <table:table-cell table:style-name="ce25" office:value-type="float" office:value="6.58164817114559" calcext:value-type="float">
            <text:p><text:s text:c="3"/>6,6 </text:p>
          </table:table-cell>
          <table:table-cell table:style-name="ce25" office:value-type="float" office:value="4.0593485842107" calcext:value-type="float">
            <text:p><text:s text:c="3"/>4,1 </text:p>
          </table:table-cell>
          <table:table-cell table:style-name="ce25" office:value-type="float" office:value="22.4311232356547" calcext:value-type="float">
            <text:p><text:s text:c="3"/>22,4 </text:p>
          </table:table-cell>
          <table:table-cell table:style-name="ce25" office:value-type="float" office:value="10.7007252584372" calcext:value-type="float">
            <text:p><text:s text:c="3"/>10,7 </text:p>
          </table:table-cell>
          <table:table-cell table:style-name="ce25" office:value-type="float" office:value="17.5663931631308" calcext:value-type="float">
            <text:p><text:s text:c="3"/>17,6 </text:p>
          </table:table-cell>
          <table:table-cell table:style-name="ce25" office:value-type="float" office:value="7.63374916723441" calcext:value-type="float">
            <text:p><text:s text:c="3"/>7,6 </text:p>
          </table:table-cell>
          <table:table-cell table:style-name="ce25" office:value-type="float" office:value="8.55138398742042" calcext:value-type="float">
            <text:p><text:s text:c="3"/>8,6 </text:p>
          </table:table-cell>
          <table:table-cell table:style-name="ce25" office:value-type="float" office:value="4.05683794638161" calcext:value-type="float">
            <text:p><text:s text:c="3"/>4,1 </text:p>
          </table:table-cell>
          <table:table-cell table:style-name="ce25" office:value-type="float" office:value="9.11328915822816" calcext:value-type="float">
            <text:p><text:s text:c="3"/>9,1 </text:p>
          </table:table-cell>
          <table:table-cell table:style-name="ce25" office:value-type="float" office:value="3.54435838138086" calcext:value-type="float">
            <text:p><text:s text:c="3"/>3,5 </text:p>
          </table:table-cell>
          <table:table-cell table:style-name="ce25" office:value-type="float" office:value="9.02841707072531" calcext:value-type="float">
            <text:p><text:s text:c="3"/>9,0 </text:p>
          </table:table-cell>
          <table:table-cell table:style-name="ce25" office:value-type="float" office:value="4.13138158512722" calcext:value-type="float">
            <text:p><text:s text:c="3"/>4,1 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Rio Grande do Sul</text:p>
          </table:table-cell>
          <table:table-cell table:style-name="ce22" office:value-type="float" office:value="4.90651996904485" calcext:value-type="float">
            <text:p><text:s text:c="3"/>4,9 </text:p>
          </table:table-cell>
          <table:table-cell table:style-name="ce22" office:value-type="float" office:value="0.46258619012611" calcext:value-type="float">
            <text:p><text:s text:c="3"/>0,5 </text:p>
          </table:table-cell>
          <table:table-cell table:style-name="ce22" office:value-type="float" office:value="6.94015132182207" calcext:value-type="float">
            <text:p><text:s text:c="3"/>6,9 </text:p>
          </table:table-cell>
          <table:table-cell table:style-name="ce22" office:value-type="float" office:value="1.03101444164959" calcext:value-type="float">
            <text:p><text:s text:c="3"/>1,0 </text:p>
          </table:table-cell>
          <table:table-cell table:style-name="ce22" office:value-type="float" office:value="5.7161981314158" calcext:value-type="float">
            <text:p><text:s text:c="3"/>5,7 </text:p>
          </table:table-cell>
          <table:table-cell table:style-name="ce22" office:value-type="float" office:value="0.962273345549913" calcext:value-type="float">
            <text:p><text:s text:c="3"/>1,0 </text:p>
          </table:table-cell>
          <table:table-cell table:style-name="ce22" office:value-type="float" office:value="5.53509634889068" calcext:value-type="float">
            <text:p><text:s text:c="3"/>5,5 </text:p>
          </table:table-cell>
          <table:table-cell table:style-name="ce22" office:value-type="float" office:value="1.56034119074087" calcext:value-type="float">
            <text:p><text:s text:c="3"/>1,6 </text:p>
          </table:table-cell>
          <table:table-cell table:style-name="ce22" office:value-type="float" office:value="12.3195483765178" calcext:value-type="float">
            <text:p><text:s text:c="3"/>12,3 </text:p>
          </table:table-cell>
          <table:table-cell table:style-name="ce22" office:value-type="float" office:value="5.06998063849898" calcext:value-type="float">
            <text:p><text:s text:c="3"/>5,1 </text:p>
          </table:table-cell>
          <table:table-cell table:style-name="ce22" office:value-type="float" office:value="39.2064952983878" calcext:value-type="float">
            <text:p><text:s text:c="3"/>39,2 </text:p>
          </table:table-cell>
          <table:table-cell table:style-name="ce22" office:value-type="float" office:value="4.65690679325015" calcext:value-type="float">
            <text:p><text:s text:c="3"/>4,7 </text:p>
          </table:table-cell>
          <table:table-cell table:style-name="ce22" office:value-type="float" office:value="22.6589696903479" calcext:value-type="float">
            <text:p><text:s text:c="3"/>22,7 </text:p>
          </table:table-cell>
          <table:table-cell table:style-name="ce22" office:value-type="float" office:value="3.79865625986988" calcext:value-type="float">
            <text:p><text:s text:c="3"/>3,8 </text:p>
          </table:table-cell>
          <table:table-cell table:style-name="ce22" office:value-type="float" office:value="18.3775130968846" calcext:value-type="float">
            <text:p><text:s text:c="3"/>18,4 </text:p>
          </table:table-cell>
          <table:table-cell table:style-name="ce22" office:value-type="float" office:value="3.19355808296108" calcext:value-type="float">
            <text:p><text:s text:c="3"/>3,2 </text:p>
          </table:table-cell>
          <table:table-cell table:style-name="ce22" office:value-type="float" office:value="22.2983711825929" calcext:value-type="float">
            <text:p><text:s text:c="3"/>22,3 </text:p>
          </table:table-cell>
          <table:table-cell table:style-name="ce22" office:value-type="float" office:value="3.42754952072762" calcext:value-type="float">
            <text:p><text:s text:c="3"/>3,4 </text:p>
          </table:table-cell>
          <table:table-cell table:style-name="ce25" office:value-type="float" office:value="8.00683274581924" calcext:value-type="float">
            <text:p><text:s text:c="3"/>8,0 </text:p>
          </table:table-cell>
          <table:table-cell table:style-name="ce25" office:value-type="float" office:value="2.35996263193439" calcext:value-type="float">
            <text:p><text:s text:c="3"/>2,4 </text:p>
          </table:table-cell>
          <table:table-cell table:style-name="ce25" office:value-type="float" office:value="6.34051875567809" calcext:value-type="float">
            <text:p><text:s text:c="3"/>6,3 </text:p>
          </table:table-cell>
          <table:table-cell table:style-name="ce25" office:value-type="float" office:value="4.30074521853753" calcext:value-type="float">
            <text:p><text:s text:c="3"/>4,3 </text:p>
          </table:table-cell>
          <table:table-cell table:style-name="ce25" office:value-type="float" office:value="22.6682422253726" calcext:value-type="float">
            <text:p><text:s text:c="3"/>22,7 </text:p>
          </table:table-cell>
          <table:table-cell table:style-name="ce25" office:value-type="float" office:value="10.3312433825444" calcext:value-type="float">
            <text:p><text:s text:c="3"/>10,3 </text:p>
          </table:table-cell>
          <table:table-cell table:style-name="ce25" office:value-type="float" office:value="13.1234816616867" calcext:value-type="float">
            <text:p><text:s text:c="3"/>13,1 </text:p>
          </table:table-cell>
          <table:table-cell table:style-name="ce25" office:value-type="float" office:value="6.30771316424877" calcext:value-type="float">
            <text:p><text:s text:c="3"/>6,3 </text:p>
          </table:table-cell>
          <table:table-cell table:style-name="ce25" office:value-type="float" office:value="9.49463593122047" calcext:value-type="float">
            <text:p><text:s text:c="3"/>9,5 </text:p>
          </table:table-cell>
          <table:table-cell table:style-name="ce25" office:value-type="float" office:value="4.95399008356376" calcext:value-type="float">
            <text:p><text:s text:c="3"/>5,0 </text:p>
          </table:table-cell>
          <table:table-cell table:style-name="ce25" office:value-type="float" office:value="8.96581025591261" calcext:value-type="float">
            <text:p><text:s text:c="3"/>9,0 </text:p>
          </table:table-cell>
          <table:table-cell table:style-name="ce25" office:value-type="float" office:value="4.22638138014619" calcext:value-type="float">
            <text:p><text:s text:c="3"/>4,2 </text:p>
          </table:table-cell>
          <table:table-cell table:style-name="ce25" office:value-type="float" office:value="10.449012769675" calcext:value-type="float">
            <text:p><text:s text:c="3"/>10,4 </text:p>
          </table:table-cell>
          <table:table-cell table:style-name="ce25" office:value-type="float" office:value="4.50804250900788" calcext:value-type="float">
            <text:p><text:s text:c="3"/>4,5 </text:p>
          </table:table-cell>
          <table:table-cell table:number-columns-repeated="991"/>
        </table:table-row>
        <table:table-row table:style-name="ro1">
          <table:table-cell table:style-name="ce4" office:value-type="string" calcext:value-type="string">
            <text:p>Centro-Oeste</text:p>
          </table:table-cell>
          <table:table-cell table:style-name="ce21" office:value-type="float" office:value="3.81079221346658" calcext:value-type="float">
            <text:p><text:s text:c="3"/>3,8 </text:p>
          </table:table-cell>
          <table:table-cell table:style-name="ce21" office:value-type="float" office:value="0.322015467582078" calcext:value-type="float">
            <text:p><text:s text:c="3"/>0,3 </text:p>
          </table:table-cell>
          <table:table-cell table:style-name="ce21" office:value-type="float" office:value="5.34155264625978" calcext:value-type="float">
            <text:p><text:s text:c="3"/>5,3 </text:p>
          </table:table-cell>
          <table:table-cell table:style-name="ce21" office:value-type="float" office:value="0.687033077896767" calcext:value-type="float">
            <text:p><text:s text:c="3"/>0,7 </text:p>
          </table:table-cell>
          <table:table-cell table:style-name="ce21" office:value-type="float" office:value="4.0481170436165" calcext:value-type="float">
            <text:p><text:s text:c="3"/>4,0 </text:p>
          </table:table-cell>
          <table:table-cell table:style-name="ce21" office:value-type="float" office:value="0.674131052119929" calcext:value-type="float">
            <text:p><text:s text:c="3"/>0,7 </text:p>
          </table:table-cell>
          <table:table-cell table:style-name="ce21" office:value-type="float" office:value="6.20383859596943" calcext:value-type="float">
            <text:p><text:s text:c="3"/>6,2 </text:p>
          </table:table-cell>
          <table:table-cell table:style-name="ce21" office:value-type="float" office:value="1.81367649912525" calcext:value-type="float">
            <text:p><text:s text:c="3"/>1,8 </text:p>
          </table:table-cell>
          <table:table-cell table:style-name="ce21" office:value-type="float" office:value="4.16845036233812" calcext:value-type="float">
            <text:p><text:s text:c="3"/>4,2 </text:p>
          </table:table-cell>
          <table:table-cell table:style-name="ce21" office:value-type="float" office:value="1.05186938842357" calcext:value-type="float">
            <text:p><text:s text:c="3"/>1,1 </text:p>
          </table:table-cell>
          <table:table-cell table:style-name="ce21" office:value-type="float" office:value="19.2022542672444" calcext:value-type="float">
            <text:p><text:s text:c="3"/>19,2 </text:p>
          </table:table-cell>
          <table:table-cell table:style-name="ce21" office:value-type="float" office:value="2.63858395872622" calcext:value-type="float">
            <text:p><text:s text:c="3"/>2,6 </text:p>
          </table:table-cell>
          <table:table-cell table:style-name="ce21" office:value-type="float" office:value="14.0977112338123" calcext:value-type="float">
            <text:p><text:s text:c="3"/>14,1 </text:p>
          </table:table-cell>
          <table:table-cell table:style-name="ce21" office:value-type="float" office:value="2.23887192514447" calcext:value-type="float">
            <text:p><text:s text:c="3"/>2,2 </text:p>
          </table:table-cell>
          <table:table-cell table:style-name="ce21" office:value-type="float" office:value="12.1319940545832" calcext:value-type="float">
            <text:p><text:s text:c="3"/>12,1 </text:p>
          </table:table-cell>
          <table:table-cell table:style-name="ce21" office:value-type="float" office:value="1.84673219801895" calcext:value-type="float">
            <text:p><text:s text:c="3"/>1,8 </text:p>
          </table:table-cell>
          <table:table-cell table:style-name="ce21" office:value-type="float" office:value="10.8046859956305" calcext:value-type="float">
            <text:p><text:s text:c="3"/>10,8 </text:p>
          </table:table-cell>
          <table:table-cell table:style-name="ce21" office:value-type="float" office:value="1.97991743206269" calcext:value-type="float">
            <text:p><text:s text:c="3"/>2,0 </text:p>
          </table:table-cell>
          <table:table-cell table:style-name="ce24" office:value-type="float" office:value="5.56507144466937" calcext:value-type="float">
            <text:p><text:s text:c="3"/>5,6 </text:p>
          </table:table-cell>
          <table:table-cell table:style-name="ce24" office:value-type="float" office:value="1.50593734772399" calcext:value-type="float">
            <text:p><text:s text:c="3"/>1,5 </text:p>
          </table:table-cell>
          <table:table-cell table:style-name="ce24" office:value-type="float" office:value="4.92726009809589" calcext:value-type="float">
            <text:p><text:s text:c="3"/>4,9 </text:p>
          </table:table-cell>
          <table:table-cell table:style-name="ce24" office:value-type="float" office:value="3.05784618361314" calcext:value-type="float">
            <text:p><text:s text:c="3"/>3,1 </text:p>
          </table:table-cell>
          <table:table-cell table:style-name="ce24" office:value-type="float" office:value="11.1171915743238" calcext:value-type="float">
            <text:p><text:s text:c="3"/>11,1 </text:p>
          </table:table-cell>
          <table:table-cell table:style-name="ce24" office:value-type="float" office:value="6.52343223940474" calcext:value-type="float">
            <text:p><text:s text:c="3"/>6,5 </text:p>
          </table:table-cell>
          <table:table-cell table:style-name="ce24" office:value-type="float" office:value="7.47678487236785" calcext:value-type="float">
            <text:p><text:s text:c="3"/>7,5 </text:p>
          </table:table-cell>
          <table:table-cell table:style-name="ce24" office:value-type="float" office:value="3.28502637697515" calcext:value-type="float">
            <text:p><text:s text:c="3"/>3,3 </text:p>
          </table:table-cell>
          <table:table-cell table:style-name="ce24" office:value-type="float" office:value="7.1767562911513" calcext:value-type="float">
            <text:p><text:s text:c="3"/>7,2 </text:p>
          </table:table-cell>
          <table:table-cell table:style-name="ce24" office:value-type="float" office:value="2.92319737192291" calcext:value-type="float">
            <text:p><text:s text:c="3"/>2,9 </text:p>
          </table:table-cell>
          <table:table-cell table:style-name="ce24" office:value-type="float" office:value="7.32381619908185" calcext:value-type="float">
            <text:p><text:s text:c="3"/>7,3 </text:p>
          </table:table-cell>
          <table:table-cell table:style-name="ce24" office:value-type="float" office:value="2.84305344453605" calcext:value-type="float">
            <text:p><text:s text:c="3"/>2,8 </text:p>
          </table:table-cell>
          <table:table-cell table:style-name="ce24" office:value-type="float" office:value="8.10371520176904" calcext:value-type="float">
            <text:p><text:s text:c="3"/>8,1 </text:p>
          </table:table-cell>
          <table:table-cell table:style-name="ce24" office:value-type="float" office:value="3.45863750708867" calcext:value-type="float">
            <text:p><text:s text:c="3"/>3,5 </text:p>
          </table:table-cell>
          <table:table-cell table:style-name="ce18" table:number-columns-repeated="991"/>
        </table:table-row>
        <table:table-row table:style-name="ro1">
          <table:table-cell office:value-type="string" calcext:value-type="string">
            <text:p>Mato Grosso do Sul</text:p>
          </table:table-cell>
          <table:table-cell table:style-name="ce22" office:value-type="float" office:value="5.97410996590662" calcext:value-type="float">
            <text:p><text:s text:c="3"/>6,0 </text:p>
          </table:table-cell>
          <table:table-cell table:style-name="ce22" office:value-type="float" office:value="0.500765311705316" calcext:value-type="float">
            <text:p><text:s text:c="3"/>0,5 </text:p>
          </table:table-cell>
          <table:table-cell table:style-name="ce22" office:value-type="float" office:value="8.22971487781809" calcext:value-type="float">
            <text:p><text:s text:c="3"/>8,2 </text:p>
          </table:table-cell>
          <table:table-cell table:style-name="ce22" office:value-type="float" office:value="1.15007003279607" calcext:value-type="float">
            <text:p><text:s text:c="3"/>1,2 </text:p>
          </table:table-cell>
          <table:table-cell table:style-name="ce22" office:value-type="float" office:value="6.78384811137328" calcext:value-type="float">
            <text:p><text:s text:c="3"/>6,8 </text:p>
          </table:table-cell>
          <table:table-cell table:style-name="ce22" office:value-type="float" office:value="1.10132613792472" calcext:value-type="float">
            <text:p><text:s text:c="3"/>1,1 </text:p>
          </table:table-cell>
          <table:table-cell table:style-name="ce22" office:value-type="float" office:value="8.43459715029304" calcext:value-type="float">
            <text:p><text:s text:c="3"/>8,4 </text:p>
          </table:table-cell>
          <table:table-cell table:style-name="ce22" office:value-type="float" office:value="2.76540117877255" calcext:value-type="float">
            <text:p><text:s text:c="3"/>2,8 </text:p>
          </table:table-cell>
          <table:table-cell table:style-name="ce22" office:value-type="float" office:value="7.58104250570501" calcext:value-type="float">
            <text:p><text:s text:c="3"/>7,6 </text:p>
          </table:table-cell>
          <table:table-cell table:style-name="ce22" office:value-type="float" office:value="2.32747125758797" calcext:value-type="float">
            <text:p><text:s text:c="3"/>2,3 </text:p>
          </table:table-cell>
          <table:table-cell table:style-name="ce22" office:value-type="float" office:value="32.9511833255551" calcext:value-type="float">
            <text:p><text:s text:c="3"/>33,0 </text:p>
          </table:table-cell>
          <table:table-cell table:style-name="ce22" office:value-type="float" office:value="4.09133408042786" calcext:value-type="float">
            <text:p><text:s text:c="3"/>4,1 </text:p>
          </table:table-cell>
          <table:table-cell table:style-name="ce22" office:value-type="float" office:value="23.4533204633315" calcext:value-type="float">
            <text:p><text:s text:c="3"/>23,5 </text:p>
          </table:table-cell>
          <table:table-cell table:style-name="ce22" office:value-type="float" office:value="3.6004048321556" calcext:value-type="float">
            <text:p><text:s text:c="3"/>3,6 </text:p>
          </table:table-cell>
          <table:table-cell table:style-name="ce22" office:value-type="float" office:value="20.7104753484774" calcext:value-type="float">
            <text:p><text:s text:c="3"/>20,7 </text:p>
          </table:table-cell>
          <table:table-cell table:style-name="ce22" office:value-type="float" office:value="2.87629375825807" calcext:value-type="float">
            <text:p><text:s text:c="3"/>2,9 </text:p>
          </table:table-cell>
          <table:table-cell table:style-name="ce22" office:value-type="float" office:value="18.0747208324451" calcext:value-type="float">
            <text:p><text:s text:c="3"/>18,1 </text:p>
          </table:table-cell>
          <table:table-cell table:style-name="ce22" office:value-type="float" office:value="3.54766287710968" calcext:value-type="float">
            <text:p><text:s text:c="3"/>3,5 </text:p>
          </table:table-cell>
          <table:table-cell table:style-name="ce25" office:value-type="float" office:value="9.11776988002351" calcext:value-type="float">
            <text:p><text:s text:c="3"/>9,1 </text:p>
          </table:table-cell>
          <table:table-cell table:style-name="ce25" office:value-type="float" office:value="2.96694669321809" calcext:value-type="float">
            <text:p><text:s text:c="3"/>3,0 </text:p>
          </table:table-cell>
          <table:table-cell table:style-name="ce25" office:value-type="float" office:value="8.18253005314287" calcext:value-type="float">
            <text:p><text:s text:c="3"/>8,2 </text:p>
          </table:table-cell>
          <table:table-cell table:style-name="ce25" office:value-type="float" office:value="5.71785026724815" calcext:value-type="float">
            <text:p><text:s text:c="3"/>5,7 </text:p>
          </table:table-cell>
          <table:table-cell table:style-name="ce25" office:value-type="float" office:value="17.5093482743117" calcext:value-type="float">
            <text:p><text:s text:c="3"/>17,5 </text:p>
          </table:table-cell>
          <table:table-cell table:style-name="ce25" office:value-type="float" office:value="11.0653933918099" calcext:value-type="float">
            <text:p><text:s text:c="3"/>11,1 </text:p>
          </table:table-cell>
          <table:table-cell table:style-name="ce25" office:value-type="float" office:value="11.5021471941453" calcext:value-type="float">
            <text:p><text:s text:c="3"/>11,5 </text:p>
          </table:table-cell>
          <table:table-cell table:style-name="ce25" office:value-type="float" office:value="5.72772118482479" calcext:value-type="float">
            <text:p><text:s text:c="3"/>5,7 </text:p>
          </table:table-cell>
          <table:table-cell table:style-name="ce25" office:value-type="float" office:value="10.0265582666281" calcext:value-type="float">
            <text:p><text:s text:c="3"/>10,0 </text:p>
          </table:table-cell>
          <table:table-cell table:style-name="ce25" office:value-type="float" office:value="4.84218380103971" calcext:value-type="float">
            <text:p><text:s text:c="3"/>4,8 </text:p>
          </table:table-cell>
          <table:table-cell table:style-name="ce25" office:value-type="float" office:value="12.2241447873247" calcext:value-type="float">
            <text:p><text:s text:c="3"/>12,2 </text:p>
          </table:table-cell>
          <table:table-cell table:style-name="ce25" office:value-type="float" office:value="4.89237530663998" calcext:value-type="float">
            <text:p><text:s text:c="3"/>4,9 </text:p>
          </table:table-cell>
          <table:table-cell table:style-name="ce25" office:value-type="float" office:value="12.4092071396423" calcext:value-type="float">
            <text:p><text:s text:c="3"/>12,4 </text:p>
          </table:table-cell>
          <table:table-cell table:style-name="ce25" office:value-type="float" office:value="5.51834846238298" calcext:value-type="float">
            <text:p><text:s text:c="3"/>5,5 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ato Grosso</text:p>
          </table:table-cell>
          <table:table-cell table:style-name="ce22" office:value-type="float" office:value="10.1258755811053" calcext:value-type="float">
            <text:p><text:s text:c="3"/>10,1 </text:p>
          </table:table-cell>
          <table:table-cell table:style-name="ce22" office:value-type="float" office:value="0.670631880674425" calcext:value-type="float">
            <text:p><text:s text:c="3"/>0,7 </text:p>
          </table:table-cell>
          <table:table-cell table:style-name="ce22" office:value-type="float" office:value="14.3607781526071" calcext:value-type="float">
            <text:p><text:s text:c="3"/>14,4 </text:p>
          </table:table-cell>
          <table:table-cell table:style-name="ce22" office:value-type="float" office:value="1.55136306925224" calcext:value-type="float">
            <text:p><text:s text:c="3"/>1,6 </text:p>
          </table:table-cell>
          <table:table-cell table:style-name="ce22" office:value-type="float" office:value="9.99837949490014" calcext:value-type="float">
            <text:p><text:s text:c="3"/>10,0 </text:p>
          </table:table-cell>
          <table:table-cell table:style-name="ce22" office:value-type="float" office:value="1.46888364955338" calcext:value-type="float">
            <text:p><text:s text:c="3"/>1,5 </text:p>
          </table:table-cell>
          <table:table-cell table:style-name="ce22" office:value-type="float" office:value="12.6459783455525" calcext:value-type="float">
            <text:p><text:s text:c="3"/>12,6 </text:p>
          </table:table-cell>
          <table:table-cell table:style-name="ce22" office:value-type="float" office:value="4.34449133143362" calcext:value-type="float">
            <text:p><text:s text:c="3"/>4,3 </text:p>
          </table:table-cell>
          <table:table-cell table:style-name="ce22" office:value-type="float" office:value="11.153109207795" calcext:value-type="float">
            <text:p><text:s text:c="3"/>11,2 </text:p>
          </table:table-cell>
          <table:table-cell table:style-name="ce22" office:value-type="float" office:value="1.8366931531583" calcext:value-type="float">
            <text:p><text:s text:c="3"/>1,8 </text:p>
          </table:table-cell>
          <table:table-cell table:style-name="ce22" office:value-type="float" office:value="41.8373911783608" calcext:value-type="float">
            <text:p><text:s text:c="3"/>41,8 </text:p>
          </table:table-cell>
          <table:table-cell table:style-name="ce22" office:value-type="float" office:value="5.08325499163715" calcext:value-type="float">
            <text:p><text:s text:c="3"/>5,1 </text:p>
          </table:table-cell>
          <table:table-cell table:style-name="ce22" office:value-type="float" office:value="35.1283666059797" calcext:value-type="float">
            <text:p><text:s text:c="3"/>35,1 </text:p>
          </table:table-cell>
          <table:table-cell table:style-name="ce22" office:value-type="float" office:value="3.93750722154252" calcext:value-type="float">
            <text:p><text:s text:c="3"/>3,9 </text:p>
          </table:table-cell>
          <table:table-cell table:style-name="ce22" office:value-type="float" office:value="30.0997206448072" calcext:value-type="float">
            <text:p><text:s text:c="3"/>30,1 </text:p>
          </table:table-cell>
          <table:table-cell table:style-name="ce22" office:value-type="float" office:value="3.70664528286146" calcext:value-type="float">
            <text:p><text:s text:c="3"/>3,7 </text:p>
          </table:table-cell>
          <table:table-cell table:style-name="ce22" office:value-type="float" office:value="24.3573697158768" calcext:value-type="float">
            <text:p><text:s text:c="3"/>24,4 </text:p>
          </table:table-cell>
          <table:table-cell table:style-name="ce22" office:value-type="float" office:value="3.52003235278554" calcext:value-type="float">
            <text:p><text:s text:c="3"/>3,5 </text:p>
          </table:table-cell>
          <table:table-cell table:style-name="ce25" office:value-type="float" office:value="13.470069418743" calcext:value-type="float">
            <text:p><text:s text:c="3"/>13,5 </text:p>
          </table:table-cell>
          <table:table-cell table:style-name="ce25" office:value-type="float" office:value="2.88345505561007" calcext:value-type="float">
            <text:p><text:s text:c="3"/>2,9 </text:p>
          </table:table-cell>
          <table:table-cell table:style-name="ce25" office:value-type="float" office:value="10.3346076628322" calcext:value-type="float">
            <text:p><text:s text:c="3"/>10,3 </text:p>
          </table:table-cell>
          <table:table-cell table:style-name="ce25" office:value-type="float" office:value="5.82421922741907" calcext:value-type="float">
            <text:p><text:s text:c="3"/>5,8 </text:p>
          </table:table-cell>
          <table:table-cell table:style-name="ce25" office:value-type="float" office:value="26.3180737036436" calcext:value-type="float">
            <text:p><text:s text:c="3"/>26,3 </text:p>
          </table:table-cell>
          <table:table-cell table:style-name="ce25" office:value-type="float" office:value="10.3921675585995" calcext:value-type="float">
            <text:p><text:s text:c="3"/>10,4 </text:p>
          </table:table-cell>
          <table:table-cell table:style-name="ce25" office:value-type="float" office:value="20.4596653732426" calcext:value-type="float">
            <text:p><text:s text:c="3"/>20,5 </text:p>
          </table:table-cell>
          <table:table-cell table:style-name="ce25" office:value-type="float" office:value="6.74531787611769" calcext:value-type="float">
            <text:p><text:s text:c="3"/>6,7 </text:p>
          </table:table-cell>
          <table:table-cell table:style-name="ce25" office:value-type="float" office:value="18.6021854661655" calcext:value-type="float">
            <text:p><text:s text:c="3"/>18,6 </text:p>
          </table:table-cell>
          <table:table-cell table:style-name="ce25" office:value-type="float" office:value="5.15910698504051" calcext:value-type="float">
            <text:p><text:s text:c="3"/>5,2 </text:p>
          </table:table-cell>
          <table:table-cell table:style-name="ce25" office:value-type="float" office:value="17.8290611538606" calcext:value-type="float">
            <text:p><text:s text:c="3"/>17,8 </text:p>
          </table:table-cell>
          <table:table-cell table:style-name="ce25" office:value-type="float" office:value="5.38266760689186" calcext:value-type="float">
            <text:p><text:s text:c="3"/>5,4 </text:p>
          </table:table-cell>
          <table:table-cell table:style-name="ce25" office:value-type="float" office:value="17.5909157719633" calcext:value-type="float">
            <text:p><text:s text:c="3"/>17,6 </text:p>
          </table:table-cell>
          <table:table-cell table:style-name="ce25" office:value-type="float" office:value="6.8503527576291" calcext:value-type="float">
            <text:p><text:s text:c="3"/>6,9 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Goiás</text:p>
          </table:table-cell>
          <table:table-cell table:style-name="ce22" office:value-type="float" office:value="5.98749193338148" calcext:value-type="float">
            <text:p><text:s text:c="3"/>6,0 </text:p>
          </table:table-cell>
          <table:table-cell table:style-name="ce22" office:value-type="float" office:value="0.61680590210648" calcext:value-type="float">
            <text:p><text:s text:c="3"/>0,6 </text:p>
          </table:table-cell>
          <table:table-cell table:style-name="ce22" office:value-type="float" office:value="8.00788097408659" calcext:value-type="float">
            <text:p><text:s text:c="3"/>8,0 </text:p>
          </table:table-cell>
          <table:table-cell table:style-name="ce22" office:value-type="float" office:value="1.1952852731957" calcext:value-type="float">
            <text:p><text:s text:c="3"/>1,2 </text:p>
          </table:table-cell>
          <table:table-cell table:style-name="ce22" office:value-type="float" office:value="6.48003170676342" calcext:value-type="float">
            <text:p><text:s text:c="3"/>6,5 </text:p>
          </table:table-cell>
          <table:table-cell table:style-name="ce22" office:value-type="float" office:value="1.23199734456759" calcext:value-type="float">
            <text:p><text:s text:c="3"/>1,2 </text:p>
          </table:table-cell>
          <table:table-cell table:style-name="ce22" office:value-type="float" office:value="10.3113199785243" calcext:value-type="float">
            <text:p><text:s text:c="3"/>10,3 </text:p>
          </table:table-cell>
          <table:table-cell table:style-name="ce22" office:value-type="float" office:value="3.21602712385061" calcext:value-type="float">
            <text:p><text:s text:c="3"/>3,2 </text:p>
          </table:table-cell>
          <table:table-cell table:style-name="ce22" office:value-type="float" office:value="6.18955432047143" calcext:value-type="float">
            <text:p><text:s text:c="3"/>6,2 </text:p>
          </table:table-cell>
          <table:table-cell table:style-name="ce22" office:value-type="float" office:value="1.82018946719608" calcext:value-type="float">
            <text:p><text:s text:c="3"/>1,8 </text:p>
          </table:table-cell>
          <table:table-cell table:style-name="ce22" office:value-type="float" office:value="30.8714340394534" calcext:value-type="float">
            <text:p><text:s text:c="3"/>30,9 </text:p>
          </table:table-cell>
          <table:table-cell table:style-name="ce22" office:value-type="float" office:value="4.78896015795143" calcext:value-type="float">
            <text:p><text:s text:c="3"/>4,8 </text:p>
          </table:table-cell>
          <table:table-cell table:style-name="ce22" office:value-type="float" office:value="20.8657759047304" calcext:value-type="float">
            <text:p><text:s text:c="3"/>20,9 </text:p>
          </table:table-cell>
          <table:table-cell table:style-name="ce22" office:value-type="float" office:value="4.25373639381431" calcext:value-type="float">
            <text:p><text:s text:c="3"/>4,3 </text:p>
          </table:table-cell>
          <table:table-cell table:style-name="ce22" office:value-type="float" office:value="18.8166107774848" calcext:value-type="float">
            <text:p><text:s text:c="3"/>18,8 </text:p>
          </table:table-cell>
          <table:table-cell table:style-name="ce22" office:value-type="float" office:value="3.46567539732673" calcext:value-type="float">
            <text:p><text:s text:c="3"/>3,5 </text:p>
          </table:table-cell>
          <table:table-cell table:style-name="ce22" office:value-type="float" office:value="17.9746902649336" calcext:value-type="float">
            <text:p><text:s text:c="3"/>18,0 </text:p>
          </table:table-cell>
          <table:table-cell table:style-name="ce22" office:value-type="float" office:value="3.46823607188803" calcext:value-type="float">
            <text:p><text:s text:c="3"/>3,5 </text:p>
          </table:table-cell>
          <table:table-cell table:style-name="ce25" office:value-type="float" office:value="8.68727317621491" calcext:value-type="float">
            <text:p><text:s text:c="3"/>8,7 </text:p>
          </table:table-cell>
          <table:table-cell table:style-name="ce25" office:value-type="float" office:value="2.80384354831192" calcext:value-type="float">
            <text:p><text:s text:c="3"/>2,8 </text:p>
          </table:table-cell>
          <table:table-cell table:style-name="ce25" office:value-type="float" office:value="8.03227360909167" calcext:value-type="float">
            <text:p><text:s text:c="3"/>8,0 </text:p>
          </table:table-cell>
          <table:table-cell table:style-name="ce25" office:value-type="float" office:value="5.45074968349917" calcext:value-type="float">
            <text:p><text:s text:c="3"/>5,5 </text:p>
          </table:table-cell>
          <table:table-cell table:style-name="ce25" office:value-type="float" office:value="19.660641788908" calcext:value-type="float">
            <text:p><text:s text:c="3"/>19,7 </text:p>
          </table:table-cell>
          <table:table-cell table:style-name="ce25" office:value-type="float" office:value="12.29067956465" calcext:value-type="float">
            <text:p><text:s text:c="3"/>12,3 </text:p>
          </table:table-cell>
          <table:table-cell table:style-name="ce25" office:value-type="float" office:value="11.554014043285" calcext:value-type="float">
            <text:p><text:s text:c="3"/>11,6 </text:p>
          </table:table-cell>
          <table:table-cell table:style-name="ce25" office:value-type="float" office:value="5.42307406627096" calcext:value-type="float">
            <text:p><text:s text:c="3"/>5,4 </text:p>
          </table:table-cell>
          <table:table-cell table:style-name="ce25" office:value-type="float" office:value="10.4418993385357" calcext:value-type="float">
            <text:p><text:s text:c="3"/>10,4 </text:p>
          </table:table-cell>
          <table:table-cell table:style-name="ce25" office:value-type="float" office:value="4.82828568033673" calcext:value-type="float">
            <text:p><text:s text:c="3"/>4,8 </text:p>
          </table:table-cell>
          <table:table-cell table:style-name="ce25" office:value-type="float" office:value="12.0709087036487" calcext:value-type="float">
            <text:p><text:s text:c="3"/>12,1 </text:p>
          </table:table-cell>
          <table:table-cell table:style-name="ce25" office:value-type="float" office:value="5.09027979957006" calcext:value-type="float">
            <text:p><text:s text:c="3"/>5,1 </text:p>
          </table:table-cell>
          <table:table-cell table:style-name="ce25" office:value-type="float" office:value="14.7953127376675" calcext:value-type="float">
            <text:p><text:s text:c="3"/>14,8 </text:p>
          </table:table-cell>
          <table:table-cell table:style-name="ce25" office:value-type="float" office:value="7.08558362494566" calcext:value-type="float">
            <text:p><text:s text:c="3"/>7,1 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Distrito Federal</text:p>
          </table:table-cell>
          <table:table-cell table:style-name="ce22" office:value-type="float" office:value="6.56834780232765" calcext:value-type="float">
            <text:p><text:s text:c="3"/>6,6 </text:p>
          </table:table-cell>
          <table:table-cell table:style-name="ce22" office:value-type="float" office:value="0.421238781410861" calcext:value-type="float">
            <text:p><text:s text:c="3"/>0,4 </text:p>
          </table:table-cell>
          <table:table-cell table:style-name="ce22" office:value-type="float" office:value="10.7605830553208" calcext:value-type="float">
            <text:p><text:s text:c="3"/>10,8 </text:p>
          </table:table-cell>
          <table:table-cell table:style-name="ce22" office:value-type="float" office:value="1.28949883845113" calcext:value-type="float">
            <text:p><text:s text:c="3"/>1,3 </text:p>
          </table:table-cell>
          <table:table-cell table:style-name="ce22" office:value-type="float" office:value="7.73712541860545" calcext:value-type="float">
            <text:p><text:s text:c="3"/>7,7 </text:p>
          </table:table-cell>
          <table:table-cell table:style-name="ce22" office:value-type="float" office:value="1.13696086600103" calcext:value-type="float">
            <text:p><text:s text:c="3"/>1,1 </text:p>
          </table:table-cell>
          <table:table-cell table:style-name="ce22" office:value-type="float" office:value="10.4639456191604" calcext:value-type="float">
            <text:p><text:s text:c="3"/>10,5 </text:p>
          </table:table-cell>
          <table:table-cell table:style-name="ce22" office:value-type="float" office:value="3.71195124644851" calcext:value-type="float">
            <text:p><text:s text:c="3"/>3,7 </text:p>
          </table:table-cell>
          <table:table-cell table:style-name="ce22" office:value-type="float" office:value="8.21809988801846" calcext:value-type="float">
            <text:p><text:s text:c="3"/>8,2 </text:p>
          </table:table-cell>
          <table:table-cell table:style-name="ce22" office:value-type="float" office:value="2.31229067171517" calcext:value-type="float">
            <text:p><text:s text:c="3"/>2,3 </text:p>
          </table:table-cell>
          <table:table-cell table:style-name="ce22" office:value-type="float" office:value="36.6384514998957" calcext:value-type="float">
            <text:p><text:s text:c="3"/>36,6 </text:p>
          </table:table-cell>
          <table:table-cell table:style-name="ce22" office:value-type="float" office:value="5.6828853170691" calcext:value-type="float">
            <text:p><text:s text:c="3"/>5,7 </text:p>
          </table:table-cell>
          <table:table-cell table:style-name="ce22" office:value-type="float" office:value="30.6535957922564" calcext:value-type="float">
            <text:p><text:s text:c="3"/>30,7 </text:p>
          </table:table-cell>
          <table:table-cell table:style-name="ce22" office:value-type="float" office:value="4.15691059567153" calcext:value-type="float">
            <text:p><text:s text:c="3"/>4,2 </text:p>
          </table:table-cell>
          <table:table-cell table:style-name="ce22" office:value-type="float" office:value="15.6611729284662" calcext:value-type="float">
            <text:p><text:s text:c="3"/>15,7 </text:p>
          </table:table-cell>
          <table:table-cell table:style-name="ce22" office:value-type="float" office:value="3.19743127620301" calcext:value-type="float">
            <text:p><text:s text:c="3"/>3,2 </text:p>
          </table:table-cell>
          <table:table-cell table:style-name="ce22" office:value-type="float" office:value="21.1396169611519" calcext:value-type="float">
            <text:p><text:s text:c="3"/>21,1 </text:p>
          </table:table-cell>
          <table:table-cell table:style-name="ce22" office:value-type="float" office:value="4.66177725747078" calcext:value-type="float">
            <text:p><text:s text:c="3"/>4,7 </text:p>
          </table:table-cell>
          <table:table-cell table:style-name="ce25" office:value-type="float" office:value="10.0889322573119" calcext:value-type="float">
            <text:p><text:s text:c="3"/>10,1 </text:p>
          </table:table-cell>
          <table:table-cell table:style-name="ce25" office:value-type="float" office:value="2.42156630028182" calcext:value-type="float">
            <text:p><text:s text:c="3"/>2,4 </text:p>
          </table:table-cell>
          <table:table-cell table:style-name="ce25" office:value-type="float" office:value="10.2398512670107" calcext:value-type="float">
            <text:p><text:s text:c="3"/>10,2 </text:p>
          </table:table-cell>
          <table:table-cell table:style-name="ce25" office:value-type="float" office:value="6.08913384209967" calcext:value-type="float">
            <text:p><text:s text:c="3"/>6,1 </text:p>
          </table:table-cell>
          <table:table-cell table:style-name="ce25" office:value-type="float" office:value="18.0116321456435" calcext:value-type="float">
            <text:p><text:s text:c="3"/>18,0 </text:p>
          </table:table-cell>
          <table:table-cell table:style-name="ce25" office:value-type="float" office:value="11.5826743071677" calcext:value-type="float">
            <text:p><text:s text:c="3"/>11,6 </text:p>
          </table:table-cell>
          <table:table-cell table:style-name="ce25" office:value-type="float" office:value="13.9737924203868" calcext:value-type="float">
            <text:p><text:s text:c="3"/>14,0 </text:p>
          </table:table-cell>
          <table:table-cell table:style-name="ce25" office:value-type="float" office:value="7.38805696323586" calcext:value-type="float">
            <text:p><text:s text:c="3"/>7,4 </text:p>
          </table:table-cell>
          <table:table-cell table:style-name="ce25" office:value-type="float" office:value="14.8042896635736" calcext:value-type="float">
            <text:p><text:s text:c="3"/>14,8 </text:p>
          </table:table-cell>
          <table:table-cell table:style-name="ce25" office:value-type="float" office:value="7.30598731896564" calcext:value-type="float">
            <text:p><text:s text:c="3"/>7,3 </text:p>
          </table:table-cell>
          <table:table-cell table:style-name="ce25" office:value-type="float" office:value="14.2511346559137" calcext:value-type="float">
            <text:p><text:s text:c="3"/>14,3 </text:p>
          </table:table-cell>
          <table:table-cell table:style-name="ce25" office:value-type="float" office:value="6.06602461006635" calcext:value-type="float">
            <text:p><text:s text:c="3"/>6,1 </text:p>
          </table:table-cell>
          <table:table-cell table:style-name="ce25" office:value-type="float" office:value="14.0896016645206" calcext:value-type="float">
            <text:p><text:s text:c="3"/>14,1 </text:p>
          </table:table-cell>
          <table:table-cell table:style-name="ce25" office:value-type="float" office:value="6.51254024531269" calcext:value-type="float">
            <text:p><text:s text:c="3"/>6,5 </text:p>
          </table:table-cell>
          <table:table-cell table:number-columns-repeated="991"/>
        </table:table-row>
        <table:table-row table:style-name="ro1">
          <table:table-cell table:style-name="ce6" table:number-columns-repeated="4"/>
          <table:table-cell table:number-columns-repeated="1020"/>
        </table:table-row>
        <table:table-row table:style-name="ro1">
          <table:table-cell table:style-name="ce7" office:value-type="string" calcext:value-type="string">
            <text:p>Fonte: IBGE, Diretoria de Pesquisas, Coordenação de Trabalho e Rendimento, Pesquisa Nacional de Saúde 2019.</text:p>
          </table:table-cell>
          <table:table-cell table:style-name="ce7" table:number-columns-repeated="32"/>
          <table:table-cell table:number-columns-repeated="991"/>
        </table:table-row>
        <table:table-row table:style-name="ro1">
          <table:table-cell table:style-name="ce8" office:value-type="string" calcext:value-type="string">
            <text:p>Notas: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Rendimentos deflacionados para julho de 2021.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(1) Exclusive as pessoas cuja condição no arranjo domiciliar era pensionista, empregado doméstico ou parente do empregado doméstico.</text:p>
          </table:table-cell>
          <table:table-cell table:number-columns-repeated="1023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</number:text>
      <number:number number:decimal-places="0" number:min-decimal-places="0" number:min-integer-digits="1" number:grouping="true"/>
    </number:number-style>
    <number:number-style style:name="N107">
      <number:text>-R$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text>R$</number:text>
      <number:number number:decimal-places="0" number:min-decimal-places="0" number:min-integer-digits="1" number:grouping="true"/>
    </number:number-style>
    <number:number-style style:name="N108">
      <style:text-properties fo:color="#ff0000"/>
      <number:text>-R$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R$</number:text>
      <number:number number:decimal-places="2" number:min-decimal-places="2" number:min-integer-digits="1" number:grouping="true"/>
    </number:number-style>
    <number:number-style style:name="N109">
      <number:text>-R$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text>R$</number:text>
      <number:number number:decimal-places="2" number:min-decimal-places="2" number:min-integer-digits="1" number:grouping="true"/>
    </number:number-style>
    <number:number-style style:name="N110">
      <style:text-properties fo:color="#ff0000"/>
      <number:text>-R$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R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-R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2" style:volatile="true">
      <number:text> R$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R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-R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2" style:volatile="true">
      <number:text> R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>
        <number:embedded-text number:position="6"> </number:embedded-text>
        <number:embedded-text number:position="3"> </number:embedded-text>
      </number:number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>
        <number:embedded-text number:position="6"> </number:embedded-text>
        <number:embedded-text number:position="3"> </number:embedded-text>
      </number:number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1" number:min-decimal-places="1" number:min-integer-digits="1">
        <number:embedded-text number:position="6"> </number:embedded-text>
        <number:embedded-text number:position="3"> </number:embedded-text>
      </number:number>
      <number:text> </number:text>
    </number:number-style>
    <number:number-style style:name="N124P1" style:volatile="true">
      <number:text>-</number:text>
      <number:fill-character> </number:fill-character>
      <number:number number:decimal-places="1" number:min-decimal-places="1" number:min-integer-digits="1">
        <number:embedded-text number:position="6"> </number:embedded-text>
        <number:embedded-text number:position="3"> </number:embedded-text>
      </number:number>
      <number:text> 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style:style style:name="Default" style:family="table-cell">
      <style:table-cell-properties fo:padding="0.071cm" style:rotation-align="none"/>
      <style:text-properties fo:color="#000000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cm" fo:margin-left="0.6cm" fo:margin-right="0.6cm" fo:margin-bottom="0cm"/>
      </style:header-style>
      <style:footer-style>
        <style:header-footer-properties fo:min-height="0.75cm" fo:margin-left="0.6cm" fo:margin-right="0.6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2019" style:display-name="PageStyle_201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19_20__28_CV_29_" style:display-name="PageStyle_2019 (CV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Isabel Luzia Nori dos Santos</meta:initial-creator>
    <meta:creation-date>2022-08-23T13:28:18</meta:creation-date>
    <dc:date>2022-08-26T16:02:12.902000000</dc:date>
    <meta:editing-duration>PT28S</meta:editing-duration>
    <meta:editing-cycles>1</meta:editing-cycles>
    <meta:generator>LibreOffice/7.2.5.2$Windows_x86 LibreOffice_project/499f9727c189e6ef3471021d6132d4c694f357e5</meta:generator>
    <meta:document-statistic meta:table-count="2" meta:cell-count="2296" meta:object-count="0"/>
  </office:meta>
</office:document-meta>
</file>